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4764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0.9634in"/>
    </style:style>
    <style:style style:name="co11" style:family="table-column">
      <style:table-column-properties fo:break-before="auto" style:column-width="0.9846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"/>
        <table:table-row table:style-name="ro1">
          <table:table-cell office:value-type="string">
            <text:p>Test Type</text:p>
          </table:table-cell>
          <table:table-cell office:value-type="string">
            <text:p>Compression</text:p>
          </table:table-cell>
          <table:table-cell/>
          <table:table-cell>
            <draw:frame table:end-cell-address="Sheet1.I31" table:end-x="0.387in" table:end-y="0.011in" draw:z-index="0" draw:style-name="gr1" svg:width="6.0394in" svg:height="4.8898in" svg:x="0.015in" svg:y="0.1437in">
              <draw:object draw:notify-on-update-of-ranges="Sheet1.N33:Sheet1.N33 Sheet1.N34:Sheet1.N226 Sheet1.M34:Sheet1.M2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string">
            <text:p>Method Name:</text:p>
          </table:table-cell>
          <table:table-cell office:value-type="string">
            <text:p>C:\INSTRON\USER\TEMPLATE\Andyscomp.mtB</text:p>
          </table:table-cell>
          <table:table-cell table:number-columns-repeated="6"/>
          <table:table-cell>
            <draw:frame table:end-cell-address="Sheet1.O31" table:end-x="0.8886in" table:end-y="0.1154in" draw:z-index="1" draw:style-name="gr1" svg:width="6.1386in" svg:height="4.9283in" svg:x="0.6165in" svg:y="0.0421in">
              <draw:object draw:notify-on-update-of-ranges="Sheet1.O34:Sheet1.O226 Sheet1.P34:Sheet1.P2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>
            <text:p>Name:</text:p>
          </table:table-cell>
          <table:table-cell office:value-type="string">
            <text:p>Transnet Compression Tests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Operator ID:</text:p>
          </table:table-cell>
          <table:table-cell office:value-type="string">
            <text:p>AndyS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Company:</text:p>
          </table:table-cell>
          <table:table-cell office:value-type="string">
            <text:p>IRL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Lab name:</text:p>
          </table:table-cell>
          <table:table-cell office:value-type="string">
            <text:p>Rm 3.09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Test date:</text:p>
          </table:table-cell>
          <table:table-cell office:value-type="string">
            <text:p>25/08/08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Temperature:</text:p>
          </table:table-cell>
          <table:table-cell office:value-type="float" office:value="20.5">
            <text:p>20.5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Humidity:</text:p>
          </table:table-cell>
          <table:table-cell office:value-type="float" office:value="57.5">
            <text:p>57.5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Note 1:</text:p>
          </table:table-cell>
          <table:table-cell office:value-type="string">
            <text:p>Plastic Telegraph Pole Breast and Heel Plate Tests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Note 2:</text:p>
          </table:table-cell>
          <table:table-cell table:number-columns-repeated="11"/>
          <table:table-cell table:style-name="Default" table:number-columns-repeated="4"/>
        </table:table-row>
        <table:table-row table:style-name="ro1">
          <table:table-cell office:value-type="string">
            <text:p>Note 3:</text:p>
          </table:table-cell>
          <table:table-cell table:number-columns-repeated="11"/>
          <table:table-cell table:style-name="Default" table:number-columns-repeated="4"/>
        </table:table-row>
        <table:table-row table:style-name="ro1">
          <table:table-cell office:value-type="string">
            <text:p>Geometry:</text:p>
          </table:table-cell>
          <table:table-cell office:value-type="string">
            <text:p>Rectangular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Specime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Specimen name:</text:p>
          </table:table-cell>
          <table:table-cell office:value-type="string">
            <text:p>A1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Width:</text:p>
          </table:table-cell>
          <table:table-cell office:value-type="float" office:value="342">
            <text:p>342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Thickness:</text:p>
          </table:table-cell>
          <table:table-cell office:value-type="float" office:value="446">
            <text:p>446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Anvil height:</text:p>
          </table:table-cell>
          <table:table-cell office:value-type="float" office:value="90">
            <text:p>90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Diameter: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Inner diameter:</text:p>
          </table:table-cell>
          <table:table-cell office:value-type="float" office:value="0.5">
            <text:p>0.5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Outer diameter:</text:p>
          </table:table-cell>
          <table:table-cell office:value-type="float" office:value="1">
            <text:p>1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Wall thickness:</text:p>
          </table:table-cell>
          <table:table-cell office:value-type="float" office:value="0.5">
            <text:p>0.5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Area:</text:p>
          </table:table-cell>
          <table:table-cell office:value-type="float" office:value="152532">
            <text:p>152532</text:p>
          </table:table-cell>
          <table:table-cell office:value-type="string">
            <text:p>mm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Linear density:</text:p>
          </table:table-cell>
          <table:table-cell office:value-type="float" office:value="1">
            <text:p>1</text:p>
          </table:table-cell>
          <table:table-cell office:value-type="string">
            <text:p>de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Sled weight:</text:p>
          </table:table-cell>
          <table:table-cell office:value-type="float" office:value="9.80665">
            <text:p>9.81</text:p>
          </table:table-cell>
          <table:table-cell office:value-type="string">
            <text:p>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Loading span:</text:p>
          </table:table-cell>
          <table:table-cell office:value-type="float" office:value="0">
            <text:p>0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Support span:</text:p>
          </table:table-cell>
          <table:table-cell office:value-type="float" office:value="1">
            <text:p>1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Span ratio: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Fixture type:</text:p>
          </table:table-cell>
          <table:table-cell office:value-type="string">
            <text:p>3-point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Comment:</text:p>
          </table:table-cell>
          <table:table-cell office:value-type="string">
            <text:p>Transnet Small Rectangular Sample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Extensometer</text:p>
          </table:table-cell>
          <table:table-cell office:value-type="float" office:value="-10">
            <text:p>-10</text:p>
          </table:table-cell>
          <table:table-cell office:value-type="string">
            <text:p>*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Included</text:p>
          </table:table-cell>
          <table:table-cell table:number-columns-repeated="11"/>
          <table:table-cell table:style-name="Default" table:number-columns-repeated="4"/>
        </table:table-row>
        <table:table-row table:style-name="ro2">
          <table:table-cell office:value-type="string">
            <text:p>Time sec</text:p>
          </table:table-cell>
          <table:table-cell office:value-type="string">
            <text:p>Extension mm</text:p>
          </table:table-cell>
          <table:table-cell office:value-type="string">
            <text:p>Strain 1 %</text:p>
          </table:table-cell>
          <table:table-cell office:value-type="string">
            <text:p>Load N</text:p>
          </table:table-cell>
          <table:table-cell office:value-type="string">
            <text:p>Comp. stress MPa</text:p>
          </table:table-cell>
          <table:table-cell office:value-type="string">
            <text:p>Cycle Count </text:p>
          </table:table-cell>
          <table:table-cell office:value-type="string">
            <text:p>Total Cycle Count </text:p>
          </table:table-cell>
          <table:table-cell office:value-type="string">
            <text:p>Comp. extension mm</text:p>
          </table:table-cell>
          <table:table-cell office:value-type="string">
            <text:p>Comp. strain %</text:p>
          </table:table-cell>
          <table:table-cell office:value-type="string">
            <text:p>True strain %</text:p>
          </table:table-cell>
          <table:table-cell office:value-type="string">
            <text:p>Comp. load N</text:p>
          </table:table-cell>
          <table:table-cell office:value-type="string">
            <text:p>True stress Pa</text:p>
          </table:table-cell>
          <table:table-cell table:style-name="Default" office:value-type="string">
            <text:p>Disp (mm)</text:p>
          </table:table-cell>
          <table:table-cell table:style-name="Default" office:value-type="string">
            <text:p>Load (kN)</text:p>
          </table:table-cell>
          <table:table-cell table:style-name="Default" office:value-type="string">
            <text:p>d (raw)</text:p>
          </table:table-cell>
          <table:table-cell table:style-name="Default" office:value-type="string">
            <text:p>f (raw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11.746">
            <text:p>-111.75</text:p>
          </table:table-cell>
          <table:table-cell office:value-type="float" office:value="-0.01364514">
            <text:p>-0.01</text:p>
          </table:table-cell>
          <table:table-cell office:value-type="float" office:value="-9.523174">
            <text:p>-9.52</text:p>
          </table:table-cell>
          <table:table-cell table:style-name="ce1" office:value-type="float" office:value="0.00006243394">
            <text:p>6.24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4514">
            <text:p>0</text:p>
          </table:table-cell>
          <table:table-cell office:value-type="float" office:value="0.01364514">
            <text:p>0.01</text:p>
          </table:table-cell>
          <table:table-cell office:value-type="float" office:value="0.01364607">
            <text:p>0.01</text:p>
          </table:table-cell>
          <table:table-cell office:value-type="float" office:value="9.523173">
            <text:p>9.52</text:p>
          </table:table-cell>
          <table:table-cell office:value-type="float" office:value="62.42542">
            <text:p>62.43</text:p>
          </table:table-cell>
          <table:table-cell table:formula="oooc:=-([.B34]-[.B$34])" office:value-type="float" office:value="0">
            <text:p>0.0000</text:p>
          </table:table-cell>
          <table:table-cell table:formula="oooc:=-[.D34]*0.001" office:value-type="float" office:value="0.009523174">
            <text:p>0.0095</text:p>
          </table:table-cell>
          <table:table-cell table:style-name="Default" table:formula="oooc:=-[.B34]" office:value-type="float" office:value="111.746">
            <text:p>111.75</text:p>
          </table:table-cell>
          <table:table-cell table:style-name="Default" table:formula="oooc:=-[.D34]*0.001" office:value-type="float" office:value="0.009523174">
            <text:p>0.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11.7623">
            <text:p>-111.76</text:p>
          </table:table-cell>
          <table:table-cell office:value-type="float" office:value="-0.01302306">
            <text:p>-0.01</text:p>
          </table:table-cell>
          <table:table-cell office:value-type="float" office:value="-8.827186">
            <text:p>-8.83</text:p>
          </table:table-cell>
          <table:table-cell table:style-name="ce1" office:value-type="float" office:value="0.00005787104">
            <text:p>5.79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02306">
            <text:p>0</text:p>
          </table:table-cell>
          <table:table-cell office:value-type="float" office:value="0.01302306">
            <text:p>0.01</text:p>
          </table:table-cell>
          <table:table-cell office:value-type="float" office:value="0.0130239">
            <text:p>0.01</text:p>
          </table:table-cell>
          <table:table-cell office:value-type="float" office:value="8.827186">
            <text:p>8.83</text:p>
          </table:table-cell>
          <table:table-cell office:value-type="float" office:value="57.86351">
            <text:p>57.86</text:p>
          </table:table-cell>
          <table:table-cell table:formula="oooc:=-([.B35]-[.B$34])" office:value-type="float" office:value="0.0163000000000011">
            <text:p>0.0163</text:p>
          </table:table-cell>
          <table:table-cell table:formula="oooc:=-[.D35]*0.001" office:value-type="float" office:value="0.008827186">
            <text:p>0.0088</text:p>
          </table:table-cell>
          <table:table-cell table:formula="oooc:=-[.B35]" office:value-type="float" office:value="111.7623">
            <text:p>111.7623</text:p>
          </table:table-cell>
          <table:table-cell table:formula="oooc:=-[.D35]*0.001" office:value-type="float" office:value="0.008827186">
            <text:p>0.0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11.7792">
            <text:p>-111.78</text:p>
          </table:table-cell>
          <table:table-cell office:value-type="float" office:value="-0.01326233">
            <text:p>-0.01</text:p>
          </table:table-cell>
          <table:table-cell office:value-type="float" office:value="-9.296416">
            <text:p>-9.3</text:p>
          </table:table-cell>
          <table:table-cell table:style-name="ce1" office:value-type="float" office:value="0.00006094732">
            <text:p>6.09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6233">
            <text:p>0</text:p>
          </table:table-cell>
          <table:table-cell office:value-type="float" office:value="0.01326233">
            <text:p>0.01</text:p>
          </table:table-cell>
          <table:table-cell office:value-type="float" office:value="0.01326321">
            <text:p>0.01</text:p>
          </table:table-cell>
          <table:table-cell office:value-type="float" office:value="9.296416">
            <text:p>9.3</text:p>
          </table:table-cell>
          <table:table-cell office:value-type="float" office:value="60.93923">
            <text:p>60.94</text:p>
          </table:table-cell>
          <table:table-cell table:formula="oooc:=-([.B36]-[.B$34])" office:value-type="float" office:value="0.0332000000000079">
            <text:p>0.0332</text:p>
          </table:table-cell>
          <table:table-cell table:formula="oooc:=-[.D36]*0.001" office:value-type="float" office:value="0.009296416">
            <text:p>0.0093</text:p>
          </table:table-cell>
          <table:table-cell table:formula="oooc:=-[.B36]" office:value-type="float" office:value="111.7792">
            <text:p>111.7792</text:p>
          </table:table-cell>
          <table:table-cell table:formula="oooc:=-[.D36]*0.001" office:value-type="float" office:value="0.009296416">
            <text:p>0.00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11.7959">
            <text:p>-111.8</text:p>
          </table:table-cell>
          <table:table-cell office:value-type="float" office:value="-0.01318257">
            <text:p>-0.01</text:p>
          </table:table-cell>
          <table:table-cell office:value-type="float" office:value="-9.421152">
            <text:p>-9.42</text:p>
          </table:table-cell>
          <table:table-cell table:style-name="ce1" office:value-type="float" office:value="0.00006176509">
            <text:p>6.18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18257">
            <text:p>0</text:p>
          </table:table-cell>
          <table:table-cell office:value-type="float" office:value="0.01318257">
            <text:p>0.01</text:p>
          </table:table-cell>
          <table:table-cell office:value-type="float" office:value="0.01318344">
            <text:p>0.01</text:p>
          </table:table-cell>
          <table:table-cell office:value-type="float" office:value="9.421152">
            <text:p>9.42</text:p>
          </table:table-cell>
          <table:table-cell office:value-type="float" office:value="61.75694">
            <text:p>61.76</text:p>
          </table:table-cell>
          <table:table-cell table:formula="oooc:=-([.B37]-[.B$34])" office:value-type="float" office:value="0.0499000000000081">
            <text:p>0.0499</text:p>
          </table:table-cell>
          <table:table-cell table:formula="oooc:=-[.D37]*0.001" office:value-type="float" office:value="0.009421152">
            <text:p>0.0094</text:p>
          </table:table-cell>
          <table:table-cell table:formula="oooc:=-[.B37]" office:value-type="float" office:value="111.7959">
            <text:p>111.7959</text:p>
          </table:table-cell>
          <table:table-cell table:formula="oooc:=-[.D37]*0.001" office:value-type="float" office:value="0.009421152">
            <text:p>0.00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1.8126">
            <text:p>-111.81</text:p>
          </table:table-cell>
          <table:table-cell office:value-type="float" office:value="-0.01299117">
            <text:p>-0.01</text:p>
          </table:table-cell>
          <table:table-cell office:value-type="float" office:value="-9.653981">
            <text:p>-9.65</text:p>
          </table:table-cell>
          <table:table-cell table:style-name="ce1" office:value-type="float" office:value="0.0000632915">
            <text:p>6.33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99117">
            <text:p>0</text:p>
          </table:table-cell>
          <table:table-cell office:value-type="float" office:value="0.01299117">
            <text:p>0.01</text:p>
          </table:table-cell>
          <table:table-cell office:value-type="float" office:value="0.01299201">
            <text:p>0.01</text:p>
          </table:table-cell>
          <table:table-cell office:value-type="float" office:value="9.65398">
            <text:p>9.65</text:p>
          </table:table-cell>
          <table:table-cell office:value-type="float" office:value="63.28328">
            <text:p>63.28</text:p>
          </table:table-cell>
          <table:table-cell table:formula="oooc:=-([.B38]-[.B$34])" office:value-type="float" office:value="0.0666000000000082">
            <text:p>0.0666</text:p>
          </table:table-cell>
          <table:table-cell table:formula="oooc:=-[.D38]*0.001" office:value-type="float" office:value="0.009653981">
            <text:p>0.0097</text:p>
          </table:table-cell>
          <table:table-cell table:formula="oooc:=-[.B38]" office:value-type="float" office:value="111.8126">
            <text:p>111.8126</text:p>
          </table:table-cell>
          <table:table-cell table:formula="oooc:=-[.D38]*0.001" office:value-type="float" office:value="0.009653981">
            <text:p>0.00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11.8293">
            <text:p>-111.83</text:p>
          </table:table-cell>
          <table:table-cell office:value-type="float" office:value="-0.01354944">
            <text:p>-0.01</text:p>
          </table:table-cell>
          <table:table-cell office:value-type="float" office:value="-10.42389">
            <text:p>-10.42</text:p>
          </table:table-cell>
          <table:table-cell table:style-name="ce1" office:value-type="float" office:value="0.00006833904">
            <text:p>6.83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4944">
            <text:p>0</text:p>
          </table:table-cell>
          <table:table-cell office:value-type="float" office:value="0.01354944">
            <text:p>0.01</text:p>
          </table:table-cell>
          <table:table-cell office:value-type="float" office:value="0.01355036">
            <text:p>0.01</text:p>
          </table:table-cell>
          <table:table-cell office:value-type="float" office:value="10.42389">
            <text:p>10.42</text:p>
          </table:table-cell>
          <table:table-cell office:value-type="float" office:value="68.32978">
            <text:p>68.33</text:p>
          </table:table-cell>
          <table:table-cell table:formula="oooc:=-([.B39]-[.B$34])" office:value-type="float" office:value="0.0833000000000084">
            <text:p>0.0833</text:p>
          </table:table-cell>
          <table:table-cell table:formula="oooc:=-[.D39]*0.001" office:value-type="float" office:value="0.01042389">
            <text:p>0.0104</text:p>
          </table:table-cell>
          <table:table-cell table:formula="oooc:=-[.B39]" office:value-type="float" office:value="111.8293">
            <text:p>111.8293</text:p>
          </table:table-cell>
          <table:table-cell table:formula="oooc:=-[.D39]*0.001" office:value-type="float" office:value="0.01042389">
            <text:p>0.0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11.8459">
            <text:p>-111.85</text:p>
          </table:table-cell>
          <table:table-cell office:value-type="float" office:value="-0.01343779">
            <text:p>-0.01</text:p>
          </table:table-cell>
          <table:table-cell office:value-type="float" office:value="-11.22787">
            <text:p>-11.23</text:p>
          </table:table-cell>
          <table:table-cell table:style-name="ce1" office:value-type="float" office:value="0.00007360995">
            <text:p>7.36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3779">
            <text:p>0</text:p>
          </table:table-cell>
          <table:table-cell office:value-type="float" office:value="0.01343779">
            <text:p>0.01</text:p>
          </table:table-cell>
          <table:table-cell office:value-type="float" office:value="0.0134387">
            <text:p>0.01</text:p>
          </table:table-cell>
          <table:table-cell office:value-type="float" office:value="11.22787">
            <text:p>11.23</text:p>
          </table:table-cell>
          <table:table-cell office:value-type="float" office:value="73.60005">
            <text:p>73.6</text:p>
          </table:table-cell>
          <table:table-cell table:formula="oooc:=-([.B40]-[.B$34])" office:value-type="float" office:value="0.0999000000000052">
            <text:p>0.0999</text:p>
          </table:table-cell>
          <table:table-cell table:formula="oooc:=-[.D40]*0.001" office:value-type="float" office:value="0.01122787">
            <text:p>0.0112</text:p>
          </table:table-cell>
          <table:table-cell table:formula="oooc:=-[.B40]" office:value-type="float" office:value="111.8459">
            <text:p>111.8459</text:p>
          </table:table-cell>
          <table:table-cell table:formula="oooc:=-[.D40]*0.001" office:value-type="float" office:value="0.01122787">
            <text:p>0.01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11.8627">
            <text:p>-111.86</text:p>
          </table:table-cell>
          <table:table-cell office:value-type="float" office:value="-0.01295924">
            <text:p>-0.01</text:p>
          </table:table-cell>
          <table:table-cell office:value-type="float" office:value="-10.90839">
            <text:p>-10.91</text:p>
          </table:table-cell>
          <table:table-cell table:style-name="ce1" office:value-type="float" office:value="0.00007151545">
            <text:p>7.15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95924">
            <text:p>0</text:p>
          </table:table-cell>
          <table:table-cell office:value-type="float" office:value="0.01295924">
            <text:p>0.01</text:p>
          </table:table-cell>
          <table:table-cell office:value-type="float" office:value="0.01296008">
            <text:p>0.01</text:p>
          </table:table-cell>
          <table:table-cell office:value-type="float" office:value="10.90839">
            <text:p>10.91</text:p>
          </table:table-cell>
          <table:table-cell office:value-type="float" office:value="71.50618">
            <text:p>71.51</text:p>
          </table:table-cell>
          <table:table-cell table:formula="oooc:=-([.B41]-[.B$34])" office:value-type="float" office:value="0.116700000000009">
            <text:p>0.1167</text:p>
          </table:table-cell>
          <table:table-cell table:formula="oooc:=-[.D41]*0.001" office:value-type="float" office:value="0.01090839">
            <text:p>0.0109</text:p>
          </table:table-cell>
          <table:table-cell table:formula="oooc:=-[.B41]" office:value-type="float" office:value="111.8627">
            <text:p>111.8627</text:p>
          </table:table-cell>
          <table:table-cell table:formula="oooc:=-[.D41]*0.001" office:value-type="float" office:value="0.01090839">
            <text:p>0.01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11.8793">
            <text:p>-111.88</text:p>
          </table:table-cell>
          <table:table-cell office:value-type="float" office:value="-0.01342185">
            <text:p>-0.01</text:p>
          </table:table-cell>
          <table:table-cell office:value-type="float" office:value="-11.17089">
            <text:p>-11.17</text:p>
          </table:table-cell>
          <table:table-cell table:style-name="ce1" office:value-type="float" office:value="0.00007323636">
            <text:p>7.32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2185">
            <text:p>0</text:p>
          </table:table-cell>
          <table:table-cell office:value-type="float" office:value="0.01342185">
            <text:p>0.01</text:p>
          </table:table-cell>
          <table:table-cell office:value-type="float" office:value="0.01342275">
            <text:p>0.01</text:p>
          </table:table-cell>
          <table:table-cell office:value-type="float" office:value="11.17089">
            <text:p>11.17</text:p>
          </table:table-cell>
          <table:table-cell office:value-type="float" office:value="73.22653">
            <text:p>73.23</text:p>
          </table:table-cell>
          <table:table-cell table:formula="oooc:=-([.B42]-[.B$34])" office:value-type="float" office:value="0.133300000000006">
            <text:p>0.1333</text:p>
          </table:table-cell>
          <table:table-cell table:formula="oooc:=-[.D42]*0.001" office:value-type="float" office:value="0.01117089">
            <text:p>0.0112</text:p>
          </table:table-cell>
          <table:table-cell table:formula="oooc:=-[.B42]" office:value-type="float" office:value="111.8793">
            <text:p>111.8793</text:p>
          </table:table-cell>
          <table:table-cell table:formula="oooc:=-[.D42]*0.001" office:value-type="float" office:value="0.01117089">
            <text:p>0.01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11.896">
            <text:p>-111.9</text:p>
          </table:table-cell>
          <table:table-cell office:value-type="float" office:value="-0.01321446">
            <text:p>-0.01</text:p>
          </table:table-cell>
          <table:table-cell office:value-type="float" office:value="-18.28458">
            <text:p>-18.28</text:p>
          </table:table-cell>
          <table:table-cell office:value-type="float" office:value="0.0001198738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1446">
            <text:p>0</text:p>
          </table:table-cell>
          <table:table-cell office:value-type="float" office:value="0.01321446">
            <text:p>0.01</text:p>
          </table:table-cell>
          <table:table-cell office:value-type="float" office:value="0.01321533">
            <text:p>0.01</text:p>
          </table:table-cell>
          <table:table-cell office:value-type="float" office:value="18.28458">
            <text:p>18.28</text:p>
          </table:table-cell>
          <table:table-cell office:value-type="float" office:value="119.8579">
            <text:p>119.86</text:p>
          </table:table-cell>
          <table:table-cell table:formula="oooc:=-([.B43]-[.B$34])" office:value-type="float" office:value="0.150000000000006">
            <text:p>0.1500</text:p>
          </table:table-cell>
          <table:table-cell table:formula="oooc:=-[.D43]*0.001" office:value-type="float" office:value="0.01828458">
            <text:p>0.0183</text:p>
          </table:table-cell>
          <table:table-cell table:formula="oooc:=-[.B43]" office:value-type="float" office:value="111.896">
            <text:p>111.8960</text:p>
          </table:table-cell>
          <table:table-cell table:formula="oooc:=-[.D43]*0.001" office:value-type="float" office:value="0.01828458">
            <text:p>0.01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11.9126">
            <text:p>-111.91</text:p>
          </table:table-cell>
          <table:table-cell office:value-type="float" office:value="-0.01337398">
            <text:p>-0.01</text:p>
          </table:table-cell>
          <table:table-cell office:value-type="float" office:value="-34.15343">
            <text:p>-34.15</text:p>
          </table:table-cell>
          <table:table-cell office:value-type="float" office:value="0.000223909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7398">
            <text:p>0</text:p>
          </table:table-cell>
          <table:table-cell office:value-type="float" office:value="0.01337398">
            <text:p>0.01</text:p>
          </table:table-cell>
          <table:table-cell office:value-type="float" office:value="0.01337487">
            <text:p>0.01</text:p>
          </table:table-cell>
          <table:table-cell office:value-type="float" office:value="34.15343">
            <text:p>34.15</text:p>
          </table:table-cell>
          <table:table-cell office:value-type="float" office:value="223.88">
            <text:p>223.88</text:p>
          </table:table-cell>
          <table:table-cell table:formula="oooc:=-([.B44]-[.B$34])" office:value-type="float" office:value="0.166600000000003">
            <text:p>0.1666</text:p>
          </table:table-cell>
          <table:table-cell table:formula="oooc:=-[.D44]*0.001" office:value-type="float" office:value="0.03415343">
            <text:p>0.0342</text:p>
          </table:table-cell>
          <table:table-cell table:formula="oooc:=-[.B44]" office:value-type="float" office:value="111.9126">
            <text:p>111.9126</text:p>
          </table:table-cell>
          <table:table-cell table:formula="oooc:=-[.D44]*0.001" office:value-type="float" office:value="0.03415343">
            <text:p>0.03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11.9293">
            <text:p>-111.93</text:p>
          </table:table-cell>
          <table:table-cell office:value-type="float" office:value="-0.01343779">
            <text:p>-0.01</text:p>
          </table:table-cell>
          <table:table-cell office:value-type="float" office:value="-51.82199">
            <text:p>-51.82</text:p>
          </table:table-cell>
          <table:table-cell office:value-type="float" office:value="0.00033974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3779">
            <text:p>0</text:p>
          </table:table-cell>
          <table:table-cell office:value-type="float" office:value="0.01343779">
            <text:p>0.01</text:p>
          </table:table-cell>
          <table:table-cell office:value-type="float" office:value="0.0134387">
            <text:p>0.01</text:p>
          </table:table-cell>
          <table:table-cell office:value-type="float" office:value="51.82199">
            <text:p>51.82</text:p>
          </table:table-cell>
          <table:table-cell office:value-type="float" office:value="339.6994">
            <text:p>339.7</text:p>
          </table:table-cell>
          <table:table-cell table:formula="oooc:=-([.B45]-[.B$34])" office:value-type="float" office:value="0.183300000000003">
            <text:p>0.1833</text:p>
          </table:table-cell>
          <table:table-cell table:formula="oooc:=-[.D45]*0.001" office:value-type="float" office:value="0.05182199">
            <text:p>0.0518</text:p>
          </table:table-cell>
          <table:table-cell table:formula="oooc:=-[.B45]" office:value-type="float" office:value="111.9293">
            <text:p>111.9293</text:p>
          </table:table-cell>
          <table:table-cell table:formula="oooc:=-[.D45]*0.001" office:value-type="float" office:value="0.05182199">
            <text:p>0.05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11.9459">
            <text:p>-111.95</text:p>
          </table:table-cell>
          <table:table-cell office:value-type="float" office:value="-0.01334209">
            <text:p>-0.01</text:p>
          </table:table-cell>
          <table:table-cell office:value-type="float" office:value="-71.08877">
            <text:p>-71.09</text:p>
          </table:table-cell>
          <table:table-cell office:value-type="float" office:value="0.000466058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4209">
            <text:p>0</text:p>
          </table:table-cell>
          <table:table-cell office:value-type="float" office:value="0.01334209">
            <text:p>0.01</text:p>
          </table:table-cell>
          <table:table-cell office:value-type="float" office:value="0.01334298">
            <text:p>0.01</text:p>
          </table:table-cell>
          <table:table-cell office:value-type="float" office:value="71.08877">
            <text:p>71.09</text:p>
          </table:table-cell>
          <table:table-cell office:value-type="float" office:value="465.9959">
            <text:p>466</text:p>
          </table:table-cell>
          <table:table-cell table:formula="oooc:=-([.B46]-[.B$34])" office:value-type="float" office:value="0.1999">
            <text:p>0.1999</text:p>
          </table:table-cell>
          <table:table-cell table:formula="oooc:=-[.D46]*0.001" office:value-type="float" office:value="0.07108877">
            <text:p>0.0711</text:p>
          </table:table-cell>
          <table:table-cell table:formula="oooc:=-[.B46]" office:value-type="float" office:value="111.9459">
            <text:p>111.9459</text:p>
          </table:table-cell>
          <table:table-cell table:formula="oooc:=-[.D46]*0.001" office:value-type="float" office:value="0.07108877">
            <text:p>0.07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11.9626">
            <text:p>-111.96</text:p>
          </table:table-cell>
          <table:table-cell office:value-type="float" office:value="-0.01326233">
            <text:p>-0.01</text:p>
          </table:table-cell>
          <table:table-cell office:value-type="float" office:value="-89.56709">
            <text:p>-89.57</text:p>
          </table:table-cell>
          <table:table-cell office:value-type="float" office:value="0.00058720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6233">
            <text:p>0</text:p>
          </table:table-cell>
          <table:table-cell office:value-type="float" office:value="0.01326233">
            <text:p>0.01</text:p>
          </table:table-cell>
          <table:table-cell office:value-type="float" office:value="0.01326321">
            <text:p>0.01</text:p>
          </table:table-cell>
          <table:table-cell office:value-type="float" office:value="89.56709">
            <text:p>89.57</text:p>
          </table:table-cell>
          <table:table-cell office:value-type="float" office:value="587.1241">
            <text:p>587.12</text:p>
          </table:table-cell>
          <table:table-cell table:formula="oooc:=-([.B47]-[.B$34])" office:value-type="float" office:value="0.2166">
            <text:p>0.2166</text:p>
          </table:table-cell>
          <table:table-cell table:formula="oooc:=-[.D47]*0.001" office:value-type="float" office:value="0.08956709">
            <text:p>0.0896</text:p>
          </table:table-cell>
          <table:table-cell table:formula="oooc:=-[.B47]" office:value-type="float" office:value="111.9626">
            <text:p>111.9626</text:p>
          </table:table-cell>
          <table:table-cell table:formula="oooc:=-[.D47]*0.001" office:value-type="float" office:value="0.08956709">
            <text:p>0.08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11.9792">
            <text:p>-111.98</text:p>
          </table:table-cell>
          <table:table-cell office:value-type="float" office:value="-0.01338992">
            <text:p>-0.01</text:p>
          </table:table-cell>
          <table:table-cell office:value-type="float" office:value="-102.1401">
            <text:p>-102.14</text:p>
          </table:table-cell>
          <table:table-cell office:value-type="float" office:value="0.000669630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8992">
            <text:p>0</text:p>
          </table:table-cell>
          <table:table-cell office:value-type="float" office:value="0.01338992">
            <text:p>0.01</text:p>
          </table:table-cell>
          <table:table-cell office:value-type="float" office:value="0.01339082">
            <text:p>0.01</text:p>
          </table:table-cell>
          <table:table-cell office:value-type="float" office:value="102.1401">
            <text:p>102.14</text:p>
          </table:table-cell>
          <table:table-cell office:value-type="float" office:value="669.5411">
            <text:p>669.54</text:p>
          </table:table-cell>
          <table:table-cell table:formula="oooc:=-([.B48]-[.B$34])" office:value-type="float" office:value="0.233200000000011">
            <text:p>0.2332</text:p>
          </table:table-cell>
          <table:table-cell table:formula="oooc:=-[.D48]*0.001" office:value-type="float" office:value="0.1021401">
            <text:p>0.1021</text:p>
          </table:table-cell>
          <table:table-cell table:formula="oooc:=-[.B48]" office:value-type="float" office:value="111.9792">
            <text:p>111.9792</text:p>
          </table:table-cell>
          <table:table-cell table:formula="oooc:=-[.D48]*0.001" office:value-type="float" office:value="0.1021401">
            <text:p>0.10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11.996">
            <text:p>-112</text:p>
          </table:table-cell>
          <table:table-cell office:value-type="float" office:value="-0.01329422">
            <text:p>-0.01</text:p>
          </table:table-cell>
          <table:table-cell office:value-type="float" office:value="-113.2622">
            <text:p>-113.26</text:p>
          </table:table-cell>
          <table:table-cell office:value-type="float" office:value="0.000742546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9422">
            <text:p>0</text:p>
          </table:table-cell>
          <table:table-cell office:value-type="float" office:value="0.01329422">
            <text:p>0.01</text:p>
          </table:table-cell>
          <table:table-cell office:value-type="float" office:value="0.0132951">
            <text:p>0.01</text:p>
          </table:table-cell>
          <table:table-cell office:value-type="float" office:value="113.2622">
            <text:p>113.26</text:p>
          </table:table-cell>
          <table:table-cell office:value-type="float" office:value="742.4482">
            <text:p>742.45</text:p>
          </table:table-cell>
          <table:table-cell table:formula="oooc:=-([.B49]-[.B$34])" office:value-type="float" office:value="0.25">
            <text:p>0.2500</text:p>
          </table:table-cell>
          <table:table-cell table:formula="oooc:=-[.D49]*0.001" office:value-type="float" office:value="0.1132622">
            <text:p>0.1133</text:p>
          </table:table-cell>
          <table:table-cell table:formula="oooc:=-[.B49]" office:value-type="float" office:value="111.996">
            <text:p>111.9960</text:p>
          </table:table-cell>
          <table:table-cell table:formula="oooc:=-[.D49]*0.001" office:value-type="float" office:value="0.1132622">
            <text:p>0.11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12.0127">
            <text:p>-112.01</text:p>
          </table:table-cell>
          <table:table-cell office:value-type="float" office:value="-0.01308687">
            <text:p>-0.01</text:p>
          </table:table-cell>
          <table:table-cell office:value-type="float" office:value="-125.22">
            <text:p>-125.22</text:p>
          </table:table-cell>
          <table:table-cell office:value-type="float" office:value="0.0008209423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08687">
            <text:p>0</text:p>
          </table:table-cell>
          <table:table-cell office:value-type="float" office:value="0.01308687">
            <text:p>0.01</text:p>
          </table:table-cell>
          <table:table-cell office:value-type="float" office:value="0.01308773">
            <text:p>0.01</text:p>
          </table:table-cell>
          <table:table-cell office:value-type="float" office:value="125.22">
            <text:p>125.22</text:p>
          </table:table-cell>
          <table:table-cell office:value-type="float" office:value="820.8348">
            <text:p>820.83</text:p>
          </table:table-cell>
          <table:table-cell table:formula="oooc:=-([.B50]-[.B$34])" office:value-type="float" office:value="0.2667">
            <text:p>0.2667</text:p>
          </table:table-cell>
          <table:table-cell table:formula="oooc:=-[.D50]*0.001" office:value-type="float" office:value="0.12522">
            <text:p>0.1252</text:p>
          </table:table-cell>
          <table:table-cell table:formula="oooc:=-[.B50]" office:value-type="float" office:value="112.0127">
            <text:p>112.0127</text:p>
          </table:table-cell>
          <table:table-cell table:formula="oooc:=-[.D50]*0.001" office:value-type="float" office:value="0.12522">
            <text:p>0.12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12.0294">
            <text:p>-112.03</text:p>
          </table:table-cell>
          <table:table-cell office:value-type="float" office:value="-0.013039">
            <text:p>-0.01</text:p>
          </table:table-cell>
          <table:table-cell office:value-type="float" office:value="-138.6826">
            <text:p>-138.68</text:p>
          </table:table-cell>
          <table:table-cell office:value-type="float" office:value="0.000909203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039">
            <text:p>0</text:p>
          </table:table-cell>
          <table:table-cell office:value-type="float" office:value="0.013039">
            <text:p>0.01</text:p>
          </table:table-cell>
          <table:table-cell office:value-type="float" office:value="0.01303985">
            <text:p>0.01</text:p>
          </table:table-cell>
          <table:table-cell office:value-type="float" office:value="138.6826">
            <text:p>138.68</text:p>
          </table:table-cell>
          <table:table-cell office:value-type="float" office:value="909.0849">
            <text:p>909.08</text:p>
          </table:table-cell>
          <table:table-cell table:formula="oooc:=-([.B51]-[.B$34])" office:value-type="float" office:value="0.2834">
            <text:p>0.2834</text:p>
          </table:table-cell>
          <table:table-cell table:formula="oooc:=-[.D51]*0.001" office:value-type="float" office:value="0.1386826">
            <text:p>0.1387</text:p>
          </table:table-cell>
          <table:table-cell table:formula="oooc:=-[.B51]" office:value-type="float" office:value="112.0294">
            <text:p>112.0294</text:p>
          </table:table-cell>
          <table:table-cell table:formula="oooc:=-[.D51]*0.001" office:value-type="float" office:value="0.1386826">
            <text:p>0.13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12.0459">
            <text:p>-112.05</text:p>
          </table:table-cell>
          <table:table-cell office:value-type="float" office:value="-0.01331016">
            <text:p>-0.01</text:p>
          </table:table-cell>
          <table:table-cell office:value-type="float" office:value="-152.5684">
            <text:p>-152.57</text:p>
          </table:table-cell>
          <table:table-cell office:value-type="float" office:value="0.00100023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1016">
            <text:p>0</text:p>
          </table:table-cell>
          <table:table-cell office:value-type="float" office:value="0.01331016">
            <text:p>0.01</text:p>
          </table:table-cell>
          <table:table-cell office:value-type="float" office:value="0.01331105">
            <text:p>0.01</text:p>
          </table:table-cell>
          <table:table-cell office:value-type="float" office:value="152.5684">
            <text:p>152.57</text:p>
          </table:table-cell>
          <table:table-cell office:value-type="float" office:value="1000.106">
            <text:p>1000.11</text:p>
          </table:table-cell>
          <table:table-cell table:formula="oooc:=-([.B52]-[.B$34])" office:value-type="float" office:value="0.299900000000008">
            <text:p>0.2999</text:p>
          </table:table-cell>
          <table:table-cell table:formula="oooc:=-[.D52]*0.001" office:value-type="float" office:value="0.1525684">
            <text:p>0.1526</text:p>
          </table:table-cell>
          <table:table-cell table:formula="oooc:=-[.B52]" office:value-type="float" office:value="112.0459">
            <text:p>112.0459</text:p>
          </table:table-cell>
          <table:table-cell table:formula="oooc:=-[.D52]*0.001" office:value-type="float" office:value="0.1525684">
            <text:p>0.15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12.0627">
            <text:p>-112.06</text:p>
          </table:table-cell>
          <table:table-cell office:value-type="float" office:value="-0.01305494">
            <text:p>-0.01</text:p>
          </table:table-cell>
          <table:table-cell office:value-type="float" office:value="-168.3504">
            <text:p>-168.35</text:p>
          </table:table-cell>
          <table:table-cell office:value-type="float" office:value="0.00110370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05494">
            <text:p>0</text:p>
          </table:table-cell>
          <table:table-cell office:value-type="float" office:value="0.01305494">
            <text:p>0.01</text:p>
          </table:table-cell>
          <table:table-cell office:value-type="float" office:value="0.0130558">
            <text:p>0.01</text:p>
          </table:table-cell>
          <table:table-cell office:value-type="float" office:value="168.3504">
            <text:p>168.35</text:p>
          </table:table-cell>
          <table:table-cell office:value-type="float" office:value="1103.561">
            <text:p>1103.56</text:p>
          </table:table-cell>
          <table:table-cell table:formula="oooc:=-([.B53]-[.B$34])" office:value-type="float" office:value="0.316700000000012">
            <text:p>0.3167</text:p>
          </table:table-cell>
          <table:table-cell table:formula="oooc:=-[.D53]*0.001" office:value-type="float" office:value="0.1683504">
            <text:p>0.1684</text:p>
          </table:table-cell>
          <table:table-cell table:formula="oooc:=-[.B53]" office:value-type="float" office:value="112.0627">
            <text:p>112.0627</text:p>
          </table:table-cell>
          <table:table-cell table:formula="oooc:=-[.D53]*0.001" office:value-type="float" office:value="0.1683504">
            <text:p>0.16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12.0793">
            <text:p>-112.08</text:p>
          </table:table-cell>
          <table:table-cell office:value-type="float" office:value="-0.01361325">
            <text:p>-0.01</text:p>
          </table:table-cell>
          <table:table-cell office:value-type="float" office:value="-183.5011">
            <text:p>-183.5</text:p>
          </table:table-cell>
          <table:table-cell office:value-type="float" office:value="0.001203033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1325">
            <text:p>0</text:p>
          </table:table-cell>
          <table:table-cell office:value-type="float" office:value="0.01361325">
            <text:p>0.01</text:p>
          </table:table-cell>
          <table:table-cell office:value-type="float" office:value="0.01361418">
            <text:p>0.01</text:p>
          </table:table-cell>
          <table:table-cell office:value-type="float" office:value="183.5011">
            <text:p>183.5</text:p>
          </table:table-cell>
          <table:table-cell office:value-type="float" office:value="1202.87">
            <text:p>1202.87</text:p>
          </table:table-cell>
          <table:table-cell table:formula="oooc:=-([.B54]-[.B$34])" office:value-type="float" office:value="0.333300000000008">
            <text:p>0.3333</text:p>
          </table:table-cell>
          <table:table-cell table:formula="oooc:=-[.D54]*0.001" office:value-type="float" office:value="0.1835011">
            <text:p>0.1835</text:p>
          </table:table-cell>
          <table:table-cell table:formula="oooc:=-[.B54]" office:value-type="float" office:value="112.0793">
            <text:p>112.0793</text:p>
          </table:table-cell>
          <table:table-cell table:formula="oooc:=-[.D54]*0.001" office:value-type="float" office:value="0.1835011">
            <text:p>0.18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12.0959">
            <text:p>-112.1</text:p>
          </table:table-cell>
          <table:table-cell office:value-type="float" office:value="-0.01327828">
            <text:p>-0.01</text:p>
          </table:table-cell>
          <table:table-cell office:value-type="float" office:value="-199.7438">
            <text:p>-199.74</text:p>
          </table:table-cell>
          <table:table-cell office:value-type="float" office:value="0.0013095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7828">
            <text:p>0</text:p>
          </table:table-cell>
          <table:table-cell office:value-type="float" office:value="0.01327828">
            <text:p>0.01</text:p>
          </table:table-cell>
          <table:table-cell office:value-type="float" office:value="0.01327916">
            <text:p>0.01</text:p>
          </table:table-cell>
          <table:table-cell office:value-type="float" office:value="199.7438">
            <text:p>199.74</text:p>
          </table:table-cell>
          <table:table-cell office:value-type="float" office:value="1309.346">
            <text:p>1309.35</text:p>
          </table:table-cell>
          <table:table-cell table:formula="oooc:=-([.B55]-[.B$34])" office:value-type="float" office:value="0.349900000000005">
            <text:p>0.3499</text:p>
          </table:table-cell>
          <table:table-cell table:formula="oooc:=-[.D55]*0.001" office:value-type="float" office:value="0.1997438">
            <text:p>0.1997</text:p>
          </table:table-cell>
          <table:table-cell table:formula="oooc:=-[.B55]" office:value-type="float" office:value="112.0959">
            <text:p>112.0959</text:p>
          </table:table-cell>
          <table:table-cell table:formula="oooc:=-[.D55]*0.001" office:value-type="float" office:value="0.1997438">
            <text:p>0.199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12.1125">
            <text:p>-112.11</text:p>
          </table:table-cell>
          <table:table-cell office:value-type="float" office:value="-0.01334209">
            <text:p>-0.01</text:p>
          </table:table-cell>
          <table:table-cell office:value-type="float" office:value="-216.961">
            <text:p>-216.96</text:p>
          </table:table-cell>
          <table:table-cell office:value-type="float" office:value="0.00142239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4209">
            <text:p>0</text:p>
          </table:table-cell>
          <table:table-cell office:value-type="float" office:value="0.01334209">
            <text:p>0.01</text:p>
          </table:table-cell>
          <table:table-cell office:value-type="float" office:value="0.01334298">
            <text:p>0.01</text:p>
          </table:table-cell>
          <table:table-cell office:value-type="float" office:value="216.961">
            <text:p>216.96</text:p>
          </table:table-cell>
          <table:table-cell office:value-type="float" office:value="1422.207">
            <text:p>1422.21</text:p>
          </table:table-cell>
          <table:table-cell table:formula="oooc:=-([.B56]-[.B$34])" office:value-type="float" office:value="0.366500000000002">
            <text:p>0.3665</text:p>
          </table:table-cell>
          <table:table-cell table:formula="oooc:=-[.D56]*0.001" office:value-type="float" office:value="0.216961">
            <text:p>0.2170</text:p>
          </table:table-cell>
          <table:table-cell table:formula="oooc:=-[.B56]" office:value-type="float" office:value="112.1125">
            <text:p>112.1125</text:p>
          </table:table-cell>
          <table:table-cell table:formula="oooc:=-[.D56]*0.001" office:value-type="float" office:value="0.216961">
            <text:p>0.217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12.1293">
            <text:p>-112.13</text:p>
          </table:table-cell>
          <table:table-cell office:value-type="float" office:value="-0.01335803">
            <text:p>-0.01</text:p>
          </table:table-cell>
          <table:table-cell office:value-type="float" office:value="-234.8348">
            <text:p>-234.83</text:p>
          </table:table-cell>
          <table:table-cell office:value-type="float" office:value="0.00153957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5803">
            <text:p>0</text:p>
          </table:table-cell>
          <table:table-cell office:value-type="float" office:value="0.01335803">
            <text:p>0.01</text:p>
          </table:table-cell>
          <table:table-cell office:value-type="float" office:value="0.01335893">
            <text:p>0.01</text:p>
          </table:table-cell>
          <table:table-cell office:value-type="float" office:value="234.8348">
            <text:p>234.83</text:p>
          </table:table-cell>
          <table:table-cell office:value-type="float" office:value="1539.371">
            <text:p>1539.37</text:p>
          </table:table-cell>
          <table:table-cell table:formula="oooc:=-([.B57]-[.B$34])" office:value-type="float" office:value="0.383300000000006">
            <text:p>0.3833</text:p>
          </table:table-cell>
          <table:table-cell table:formula="oooc:=-[.D57]*0.001" office:value-type="float" office:value="0.2348348">
            <text:p>0.2348</text:p>
          </table:table-cell>
          <table:table-cell table:formula="oooc:=-[.B57]" office:value-type="float" office:value="112.1293">
            <text:p>112.1293</text:p>
          </table:table-cell>
          <table:table-cell table:formula="oooc:=-[.D57]*0.001" office:value-type="float" office:value="0.2348348">
            <text:p>0.234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12.146">
            <text:p>-112.15</text:p>
          </table:table-cell>
          <table:table-cell office:value-type="float" office:value="-0.01342185">
            <text:p>-0.01</text:p>
          </table:table-cell>
          <table:table-cell office:value-type="float" office:value="-252.1735">
            <text:p>-252.17</text:p>
          </table:table-cell>
          <table:table-cell office:value-type="float" office:value="0.0016532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2185">
            <text:p>0</text:p>
          </table:table-cell>
          <table:table-cell office:value-type="float" office:value="0.01342185">
            <text:p>0.01</text:p>
          </table:table-cell>
          <table:table-cell office:value-type="float" office:value="0.01342275">
            <text:p>0.01</text:p>
          </table:table-cell>
          <table:table-cell office:value-type="float" office:value="252.1735">
            <text:p>252.17</text:p>
          </table:table-cell>
          <table:table-cell office:value-type="float" office:value="1653.028">
            <text:p>1653.03</text:p>
          </table:table-cell>
          <table:table-cell table:formula="oooc:=-([.B58]-[.B$34])" office:value-type="float" office:value="0.400000000000006">
            <text:p>0.4000</text:p>
          </table:table-cell>
          <table:table-cell table:formula="oooc:=-[.D58]*0.001" office:value-type="float" office:value="0.2521735">
            <text:p>0.2522</text:p>
          </table:table-cell>
          <table:table-cell table:formula="oooc:=-[.B58]" office:value-type="float" office:value="112.146">
            <text:p>112.1460</text:p>
          </table:table-cell>
          <table:table-cell table:formula="oooc:=-[.D58]*0.001" office:value-type="float" office:value="0.2521735">
            <text:p>0.25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12.1627">
            <text:p>-112.16</text:p>
          </table:table-cell>
          <table:table-cell office:value-type="float" office:value="-0.01335803">
            <text:p>-0.01</text:p>
          </table:table-cell>
          <table:table-cell office:value-type="float" office:value="-267.494">
            <text:p>-267.49</text:p>
          </table:table-cell>
          <table:table-cell office:value-type="float" office:value="0.00175369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5803">
            <text:p>0</text:p>
          </table:table-cell>
          <table:table-cell office:value-type="float" office:value="0.01335803">
            <text:p>0.01</text:p>
          </table:table-cell>
          <table:table-cell office:value-type="float" office:value="0.01335893">
            <text:p>0.01</text:p>
          </table:table-cell>
          <table:table-cell office:value-type="float" office:value="267.494">
            <text:p>267.49</text:p>
          </table:table-cell>
          <table:table-cell office:value-type="float" office:value="1753.457">
            <text:p>1753.46</text:p>
          </table:table-cell>
          <table:table-cell table:formula="oooc:=-([.B59]-[.B$34])" office:value-type="float" office:value="0.416700000000006">
            <text:p>0.4167</text:p>
          </table:table-cell>
          <table:table-cell table:formula="oooc:=-[.D59]*0.001" office:value-type="float" office:value="0.267494">
            <text:p>0.2675</text:p>
          </table:table-cell>
          <table:table-cell table:formula="oooc:=-[.B59]" office:value-type="float" office:value="112.1627">
            <text:p>112.1627</text:p>
          </table:table-cell>
          <table:table-cell table:formula="oooc:=-[.D59]*0.001" office:value-type="float" office:value="0.267494">
            <text:p>0.26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12.1793">
            <text:p>-112.18</text:p>
          </table:table-cell>
          <table:table-cell office:value-type="float" office:value="-0.01346968">
            <text:p>-0.01</text:p>
          </table:table-cell>
          <table:table-cell office:value-type="float" office:value="-280.6011">
            <text:p>-280.6</text:p>
          </table:table-cell>
          <table:table-cell office:value-type="float" office:value="0.00183962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6968">
            <text:p>0</text:p>
          </table:table-cell>
          <table:table-cell office:value-type="float" office:value="0.01346968">
            <text:p>0.01</text:p>
          </table:table-cell>
          <table:table-cell office:value-type="float" office:value="0.01347059">
            <text:p>0.01</text:p>
          </table:table-cell>
          <table:table-cell office:value-type="float" office:value="280.6011">
            <text:p>280.6</text:p>
          </table:table-cell>
          <table:table-cell office:value-type="float" office:value="1839.373">
            <text:p>1839.37</text:p>
          </table:table-cell>
          <table:table-cell table:formula="oooc:=-([.B60]-[.B$34])" office:value-type="float" office:value="0.433300000000003">
            <text:p>0.4333</text:p>
          </table:table-cell>
          <table:table-cell table:formula="oooc:=-[.D60]*0.001" office:value-type="float" office:value="0.2806011">
            <text:p>0.2806</text:p>
          </table:table-cell>
          <table:table-cell table:formula="oooc:=-[.B60]" office:value-type="float" office:value="112.1793">
            <text:p>112.1793</text:p>
          </table:table-cell>
          <table:table-cell table:formula="oooc:=-[.D60]*0.001" office:value-type="float" office:value="0.2806011">
            <text:p>0.28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12.196">
            <text:p>-112.2</text:p>
          </table:table-cell>
          <table:table-cell office:value-type="float" office:value="-0.01354944">
            <text:p>-0.01</text:p>
          </table:table-cell>
          <table:table-cell office:value-type="float" office:value="-290.3284">
            <text:p>-290.33</text:p>
          </table:table-cell>
          <table:table-cell office:value-type="float" office:value="0.001903393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4944">
            <text:p>0</text:p>
          </table:table-cell>
          <table:table-cell office:value-type="float" office:value="0.01354944">
            <text:p>0.01</text:p>
          </table:table-cell>
          <table:table-cell office:value-type="float" office:value="0.01355036">
            <text:p>0.01</text:p>
          </table:table-cell>
          <table:table-cell office:value-type="float" office:value="290.3284">
            <text:p>290.33</text:p>
          </table:table-cell>
          <table:table-cell office:value-type="float" office:value="1903.135">
            <text:p>1903.14</text:p>
          </table:table-cell>
          <table:table-cell table:formula="oooc:=-([.B61]-[.B$34])" office:value-type="float" office:value="0.450000000000003">
            <text:p>0.4500</text:p>
          </table:table-cell>
          <table:table-cell table:formula="oooc:=-[.D61]*0.001" office:value-type="float" office:value="0.2903284">
            <text:p>0.2903</text:p>
          </table:table-cell>
          <table:table-cell table:formula="oooc:=-[.B61]" office:value-type="float" office:value="112.196">
            <text:p>112.1960</text:p>
          </table:table-cell>
          <table:table-cell table:formula="oooc:=-[.D61]*0.001" office:value-type="float" office:value="0.2903284">
            <text:p>0.290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12.2126">
            <text:p>-112.21</text:p>
          </table:table-cell>
          <table:table-cell office:value-type="float" office:value="-0.01324639">
            <text:p>-0.01</text:p>
          </table:table-cell>
          <table:table-cell office:value-type="float" office:value="-299.1112">
            <text:p>-299.11</text:p>
          </table:table-cell>
          <table:table-cell office:value-type="float" office:value="0.001960973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4639">
            <text:p>0</text:p>
          </table:table-cell>
          <table:table-cell office:value-type="float" office:value="0.01324639">
            <text:p>0.01</text:p>
          </table:table-cell>
          <table:table-cell office:value-type="float" office:value="0.01324726">
            <text:p>0.01</text:p>
          </table:table-cell>
          <table:table-cell office:value-type="float" office:value="299.1112">
            <text:p>299.11</text:p>
          </table:table-cell>
          <table:table-cell office:value-type="float" office:value="1960.714">
            <text:p>1960.71</text:p>
          </table:table-cell>
          <table:table-cell table:formula="oooc:=-([.B62]-[.B$34])" office:value-type="float" office:value="0.4666">
            <text:p>0.4666</text:p>
          </table:table-cell>
          <table:table-cell table:formula="oooc:=-[.D62]*0.001" office:value-type="float" office:value="0.2991112">
            <text:p>0.2991</text:p>
          </table:table-cell>
          <table:table-cell table:formula="oooc:=-[.B62]" office:value-type="float" office:value="112.2126">
            <text:p>112.2126</text:p>
          </table:table-cell>
          <table:table-cell table:formula="oooc:=-[.D62]*0.001" office:value-type="float" office:value="0.2991112">
            <text:p>0.299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12.2293">
            <text:p>-112.23</text:p>
          </table:table-cell>
          <table:table-cell office:value-type="float" office:value="-0.01350161">
            <text:p>-0.01</text:p>
          </table:table-cell>
          <table:table-cell office:value-type="float" office:value="-303.2217">
            <text:p>-303.22</text:p>
          </table:table-cell>
          <table:table-cell office:value-type="float" office:value="0.00198792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0161">
            <text:p>0</text:p>
          </table:table-cell>
          <table:table-cell office:value-type="float" office:value="0.01350161">
            <text:p>0.01</text:p>
          </table:table-cell>
          <table:table-cell office:value-type="float" office:value="0.01350252">
            <text:p>0.01</text:p>
          </table:table-cell>
          <table:table-cell office:value-type="float" office:value="303.2217">
            <text:p>303.22</text:p>
          </table:table-cell>
          <table:table-cell office:value-type="float" office:value="1987.653">
            <text:p>1987.65</text:p>
          </table:table-cell>
          <table:table-cell table:formula="oooc:=-([.B63]-[.B$34])" office:value-type="float" office:value="0.4833">
            <text:p>0.4833</text:p>
          </table:table-cell>
          <table:table-cell table:formula="oooc:=-[.D63]*0.001" office:value-type="float" office:value="0.3032217">
            <text:p>0.3032</text:p>
          </table:table-cell>
          <table:table-cell table:formula="oooc:=-[.B63]" office:value-type="float" office:value="112.2293">
            <text:p>112.2293</text:p>
          </table:table-cell>
          <table:table-cell table:formula="oooc:=-[.D63]*0.001" office:value-type="float" office:value="0.3032217">
            <text:p>0.303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12.2459">
            <text:p>-112.25</text:p>
          </table:table-cell>
          <table:table-cell office:value-type="float" office:value="-0.01345374">
            <text:p>-0.01</text:p>
          </table:table-cell>
          <table:table-cell office:value-type="float" office:value="-305.8734">
            <text:p>-305.87</text:p>
          </table:table-cell>
          <table:table-cell office:value-type="float" office:value="0.00200530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5374">
            <text:p>0</text:p>
          </table:table-cell>
          <table:table-cell office:value-type="float" office:value="0.01345374">
            <text:p>0.01</text:p>
          </table:table-cell>
          <table:table-cell office:value-type="float" office:value="0.01345464">
            <text:p>0.01</text:p>
          </table:table-cell>
          <table:table-cell office:value-type="float" office:value="305.8734">
            <text:p>305.87</text:p>
          </table:table-cell>
          <table:table-cell office:value-type="float" office:value="2005.037">
            <text:p>2005.04</text:p>
          </table:table-cell>
          <table:table-cell table:formula="oooc:=-([.B64]-[.B$34])" office:value-type="float" office:value="0.499900000000011">
            <text:p>0.4999</text:p>
          </table:table-cell>
          <table:table-cell table:formula="oooc:=-[.D64]*0.001" office:value-type="float" office:value="0.3058734">
            <text:p>0.3059</text:p>
          </table:table-cell>
          <table:table-cell table:formula="oooc:=-[.B64]" office:value-type="float" office:value="112.2459">
            <text:p>112.2459</text:p>
          </table:table-cell>
          <table:table-cell table:formula="oooc:=-[.D64]*0.001" office:value-type="float" office:value="0.3058734">
            <text:p>0.30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12.2627">
            <text:p>-112.26</text:p>
          </table:table-cell>
          <table:table-cell office:value-type="float" office:value="-0.01338992">
            <text:p>-0.01</text:p>
          </table:table-cell>
          <table:table-cell office:value-type="float" office:value="-308.8025">
            <text:p>-308.8</text:p>
          </table:table-cell>
          <table:table-cell office:value-type="float" office:value="0.00202450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8992">
            <text:p>0</text:p>
          </table:table-cell>
          <table:table-cell office:value-type="float" office:value="0.01338992">
            <text:p>0.01</text:p>
          </table:table-cell>
          <table:table-cell office:value-type="float" office:value="0.01339082">
            <text:p>0.01</text:p>
          </table:table-cell>
          <table:table-cell office:value-type="float" office:value="308.8025">
            <text:p>308.8</text:p>
          </table:table-cell>
          <table:table-cell office:value-type="float" office:value="2024.238">
            <text:p>2024.24</text:p>
          </table:table-cell>
          <table:table-cell table:formula="oooc:=-([.B65]-[.B$34])" office:value-type="float" office:value="0.5167">
            <text:p>0.5167</text:p>
          </table:table-cell>
          <table:table-cell table:formula="oooc:=-[.D65]*0.001" office:value-type="float" office:value="0.3088025">
            <text:p>0.3088</text:p>
          </table:table-cell>
          <table:table-cell table:formula="oooc:=-[.B65]" office:value-type="float" office:value="112.2627">
            <text:p>112.2627</text:p>
          </table:table-cell>
          <table:table-cell table:formula="oooc:=-[.D65]*0.001" office:value-type="float" office:value="0.3088025">
            <text:p>0.30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12.2793">
            <text:p>-112.28</text:p>
          </table:table-cell>
          <table:table-cell office:value-type="float" office:value="-0.01319852">
            <text:p>-0.01</text:p>
          </table:table-cell>
          <table:table-cell office:value-type="float" office:value="-312.0612">
            <text:p>-312.06</text:p>
          </table:table-cell>
          <table:table-cell office:value-type="float" office:value="0.00204587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19852">
            <text:p>0</text:p>
          </table:table-cell>
          <table:table-cell office:value-type="float" office:value="0.01319852">
            <text:p>0.01</text:p>
          </table:table-cell>
          <table:table-cell office:value-type="float" office:value="0.01319939">
            <text:p>0.01</text:p>
          </table:table-cell>
          <table:table-cell office:value-type="float" office:value="312.0612">
            <text:p>312.06</text:p>
          </table:table-cell>
          <table:table-cell office:value-type="float" office:value="2045.604">
            <text:p>2045.6</text:p>
          </table:table-cell>
          <table:table-cell table:formula="oooc:=-([.B66]-[.B$34])" office:value-type="float" office:value="0.533300000000011">
            <text:p>0.5333</text:p>
          </table:table-cell>
          <table:table-cell table:formula="oooc:=-[.D66]*0.001" office:value-type="float" office:value="0.3120612">
            <text:p>0.3121</text:p>
          </table:table-cell>
          <table:table-cell table:formula="oooc:=-[.B66]" office:value-type="float" office:value="112.2793">
            <text:p>112.2793</text:p>
          </table:table-cell>
          <table:table-cell table:formula="oooc:=-[.D66]*0.001" office:value-type="float" office:value="0.3120612">
            <text:p>0.312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12.2959">
            <text:p>-112.3</text:p>
          </table:table-cell>
          <table:table-cell office:value-type="float" office:value="-0.01331016">
            <text:p>-0.01</text:p>
          </table:table-cell>
          <table:table-cell office:value-type="float" office:value="-313.8443">
            <text:p>-313.84</text:p>
          </table:table-cell>
          <table:table-cell office:value-type="float" office:value="0.00205756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1016">
            <text:p>0</text:p>
          </table:table-cell>
          <table:table-cell office:value-type="float" office:value="0.01331016">
            <text:p>0.01</text:p>
          </table:table-cell>
          <table:table-cell office:value-type="float" office:value="0.01331105">
            <text:p>0.01</text:p>
          </table:table-cell>
          <table:table-cell office:value-type="float" office:value="313.8444">
            <text:p>313.84</text:p>
          </table:table-cell>
          <table:table-cell office:value-type="float" office:value="2057.29">
            <text:p>2057.29</text:p>
          </table:table-cell>
          <table:table-cell table:formula="oooc:=-([.B67]-[.B$34])" office:value-type="float" office:value="0.549900000000008">
            <text:p>0.5499</text:p>
          </table:table-cell>
          <table:table-cell table:formula="oooc:=-[.D67]*0.001" office:value-type="float" office:value="0.3138443">
            <text:p>0.3138</text:p>
          </table:table-cell>
          <table:table-cell table:formula="oooc:=-[.B67]" office:value-type="float" office:value="112.2959">
            <text:p>112.2959</text:p>
          </table:table-cell>
          <table:table-cell table:formula="oooc:=-[.D67]*0.001" office:value-type="float" office:value="0.3138443">
            <text:p>0.313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112.3126">
            <text:p>-112.31</text:p>
          </table:table-cell>
          <table:table-cell office:value-type="float" office:value="-0.01401205">
            <text:p>-0.01</text:p>
          </table:table-cell>
          <table:table-cell office:value-type="float" office:value="-314.3493">
            <text:p>-314.35</text:p>
          </table:table-cell>
          <table:table-cell office:value-type="float" office:value="0.00206087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1205">
            <text:p>0</text:p>
          </table:table-cell>
          <table:table-cell office:value-type="float" office:value="0.01401205">
            <text:p>0.01</text:p>
          </table:table-cell>
          <table:table-cell office:value-type="float" office:value="0.01401303">
            <text:p>0.01</text:p>
          </table:table-cell>
          <table:table-cell office:value-type="float" office:value="314.3493">
            <text:p>314.35</text:p>
          </table:table-cell>
          <table:table-cell office:value-type="float" office:value="2060.585">
            <text:p>2060.59</text:p>
          </table:table-cell>
          <table:table-cell table:formula="oooc:=-([.B68]-[.B$34])" office:value-type="float" office:value="0.566600000000008">
            <text:p>0.5666</text:p>
          </table:table-cell>
          <table:table-cell table:formula="oooc:=-[.D68]*0.001" office:value-type="float" office:value="0.3143493">
            <text:p>0.3143</text:p>
          </table:table-cell>
          <table:table-cell table:formula="oooc:=-[.B68]" office:value-type="float" office:value="112.3126">
            <text:p>112.3126</text:p>
          </table:table-cell>
          <table:table-cell table:formula="oooc:=-[.D68]*0.001" office:value-type="float" office:value="0.3143493">
            <text:p>0.31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12.3293">
            <text:p>-112.33</text:p>
          </table:table-cell>
          <table:table-cell office:value-type="float" office:value="-0.0137249">
            <text:p>-0.01</text:p>
          </table:table-cell>
          <table:table-cell office:value-type="float" office:value="-314.6194">
            <text:p>-314.62</text:p>
          </table:table-cell>
          <table:table-cell office:value-type="float" office:value="0.00206264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249">
            <text:p>0</text:p>
          </table:table-cell>
          <table:table-cell office:value-type="float" office:value="0.0137249">
            <text:p>0.01</text:p>
          </table:table-cell>
          <table:table-cell office:value-type="float" office:value="0.01372584">
            <text:p>0.01</text:p>
          </table:table-cell>
          <table:table-cell office:value-type="float" office:value="314.6194">
            <text:p>314.62</text:p>
          </table:table-cell>
          <table:table-cell office:value-type="float" office:value="2062.362">
            <text:p>2062.36</text:p>
          </table:table-cell>
          <table:table-cell table:formula="oooc:=-([.B69]-[.B$34])" office:value-type="float" office:value="0.583300000000008">
            <text:p>0.5833</text:p>
          </table:table-cell>
          <table:table-cell table:formula="oooc:=-[.D69]*0.001" office:value-type="float" office:value="0.3146194">
            <text:p>0.3146</text:p>
          </table:table-cell>
          <table:table-cell table:formula="oooc:=-[.B69]" office:value-type="float" office:value="112.3293">
            <text:p>112.3293</text:p>
          </table:table-cell>
          <table:table-cell table:formula="oooc:=-[.D69]*0.001" office:value-type="float" office:value="0.3146194">
            <text:p>0.314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12.3459">
            <text:p>-112.35</text:p>
          </table:table-cell>
          <table:table-cell office:value-type="float" office:value="-0.0131347">
            <text:p>-0.01</text:p>
          </table:table-cell>
          <table:table-cell office:value-type="float" office:value="-314.8976">
            <text:p>-314.9</text:p>
          </table:table-cell>
          <table:table-cell office:value-type="float" office:value="0.00206446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1347">
            <text:p>0</text:p>
          </table:table-cell>
          <table:table-cell office:value-type="float" office:value="0.0131347">
            <text:p>0.01</text:p>
          </table:table-cell>
          <table:table-cell office:value-type="float" office:value="0.01313557">
            <text:p>0.01</text:p>
          </table:table-cell>
          <table:table-cell office:value-type="float" office:value="314.8976">
            <text:p>314.9</text:p>
          </table:table-cell>
          <table:table-cell office:value-type="float" office:value="2064.198">
            <text:p>2064.2</text:p>
          </table:table-cell>
          <table:table-cell table:formula="oooc:=-([.B70]-[.B$34])" office:value-type="float" office:value="0.599900000000005">
            <text:p>0.5999</text:p>
          </table:table-cell>
          <table:table-cell table:formula="oooc:=-[.D70]*0.001" office:value-type="float" office:value="0.3148976">
            <text:p>0.3149</text:p>
          </table:table-cell>
          <table:table-cell table:formula="oooc:=-[.B70]" office:value-type="float" office:value="112.3459">
            <text:p>112.3459</text:p>
          </table:table-cell>
          <table:table-cell table:formula="oooc:=-[.D70]*0.001" office:value-type="float" office:value="0.3148976">
            <text:p>0.314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12.3626">
            <text:p>-112.36</text:p>
          </table:table-cell>
          <table:table-cell office:value-type="float" office:value="-0.0137249">
            <text:p>-0.01</text:p>
          </table:table-cell>
          <table:table-cell office:value-type="float" office:value="-315.7547">
            <text:p>-315.75</text:p>
          </table:table-cell>
          <table:table-cell office:value-type="float" office:value="0.002070088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249">
            <text:p>0</text:p>
          </table:table-cell>
          <table:table-cell office:value-type="float" office:value="0.0137249">
            <text:p>0.01</text:p>
          </table:table-cell>
          <table:table-cell office:value-type="float" office:value="0.01372584">
            <text:p>0.01</text:p>
          </table:table-cell>
          <table:table-cell office:value-type="float" office:value="315.7547">
            <text:p>315.75</text:p>
          </table:table-cell>
          <table:table-cell office:value-type="float" office:value="2069.804">
            <text:p>2069.8</text:p>
          </table:table-cell>
          <table:table-cell table:formula="oooc:=-([.B71]-[.B$34])" office:value-type="float" office:value="0.616600000000005">
            <text:p>0.6166</text:p>
          </table:table-cell>
          <table:table-cell table:formula="oooc:=-[.D71]*0.001" office:value-type="float" office:value="0.3157547">
            <text:p>0.3158</text:p>
          </table:table-cell>
          <table:table-cell table:formula="oooc:=-[.B71]" office:value-type="float" office:value="112.3626">
            <text:p>112.3626</text:p>
          </table:table-cell>
          <table:table-cell table:formula="oooc:=-[.D71]*0.001" office:value-type="float" office:value="0.3157547">
            <text:p>0.31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12.3793">
            <text:p>-112.38</text:p>
          </table:table-cell>
          <table:table-cell office:value-type="float" office:value="-0.01342185">
            <text:p>-0.01</text:p>
          </table:table-cell>
          <table:table-cell office:value-type="float" office:value="-316.2364">
            <text:p>-316.24</text:p>
          </table:table-cell>
          <table:table-cell office:value-type="float" office:value="0.00207324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2185">
            <text:p>0</text:p>
          </table:table-cell>
          <table:table-cell office:value-type="float" office:value="0.01342185">
            <text:p>0.01</text:p>
          </table:table-cell>
          <table:table-cell office:value-type="float" office:value="0.01342275">
            <text:p>0.01</text:p>
          </table:table-cell>
          <table:table-cell office:value-type="float" office:value="316.2365">
            <text:p>316.24</text:p>
          </table:table-cell>
          <table:table-cell office:value-type="float" office:value="2072.968">
            <text:p>2072.97</text:p>
          </table:table-cell>
          <table:table-cell table:formula="oooc:=-([.B72]-[.B$34])" office:value-type="float" office:value="0.633300000000006">
            <text:p>0.6333</text:p>
          </table:table-cell>
          <table:table-cell table:formula="oooc:=-[.D72]*0.001" office:value-type="float" office:value="0.3162364">
            <text:p>0.3162</text:p>
          </table:table-cell>
          <table:table-cell table:formula="oooc:=-[.B72]" office:value-type="float" office:value="112.3793">
            <text:p>112.3793</text:p>
          </table:table-cell>
          <table:table-cell table:formula="oooc:=-[.D72]*0.001" office:value-type="float" office:value="0.3162364">
            <text:p>0.316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12.396">
            <text:p>-112.4</text:p>
          </table:table-cell>
          <table:table-cell office:value-type="float" office:value="-0.01364514">
            <text:p>-0.01</text:p>
          </table:table-cell>
          <table:table-cell office:value-type="float" office:value="-317.3331">
            <text:p>-317.33</text:p>
          </table:table-cell>
          <table:table-cell office:value-type="float" office:value="0.00208043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4514">
            <text:p>0</text:p>
          </table:table-cell>
          <table:table-cell office:value-type="float" office:value="0.01364514">
            <text:p>0.01</text:p>
          </table:table-cell>
          <table:table-cell office:value-type="float" office:value="0.01364607">
            <text:p>0.01</text:p>
          </table:table-cell>
          <table:table-cell office:value-type="float" office:value="317.3331">
            <text:p>317.33</text:p>
          </table:table-cell>
          <table:table-cell office:value-type="float" office:value="2080.153">
            <text:p>2080.15</text:p>
          </table:table-cell>
          <table:table-cell table:formula="oooc:=-([.B73]-[.B$34])" office:value-type="float" office:value="0.650000000000006">
            <text:p>0.6500</text:p>
          </table:table-cell>
          <table:table-cell table:formula="oooc:=-[.D73]*0.001" office:value-type="float" office:value="0.3173331">
            <text:p>0.3173</text:p>
          </table:table-cell>
          <table:table-cell table:formula="oooc:=-[.B73]" office:value-type="float" office:value="112.396">
            <text:p>112.3960</text:p>
          </table:table-cell>
          <table:table-cell table:formula="oooc:=-[.D73]*0.001" office:value-type="float" office:value="0.3173331">
            <text:p>0.31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12.4127">
            <text:p>-112.41</text:p>
          </table:table-cell>
          <table:table-cell office:value-type="float" office:value="-0.01337398">
            <text:p>-0.01</text:p>
          </table:table-cell>
          <table:table-cell office:value-type="float" office:value="-319.7065">
            <text:p>-319.71</text:p>
          </table:table-cell>
          <table:table-cell office:value-type="float" office:value="0.00209599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7398">
            <text:p>0</text:p>
          </table:table-cell>
          <table:table-cell office:value-type="float" office:value="0.01337398">
            <text:p>0.01</text:p>
          </table:table-cell>
          <table:table-cell office:value-type="float" office:value="0.01337487">
            <text:p>0.01</text:p>
          </table:table-cell>
          <table:table-cell office:value-type="float" office:value="319.7065">
            <text:p>319.71</text:p>
          </table:table-cell>
          <table:table-cell office:value-type="float" office:value="2095.716">
            <text:p>2095.72</text:p>
          </table:table-cell>
          <table:table-cell table:formula="oooc:=-([.B74]-[.B$34])" office:value-type="float" office:value="0.666700000000006">
            <text:p>0.6667</text:p>
          </table:table-cell>
          <table:table-cell table:formula="oooc:=-[.D74]*0.001" office:value-type="float" office:value="0.3197065">
            <text:p>0.3197</text:p>
          </table:table-cell>
          <table:table-cell table:formula="oooc:=-[.B74]" office:value-type="float" office:value="112.4127">
            <text:p>112.4127</text:p>
          </table:table-cell>
          <table:table-cell table:formula="oooc:=-[.D74]*0.001" office:value-type="float" office:value="0.3197065">
            <text:p>0.319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112.4293">
            <text:p>-112.43</text:p>
          </table:table-cell>
          <table:table-cell office:value-type="float" office:value="-0.01359731">
            <text:p>-0.01</text:p>
          </table:table-cell>
          <table:table-cell office:value-type="float" office:value="-322.1131">
            <text:p>-322.11</text:p>
          </table:table-cell>
          <table:table-cell office:value-type="float" office:value="0.00211177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9731">
            <text:p>0</text:p>
          </table:table-cell>
          <table:table-cell office:value-type="float" office:value="0.01359731">
            <text:p>0.01</text:p>
          </table:table-cell>
          <table:table-cell office:value-type="float" office:value="0.01359823">
            <text:p>0.01</text:p>
          </table:table-cell>
          <table:table-cell office:value-type="float" office:value="322.1131">
            <text:p>322.11</text:p>
          </table:table-cell>
          <table:table-cell office:value-type="float" office:value="2111.487">
            <text:p>2111.49</text:p>
          </table:table-cell>
          <table:table-cell table:formula="oooc:=-([.B75]-[.B$34])" office:value-type="float" office:value="0.683300000000003">
            <text:p>0.6833</text:p>
          </table:table-cell>
          <table:table-cell table:formula="oooc:=-[.D75]*0.001" office:value-type="float" office:value="0.3221131">
            <text:p>0.3221</text:p>
          </table:table-cell>
          <table:table-cell table:formula="oooc:=-[.B75]" office:value-type="float" office:value="112.4293">
            <text:p>112.4293</text:p>
          </table:table-cell>
          <table:table-cell table:formula="oooc:=-[.D75]*0.001" office:value-type="float" office:value="0.3221131">
            <text:p>0.32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112.446">
            <text:p>-112.45</text:p>
          </table:table-cell>
          <table:table-cell office:value-type="float" office:value="-0.01334209">
            <text:p>-0.01</text:p>
          </table:table-cell>
          <table:table-cell office:value-type="float" office:value="-324.8351">
            <text:p>-324.84</text:p>
          </table:table-cell>
          <table:table-cell office:value-type="float" office:value="0.0021296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34209">
            <text:p>0</text:p>
          </table:table-cell>
          <table:table-cell office:value-type="float" office:value="0.01334209">
            <text:p>0.01</text:p>
          </table:table-cell>
          <table:table-cell office:value-type="float" office:value="0.01334298">
            <text:p>0.01</text:p>
          </table:table-cell>
          <table:table-cell office:value-type="float" office:value="324.8351">
            <text:p>324.84</text:p>
          </table:table-cell>
          <table:table-cell office:value-type="float" office:value="2129.335">
            <text:p>2129.34</text:p>
          </table:table-cell>
          <table:table-cell table:formula="oooc:=-([.B76]-[.B$34])" office:value-type="float" office:value="0.700000000000003">
            <text:p>0.7000</text:p>
          </table:table-cell>
          <table:table-cell table:formula="oooc:=-[.D76]*0.001" office:value-type="float" office:value="0.3248351">
            <text:p>0.3248</text:p>
          </table:table-cell>
          <table:table-cell table:formula="oooc:=-[.B76]" office:value-type="float" office:value="112.446">
            <text:p>112.4460</text:p>
          </table:table-cell>
          <table:table-cell table:formula="oooc:=-[.D76]*0.001" office:value-type="float" office:value="0.3248351">
            <text:p>0.32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112.4626">
            <text:p>-112.46</text:p>
          </table:table-cell>
          <table:table-cell office:value-type="float" office:value="-0.01377277">
            <text:p>-0.01</text:p>
          </table:table-cell>
          <table:table-cell office:value-type="float" office:value="-328.8547">
            <text:p>-328.85</text:p>
          </table:table-cell>
          <table:table-cell office:value-type="float" office:value="0.00215597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7277">
            <text:p>0</text:p>
          </table:table-cell>
          <table:table-cell office:value-type="float" office:value="0.01377277">
            <text:p>0.01</text:p>
          </table:table-cell>
          <table:table-cell office:value-type="float" office:value="0.01377372">
            <text:p>0.01</text:p>
          </table:table-cell>
          <table:table-cell office:value-type="float" office:value="328.8547">
            <text:p>328.85</text:p>
          </table:table-cell>
          <table:table-cell office:value-type="float" office:value="2155.675">
            <text:p>2155.68</text:p>
          </table:table-cell>
          <table:table-cell table:formula="oooc:=-([.B77]-[.B$34])" office:value-type="float" office:value="0.7166">
            <text:p>0.7166</text:p>
          </table:table-cell>
          <table:table-cell table:formula="oooc:=-[.D77]*0.001" office:value-type="float" office:value="0.3288547">
            <text:p>0.3289</text:p>
          </table:table-cell>
          <table:table-cell table:formula="oooc:=-[.B77]" office:value-type="float" office:value="112.4626">
            <text:p>112.4626</text:p>
          </table:table-cell>
          <table:table-cell table:formula="oooc:=-[.D77]*0.001" office:value-type="float" office:value="0.3288547">
            <text:p>0.32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12.4793">
            <text:p>-112.48</text:p>
          </table:table-cell>
          <table:table-cell office:value-type="float" office:value="-0.01342185">
            <text:p>-0.01</text:p>
          </table:table-cell>
          <table:table-cell office:value-type="float" office:value="-335.1525">
            <text:p>-335.15</text:p>
          </table:table-cell>
          <table:table-cell office:value-type="float" office:value="0.0021972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2185">
            <text:p>0</text:p>
          </table:table-cell>
          <table:table-cell office:value-type="float" office:value="0.01342185">
            <text:p>0.01</text:p>
          </table:table-cell>
          <table:table-cell office:value-type="float" office:value="0.01342275">
            <text:p>0.01</text:p>
          </table:table-cell>
          <table:table-cell office:value-type="float" office:value="335.1525">
            <text:p>335.15</text:p>
          </table:table-cell>
          <table:table-cell office:value-type="float" office:value="2196.965">
            <text:p>2196.97</text:p>
          </table:table-cell>
          <table:table-cell table:formula="oooc:=-([.B78]-[.B$34])" office:value-type="float" office:value="0.7333">
            <text:p>0.7333</text:p>
          </table:table-cell>
          <table:table-cell table:formula="oooc:=-[.D78]*0.001" office:value-type="float" office:value="0.3351525">
            <text:p>0.3352</text:p>
          </table:table-cell>
          <table:table-cell table:formula="oooc:=-[.B78]" office:value-type="float" office:value="112.4793">
            <text:p>112.4793</text:p>
          </table:table-cell>
          <table:table-cell table:formula="oooc:=-[.D78]*0.001" office:value-type="float" office:value="0.3351525">
            <text:p>0.335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12.4959">
            <text:p>-112.5</text:p>
          </table:table-cell>
          <table:table-cell office:value-type="float" office:value="-0.01386847">
            <text:p>-0.01</text:p>
          </table:table-cell>
          <table:table-cell office:value-type="float" office:value="-343.942">
            <text:p>-343.94</text:p>
          </table:table-cell>
          <table:table-cell office:value-type="float" office:value="0.00225488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6847">
            <text:p>0</text:p>
          </table:table-cell>
          <table:table-cell office:value-type="float" office:value="0.01386847">
            <text:p>0.01</text:p>
          </table:table-cell>
          <table:table-cell office:value-type="float" office:value="0.01386943">
            <text:p>0.01</text:p>
          </table:table-cell>
          <table:table-cell office:value-type="float" office:value="343.942">
            <text:p>343.94</text:p>
          </table:table-cell>
          <table:table-cell office:value-type="float" office:value="2254.572">
            <text:p>2254.57</text:p>
          </table:table-cell>
          <table:table-cell table:formula="oooc:=-([.B79]-[.B$34])" office:value-type="float" office:value="0.749900000000011">
            <text:p>0.7499</text:p>
          </table:table-cell>
          <table:table-cell table:formula="oooc:=-[.D79]*0.001" office:value-type="float" office:value="0.343942">
            <text:p>0.3439</text:p>
          </table:table-cell>
          <table:table-cell table:formula="oooc:=-[.B79]" office:value-type="float" office:value="112.4959">
            <text:p>112.4959</text:p>
          </table:table-cell>
          <table:table-cell table:formula="oooc:=-[.D79]*0.001" office:value-type="float" office:value="0.343942">
            <text:p>0.343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112.5126">
            <text:p>-112.51</text:p>
          </table:table-cell>
          <table:table-cell office:value-type="float" office:value="-0.01321446">
            <text:p>-0.01</text:p>
          </table:table-cell>
          <table:table-cell office:value-type="float" office:value="-354.5377">
            <text:p>-354.54</text:p>
          </table:table-cell>
          <table:table-cell office:value-type="float" office:value="0.00232434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1446">
            <text:p>0</text:p>
          </table:table-cell>
          <table:table-cell office:value-type="float" office:value="0.01321446">
            <text:p>0.01</text:p>
          </table:table-cell>
          <table:table-cell office:value-type="float" office:value="0.01321533">
            <text:p>0.01</text:p>
          </table:table-cell>
          <table:table-cell office:value-type="float" office:value="354.5377">
            <text:p>354.54</text:p>
          </table:table-cell>
          <table:table-cell office:value-type="float" office:value="2324.042">
            <text:p>2324.04</text:p>
          </table:table-cell>
          <table:table-cell table:formula="oooc:=-([.B80]-[.B$34])" office:value-type="float" office:value="0.766600000000011">
            <text:p>0.7666</text:p>
          </table:table-cell>
          <table:table-cell table:formula="oooc:=-[.D80]*0.001" office:value-type="float" office:value="0.3545377">
            <text:p>0.3545</text:p>
          </table:table-cell>
          <table:table-cell table:formula="oooc:=-[.B80]" office:value-type="float" office:value="112.5126">
            <text:p>112.5126</text:p>
          </table:table-cell>
          <table:table-cell table:formula="oooc:=-[.D80]*0.001" office:value-type="float" office:value="0.3545377">
            <text:p>0.354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12.5293">
            <text:p>-112.53</text:p>
          </table:table-cell>
          <table:table-cell office:value-type="float" office:value="-0.01340587">
            <text:p>-0.01</text:p>
          </table:table-cell>
          <table:table-cell office:value-type="float" office:value="-365.9028">
            <text:p>-365.9</text:p>
          </table:table-cell>
          <table:table-cell office:value-type="float" office:value="0.00239885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0587">
            <text:p>0</text:p>
          </table:table-cell>
          <table:table-cell office:value-type="float" office:value="0.01340587">
            <text:p>0.01</text:p>
          </table:table-cell>
          <table:table-cell office:value-type="float" office:value="0.01340677">
            <text:p>0.01</text:p>
          </table:table-cell>
          <table:table-cell office:value-type="float" office:value="365.9028">
            <text:p>365.9</text:p>
          </table:table-cell>
          <table:table-cell office:value-type="float" office:value="2398.537">
            <text:p>2398.54</text:p>
          </table:table-cell>
          <table:table-cell table:formula="oooc:=-([.B81]-[.B$34])" office:value-type="float" office:value="0.783300000000011">
            <text:p>0.7833</text:p>
          </table:table-cell>
          <table:table-cell table:formula="oooc:=-[.D81]*0.001" office:value-type="float" office:value="0.3659028">
            <text:p>0.3659</text:p>
          </table:table-cell>
          <table:table-cell table:formula="oooc:=-[.B81]" office:value-type="float" office:value="112.5293">
            <text:p>112.5293</text:p>
          </table:table-cell>
          <table:table-cell table:formula="oooc:=-[.D81]*0.001" office:value-type="float" office:value="0.3659028">
            <text:p>0.365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12.546">
            <text:p>-112.55</text:p>
          </table:table-cell>
          <table:table-cell office:value-type="float" office:value="-0.01369301">
            <text:p>-0.01</text:p>
          </table:table-cell>
          <table:table-cell office:value-type="float" office:value="-381.0771">
            <text:p>-381.08</text:p>
          </table:table-cell>
          <table:table-cell office:value-type="float" office:value="0.00249834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9301">
            <text:p>0</text:p>
          </table:table-cell>
          <table:table-cell office:value-type="float" office:value="0.01369301">
            <text:p>0.01</text:p>
          </table:table-cell>
          <table:table-cell office:value-type="float" office:value="0.01369395">
            <text:p>0.01</text:p>
          </table:table-cell>
          <table:table-cell office:value-type="float" office:value="381.0771">
            <text:p>381.08</text:p>
          </table:table-cell>
          <table:table-cell office:value-type="float" office:value="2498">
            <text:p>2498</text:p>
          </table:table-cell>
          <table:table-cell table:formula="oooc:=-([.B82]-[.B$34])" office:value-type="float" office:value="0.800000000000011">
            <text:p>0.8000</text:p>
          </table:table-cell>
          <table:table-cell table:formula="oooc:=-[.D82]*0.001" office:value-type="float" office:value="0.3810771">
            <text:p>0.3811</text:p>
          </table:table-cell>
          <table:table-cell table:formula="oooc:=-[.B82]" office:value-type="float" office:value="112.546">
            <text:p>112.5460</text:p>
          </table:table-cell>
          <table:table-cell table:formula="oooc:=-[.D82]*0.001" office:value-type="float" office:value="0.3810771">
            <text:p>0.38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12.5627">
            <text:p>-112.56</text:p>
          </table:table-cell>
          <table:table-cell office:value-type="float" office:value="-0.01369301">
            <text:p>-0.01</text:p>
          </table:table-cell>
          <table:table-cell office:value-type="float" office:value="-395.9408">
            <text:p>-395.94</text:p>
          </table:table-cell>
          <table:table-cell office:value-type="float" office:value="0.002595788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9301">
            <text:p>0</text:p>
          </table:table-cell>
          <table:table-cell office:value-type="float" office:value="0.01369301">
            <text:p>0.01</text:p>
          </table:table-cell>
          <table:table-cell office:value-type="float" office:value="0.01369395">
            <text:p>0.01</text:p>
          </table:table-cell>
          <table:table-cell office:value-type="float" office:value="395.9408">
            <text:p>395.94</text:p>
          </table:table-cell>
          <table:table-cell office:value-type="float" office:value="2595.433">
            <text:p>2595.43</text:p>
          </table:table-cell>
          <table:table-cell table:formula="oooc:=-([.B83]-[.B$34])" office:value-type="float" office:value="0.816700000000012">
            <text:p>0.8167</text:p>
          </table:table-cell>
          <table:table-cell table:formula="oooc:=-[.D83]*0.001" office:value-type="float" office:value="0.3959408">
            <text:p>0.3959</text:p>
          </table:table-cell>
          <table:table-cell table:formula="oooc:=-[.B83]" office:value-type="float" office:value="112.5627">
            <text:p>112.5627</text:p>
          </table:table-cell>
          <table:table-cell table:formula="oooc:=-[.D83]*0.001" office:value-type="float" office:value="0.3959408">
            <text:p>0.395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12.5793">
            <text:p>-112.58</text:p>
          </table:table-cell>
          <table:table-cell office:value-type="float" office:value="-0.01367707">
            <text:p>-0.01</text:p>
          </table:table-cell>
          <table:table-cell office:value-type="float" office:value="-410.5567">
            <text:p>-410.56</text:p>
          </table:table-cell>
          <table:table-cell office:value-type="float" office:value="0.0026916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7707">
            <text:p>0</text:p>
          </table:table-cell>
          <table:table-cell office:value-type="float" office:value="0.01367707">
            <text:p>0.01</text:p>
          </table:table-cell>
          <table:table-cell office:value-type="float" office:value="0.013678">
            <text:p>0.01</text:p>
          </table:table-cell>
          <table:table-cell office:value-type="float" office:value="410.5566">
            <text:p>410.56</text:p>
          </table:table-cell>
          <table:table-cell office:value-type="float" office:value="2691.242">
            <text:p>2691.24</text:p>
          </table:table-cell>
          <table:table-cell table:formula="oooc:=-([.B84]-[.B$34])" office:value-type="float" office:value="0.833300000000008">
            <text:p>0.8333</text:p>
          </table:table-cell>
          <table:table-cell table:formula="oooc:=-[.D84]*0.001" office:value-type="float" office:value="0.4105567">
            <text:p>0.4106</text:p>
          </table:table-cell>
          <table:table-cell table:formula="oooc:=-[.B84]" office:value-type="float" office:value="112.5793">
            <text:p>112.5793</text:p>
          </table:table-cell>
          <table:table-cell table:formula="oooc:=-[.D84]*0.001" office:value-type="float" office:value="0.4105567">
            <text:p>0.410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12.596">
            <text:p>-112.6</text:p>
          </table:table-cell>
          <table:table-cell office:value-type="float" office:value="-0.01342185">
            <text:p>-0.01</text:p>
          </table:table-cell>
          <table:table-cell office:value-type="float" office:value="-425.7668">
            <text:p>-425.77</text:p>
          </table:table-cell>
          <table:table-cell office:value-type="float" office:value="0.002791328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2185">
            <text:p>0</text:p>
          </table:table-cell>
          <table:table-cell office:value-type="float" office:value="0.01342185">
            <text:p>0.01</text:p>
          </table:table-cell>
          <table:table-cell office:value-type="float" office:value="0.01342275">
            <text:p>0.01</text:p>
          </table:table-cell>
          <table:table-cell office:value-type="float" office:value="425.7668">
            <text:p>425.77</text:p>
          </table:table-cell>
          <table:table-cell office:value-type="float" office:value="2790.953">
            <text:p>2790.95</text:p>
          </table:table-cell>
          <table:table-cell table:formula="oooc:=-([.B85]-[.B$34])" office:value-type="float" office:value="0.850000000000009">
            <text:p>0.8500</text:p>
          </table:table-cell>
          <table:table-cell table:formula="oooc:=-[.D85]*0.001" office:value-type="float" office:value="0.4257668">
            <text:p>0.4258</text:p>
          </table:table-cell>
          <table:table-cell table:formula="oooc:=-[.B85]" office:value-type="float" office:value="112.596">
            <text:p>112.5960</text:p>
          </table:table-cell>
          <table:table-cell table:formula="oooc:=-[.D85]*0.001" office:value-type="float" office:value="0.4257668">
            <text:p>0.42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12.6126">
            <text:p>-112.61</text:p>
          </table:table-cell>
          <table:table-cell office:value-type="float" office:value="-0.01329422">
            <text:p>-0.01</text:p>
          </table:table-cell>
          <table:table-cell office:value-type="float" office:value="-444.1687">
            <text:p>-444.17</text:p>
          </table:table-cell>
          <table:table-cell office:value-type="float" office:value="0.00291197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9422">
            <text:p>0</text:p>
          </table:table-cell>
          <table:table-cell office:value-type="float" office:value="0.01329422">
            <text:p>0.01</text:p>
          </table:table-cell>
          <table:table-cell office:value-type="float" office:value="0.0132951">
            <text:p>0.01</text:p>
          </table:table-cell>
          <table:table-cell office:value-type="float" office:value="444.1687">
            <text:p>444.17</text:p>
          </table:table-cell>
          <table:table-cell office:value-type="float" office:value="2911.584">
            <text:p>2911.58</text:p>
          </table:table-cell>
          <table:table-cell table:formula="oooc:=-([.B86]-[.B$34])" office:value-type="float" office:value="0.866600000000005">
            <text:p>0.8666</text:p>
          </table:table-cell>
          <table:table-cell table:formula="oooc:=-[.D86]*0.001" office:value-type="float" office:value="0.4441687">
            <text:p>0.4442</text:p>
          </table:table-cell>
          <table:table-cell table:formula="oooc:=-[.B86]" office:value-type="float" office:value="112.6126">
            <text:p>112.6126</text:p>
          </table:table-cell>
          <table:table-cell table:formula="oooc:=-[.D86]*0.001" office:value-type="float" office:value="0.4441687">
            <text:p>0.444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12.6293">
            <text:p>-112.63</text:p>
          </table:table-cell>
          <table:table-cell office:value-type="float" office:value="-0.01326233">
            <text:p>-0.01</text:p>
          </table:table-cell>
          <table:table-cell office:value-type="float" office:value="-463.6587">
            <text:p>-463.66</text:p>
          </table:table-cell>
          <table:table-cell office:value-type="float" office:value="0.00303974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26233">
            <text:p>0</text:p>
          </table:table-cell>
          <table:table-cell office:value-type="float" office:value="0.01326233">
            <text:p>0.01</text:p>
          </table:table-cell>
          <table:table-cell office:value-type="float" office:value="0.01326321">
            <text:p>0.01</text:p>
          </table:table-cell>
          <table:table-cell office:value-type="float" office:value="463.6587">
            <text:p>463.66</text:p>
          </table:table-cell>
          <table:table-cell office:value-type="float" office:value="3039.344">
            <text:p>3039.34</text:p>
          </table:table-cell>
          <table:table-cell table:formula="oooc:=-([.B87]-[.B$34])" office:value-type="float" office:value="0.883300000000006">
            <text:p>0.8833</text:p>
          </table:table-cell>
          <table:table-cell table:formula="oooc:=-[.D87]*0.001" office:value-type="float" office:value="0.4636587">
            <text:p>0.4637</text:p>
          </table:table-cell>
          <table:table-cell table:formula="oooc:=-[.B87]" office:value-type="float" office:value="112.6293">
            <text:p>112.6293</text:p>
          </table:table-cell>
          <table:table-cell table:formula="oooc:=-[.D87]*0.001" office:value-type="float" office:value="0.4636587">
            <text:p>0.463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12.6459">
            <text:p>-112.65</text:p>
          </table:table-cell>
          <table:table-cell office:value-type="float" office:value="-0.0138206">
            <text:p>-0.01</text:p>
          </table:table-cell>
          <table:table-cell office:value-type="float" office:value="-482.4192">
            <text:p>-482.42</text:p>
          </table:table-cell>
          <table:table-cell office:value-type="float" office:value="0.00316274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206">
            <text:p>0</text:p>
          </table:table-cell>
          <table:table-cell office:value-type="float" office:value="0.0138206">
            <text:p>0.01</text:p>
          </table:table-cell>
          <table:table-cell office:value-type="float" office:value="0.01382156">
            <text:p>0.01</text:p>
          </table:table-cell>
          <table:table-cell office:value-type="float" office:value="482.4192">
            <text:p>482.42</text:p>
          </table:table-cell>
          <table:table-cell office:value-type="float" office:value="3162.304">
            <text:p>3162.3</text:p>
          </table:table-cell>
          <table:table-cell table:formula="oooc:=-([.B88]-[.B$34])" office:value-type="float" office:value="0.899900000000002">
            <text:p>0.8999</text:p>
          </table:table-cell>
          <table:table-cell table:formula="oooc:=-[.D88]*0.001" office:value-type="float" office:value="0.4824192">
            <text:p>0.4824</text:p>
          </table:table-cell>
          <table:table-cell table:formula="oooc:=-[.B88]" office:value-type="float" office:value="112.6459">
            <text:p>112.6459</text:p>
          </table:table-cell>
          <table:table-cell table:formula="oooc:=-[.D88]*0.001" office:value-type="float" office:value="0.4824192">
            <text:p>0.482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12.6627">
            <text:p>-112.66</text:p>
          </table:table-cell>
          <table:table-cell office:value-type="float" office:value="-0.01374085">
            <text:p>-0.01</text:p>
          </table:table-cell>
          <table:table-cell office:value-type="float" office:value="-501.8527">
            <text:p>-501.85</text:p>
          </table:table-cell>
          <table:table-cell office:value-type="float" office:value="0.00329014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4085">
            <text:p>0</text:p>
          </table:table-cell>
          <table:table-cell office:value-type="float" office:value="0.01374085">
            <text:p>0.01</text:p>
          </table:table-cell>
          <table:table-cell office:value-type="float" office:value="0.01374179">
            <text:p>0.01</text:p>
          </table:table-cell>
          <table:table-cell office:value-type="float" office:value="501.8527">
            <text:p>501.85</text:p>
          </table:table-cell>
          <table:table-cell office:value-type="float" office:value="3289.695">
            <text:p>3289.7</text:p>
          </table:table-cell>
          <table:table-cell table:formula="oooc:=-([.B89]-[.B$34])" office:value-type="float" office:value="0.916700000000006">
            <text:p>0.9167</text:p>
          </table:table-cell>
          <table:table-cell table:formula="oooc:=-[.D89]*0.001" office:value-type="float" office:value="0.5018527">
            <text:p>0.5019</text:p>
          </table:table-cell>
          <table:table-cell table:formula="oooc:=-[.B89]" office:value-type="float" office:value="112.6627">
            <text:p>112.6627</text:p>
          </table:table-cell>
          <table:table-cell table:formula="oooc:=-[.D89]*0.001" office:value-type="float" office:value="0.5018527">
            <text:p>0.50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12.6793">
            <text:p>-112.68</text:p>
          </table:table-cell>
          <table:table-cell office:value-type="float" office:value="-0.01367707">
            <text:p>-0.01</text:p>
          </table:table-cell>
          <table:table-cell office:value-type="float" office:value="-523.8342">
            <text:p>-523.83</text:p>
          </table:table-cell>
          <table:table-cell office:value-type="float" office:value="0.003434258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7707">
            <text:p>0</text:p>
          </table:table-cell>
          <table:table-cell office:value-type="float" office:value="0.01367707">
            <text:p>0.01</text:p>
          </table:table-cell>
          <table:table-cell office:value-type="float" office:value="0.013678">
            <text:p>0.01</text:p>
          </table:table-cell>
          <table:table-cell office:value-type="float" office:value="523.8342">
            <text:p>523.83</text:p>
          </table:table-cell>
          <table:table-cell office:value-type="float" office:value="3433.788">
            <text:p>3433.79</text:p>
          </table:table-cell>
          <table:table-cell table:formula="oooc:=-([.B90]-[.B$34])" office:value-type="float" office:value="0.933300000000003">
            <text:p>0.9333</text:p>
          </table:table-cell>
          <table:table-cell table:formula="oooc:=-[.D90]*0.001" office:value-type="float" office:value="0.5238342">
            <text:p>0.5238</text:p>
          </table:table-cell>
          <table:table-cell table:formula="oooc:=-[.B90]" office:value-type="float" office:value="112.6793">
            <text:p>112.6793</text:p>
          </table:table-cell>
          <table:table-cell table:formula="oooc:=-[.D90]*0.001" office:value-type="float" office:value="0.5238342">
            <text:p>0.523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12.696">
            <text:p>-112.7</text:p>
          </table:table-cell>
          <table:table-cell office:value-type="float" office:value="-0.0136292">
            <text:p>-0.01</text:p>
          </table:table-cell>
          <table:table-cell office:value-type="float" office:value="-544.0896">
            <text:p>-544.09</text:p>
          </table:table-cell>
          <table:table-cell office:value-type="float" office:value="0.00356705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292">
            <text:p>0</text:p>
          </table:table-cell>
          <table:table-cell office:value-type="float" office:value="0.0136292">
            <text:p>0.01</text:p>
          </table:table-cell>
          <table:table-cell office:value-type="float" office:value="0.01363013">
            <text:p>0.01</text:p>
          </table:table-cell>
          <table:table-cell office:value-type="float" office:value="544.0897">
            <text:p>544.09</text:p>
          </table:table-cell>
          <table:table-cell office:value-type="float" office:value="3566.566">
            <text:p>3566.57</text:p>
          </table:table-cell>
          <table:table-cell table:formula="oooc:=-([.B91]-[.B$34])" office:value-type="float" office:value="0.950000000000003">
            <text:p>0.9500</text:p>
          </table:table-cell>
          <table:table-cell table:formula="oooc:=-[.D91]*0.001" office:value-type="float" office:value="0.5440896">
            <text:p>0.5441</text:p>
          </table:table-cell>
          <table:table-cell table:formula="oooc:=-[.B91]" office:value-type="float" office:value="112.696">
            <text:p>112.6960</text:p>
          </table:table-cell>
          <table:table-cell table:formula="oooc:=-[.D91]*0.001" office:value-type="float" office:value="0.5440896">
            <text:p>0.544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12.7127">
            <text:p>-112.71</text:p>
          </table:table-cell>
          <table:table-cell office:value-type="float" office:value="-0.01380466">
            <text:p>-0.01</text:p>
          </table:table-cell>
          <table:table-cell office:value-type="float" office:value="-565.4745">
            <text:p>-565.47</text:p>
          </table:table-cell>
          <table:table-cell office:value-type="float" office:value="0.003707252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0466">
            <text:p>0</text:p>
          </table:table-cell>
          <table:table-cell office:value-type="float" office:value="0.01380466">
            <text:p>0.01</text:p>
          </table:table-cell>
          <table:table-cell office:value-type="float" office:value="0.01380561">
            <text:p>0.01</text:p>
          </table:table-cell>
          <table:table-cell office:value-type="float" office:value="565.4745">
            <text:p>565.47</text:p>
          </table:table-cell>
          <table:table-cell office:value-type="float" office:value="3706.74">
            <text:p>3706.74</text:p>
          </table:table-cell>
          <table:table-cell table:formula="oooc:=-([.B92]-[.B$34])" office:value-type="float" office:value="0.966700000000003">
            <text:p>0.9667</text:p>
          </table:table-cell>
          <table:table-cell table:formula="oooc:=-[.D92]*0.001" office:value-type="float" office:value="0.5654745">
            <text:p>0.5655</text:p>
          </table:table-cell>
          <table:table-cell table:formula="oooc:=-[.B92]" office:value-type="float" office:value="112.7127">
            <text:p>112.7127</text:p>
          </table:table-cell>
          <table:table-cell table:formula="oooc:=-[.D92]*0.001" office:value-type="float" office:value="0.5654745">
            <text:p>0.56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112.7293">
            <text:p>-112.73</text:p>
          </table:table-cell>
          <table:table-cell office:value-type="float" office:value="-0.01361325">
            <text:p>-0.01</text:p>
          </table:table-cell>
          <table:table-cell office:value-type="float" office:value="-588.0042">
            <text:p>-588</text:p>
          </table:table-cell>
          <table:table-cell office:value-type="float" office:value="0.00385495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1325">
            <text:p>0</text:p>
          </table:table-cell>
          <table:table-cell office:value-type="float" office:value="0.01361325">
            <text:p>0.01</text:p>
          </table:table-cell>
          <table:table-cell office:value-type="float" office:value="0.01361418">
            <text:p>0.01</text:p>
          </table:table-cell>
          <table:table-cell office:value-type="float" office:value="588.0042">
            <text:p>588</text:p>
          </table:table-cell>
          <table:table-cell office:value-type="float" office:value="3854.432">
            <text:p>3854.43</text:p>
          </table:table-cell>
          <table:table-cell table:formula="oooc:=-([.B93]-[.B$34])" office:value-type="float" office:value="0.9833">
            <text:p>0.9833</text:p>
          </table:table-cell>
          <table:table-cell table:formula="oooc:=-[.D93]*0.001" office:value-type="float" office:value="0.5880042">
            <text:p>0.5880</text:p>
          </table:table-cell>
          <table:table-cell table:formula="oooc:=-[.B93]" office:value-type="float" office:value="112.7293">
            <text:p>112.7293</text:p>
          </table:table-cell>
          <table:table-cell table:formula="oooc:=-[.D93]*0.001" office:value-type="float" office:value="0.5880042">
            <text:p>0.588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12.7459">
            <text:p>-112.75</text:p>
          </table:table-cell>
          <table:table-cell office:value-type="float" office:value="-0.01391631">
            <text:p>-0.01</text:p>
          </table:table-cell>
          <table:table-cell office:value-type="float" office:value="-609.9246">
            <text:p>-609.92</text:p>
          </table:table-cell>
          <table:table-cell office:value-type="float" office:value="0.00399866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1631">
            <text:p>0</text:p>
          </table:table-cell>
          <table:table-cell office:value-type="float" office:value="0.01391631">
            <text:p>0.01</text:p>
          </table:table-cell>
          <table:table-cell office:value-type="float" office:value="0.01391727">
            <text:p>0.01</text:p>
          </table:table-cell>
          <table:table-cell office:value-type="float" office:value="609.9246">
            <text:p>609.92</text:p>
          </table:table-cell>
          <table:table-cell office:value-type="float" office:value="3998.11">
            <text:p>3998.11</text:p>
          </table:table-cell>
          <table:table-cell table:formula="oooc:=-([.B94]-[.B$34])" office:value-type="float" office:value="0.999900000000011">
            <text:p>0.9999</text:p>
          </table:table-cell>
          <table:table-cell table:formula="oooc:=-[.D94]*0.001" office:value-type="float" office:value="0.6099246">
            <text:p>0.6099</text:p>
          </table:table-cell>
          <table:table-cell table:formula="oooc:=-[.B94]" office:value-type="float" office:value="112.7459">
            <text:p>112.7459</text:p>
          </table:table-cell>
          <table:table-cell table:formula="oooc:=-[.D94]*0.001" office:value-type="float" office:value="0.6099246">
            <text:p>0.609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12.7626">
            <text:p>-112.76</text:p>
          </table:table-cell>
          <table:table-cell office:value-type="float" office:value="-0.01359731">
            <text:p>-0.01</text:p>
          </table:table-cell>
          <table:table-cell office:value-type="float" office:value="-632.5537">
            <text:p>-632.55</text:p>
          </table:table-cell>
          <table:table-cell office:value-type="float" office:value="0.004147023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9731">
            <text:p>0</text:p>
          </table:table-cell>
          <table:table-cell office:value-type="float" office:value="0.01359731">
            <text:p>0.01</text:p>
          </table:table-cell>
          <table:table-cell office:value-type="float" office:value="0.01359823">
            <text:p>0.01</text:p>
          </table:table-cell>
          <table:table-cell office:value-type="float" office:value="632.5537">
            <text:p>632.55</text:p>
          </table:table-cell>
          <table:table-cell office:value-type="float" office:value="4146.459">
            <text:p>4146.46</text:p>
          </table:table-cell>
          <table:table-cell table:formula="oooc:=-([.B95]-[.B$34])" office:value-type="float" office:value="1.01660000000001">
            <text:p>1.0166</text:p>
          </table:table-cell>
          <table:table-cell table:formula="oooc:=-[.D95]*0.001" office:value-type="float" office:value="0.6325537">
            <text:p>0.6326</text:p>
          </table:table-cell>
          <table:table-cell table:formula="oooc:=-[.B95]" office:value-type="float" office:value="112.7626">
            <text:p>112.7626</text:p>
          </table:table-cell>
          <table:table-cell table:formula="oooc:=-[.D95]*0.001" office:value-type="float" office:value="0.6325537">
            <text:p>0.63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12.7793">
            <text:p>-112.78</text:p>
          </table:table-cell>
          <table:table-cell office:value-type="float" office:value="-0.01345374">
            <text:p>-0.01</text:p>
          </table:table-cell>
          <table:table-cell office:value-type="float" office:value="-655.7777">
            <text:p>-655.78</text:p>
          </table:table-cell>
          <table:table-cell office:value-type="float" office:value="0.004299279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45374">
            <text:p>0</text:p>
          </table:table-cell>
          <table:table-cell office:value-type="float" office:value="0.01345374">
            <text:p>0.01</text:p>
          </table:table-cell>
          <table:table-cell office:value-type="float" office:value="0.01345464">
            <text:p>0.01</text:p>
          </table:table-cell>
          <table:table-cell office:value-type="float" office:value="655.7777">
            <text:p>655.78</text:p>
          </table:table-cell>
          <table:table-cell office:value-type="float" office:value="4298.701">
            <text:p>4298.7</text:p>
          </table:table-cell>
          <table:table-cell table:formula="oooc:=-([.B96]-[.B$34])" office:value-type="float" office:value="1.03330000000001">
            <text:p>1.0333</text:p>
          </table:table-cell>
          <table:table-cell table:formula="oooc:=-[.D96]*0.001" office:value-type="float" office:value="0.6557777">
            <text:p>0.6558</text:p>
          </table:table-cell>
          <table:table-cell table:formula="oooc:=-[.B96]" office:value-type="float" office:value="112.7793">
            <text:p>112.7793</text:p>
          </table:table-cell>
          <table:table-cell table:formula="oooc:=-[.D96]*0.001" office:value-type="float" office:value="0.6557777">
            <text:p>0.655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12.796">
            <text:p>-112.8</text:p>
          </table:table-cell>
          <table:table-cell office:value-type="float" office:value="-0.0138206">
            <text:p>-0.01</text:p>
          </table:table-cell>
          <table:table-cell office:value-type="float" office:value="-682.1313">
            <text:p>-682.13</text:p>
          </table:table-cell>
          <table:table-cell office:value-type="float" office:value="0.00447205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206">
            <text:p>0</text:p>
          </table:table-cell>
          <table:table-cell office:value-type="float" office:value="0.0138206">
            <text:p>0.01</text:p>
          </table:table-cell>
          <table:table-cell office:value-type="float" office:value="0.01382156">
            <text:p>0.01</text:p>
          </table:table-cell>
          <table:table-cell office:value-type="float" office:value="682.1313">
            <text:p>682.13</text:p>
          </table:table-cell>
          <table:table-cell office:value-type="float" office:value="4471.436">
            <text:p>4471.44</text:p>
          </table:table-cell>
          <table:table-cell table:formula="oooc:=-([.B97]-[.B$34])" office:value-type="float" office:value="1.05000000000001">
            <text:p>1.0500</text:p>
          </table:table-cell>
          <table:table-cell table:formula="oooc:=-[.D97]*0.001" office:value-type="float" office:value="0.6821313">
            <text:p>0.6821</text:p>
          </table:table-cell>
          <table:table-cell table:formula="oooc:=-[.B97]" office:value-type="float" office:value="112.796">
            <text:p>112.7960</text:p>
          </table:table-cell>
          <table:table-cell table:formula="oooc:=-[.D97]*0.001" office:value-type="float" office:value="0.6821313">
            <text:p>0.68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12.8127">
            <text:p>-112.81</text:p>
          </table:table-cell>
          <table:table-cell office:value-type="float" office:value="-0.01380466">
            <text:p>-0.01</text:p>
          </table:table-cell>
          <table:table-cell office:value-type="float" office:value="-708.0134">
            <text:p>-708.01</text:p>
          </table:table-cell>
          <table:table-cell office:value-type="float" office:value="0.00464173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0466">
            <text:p>0</text:p>
          </table:table-cell>
          <table:table-cell office:value-type="float" office:value="0.01380466">
            <text:p>0.01</text:p>
          </table:table-cell>
          <table:table-cell office:value-type="float" office:value="0.01380561">
            <text:p>0.01</text:p>
          </table:table-cell>
          <table:table-cell office:value-type="float" office:value="708.0134">
            <text:p>708.01</text:p>
          </table:table-cell>
          <table:table-cell office:value-type="float" office:value="4641.096">
            <text:p>4641.1</text:p>
          </table:table-cell>
          <table:table-cell table:formula="oooc:=-([.B98]-[.B$34])" office:value-type="float" office:value="1.06670000000001">
            <text:p>1.0667</text:p>
          </table:table-cell>
          <table:table-cell table:formula="oooc:=-[.D98]*0.001" office:value-type="float" office:value="0.7080134">
            <text:p>0.7080</text:p>
          </table:table-cell>
          <table:table-cell table:formula="oooc:=-[.B98]" office:value-type="float" office:value="112.8127">
            <text:p>112.8127</text:p>
          </table:table-cell>
          <table:table-cell table:formula="oooc:=-[.D98]*0.001" office:value-type="float" office:value="0.7080134">
            <text:p>0.70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12.8293">
            <text:p>-112.83</text:p>
          </table:table-cell>
          <table:table-cell office:value-type="float" office:value="-0.01383658">
            <text:p>-0.01</text:p>
          </table:table-cell>
          <table:table-cell office:value-type="float" office:value="-732.7537">
            <text:p>-732.75</text:p>
          </table:table-cell>
          <table:table-cell office:value-type="float" office:value="0.00480393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3658">
            <text:p>0</text:p>
          </table:table-cell>
          <table:table-cell office:value-type="float" office:value="0.01383658">
            <text:p>0.01</text:p>
          </table:table-cell>
          <table:table-cell office:value-type="float" office:value="0.01383754">
            <text:p>0.01</text:p>
          </table:table-cell>
          <table:table-cell office:value-type="float" office:value="732.7537">
            <text:p>732.75</text:p>
          </table:table-cell>
          <table:table-cell office:value-type="float" office:value="4803.269">
            <text:p>4803.27</text:p>
          </table:table-cell>
          <table:table-cell table:formula="oooc:=-([.B99]-[.B$34])" office:value-type="float" office:value="1.08330000000001">
            <text:p>1.0833</text:p>
          </table:table-cell>
          <table:table-cell table:formula="oooc:=-[.D99]*0.001" office:value-type="float" office:value="0.7327537">
            <text:p>0.7328</text:p>
          </table:table-cell>
          <table:table-cell table:formula="oooc:=-[.B99]" office:value-type="float" office:value="112.8293">
            <text:p>112.8293</text:p>
          </table:table-cell>
          <table:table-cell table:formula="oooc:=-[.D99]*0.001" office:value-type="float" office:value="0.7327537">
            <text:p>0.73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12.846">
            <text:p>-112.85</text:p>
          </table:table-cell>
          <table:table-cell office:value-type="float" office:value="-0.01350161">
            <text:p>-0.01</text:p>
          </table:table-cell>
          <table:table-cell office:value-type="float" office:value="-758.7055">
            <text:p>-758.71</text:p>
          </table:table-cell>
          <table:table-cell office:value-type="float" office:value="0.004974074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0161">
            <text:p>0</text:p>
          </table:table-cell>
          <table:table-cell office:value-type="float" office:value="0.01350161">
            <text:p>0.01</text:p>
          </table:table-cell>
          <table:table-cell office:value-type="float" office:value="0.01350252">
            <text:p>0.01</text:p>
          </table:table-cell>
          <table:table-cell office:value-type="float" office:value="758.7054">
            <text:p>758.71</text:p>
          </table:table-cell>
          <table:table-cell office:value-type="float" office:value="4973.402">
            <text:p>4973.4</text:p>
          </table:table-cell>
          <table:table-cell table:formula="oooc:=-([.B100]-[.B$34])" office:value-type="float" office:value="1.10000000000001">
            <text:p>1.1000</text:p>
          </table:table-cell>
          <table:table-cell table:formula="oooc:=-[.D100]*0.001" office:value-type="float" office:value="0.7587055">
            <text:p>0.7587</text:p>
          </table:table-cell>
          <table:table-cell table:formula="oooc:=-[.B100]" office:value-type="float" office:value="112.846">
            <text:p>112.8460</text:p>
          </table:table-cell>
          <table:table-cell table:formula="oooc:=-[.D100]*0.001" office:value-type="float" office:value="0.7587055">
            <text:p>0.758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12.8626">
            <text:p>-112.86</text:p>
          </table:table-cell>
          <table:table-cell office:value-type="float" office:value="-0.0136292">
            <text:p>-0.01</text:p>
          </table:table-cell>
          <table:table-cell office:value-type="float" office:value="-783.2259">
            <text:p>-783.23</text:p>
          </table:table-cell>
          <table:table-cell office:value-type="float" office:value="0.00513483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292">
            <text:p>0</text:p>
          </table:table-cell>
          <table:table-cell office:value-type="float" office:value="0.0136292">
            <text:p>0.01</text:p>
          </table:table-cell>
          <table:table-cell office:value-type="float" office:value="0.01363013">
            <text:p>0.01</text:p>
          </table:table-cell>
          <table:table-cell office:value-type="float" office:value="783.2259">
            <text:p>783.23</text:p>
          </table:table-cell>
          <table:table-cell office:value-type="float" office:value="5134.13">
            <text:p>5134.13</text:p>
          </table:table-cell>
          <table:table-cell table:formula="oooc:=-([.B101]-[.B$34])" office:value-type="float" office:value="1.11660000000001">
            <text:p>1.1166</text:p>
          </table:table-cell>
          <table:table-cell table:formula="oooc:=-[.D101]*0.001" office:value-type="float" office:value="0.7832259">
            <text:p>0.7832</text:p>
          </table:table-cell>
          <table:table-cell table:formula="oooc:=-[.B101]" office:value-type="float" office:value="112.8626">
            <text:p>112.8626</text:p>
          </table:table-cell>
          <table:table-cell table:formula="oooc:=-[.D101]*0.001" office:value-type="float" office:value="0.7832259">
            <text:p>0.783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12.8793">
            <text:p>-112.88</text:p>
          </table:table-cell>
          <table:table-cell office:value-type="float" office:value="-0.01370896">
            <text:p>-0.01</text:p>
          </table:table-cell>
          <table:table-cell office:value-type="float" office:value="-808.5746">
            <text:p>-808.57</text:p>
          </table:table-cell>
          <table:table-cell office:value-type="float" office:value="0.00530101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0896">
            <text:p>0</text:p>
          </table:table-cell>
          <table:table-cell office:value-type="float" office:value="0.01370896">
            <text:p>0.01</text:p>
          </table:table-cell>
          <table:table-cell office:value-type="float" office:value="0.0137099">
            <text:p>0.01</text:p>
          </table:table-cell>
          <table:table-cell office:value-type="float" office:value="808.5746">
            <text:p>808.57</text:p>
          </table:table-cell>
          <table:table-cell office:value-type="float" office:value="5300.29">
            <text:p>5300.29</text:p>
          </table:table-cell>
          <table:table-cell table:formula="oooc:=-([.B102]-[.B$34])" office:value-type="float" office:value="1.13330000000001">
            <text:p>1.1333</text:p>
          </table:table-cell>
          <table:table-cell table:formula="oooc:=-[.D102]*0.001" office:value-type="float" office:value="0.8085746">
            <text:p>0.8086</text:p>
          </table:table-cell>
          <table:table-cell table:formula="oooc:=-[.B102]" office:value-type="float" office:value="112.8793">
            <text:p>112.8793</text:p>
          </table:table-cell>
          <table:table-cell table:formula="oooc:=-[.D102]*0.001" office:value-type="float" office:value="0.8085746">
            <text:p>0.808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12.8959">
            <text:p>-112.9</text:p>
          </table:table-cell>
          <table:table-cell office:value-type="float" office:value="-0.01390036">
            <text:p>-0.01</text:p>
          </table:table-cell>
          <table:table-cell office:value-type="float" office:value="-835.1713">
            <text:p>-835.17</text:p>
          </table:table-cell>
          <table:table-cell office:value-type="float" office:value="0.00547538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0036">
            <text:p>0</text:p>
          </table:table-cell>
          <table:table-cell office:value-type="float" office:value="0.01390036">
            <text:p>0.01</text:p>
          </table:table-cell>
          <table:table-cell office:value-type="float" office:value="0.01390133">
            <text:p>0.01</text:p>
          </table:table-cell>
          <table:table-cell office:value-type="float" office:value="835.1713">
            <text:p>835.17</text:p>
          </table:table-cell>
          <table:table-cell office:value-type="float" office:value="5474.623">
            <text:p>5474.62</text:p>
          </table:table-cell>
          <table:table-cell table:formula="oooc:=-([.B103]-[.B$34])" office:value-type="float" office:value="1.1499">
            <text:p>1.1499</text:p>
          </table:table-cell>
          <table:table-cell table:formula="oooc:=-[.D103]*0.001" office:value-type="float" office:value="0.8351713">
            <text:p>0.8352</text:p>
          </table:table-cell>
          <table:table-cell table:formula="oooc:=-[.B103]" office:value-type="float" office:value="112.8959">
            <text:p>112.8959</text:p>
          </table:table-cell>
          <table:table-cell table:formula="oooc:=-[.D103]*0.001" office:value-type="float" office:value="0.8351713">
            <text:p>0.83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12.9127">
            <text:p>-112.91</text:p>
          </table:table-cell>
          <table:table-cell office:value-type="float" office:value="-0.01374085">
            <text:p>-0.01</text:p>
          </table:table-cell>
          <table:table-cell office:value-type="float" office:value="-862.5231">
            <text:p>-862.52</text:p>
          </table:table-cell>
          <table:table-cell office:value-type="float" office:value="0.005654702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4085">
            <text:p>0</text:p>
          </table:table-cell>
          <table:table-cell office:value-type="float" office:value="0.01374085">
            <text:p>0.01</text:p>
          </table:table-cell>
          <table:table-cell office:value-type="float" office:value="0.01374179">
            <text:p>0.01</text:p>
          </table:table-cell>
          <table:table-cell office:value-type="float" office:value="862.5231">
            <text:p>862.52</text:p>
          </table:table-cell>
          <table:table-cell office:value-type="float" office:value="5653.925">
            <text:p>5653.93</text:p>
          </table:table-cell>
          <table:table-cell table:formula="oooc:=-([.B104]-[.B$34])" office:value-type="float" office:value="1.16670000000001">
            <text:p>1.1667</text:p>
          </table:table-cell>
          <table:table-cell table:formula="oooc:=-[.D104]*0.001" office:value-type="float" office:value="0.8625231">
            <text:p>0.8625</text:p>
          </table:table-cell>
          <table:table-cell table:formula="oooc:=-[.B104]" office:value-type="float" office:value="112.9127">
            <text:p>112.9127</text:p>
          </table:table-cell>
          <table:table-cell table:formula="oooc:=-[.D104]*0.001" office:value-type="float" office:value="0.8625231">
            <text:p>0.862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12.9293">
            <text:p>-112.93</text:p>
          </table:table-cell>
          <table:table-cell office:value-type="float" office:value="-0.01418751">
            <text:p>-0.01</text:p>
          </table:table-cell>
          <table:table-cell office:value-type="float" office:value="-890.3026">
            <text:p>-890.3</text:p>
          </table:table-cell>
          <table:table-cell office:value-type="float" office:value="0.00583682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8751">
            <text:p>0</text:p>
          </table:table-cell>
          <table:table-cell office:value-type="float" office:value="0.01418751">
            <text:p>0.01</text:p>
          </table:table-cell>
          <table:table-cell office:value-type="float" office:value="0.01418851">
            <text:p>0.01</text:p>
          </table:table-cell>
          <table:table-cell office:value-type="float" office:value="890.3026">
            <text:p>890.3</text:p>
          </table:table-cell>
          <table:table-cell office:value-type="float" office:value="5835.997">
            <text:p>5836</text:p>
          </table:table-cell>
          <table:table-cell table:formula="oooc:=-([.B105]-[.B$34])" office:value-type="float" office:value="1.1833">
            <text:p>1.1833</text:p>
          </table:table-cell>
          <table:table-cell table:formula="oooc:=-[.D105]*0.001" office:value-type="float" office:value="0.8903026">
            <text:p>0.8903</text:p>
          </table:table-cell>
          <table:table-cell table:formula="oooc:=-[.B105]" office:value-type="float" office:value="112.9293">
            <text:p>112.9293</text:p>
          </table:table-cell>
          <table:table-cell table:formula="oooc:=-[.D105]*0.001" office:value-type="float" office:value="0.8903026">
            <text:p>0.890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12.9459">
            <text:p>-112.95</text:p>
          </table:table-cell>
          <table:table-cell office:value-type="float" office:value="-0.01396418">
            <text:p>-0.01</text:p>
          </table:table-cell>
          <table:table-cell office:value-type="float" office:value="-919.4957">
            <text:p>-919.5</text:p>
          </table:table-cell>
          <table:table-cell office:value-type="float" office:value="0.00602821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6418">
            <text:p>0</text:p>
          </table:table-cell>
          <table:table-cell office:value-type="float" office:value="0.01396418">
            <text:p>0.01</text:p>
          </table:table-cell>
          <table:table-cell office:value-type="float" office:value="0.01396515">
            <text:p>0.01</text:p>
          </table:table-cell>
          <table:table-cell office:value-type="float" office:value="919.4957">
            <text:p>919.5</text:p>
          </table:table-cell>
          <table:table-cell office:value-type="float" office:value="6027.373">
            <text:p>6027.37</text:p>
          </table:table-cell>
          <table:table-cell table:formula="oooc:=-([.B106]-[.B$34])" office:value-type="float" office:value="1.1999">
            <text:p>1.1999</text:p>
          </table:table-cell>
          <table:table-cell table:formula="oooc:=-[.D106]*0.001" office:value-type="float" office:value="0.9194957">
            <text:p>0.9195</text:p>
          </table:table-cell>
          <table:table-cell table:formula="oooc:=-[.B106]" office:value-type="float" office:value="112.9459">
            <text:p>112.9459</text:p>
          </table:table-cell>
          <table:table-cell table:formula="oooc:=-[.D106]*0.001" office:value-type="float" office:value="0.9194957">
            <text:p>0.919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12.9627">
            <text:p>-112.96</text:p>
          </table:table-cell>
          <table:table-cell office:value-type="float" office:value="-0.01415558">
            <text:p>-0.01</text:p>
          </table:table-cell>
          <table:table-cell office:value-type="float" office:value="-950.1415">
            <text:p>-950.14</text:p>
          </table:table-cell>
          <table:table-cell office:value-type="float" office:value="0.006229129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5558">
            <text:p>0</text:p>
          </table:table-cell>
          <table:table-cell office:value-type="float" office:value="0.01415558">
            <text:p>0.01</text:p>
          </table:table-cell>
          <table:table-cell office:value-type="float" office:value="0.01415658">
            <text:p>0.01</text:p>
          </table:table-cell>
          <table:table-cell office:value-type="float" office:value="950.1415">
            <text:p>950.14</text:p>
          </table:table-cell>
          <table:table-cell office:value-type="float" office:value="6228.247">
            <text:p>6228.25</text:p>
          </table:table-cell>
          <table:table-cell table:formula="oooc:=-([.B107]-[.B$34])" office:value-type="float" office:value="1.2167">
            <text:p>1.2167</text:p>
          </table:table-cell>
          <table:table-cell table:formula="oooc:=-[.D107]*0.001" office:value-type="float" office:value="0.9501415">
            <text:p>0.9501</text:p>
          </table:table-cell>
          <table:table-cell table:formula="oooc:=-[.B107]" office:value-type="float" office:value="112.9627">
            <text:p>112.9627</text:p>
          </table:table-cell>
          <table:table-cell table:formula="oooc:=-[.D107]*0.001" office:value-type="float" office:value="0.9501415">
            <text:p>0.95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12.9793">
            <text:p>-112.98</text:p>
          </table:table-cell>
          <table:table-cell office:value-type="float" office:value="-0.01358137">
            <text:p>-0.01</text:p>
          </table:table-cell>
          <table:table-cell office:value-type="float" office:value="-980.5983">
            <text:p>-980.6</text:p>
          </table:table-cell>
          <table:table-cell office:value-type="float" office:value="0.006428804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58137">
            <text:p>0</text:p>
          </table:table-cell>
          <table:table-cell office:value-type="float" office:value="0.01358137">
            <text:p>0.01</text:p>
          </table:table-cell>
          <table:table-cell office:value-type="float" office:value="0.01358229">
            <text:p>0.01</text:p>
          </table:table-cell>
          <table:table-cell office:value-type="float" office:value="980.5983">
            <text:p>980.6</text:p>
          </table:table-cell>
          <table:table-cell office:value-type="float" office:value="6427.931">
            <text:p>6427.93</text:p>
          </table:table-cell>
          <table:table-cell table:formula="oooc:=-([.B108]-[.B$34])" office:value-type="float" office:value="1.2333">
            <text:p>1.2333</text:p>
          </table:table-cell>
          <table:table-cell table:formula="oooc:=-[.D108]*0.001" office:value-type="float" office:value="0.9805983">
            <text:p>0.9806</text:p>
          </table:table-cell>
          <table:table-cell table:formula="oooc:=-[.B108]" office:value-type="float" office:value="112.9793">
            <text:p>112.9793</text:p>
          </table:table-cell>
          <table:table-cell table:formula="oooc:=-[.D108]*0.001" office:value-type="float" office:value="0.9805983">
            <text:p>0.98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12.996">
            <text:p>-113</text:p>
          </table:table-cell>
          <table:table-cell office:value-type="float" office:value="-0.01386847">
            <text:p>-0.01</text:p>
          </table:table-cell>
          <table:table-cell office:value-type="float" office:value="-1011.89">
            <text:p>-1011.89</text:p>
          </table:table-cell>
          <table:table-cell office:value-type="float" office:value="0.00663395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6847">
            <text:p>0</text:p>
          </table:table-cell>
          <table:table-cell office:value-type="float" office:value="0.01386847">
            <text:p>0.01</text:p>
          </table:table-cell>
          <table:table-cell office:value-type="float" office:value="0.01386943">
            <text:p>0.01</text:p>
          </table:table-cell>
          <table:table-cell office:value-type="float" office:value="1011.89">
            <text:p>1011.89</text:p>
          </table:table-cell>
          <table:table-cell office:value-type="float" office:value="6633.035">
            <text:p>6633.04</text:p>
          </table:table-cell>
          <table:table-cell table:formula="oooc:=-([.B109]-[.B$34])" office:value-type="float" office:value="1.25">
            <text:p>1.2500</text:p>
          </table:table-cell>
          <table:table-cell table:formula="oooc:=-[.D109]*0.001" office:value-type="float" office:value="1.01189">
            <text:p>1.0119</text:p>
          </table:table-cell>
          <table:table-cell table:formula="oooc:=-[.B109]" office:value-type="float" office:value="112.996">
            <text:p>112.9960</text:p>
          </table:table-cell>
          <table:table-cell table:formula="oooc:=-[.D109]*0.001" office:value-type="float" office:value="1.01189">
            <text:p>1.011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13.0127">
            <text:p>-113.01</text:p>
          </table:table-cell>
          <table:table-cell office:value-type="float" office:value="-0.01396418">
            <text:p>-0.01</text:p>
          </table:table-cell>
          <table:table-cell office:value-type="float" office:value="-1042.711">
            <text:p>-1042.71</text:p>
          </table:table-cell>
          <table:table-cell office:value-type="float" office:value="0.00683601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6418">
            <text:p>0</text:p>
          </table:table-cell>
          <table:table-cell office:value-type="float" office:value="0.01396418">
            <text:p>0.01</text:p>
          </table:table-cell>
          <table:table-cell office:value-type="float" office:value="0.01396515">
            <text:p>0.01</text:p>
          </table:table-cell>
          <table:table-cell office:value-type="float" office:value="1042.711">
            <text:p>1042.71</text:p>
          </table:table-cell>
          <table:table-cell office:value-type="float" office:value="6835.061">
            <text:p>6835.06</text:p>
          </table:table-cell>
          <table:table-cell table:formula="oooc:=-([.B110]-[.B$34])" office:value-type="float" office:value="1.2667">
            <text:p>1.2667</text:p>
          </table:table-cell>
          <table:table-cell table:formula="oooc:=-[.D110]*0.001" office:value-type="float" office:value="1.042711">
            <text:p>1.0427</text:p>
          </table:table-cell>
          <table:table-cell table:formula="oooc:=-[.B110]" office:value-type="float" office:value="113.0127">
            <text:p>113.0127</text:p>
          </table:table-cell>
          <table:table-cell table:formula="oooc:=-[.D110]*0.001" office:value-type="float" office:value="1.042711">
            <text:p>1.042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13.0293">
            <text:p>-113.03</text:p>
          </table:table-cell>
          <table:table-cell office:value-type="float" office:value="-0.01420345">
            <text:p>-0.01</text:p>
          </table:table-cell>
          <table:table-cell office:value-type="float" office:value="-1074.873">
            <text:p>-1074.87</text:p>
          </table:table-cell>
          <table:table-cell office:value-type="float" office:value="0.00704687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0345">
            <text:p>0</text:p>
          </table:table-cell>
          <table:table-cell office:value-type="float" office:value="0.01420345">
            <text:p>0.01</text:p>
          </table:table-cell>
          <table:table-cell office:value-type="float" office:value="0.01420446">
            <text:p>0.01</text:p>
          </table:table-cell>
          <table:table-cell office:value-type="float" office:value="1074.873">
            <text:p>1074.87</text:p>
          </table:table-cell>
          <table:table-cell office:value-type="float" office:value="7045.87">
            <text:p>7045.87</text:p>
          </table:table-cell>
          <table:table-cell table:formula="oooc:=-([.B111]-[.B$34])" office:value-type="float" office:value="1.28330000000001">
            <text:p>1.2833</text:p>
          </table:table-cell>
          <table:table-cell table:formula="oooc:=-[.D111]*0.001" office:value-type="float" office:value="1.074873">
            <text:p>1.0749</text:p>
          </table:table-cell>
          <table:table-cell table:formula="oooc:=-[.B111]" office:value-type="float" office:value="113.0293">
            <text:p>113.0293</text:p>
          </table:table-cell>
          <table:table-cell table:formula="oooc:=-[.D111]*0.001" office:value-type="float" office:value="1.074873">
            <text:p>1.07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13.0459">
            <text:p>-113.05</text:p>
          </table:table-cell>
          <table:table-cell office:value-type="float" office:value="-0.01391631">
            <text:p>-0.01</text:p>
          </table:table-cell>
          <table:table-cell office:value-type="float" office:value="-1108.183">
            <text:p>-1108.18</text:p>
          </table:table-cell>
          <table:table-cell office:value-type="float" office:value="0.007265248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1631">
            <text:p>0</text:p>
          </table:table-cell>
          <table:table-cell office:value-type="float" office:value="0.01391631">
            <text:p>0.01</text:p>
          </table:table-cell>
          <table:table-cell office:value-type="float" office:value="0.01391727">
            <text:p>0.01</text:p>
          </table:table-cell>
          <table:table-cell office:value-type="float" office:value="1108.183">
            <text:p>1108.18</text:p>
          </table:table-cell>
          <table:table-cell office:value-type="float" office:value="7264.237">
            <text:p>7264.24</text:p>
          </table:table-cell>
          <table:table-cell table:formula="oooc:=-([.B112]-[.B$34])" office:value-type="float" office:value="1.29990000000001">
            <text:p>1.2999</text:p>
          </table:table-cell>
          <table:table-cell table:formula="oooc:=-[.D112]*0.001" office:value-type="float" office:value="1.108183">
            <text:p>1.1082</text:p>
          </table:table-cell>
          <table:table-cell table:formula="oooc:=-[.B112]" office:value-type="float" office:value="113.0459">
            <text:p>113.0459</text:p>
          </table:table-cell>
          <table:table-cell table:formula="oooc:=-[.D112]*0.001" office:value-type="float" office:value="1.108183">
            <text:p>1.108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13.0626">
            <text:p>-113.06</text:p>
          </table:table-cell>
          <table:table-cell office:value-type="float" office:value="-0.01402799">
            <text:p>-0.01</text:p>
          </table:table-cell>
          <table:table-cell office:value-type="float" office:value="-1139.408">
            <text:p>-1139.41</text:p>
          </table:table-cell>
          <table:table-cell office:value-type="float" office:value="0.00746996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2799">
            <text:p>0</text:p>
          </table:table-cell>
          <table:table-cell office:value-type="float" office:value="0.01402799">
            <text:p>0.01</text:p>
          </table:table-cell>
          <table:table-cell office:value-type="float" office:value="0.01402897">
            <text:p>0.01</text:p>
          </table:table-cell>
          <table:table-cell office:value-type="float" office:value="1139.408">
            <text:p>1139.41</text:p>
          </table:table-cell>
          <table:table-cell office:value-type="float" office:value="7468.914">
            <text:p>7468.91</text:p>
          </table:table-cell>
          <table:table-cell table:formula="oooc:=-([.B113]-[.B$34])" office:value-type="float" office:value="1.31660000000001">
            <text:p>1.3166</text:p>
          </table:table-cell>
          <table:table-cell table:formula="oooc:=-[.D113]*0.001" office:value-type="float" office:value="1.139408">
            <text:p>1.1394</text:p>
          </table:table-cell>
          <table:table-cell table:formula="oooc:=-[.B113]" office:value-type="float" office:value="113.0626">
            <text:p>113.0626</text:p>
          </table:table-cell>
          <table:table-cell table:formula="oooc:=-[.D113]*0.001" office:value-type="float" office:value="1.139408">
            <text:p>1.13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13.0793">
            <text:p>-113.08</text:p>
          </table:table-cell>
          <table:table-cell office:value-type="float" office:value="-0.01412369">
            <text:p>-0.01</text:p>
          </table:table-cell>
          <table:table-cell office:value-type="float" office:value="-1172.589">
            <text:p>-1172.59</text:p>
          </table:table-cell>
          <table:table-cell office:value-type="float" office:value="0.00768749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2369">
            <text:p>0</text:p>
          </table:table-cell>
          <table:table-cell office:value-type="float" office:value="0.01412369">
            <text:p>0.01</text:p>
          </table:table-cell>
          <table:table-cell office:value-type="float" office:value="0.01412469">
            <text:p>0.01</text:p>
          </table:table-cell>
          <table:table-cell office:value-type="float" office:value="1172.589">
            <text:p>1172.59</text:p>
          </table:table-cell>
          <table:table-cell office:value-type="float" office:value="7686.41">
            <text:p>7686.41</text:p>
          </table:table-cell>
          <table:table-cell table:formula="oooc:=-([.B114]-[.B$34])" office:value-type="float" office:value="1.33330000000001">
            <text:p>1.3333</text:p>
          </table:table-cell>
          <table:table-cell table:formula="oooc:=-[.D114]*0.001" office:value-type="float" office:value="1.172589">
            <text:p>1.1726</text:p>
          </table:table-cell>
          <table:table-cell table:formula="oooc:=-[.B114]" office:value-type="float" office:value="113.0793">
            <text:p>113.0793</text:p>
          </table:table-cell>
          <table:table-cell table:formula="oooc:=-[.D114]*0.001" office:value-type="float" office:value="1.172589">
            <text:p>1.17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13.096">
            <text:p>-113.1</text:p>
          </table:table-cell>
          <table:table-cell office:value-type="float" office:value="-0.01398012">
            <text:p>-0.01</text:p>
          </table:table-cell>
          <table:table-cell office:value-type="float" office:value="-1204.419">
            <text:p>-1204.42</text:p>
          </table:table-cell>
          <table:table-cell office:value-type="float" office:value="0.007896173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8012">
            <text:p>0</text:p>
          </table:table-cell>
          <table:table-cell office:value-type="float" office:value="0.01398012">
            <text:p>0.01</text:p>
          </table:table-cell>
          <table:table-cell office:value-type="float" office:value="0.0139811">
            <text:p>0.01</text:p>
          </table:table-cell>
          <table:table-cell office:value-type="float" office:value="1204.419">
            <text:p>1204.42</text:p>
          </table:table-cell>
          <table:table-cell office:value-type="float" office:value="7895.069">
            <text:p>7895.07</text:p>
          </table:table-cell>
          <table:table-cell table:formula="oooc:=-([.B115]-[.B$34])" office:value-type="float" office:value="1.35000000000001">
            <text:p>1.3500</text:p>
          </table:table-cell>
          <table:table-cell table:formula="oooc:=-[.D115]*0.001" office:value-type="float" office:value="1.204419">
            <text:p>1.2044</text:p>
          </table:table-cell>
          <table:table-cell table:formula="oooc:=-[.B115]" office:value-type="float" office:value="113.096">
            <text:p>113.0960</text:p>
          </table:table-cell>
          <table:table-cell table:formula="oooc:=-[.D115]*0.001" office:value-type="float" office:value="1.204419">
            <text:p>1.204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13.1127">
            <text:p>-113.11</text:p>
          </table:table-cell>
          <table:table-cell office:value-type="float" office:value="-0.01410775">
            <text:p>-0.01</text:p>
          </table:table-cell>
          <table:table-cell office:value-type="float" office:value="-1237.715">
            <text:p>-1237.72</text:p>
          </table:table-cell>
          <table:table-cell office:value-type="float" office:value="0.0081144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0775">
            <text:p>0</text:p>
          </table:table-cell>
          <table:table-cell office:value-type="float" office:value="0.01410775">
            <text:p>0.01</text:p>
          </table:table-cell>
          <table:table-cell office:value-type="float" office:value="0.01410874">
            <text:p>0.01</text:p>
          </table:table-cell>
          <table:table-cell office:value-type="float" office:value="1237.715">
            <text:p>1237.72</text:p>
          </table:table-cell>
          <table:table-cell office:value-type="float" office:value="8113.315">
            <text:p>8113.32</text:p>
          </table:table-cell>
          <table:table-cell table:formula="oooc:=-([.B116]-[.B$34])" office:value-type="float" office:value="1.36670000000001">
            <text:p>1.3667</text:p>
          </table:table-cell>
          <table:table-cell table:formula="oooc:=-[.D116]*0.001" office:value-type="float" office:value="1.237715">
            <text:p>1.2377</text:p>
          </table:table-cell>
          <table:table-cell table:formula="oooc:=-[.B116]" office:value-type="float" office:value="113.1127">
            <text:p>113.1127</text:p>
          </table:table-cell>
          <table:table-cell table:formula="oooc:=-[.D116]*0.001" office:value-type="float" office:value="1.237715">
            <text:p>1.23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13.1293">
            <text:p>-113.13</text:p>
          </table:table-cell>
          <table:table-cell office:value-type="float" office:value="-0.01434699">
            <text:p>-0.01</text:p>
          </table:table-cell>
          <table:table-cell office:value-type="float" office:value="-1270.228">
            <text:p>-1270.23</text:p>
          </table:table-cell>
          <table:table-cell office:value-type="float" office:value="0.008327614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4699">
            <text:p>0</text:p>
          </table:table-cell>
          <table:table-cell office:value-type="float" office:value="0.01434699">
            <text:p>0.01</text:p>
          </table:table-cell>
          <table:table-cell office:value-type="float" office:value="0.01434802">
            <text:p>0.01</text:p>
          </table:table-cell>
          <table:table-cell office:value-type="float" office:value="1270.228">
            <text:p>1270.23</text:p>
          </table:table-cell>
          <table:table-cell office:value-type="float" office:value="8326.419">
            <text:p>8326.42</text:p>
          </table:table-cell>
          <table:table-cell table:formula="oooc:=-([.B117]-[.B$34])" office:value-type="float" office:value="1.38330000000001">
            <text:p>1.3833</text:p>
          </table:table-cell>
          <table:table-cell table:formula="oooc:=-[.D117]*0.001" office:value-type="float" office:value="1.270228">
            <text:p>1.2702</text:p>
          </table:table-cell>
          <table:table-cell table:formula="oooc:=-[.B117]" office:value-type="float" office:value="113.1293">
            <text:p>113.1293</text:p>
          </table:table-cell>
          <table:table-cell table:formula="oooc:=-[.D117]*0.001" office:value-type="float" office:value="1.270228">
            <text:p>1.270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13.146">
            <text:p>-113.15</text:p>
          </table:table-cell>
          <table:table-cell office:value-type="float" office:value="-0.01388442">
            <text:p>-0.01</text:p>
          </table:table-cell>
          <table:table-cell office:value-type="float" office:value="-1303.144">
            <text:p>-1303.14</text:p>
          </table:table-cell>
          <table:table-cell office:value-type="float" office:value="0.008543414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8442">
            <text:p>0</text:p>
          </table:table-cell>
          <table:table-cell office:value-type="float" office:value="0.01388442">
            <text:p>0.01</text:p>
          </table:table-cell>
          <table:table-cell office:value-type="float" office:value="0.01388538">
            <text:p>0.01</text:p>
          </table:table-cell>
          <table:table-cell office:value-type="float" office:value="1303.144">
            <text:p>1303.14</text:p>
          </table:table-cell>
          <table:table-cell office:value-type="float" office:value="8542.228">
            <text:p>8542.23</text:p>
          </table:table-cell>
          <table:table-cell table:formula="oooc:=-([.B118]-[.B$34])" office:value-type="float" office:value="1.40000000000001">
            <text:p>1.4000</text:p>
          </table:table-cell>
          <table:table-cell table:formula="oooc:=-[.D118]*0.001" office:value-type="float" office:value="1.303144">
            <text:p>1.3031</text:p>
          </table:table-cell>
          <table:table-cell table:formula="oooc:=-[.B118]" office:value-type="float" office:value="113.146">
            <text:p>113.1460</text:p>
          </table:table-cell>
          <table:table-cell table:formula="oooc:=-[.D118]*0.001" office:value-type="float" office:value="1.303144">
            <text:p>1.303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13.1626">
            <text:p>-113.16</text:p>
          </table:table-cell>
          <table:table-cell office:value-type="float" office:value="-0.01402799">
            <text:p>-0.01</text:p>
          </table:table-cell>
          <table:table-cell office:value-type="float" office:value="-1335.716">
            <text:p>-1335.72</text:p>
          </table:table-cell>
          <table:table-cell office:value-type="float" office:value="0.00875695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2799">
            <text:p>0</text:p>
          </table:table-cell>
          <table:table-cell office:value-type="float" office:value="0.01402799">
            <text:p>0.01</text:p>
          </table:table-cell>
          <table:table-cell office:value-type="float" office:value="0.01402897">
            <text:p>0.01</text:p>
          </table:table-cell>
          <table:table-cell office:value-type="float" office:value="1335.716">
            <text:p>1335.72</text:p>
          </table:table-cell>
          <table:table-cell office:value-type="float" office:value="8755.727">
            <text:p>8755.73</text:p>
          </table:table-cell>
          <table:table-cell table:formula="oooc:=-([.B119]-[.B$34])" office:value-type="float" office:value="1.4166">
            <text:p>1.4166</text:p>
          </table:table-cell>
          <table:table-cell table:formula="oooc:=-[.D119]*0.001" office:value-type="float" office:value="1.335716">
            <text:p>1.3357</text:p>
          </table:table-cell>
          <table:table-cell table:formula="oooc:=-[.B119]" office:value-type="float" office:value="113.1626">
            <text:p>113.1626</text:p>
          </table:table-cell>
          <table:table-cell table:formula="oooc:=-[.D119]*0.001" office:value-type="float" office:value="1.335716">
            <text:p>1.33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13.1793">
            <text:p>-113.18</text:p>
          </table:table-cell>
          <table:table-cell office:value-type="float" office:value="-0.0142194">
            <text:p>-0.01</text:p>
          </table:table-cell>
          <table:table-cell office:value-type="float" office:value="-1371.142">
            <text:p>-1371.14</text:p>
          </table:table-cell>
          <table:table-cell office:value-type="float" office:value="0.008989207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194">
            <text:p>0</text:p>
          </table:table-cell>
          <table:table-cell office:value-type="float" office:value="0.0142194">
            <text:p>0.01</text:p>
          </table:table-cell>
          <table:table-cell office:value-type="float" office:value="0.01422041">
            <text:p>0.01</text:p>
          </table:table-cell>
          <table:table-cell office:value-type="float" office:value="1371.142">
            <text:p>1371.14</text:p>
          </table:table-cell>
          <table:table-cell office:value-type="float" office:value="8987.929">
            <text:p>8987.93</text:p>
          </table:table-cell>
          <table:table-cell table:formula="oooc:=-([.B120]-[.B$34])" office:value-type="float" office:value="1.4333">
            <text:p>1.4333</text:p>
          </table:table-cell>
          <table:table-cell table:formula="oooc:=-[.D120]*0.001" office:value-type="float" office:value="1.371142">
            <text:p>1.3711</text:p>
          </table:table-cell>
          <table:table-cell table:formula="oooc:=-[.B120]" office:value-type="float" office:value="113.1793">
            <text:p>113.1793</text:p>
          </table:table-cell>
          <table:table-cell table:formula="oooc:=-[.D120]*0.001" office:value-type="float" office:value="1.371142">
            <text:p>1.37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13.1959">
            <text:p>-113.2</text:p>
          </table:table-cell>
          <table:table-cell office:value-type="float" office:value="-0.01405988">
            <text:p>-0.01</text:p>
          </table:table-cell>
          <table:table-cell office:value-type="float" office:value="-1405.317">
            <text:p>-1405.32</text:p>
          </table:table-cell>
          <table:table-cell office:value-type="float" office:value="0.009213259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5988">
            <text:p>0</text:p>
          </table:table-cell>
          <table:table-cell office:value-type="float" office:value="0.01405988">
            <text:p>0.01</text:p>
          </table:table-cell>
          <table:table-cell office:value-type="float" office:value="0.01406087">
            <text:p>0.01</text:p>
          </table:table-cell>
          <table:table-cell office:value-type="float" office:value="1405.317">
            <text:p>1405.32</text:p>
          </table:table-cell>
          <table:table-cell office:value-type="float" office:value="9211.963">
            <text:p>9211.96</text:p>
          </table:table-cell>
          <table:table-cell table:formula="oooc:=-([.B121]-[.B$34])" office:value-type="float" office:value="1.4499">
            <text:p>1.4499</text:p>
          </table:table-cell>
          <table:table-cell table:formula="oooc:=-[.D121]*0.001" office:value-type="float" office:value="1.405317">
            <text:p>1.4053</text:p>
          </table:table-cell>
          <table:table-cell table:formula="oooc:=-[.B121]" office:value-type="float" office:value="113.1959">
            <text:p>113.1959</text:p>
          </table:table-cell>
          <table:table-cell table:formula="oooc:=-[.D121]*0.001" office:value-type="float" office:value="1.405317">
            <text:p>1.405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13.2127">
            <text:p>-113.21</text:p>
          </table:table-cell>
          <table:table-cell office:value-type="float" office:value="-0.01391631">
            <text:p>-0.01</text:p>
          </table:table-cell>
          <table:table-cell office:value-type="float" office:value="-1440.713">
            <text:p>-1440.71</text:p>
          </table:table-cell>
          <table:table-cell office:value-type="float" office:value="0.00944531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1631">
            <text:p>0</text:p>
          </table:table-cell>
          <table:table-cell office:value-type="float" office:value="0.01391631">
            <text:p>0.01</text:p>
          </table:table-cell>
          <table:table-cell office:value-type="float" office:value="0.01391727">
            <text:p>0.01</text:p>
          </table:table-cell>
          <table:table-cell office:value-type="float" office:value="1440.713">
            <text:p>1440.71</text:p>
          </table:table-cell>
          <table:table-cell office:value-type="float" office:value="9444.001">
            <text:p>9444</text:p>
          </table:table-cell>
          <table:table-cell table:formula="oooc:=-([.B122]-[.B$34])" office:value-type="float" office:value="1.4667">
            <text:p>1.4667</text:p>
          </table:table-cell>
          <table:table-cell table:formula="oooc:=-[.D122]*0.001" office:value-type="float" office:value="1.440713">
            <text:p>1.4407</text:p>
          </table:table-cell>
          <table:table-cell table:formula="oooc:=-[.B122]" office:value-type="float" office:value="113.2127">
            <text:p>113.2127</text:p>
          </table:table-cell>
          <table:table-cell table:formula="oooc:=-[.D122]*0.001" office:value-type="float" office:value="1.440713">
            <text:p>1.440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13.2293">
            <text:p>-113.23</text:p>
          </table:table-cell>
          <table:table-cell office:value-type="float" office:value="-0.01390036">
            <text:p>-0.01</text:p>
          </table:table-cell>
          <table:table-cell office:value-type="float" office:value="-1475.811">
            <text:p>-1475.81</text:p>
          </table:table-cell>
          <table:table-cell office:value-type="float" office:value="0.009675422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0036">
            <text:p>0</text:p>
          </table:table-cell>
          <table:table-cell office:value-type="float" office:value="0.01390036">
            <text:p>0.01</text:p>
          </table:table-cell>
          <table:table-cell office:value-type="float" office:value="0.01390133">
            <text:p>0.01</text:p>
          </table:table-cell>
          <table:table-cell office:value-type="float" office:value="1475.811">
            <text:p>1475.81</text:p>
          </table:table-cell>
          <table:table-cell office:value-type="float" office:value="9674.076">
            <text:p>9674.08</text:p>
          </table:table-cell>
          <table:table-cell table:formula="oooc:=-([.B123]-[.B$34])" office:value-type="float" office:value="1.4833">
            <text:p>1.4833</text:p>
          </table:table-cell>
          <table:table-cell table:formula="oooc:=-[.D123]*0.001" office:value-type="float" office:value="1.475811">
            <text:p>1.4758</text:p>
          </table:table-cell>
          <table:table-cell table:formula="oooc:=-[.B123]" office:value-type="float" office:value="113.2293">
            <text:p>113.2293</text:p>
          </table:table-cell>
          <table:table-cell table:formula="oooc:=-[.D123]*0.001" office:value-type="float" office:value="1.475811">
            <text:p>1.47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13.246">
            <text:p>-113.25</text:p>
          </table:table-cell>
          <table:table-cell office:value-type="float" office:value="-0.01412369">
            <text:p>-0.01</text:p>
          </table:table-cell>
          <table:table-cell office:value-type="float" office:value="-1511.301">
            <text:p>-1511.3</text:p>
          </table:table-cell>
          <table:table-cell office:value-type="float" office:value="0.009908094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2369">
            <text:p>0</text:p>
          </table:table-cell>
          <table:table-cell office:value-type="float" office:value="0.01412369">
            <text:p>0.01</text:p>
          </table:table-cell>
          <table:table-cell office:value-type="float" office:value="0.01412469">
            <text:p>0.01</text:p>
          </table:table-cell>
          <table:table-cell office:value-type="float" office:value="1511.301">
            <text:p>1511.3</text:p>
          </table:table-cell>
          <table:table-cell office:value-type="float" office:value="9906.695">
            <text:p>9906.7</text:p>
          </table:table-cell>
          <table:table-cell table:formula="oooc:=-([.B124]-[.B$34])" office:value-type="float" office:value="1.5">
            <text:p>1.5000</text:p>
          </table:table-cell>
          <table:table-cell table:formula="oooc:=-[.D124]*0.001" office:value-type="float" office:value="1.511301">
            <text:p>1.5113</text:p>
          </table:table-cell>
          <table:table-cell table:formula="oooc:=-[.B124]" office:value-type="float" office:value="113.246">
            <text:p>113.2460</text:p>
          </table:table-cell>
          <table:table-cell table:formula="oooc:=-[.D124]*0.001" office:value-type="float" office:value="1.511301">
            <text:p>1.511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13.2626">
            <text:p>-113.26</text:p>
          </table:table-cell>
          <table:table-cell office:value-type="float" office:value="-0.01390036">
            <text:p>-0.01</text:p>
          </table:table-cell>
          <table:table-cell office:value-type="float" office:value="-1546.505">
            <text:p>-1546.51</text:p>
          </table:table-cell>
          <table:table-cell office:value-type="float" office:value="0.01013889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0036">
            <text:p>0</text:p>
          </table:table-cell>
          <table:table-cell office:value-type="float" office:value="0.01390036">
            <text:p>0.01</text:p>
          </table:table-cell>
          <table:table-cell office:value-type="float" office:value="0.01390133">
            <text:p>0.01</text:p>
          </table:table-cell>
          <table:table-cell office:value-type="float" office:value="1546.505">
            <text:p>1546.51</text:p>
          </table:table-cell>
          <table:table-cell office:value-type="float" office:value="10137.48">
            <text:p>10137.48</text:p>
          </table:table-cell>
          <table:table-cell table:formula="oooc:=-([.B125]-[.B$34])" office:value-type="float" office:value="1.51660000000001">
            <text:p>1.5166</text:p>
          </table:table-cell>
          <table:table-cell table:formula="oooc:=-[.D125]*0.001" office:value-type="float" office:value="1.546505">
            <text:p>1.5465</text:p>
          </table:table-cell>
          <table:table-cell table:formula="oooc:=-[.B125]" office:value-type="float" office:value="113.2626">
            <text:p>113.2626</text:p>
          </table:table-cell>
          <table:table-cell table:formula="oooc:=-[.D125]*0.001" office:value-type="float" office:value="1.546505">
            <text:p>1.54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113.2793">
            <text:p>-113.28</text:p>
          </table:table-cell>
          <table:table-cell office:value-type="float" office:value="-0.01380466">
            <text:p>-0.01</text:p>
          </table:table-cell>
          <table:table-cell office:value-type="float" office:value="-1582.035">
            <text:p>-1582.04</text:p>
          </table:table-cell>
          <table:table-cell office:value-type="float" office:value="0.01037182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0466">
            <text:p>0</text:p>
          </table:table-cell>
          <table:table-cell office:value-type="float" office:value="0.01380466">
            <text:p>0.01</text:p>
          </table:table-cell>
          <table:table-cell office:value-type="float" office:value="0.01380561">
            <text:p>0.01</text:p>
          </table:table-cell>
          <table:table-cell office:value-type="float" office:value="1582.035">
            <text:p>1582.04</text:p>
          </table:table-cell>
          <table:table-cell office:value-type="float" office:value="10370.39">
            <text:p>10370.39</text:p>
          </table:table-cell>
          <table:table-cell table:formula="oooc:=-([.B126]-[.B$34])" office:value-type="float" office:value="1.53330000000001">
            <text:p>1.5333</text:p>
          </table:table-cell>
          <table:table-cell table:formula="oooc:=-[.D126]*0.001" office:value-type="float" office:value="1.582035">
            <text:p>1.5820</text:p>
          </table:table-cell>
          <table:table-cell table:formula="oooc:=-[.B126]" office:value-type="float" office:value="113.2793">
            <text:p>113.2793</text:p>
          </table:table-cell>
          <table:table-cell table:formula="oooc:=-[.D126]*0.001" office:value-type="float" office:value="1.582035">
            <text:p>1.582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113.2959">
            <text:p>-113.3</text:p>
          </table:table-cell>
          <table:table-cell office:value-type="float" office:value="-0.01366109">
            <text:p>-0.01</text:p>
          </table:table-cell>
          <table:table-cell office:value-type="float" office:value="-1617.67">
            <text:p>-1617.67</text:p>
          </table:table-cell>
          <table:table-cell office:value-type="float" office:value="0.0106054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66109">
            <text:p>0</text:p>
          </table:table-cell>
          <table:table-cell office:value-type="float" office:value="0.01366109">
            <text:p>0.01</text:p>
          </table:table-cell>
          <table:table-cell office:value-type="float" office:value="0.01366202">
            <text:p>0.01</text:p>
          </table:table-cell>
          <table:table-cell office:value-type="float" office:value="1617.67">
            <text:p>1617.67</text:p>
          </table:table-cell>
          <table:table-cell office:value-type="float" office:value="10604">
            <text:p>10604</text:p>
          </table:table-cell>
          <table:table-cell table:formula="oooc:=-([.B127]-[.B$34])" office:value-type="float" office:value="1.54990000000001">
            <text:p>1.5499</text:p>
          </table:table-cell>
          <table:table-cell table:formula="oooc:=-[.D127]*0.001" office:value-type="float" office:value="1.61767">
            <text:p>1.6177</text:p>
          </table:table-cell>
          <table:table-cell table:formula="oooc:=-[.B127]" office:value-type="float" office:value="113.2959">
            <text:p>113.2959</text:p>
          </table:table-cell>
          <table:table-cell table:formula="oooc:=-[.D127]*0.001" office:value-type="float" office:value="1.61767">
            <text:p>1.617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113.3126">
            <text:p>-113.31</text:p>
          </table:table-cell>
          <table:table-cell office:value-type="float" office:value="-0.01413964">
            <text:p>-0.01</text:p>
          </table:table-cell>
          <table:table-cell office:value-type="float" office:value="-1654.611">
            <text:p>-1654.61</text:p>
          </table:table-cell>
          <table:table-cell office:value-type="float" office:value="0.01084763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3964">
            <text:p>0</text:p>
          </table:table-cell>
          <table:table-cell office:value-type="float" office:value="0.01413964">
            <text:p>0.01</text:p>
          </table:table-cell>
          <table:table-cell office:value-type="float" office:value="0.01414064">
            <text:p>0.01</text:p>
          </table:table-cell>
          <table:table-cell office:value-type="float" office:value="1654.611">
            <text:p>1654.61</text:p>
          </table:table-cell>
          <table:table-cell office:value-type="float" office:value="10846.1">
            <text:p>10846.1</text:p>
          </table:table-cell>
          <table:table-cell table:formula="oooc:=-([.B128]-[.B$34])" office:value-type="float" office:value="1.56660000000001">
            <text:p>1.5666</text:p>
          </table:table-cell>
          <table:table-cell table:formula="oooc:=-[.D128]*0.001" office:value-type="float" office:value="1.654611">
            <text:p>1.6546</text:p>
          </table:table-cell>
          <table:table-cell table:formula="oooc:=-[.B128]" office:value-type="float" office:value="113.3126">
            <text:p>113.3126</text:p>
          </table:table-cell>
          <table:table-cell table:formula="oooc:=-[.D128]*0.001" office:value-type="float" office:value="1.654611">
            <text:p>1.65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13.3293">
            <text:p>-113.33</text:p>
          </table:table-cell>
          <table:table-cell office:value-type="float" office:value="-0.01388442">
            <text:p>-0.01</text:p>
          </table:table-cell>
          <table:table-cell office:value-type="float" office:value="-1691.971">
            <text:p>-1691.97</text:p>
          </table:table-cell>
          <table:table-cell office:value-type="float" office:value="0.0110925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8442">
            <text:p>0</text:p>
          </table:table-cell>
          <table:table-cell office:value-type="float" office:value="0.01388442">
            <text:p>0.01</text:p>
          </table:table-cell>
          <table:table-cell office:value-type="float" office:value="0.01388538">
            <text:p>0.01</text:p>
          </table:table-cell>
          <table:table-cell office:value-type="float" office:value="1691.971">
            <text:p>1691.97</text:p>
          </table:table-cell>
          <table:table-cell office:value-type="float" office:value="11091.02">
            <text:p>11091.02</text:p>
          </table:table-cell>
          <table:table-cell table:formula="oooc:=-([.B129]-[.B$34])" office:value-type="float" office:value="1.58330000000001">
            <text:p>1.5833</text:p>
          </table:table-cell>
          <table:table-cell table:formula="oooc:=-[.D129]*0.001" office:value-type="float" office:value="1.691971">
            <text:p>1.6920</text:p>
          </table:table-cell>
          <table:table-cell table:formula="oooc:=-[.B129]" office:value-type="float" office:value="113.3293">
            <text:p>113.3293</text:p>
          </table:table-cell>
          <table:table-cell table:formula="oooc:=-[.D129]*0.001" office:value-type="float" office:value="1.691971">
            <text:p>1.692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113.346">
            <text:p>-113.35</text:p>
          </table:table-cell>
          <table:table-cell office:value-type="float" office:value="-0.01433104">
            <text:p>-0.01</text:p>
          </table:table-cell>
          <table:table-cell office:value-type="float" office:value="-1729.161">
            <text:p>-1729.16</text:p>
          </table:table-cell>
          <table:table-cell office:value-type="float" office:value="0.01133638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3104">
            <text:p>0</text:p>
          </table:table-cell>
          <table:table-cell office:value-type="float" office:value="0.01433104">
            <text:p>0.01</text:p>
          </table:table-cell>
          <table:table-cell office:value-type="float" office:value="0.01433207">
            <text:p>0.01</text:p>
          </table:table-cell>
          <table:table-cell office:value-type="float" office:value="1729.161">
            <text:p>1729.16</text:p>
          </table:table-cell>
          <table:table-cell office:value-type="float" office:value="11334.76">
            <text:p>11334.76</text:p>
          </table:table-cell>
          <table:table-cell table:formula="oooc:=-([.B130]-[.B$34])" office:value-type="float" office:value="1.60000000000001">
            <text:p>1.6000</text:p>
          </table:table-cell>
          <table:table-cell table:formula="oooc:=-[.D130]*0.001" office:value-type="float" office:value="1.729161">
            <text:p>1.7292</text:p>
          </table:table-cell>
          <table:table-cell table:formula="oooc:=-[.B130]" office:value-type="float" office:value="113.346">
            <text:p>113.3460</text:p>
          </table:table-cell>
          <table:table-cell table:formula="oooc:=-[.D130]*0.001" office:value-type="float" office:value="1.729161">
            <text:p>1.72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13.3627">
            <text:p>-113.36</text:p>
          </table:table-cell>
          <table:table-cell office:value-type="float" office:value="-0.01410775">
            <text:p>-0.01</text:p>
          </table:table-cell>
          <table:table-cell office:value-type="float" office:value="-1767.609">
            <text:p>-1767.61</text:p>
          </table:table-cell>
          <table:table-cell office:value-type="float" office:value="0.0115884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0775">
            <text:p>0</text:p>
          </table:table-cell>
          <table:table-cell office:value-type="float" office:value="0.01410775">
            <text:p>0.01</text:p>
          </table:table-cell>
          <table:table-cell office:value-type="float" office:value="0.01410874">
            <text:p>0.01</text:p>
          </table:table-cell>
          <table:table-cell office:value-type="float" office:value="1767.609">
            <text:p>1767.61</text:p>
          </table:table-cell>
          <table:table-cell office:value-type="float" office:value="11586.82">
            <text:p>11586.82</text:p>
          </table:table-cell>
          <table:table-cell table:formula="oooc:=-([.B131]-[.B$34])" office:value-type="float" office:value="1.61670000000001">
            <text:p>1.6167</text:p>
          </table:table-cell>
          <table:table-cell table:formula="oooc:=-[.D131]*0.001" office:value-type="float" office:value="1.767609">
            <text:p>1.7676</text:p>
          </table:table-cell>
          <table:table-cell table:formula="oooc:=-[.B131]" office:value-type="float" office:value="113.3627">
            <text:p>113.3627</text:p>
          </table:table-cell>
          <table:table-cell table:formula="oooc:=-[.D131]*0.001" office:value-type="float" office:value="1.767609">
            <text:p>1.76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113.3793">
            <text:p>-113.38</text:p>
          </table:table-cell>
          <table:table-cell office:value-type="float" office:value="-0.01391631">
            <text:p>-0.01</text:p>
          </table:table-cell>
          <table:table-cell office:value-type="float" office:value="-1806.136">
            <text:p>-1806.14</text:p>
          </table:table-cell>
          <table:table-cell office:value-type="float" office:value="0.01184103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1631">
            <text:p>0</text:p>
          </table:table-cell>
          <table:table-cell office:value-type="float" office:value="0.01391631">
            <text:p>0.01</text:p>
          </table:table-cell>
          <table:table-cell office:value-type="float" office:value="0.01391727">
            <text:p>0.01</text:p>
          </table:table-cell>
          <table:table-cell office:value-type="float" office:value="1806.136">
            <text:p>1806.14</text:p>
          </table:table-cell>
          <table:table-cell office:value-type="float" office:value="11839.38">
            <text:p>11839.38</text:p>
          </table:table-cell>
          <table:table-cell table:formula="oooc:=-([.B132]-[.B$34])" office:value-type="float" office:value="1.63330000000001">
            <text:p>1.6333</text:p>
          </table:table-cell>
          <table:table-cell table:formula="oooc:=-[.D132]*0.001" office:value-type="float" office:value="1.806136">
            <text:p>1.8061</text:p>
          </table:table-cell>
          <table:table-cell table:formula="oooc:=-[.B132]" office:value-type="float" office:value="113.3793">
            <text:p>113.3793</text:p>
          </table:table-cell>
          <table:table-cell table:formula="oooc:=-[.D132]*0.001" office:value-type="float" office:value="1.806136">
            <text:p>1.80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13.396">
            <text:p>-113.4</text:p>
          </table:table-cell>
          <table:table-cell office:value-type="float" office:value="-0.01412369">
            <text:p>-0.01</text:p>
          </table:table-cell>
          <table:table-cell office:value-type="float" office:value="-1843.492">
            <text:p>-1843.49</text:p>
          </table:table-cell>
          <table:table-cell office:value-type="float" office:value="0.01208594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2369">
            <text:p>0</text:p>
          </table:table-cell>
          <table:table-cell office:value-type="float" office:value="0.01412369">
            <text:p>0.01</text:p>
          </table:table-cell>
          <table:table-cell office:value-type="float" office:value="0.01412469">
            <text:p>0.01</text:p>
          </table:table-cell>
          <table:table-cell office:value-type="float" office:value="1843.492">
            <text:p>1843.49</text:p>
          </table:table-cell>
          <table:table-cell office:value-type="float" office:value="12084.23">
            <text:p>12084.23</text:p>
          </table:table-cell>
          <table:table-cell table:formula="oooc:=-([.B133]-[.B$34])" office:value-type="float" office:value="1.65000000000001">
            <text:p>1.6500</text:p>
          </table:table-cell>
          <table:table-cell table:formula="oooc:=-[.D133]*0.001" office:value-type="float" office:value="1.843492">
            <text:p>1.8435</text:p>
          </table:table-cell>
          <table:table-cell table:formula="oooc:=-[.B133]" office:value-type="float" office:value="113.396">
            <text:p>113.3960</text:p>
          </table:table-cell>
          <table:table-cell table:formula="oooc:=-[.D133]*0.001" office:value-type="float" office:value="1.843492">
            <text:p>1.843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13.4126">
            <text:p>-113.41</text:p>
          </table:table-cell>
          <table:table-cell office:value-type="float" office:value="-0.01404393">
            <text:p>-0.01</text:p>
          </table:table-cell>
          <table:table-cell office:value-type="float" office:value="-1882.548">
            <text:p>-1882.55</text:p>
          </table:table-cell>
          <table:table-cell office:value-type="float" office:value="0.01234199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4393">
            <text:p>0</text:p>
          </table:table-cell>
          <table:table-cell office:value-type="float" office:value="0.01404393">
            <text:p>0.01</text:p>
          </table:table-cell>
          <table:table-cell office:value-type="float" office:value="0.01404492">
            <text:p>0.01</text:p>
          </table:table-cell>
          <table:table-cell office:value-type="float" office:value="1882.548">
            <text:p>1882.55</text:p>
          </table:table-cell>
          <table:table-cell office:value-type="float" office:value="12340.26">
            <text:p>12340.26</text:p>
          </table:table-cell>
          <table:table-cell table:formula="oooc:=-([.B134]-[.B$34])" office:value-type="float" office:value="1.6666">
            <text:p>1.6666</text:p>
          </table:table-cell>
          <table:table-cell table:formula="oooc:=-[.D134]*0.001" office:value-type="float" office:value="1.882548">
            <text:p>1.8825</text:p>
          </table:table-cell>
          <table:table-cell table:formula="oooc:=-[.B134]" office:value-type="float" office:value="113.4126">
            <text:p>113.4126</text:p>
          </table:table-cell>
          <table:table-cell table:formula="oooc:=-[.D134]*0.001" office:value-type="float" office:value="1.882548">
            <text:p>1.882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113.4292">
            <text:p>-113.43</text:p>
          </table:table-cell>
          <table:table-cell office:value-type="float" office:value="-0.01385253">
            <text:p>-0.01</text:p>
          </table:table-cell>
          <table:table-cell office:value-type="float" office:value="-1920.552">
            <text:p>-1920.55</text:p>
          </table:table-cell>
          <table:table-cell office:value-type="float" office:value="0.01259114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5253">
            <text:p>0</text:p>
          </table:table-cell>
          <table:table-cell office:value-type="float" office:value="0.01385253">
            <text:p>0.01</text:p>
          </table:table-cell>
          <table:table-cell office:value-type="float" office:value="0.01385349">
            <text:p>0.01</text:p>
          </table:table-cell>
          <table:table-cell office:value-type="float" office:value="1920.552">
            <text:p>1920.55</text:p>
          </table:table-cell>
          <table:table-cell office:value-type="float" office:value="12589.4">
            <text:p>12589.4</text:p>
          </table:table-cell>
          <table:table-cell table:formula="oooc:=-([.B135]-[.B$34])" office:value-type="float" office:value="1.6832">
            <text:p>1.6832</text:p>
          </table:table-cell>
          <table:table-cell table:formula="oooc:=-[.D135]*0.001" office:value-type="float" office:value="1.920552">
            <text:p>1.9206</text:p>
          </table:table-cell>
          <table:table-cell table:formula="oooc:=-[.B135]" office:value-type="float" office:value="113.4292">
            <text:p>113.4292</text:p>
          </table:table-cell>
          <table:table-cell table:formula="oooc:=-[.D135]*0.001" office:value-type="float" office:value="1.920552">
            <text:p>1.920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113.4459">
            <text:p>-113.45</text:p>
          </table:table-cell>
          <table:table-cell office:value-type="float" office:value="-0.01375683">
            <text:p>-0.01</text:p>
          </table:table-cell>
          <table:table-cell office:value-type="float" office:value="-1959.847">
            <text:p>-1959.85</text:p>
          </table:table-cell>
          <table:table-cell office:value-type="float" office:value="0.0128487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75683">
            <text:p>0</text:p>
          </table:table-cell>
          <table:table-cell office:value-type="float" office:value="0.01375683">
            <text:p>0.01</text:p>
          </table:table-cell>
          <table:table-cell office:value-type="float" office:value="0.01375777">
            <text:p>0.01</text:p>
          </table:table-cell>
          <table:table-cell office:value-type="float" office:value="1959.847">
            <text:p>1959.85</text:p>
          </table:table-cell>
          <table:table-cell office:value-type="float" office:value="12846.99">
            <text:p>12846.99</text:p>
          </table:table-cell>
          <table:table-cell table:formula="oooc:=-([.B136]-[.B$34])" office:value-type="float" office:value="1.6999">
            <text:p>1.6999</text:p>
          </table:table-cell>
          <table:table-cell table:formula="oooc:=-[.D136]*0.001" office:value-type="float" office:value="1.959847">
            <text:p>1.9598</text:p>
          </table:table-cell>
          <table:table-cell table:formula="oooc:=-[.B136]" office:value-type="float" office:value="113.4459">
            <text:p>113.4459</text:p>
          </table:table-cell>
          <table:table-cell table:formula="oooc:=-[.D136]*0.001" office:value-type="float" office:value="1.959847">
            <text:p>1.959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113.4627">
            <text:p>-113.46</text:p>
          </table:table-cell>
          <table:table-cell office:value-type="float" office:value="-0.01404393">
            <text:p>-0.01</text:p>
          </table:table-cell>
          <table:table-cell office:value-type="float" office:value="-1997.594">
            <text:p>-1997.59</text:p>
          </table:table-cell>
          <table:table-cell office:value-type="float" office:value="0.01309623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4393">
            <text:p>0</text:p>
          </table:table-cell>
          <table:table-cell office:value-type="float" office:value="0.01404393">
            <text:p>0.01</text:p>
          </table:table-cell>
          <table:table-cell office:value-type="float" office:value="0.01404492">
            <text:p>0.01</text:p>
          </table:table-cell>
          <table:table-cell office:value-type="float" office:value="1997.594">
            <text:p>1997.59</text:p>
          </table:table-cell>
          <table:table-cell office:value-type="float" office:value="13094.39">
            <text:p>13094.39</text:p>
          </table:table-cell>
          <table:table-cell table:formula="oooc:=-([.B137]-[.B$34])" office:value-type="float" office:value="1.7167">
            <text:p>1.7167</text:p>
          </table:table-cell>
          <table:table-cell table:formula="oooc:=-[.D137]*0.001" office:value-type="float" office:value="1.997594">
            <text:p>1.9976</text:p>
          </table:table-cell>
          <table:table-cell table:formula="oooc:=-[.B137]" office:value-type="float" office:value="113.4627">
            <text:p>113.4627</text:p>
          </table:table-cell>
          <table:table-cell table:formula="oooc:=-[.D137]*0.001" office:value-type="float" office:value="1.997594">
            <text:p>1.997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113.4793">
            <text:p>-113.48</text:p>
          </table:table-cell>
          <table:table-cell office:value-type="float" office:value="-0.01385253">
            <text:p>-0.01</text:p>
          </table:table-cell>
          <table:table-cell office:value-type="float" office:value="-2035.784">
            <text:p>-2035.78</text:p>
          </table:table-cell>
          <table:table-cell office:value-type="float" office:value="0.0133466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5253">
            <text:p>0</text:p>
          </table:table-cell>
          <table:table-cell office:value-type="float" office:value="0.01385253">
            <text:p>0.01</text:p>
          </table:table-cell>
          <table:table-cell office:value-type="float" office:value="0.01385349">
            <text:p>0.01</text:p>
          </table:table-cell>
          <table:table-cell office:value-type="float" office:value="2035.784">
            <text:p>2035.78</text:p>
          </table:table-cell>
          <table:table-cell office:value-type="float" office:value="13344.76">
            <text:p>13344.76</text:p>
          </table:table-cell>
          <table:table-cell table:formula="oooc:=-([.B138]-[.B$34])" office:value-type="float" office:value="1.7333">
            <text:p>1.7333</text:p>
          </table:table-cell>
          <table:table-cell table:formula="oooc:=-[.D138]*0.001" office:value-type="float" office:value="2.035784">
            <text:p>2.0358</text:p>
          </table:table-cell>
          <table:table-cell table:formula="oooc:=-[.B138]" office:value-type="float" office:value="113.4793">
            <text:p>113.4793</text:p>
          </table:table-cell>
          <table:table-cell table:formula="oooc:=-[.D138]*0.001" office:value-type="float" office:value="2.035784">
            <text:p>2.035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113.496">
            <text:p>-113.5</text:p>
          </table:table-cell>
          <table:table-cell office:value-type="float" office:value="-0.01429915">
            <text:p>-0.01</text:p>
          </table:table-cell>
          <table:table-cell office:value-type="float" office:value="-2075.841">
            <text:p>-2075.84</text:p>
          </table:table-cell>
          <table:table-cell office:value-type="float" office:value="0.0136092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9915">
            <text:p>0</text:p>
          </table:table-cell>
          <table:table-cell office:value-type="float" office:value="0.01429915">
            <text:p>0.01</text:p>
          </table:table-cell>
          <table:table-cell office:value-type="float" office:value="0.01430018">
            <text:p>0.01</text:p>
          </table:table-cell>
          <table:table-cell office:value-type="float" office:value="2075.841">
            <text:p>2075.84</text:p>
          </table:table-cell>
          <table:table-cell office:value-type="float" office:value="13607.27">
            <text:p>13607.27</text:p>
          </table:table-cell>
          <table:table-cell table:formula="oooc:=-([.B139]-[.B$34])" office:value-type="float" office:value="1.75">
            <text:p>1.7500</text:p>
          </table:table-cell>
          <table:table-cell table:formula="oooc:=-[.D139]*0.001" office:value-type="float" office:value="2.075841">
            <text:p>2.0758</text:p>
          </table:table-cell>
          <table:table-cell table:formula="oooc:=-[.B139]" office:value-type="float" office:value="113.496">
            <text:p>113.4960</text:p>
          </table:table-cell>
          <table:table-cell table:formula="oooc:=-[.D139]*0.001" office:value-type="float" office:value="2.075841">
            <text:p>2.075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113.5127">
            <text:p>-113.51</text:p>
          </table:table-cell>
          <table:table-cell office:value-type="float" office:value="-0.0145065">
            <text:p>-0.01</text:p>
          </table:table-cell>
          <table:table-cell office:value-type="float" office:value="-2114.916">
            <text:p>-2114.92</text:p>
          </table:table-cell>
          <table:table-cell office:value-type="float" office:value="0.01386539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065">
            <text:p>0</text:p>
          </table:table-cell>
          <table:table-cell office:value-type="float" office:value="0.0145065">
            <text:p>0.01</text:p>
          </table:table-cell>
          <table:table-cell office:value-type="float" office:value="0.01450756">
            <text:p>0.01</text:p>
          </table:table-cell>
          <table:table-cell office:value-type="float" office:value="2114.916">
            <text:p>2114.92</text:p>
          </table:table-cell>
          <table:table-cell office:value-type="float" office:value="13863.38">
            <text:p>13863.38</text:p>
          </table:table-cell>
          <table:table-cell table:formula="oooc:=-([.B140]-[.B$34])" office:value-type="float" office:value="1.7667">
            <text:p>1.7667</text:p>
          </table:table-cell>
          <table:table-cell table:formula="oooc:=-[.D140]*0.001" office:value-type="float" office:value="2.114916">
            <text:p>2.1149</text:p>
          </table:table-cell>
          <table:table-cell table:formula="oooc:=-[.B140]" office:value-type="float" office:value="113.5127">
            <text:p>113.5127</text:p>
          </table:table-cell>
          <table:table-cell table:formula="oooc:=-[.D140]*0.001" office:value-type="float" office:value="2.114916">
            <text:p>2.114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113.5293">
            <text:p>-113.53</text:p>
          </table:table-cell>
          <table:table-cell office:value-type="float" office:value="-0.01398012">
            <text:p>-0.01</text:p>
          </table:table-cell>
          <table:table-cell office:value-type="float" office:value="-2154.57">
            <text:p>-2154.57</text:p>
          </table:table-cell>
          <table:table-cell office:value-type="float" office:value="0.01412536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8012">
            <text:p>0</text:p>
          </table:table-cell>
          <table:table-cell office:value-type="float" office:value="0.01398012">
            <text:p>0.01</text:p>
          </table:table-cell>
          <table:table-cell office:value-type="float" office:value="0.0139811">
            <text:p>0.01</text:p>
          </table:table-cell>
          <table:table-cell office:value-type="float" office:value="2154.57">
            <text:p>2154.57</text:p>
          </table:table-cell>
          <table:table-cell office:value-type="float" office:value="14123.39">
            <text:p>14123.39</text:p>
          </table:table-cell>
          <table:table-cell table:formula="oooc:=-([.B141]-[.B$34])" office:value-type="float" office:value="1.78330000000001">
            <text:p>1.7833</text:p>
          </table:table-cell>
          <table:table-cell table:formula="oooc:=-[.D141]*0.001" office:value-type="float" office:value="2.15457">
            <text:p>2.1546</text:p>
          </table:table-cell>
          <table:table-cell table:formula="oooc:=-[.B141]" office:value-type="float" office:value="113.5293">
            <text:p>113.5293</text:p>
          </table:table-cell>
          <table:table-cell table:formula="oooc:=-[.D141]*0.001" office:value-type="float" office:value="2.15457">
            <text:p>2.154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113.5459">
            <text:p>-113.55</text:p>
          </table:table-cell>
          <table:table-cell office:value-type="float" office:value="-0.01401205">
            <text:p>-0.01</text:p>
          </table:table-cell>
          <table:table-cell office:value-type="float" office:value="-2194.173">
            <text:p>-2194.17</text:p>
          </table:table-cell>
          <table:table-cell office:value-type="float" office:value="0.014385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1205">
            <text:p>0</text:p>
          </table:table-cell>
          <table:table-cell office:value-type="float" office:value="0.01401205">
            <text:p>0.01</text:p>
          </table:table-cell>
          <table:table-cell office:value-type="float" office:value="0.01401303">
            <text:p>0.01</text:p>
          </table:table-cell>
          <table:table-cell office:value-type="float" office:value="2194.173">
            <text:p>2194.17</text:p>
          </table:table-cell>
          <table:table-cell office:value-type="float" office:value="14382.99">
            <text:p>14382.99</text:p>
          </table:table-cell>
          <table:table-cell table:formula="oooc:=-([.B142]-[.B$34])" office:value-type="float" office:value="1.79990000000001">
            <text:p>1.7999</text:p>
          </table:table-cell>
          <table:table-cell table:formula="oooc:=-[.D142]*0.001" office:value-type="float" office:value="2.194173">
            <text:p>2.1942</text:p>
          </table:table-cell>
          <table:table-cell table:formula="oooc:=-[.B142]" office:value-type="float" office:value="113.5459">
            <text:p>113.5459</text:p>
          </table:table-cell>
          <table:table-cell table:formula="oooc:=-[.D142]*0.001" office:value-type="float" office:value="2.194173">
            <text:p>2.194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113.5626">
            <text:p>-113.56</text:p>
          </table:table-cell>
          <table:table-cell office:value-type="float" office:value="-0.01410775">
            <text:p>-0.01</text:p>
          </table:table-cell>
          <table:table-cell office:value-type="float" office:value="-2233.083">
            <text:p>-2233.08</text:p>
          </table:table-cell>
          <table:table-cell office:value-type="float" office:value="0.01464009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0775">
            <text:p>0</text:p>
          </table:table-cell>
          <table:table-cell office:value-type="float" office:value="0.01410775">
            <text:p>0.01</text:p>
          </table:table-cell>
          <table:table-cell office:value-type="float" office:value="0.01410874">
            <text:p>0.01</text:p>
          </table:table-cell>
          <table:table-cell office:value-type="float" office:value="2233.083">
            <text:p>2233.08</text:p>
          </table:table-cell>
          <table:table-cell office:value-type="float" office:value="14638.03">
            <text:p>14638.03</text:p>
          </table:table-cell>
          <table:table-cell table:formula="oooc:=-([.B143]-[.B$34])" office:value-type="float" office:value="1.81660000000001">
            <text:p>1.8166</text:p>
          </table:table-cell>
          <table:table-cell table:formula="oooc:=-[.D143]*0.001" office:value-type="float" office:value="2.233083">
            <text:p>2.2331</text:p>
          </table:table-cell>
          <table:table-cell table:formula="oooc:=-[.B143]" office:value-type="float" office:value="113.5626">
            <text:p>113.5626</text:p>
          </table:table-cell>
          <table:table-cell table:formula="oooc:=-[.D143]*0.001" office:value-type="float" office:value="2.233083">
            <text:p>2.233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113.5793">
            <text:p>-113.58</text:p>
          </table:table-cell>
          <table:table-cell office:value-type="float" office:value="-0.01429915">
            <text:p>-0.01</text:p>
          </table:table-cell>
          <table:table-cell office:value-type="float" office:value="-2272.982">
            <text:p>-2272.98</text:p>
          </table:table-cell>
          <table:table-cell office:value-type="float" office:value="0.01490167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9915">
            <text:p>0</text:p>
          </table:table-cell>
          <table:table-cell office:value-type="float" office:value="0.01429915">
            <text:p>0.01</text:p>
          </table:table-cell>
          <table:table-cell office:value-type="float" office:value="0.01430018">
            <text:p>0.01</text:p>
          </table:table-cell>
          <table:table-cell office:value-type="float" office:value="2272.982">
            <text:p>2272.98</text:p>
          </table:table-cell>
          <table:table-cell office:value-type="float" office:value="14899.54">
            <text:p>14899.54</text:p>
          </table:table-cell>
          <table:table-cell table:formula="oooc:=-([.B144]-[.B$34])" office:value-type="float" office:value="1.83330000000001">
            <text:p>1.8333</text:p>
          </table:table-cell>
          <table:table-cell table:formula="oooc:=-[.D144]*0.001" office:value-type="float" office:value="2.272982">
            <text:p>2.2730</text:p>
          </table:table-cell>
          <table:table-cell table:formula="oooc:=-[.B144]" office:value-type="float" office:value="113.5793">
            <text:p>113.5793</text:p>
          </table:table-cell>
          <table:table-cell table:formula="oooc:=-[.D144]*0.001" office:value-type="float" office:value="2.272982">
            <text:p>2.273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113.5959">
            <text:p>-113.6</text:p>
          </table:table-cell>
          <table:table-cell office:value-type="float" office:value="-0.01417153">
            <text:p>-0.01</text:p>
          </table:table-cell>
          <table:table-cell office:value-type="float" office:value="-2311.314">
            <text:p>-2311.31</text:p>
          </table:table-cell>
          <table:table-cell office:value-type="float" office:value="0.01515298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7153">
            <text:p>0</text:p>
          </table:table-cell>
          <table:table-cell office:value-type="float" office:value="0.01417153">
            <text:p>0.01</text:p>
          </table:table-cell>
          <table:table-cell office:value-type="float" office:value="0.01417253">
            <text:p>0.01</text:p>
          </table:table-cell>
          <table:table-cell office:value-type="float" office:value="2311.314">
            <text:p>2311.31</text:p>
          </table:table-cell>
          <table:table-cell office:value-type="float" office:value="15150.83">
            <text:p>15150.83</text:p>
          </table:table-cell>
          <table:table-cell table:formula="oooc:=-([.B145]-[.B$34])" office:value-type="float" office:value="1.84990000000001">
            <text:p>1.8499</text:p>
          </table:table-cell>
          <table:table-cell table:formula="oooc:=-[.D145]*0.001" office:value-type="float" office:value="2.311314">
            <text:p>2.3113</text:p>
          </table:table-cell>
          <table:table-cell table:formula="oooc:=-[.B145]" office:value-type="float" office:value="113.5959">
            <text:p>113.5959</text:p>
          </table:table-cell>
          <table:table-cell table:formula="oooc:=-[.D145]*0.001" office:value-type="float" office:value="2.311314">
            <text:p>2.311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113.6126">
            <text:p>-113.61</text:p>
          </table:table-cell>
          <table:table-cell office:value-type="float" office:value="-0.01393229">
            <text:p>-0.01</text:p>
          </table:table-cell>
          <table:table-cell office:value-type="float" office:value="-2352.225">
            <text:p>-2352.23</text:p>
          </table:table-cell>
          <table:table-cell office:value-type="float" office:value="0.0154211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3229">
            <text:p>0</text:p>
          </table:table-cell>
          <table:table-cell office:value-type="float" office:value="0.01393229">
            <text:p>0.01</text:p>
          </table:table-cell>
          <table:table-cell office:value-type="float" office:value="0.01393326">
            <text:p>0.01</text:p>
          </table:table-cell>
          <table:table-cell office:value-type="float" office:value="2352.225">
            <text:p>2352.23</text:p>
          </table:table-cell>
          <table:table-cell office:value-type="float" office:value="15419.04">
            <text:p>15419.04</text:p>
          </table:table-cell>
          <table:table-cell table:formula="oooc:=-([.B146]-[.B$34])" office:value-type="float" office:value="1.86660000000001">
            <text:p>1.8666</text:p>
          </table:table-cell>
          <table:table-cell table:formula="oooc:=-[.D146]*0.001" office:value-type="float" office:value="2.352225">
            <text:p>2.3522</text:p>
          </table:table-cell>
          <table:table-cell table:formula="oooc:=-[.B146]" office:value-type="float" office:value="113.6126">
            <text:p>113.6126</text:p>
          </table:table-cell>
          <table:table-cell table:formula="oooc:=-[.D146]*0.001" office:value-type="float" office:value="2.352225">
            <text:p>2.35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113.6293">
            <text:p>-113.63</text:p>
          </table:table-cell>
          <table:table-cell office:value-type="float" office:value="-0.01423534">
            <text:p>-0.01</text:p>
          </table:table-cell>
          <table:table-cell office:value-type="float" office:value="-2392.056">
            <text:p>-2392.06</text:p>
          </table:table-cell>
          <table:table-cell office:value-type="float" office:value="0.0156823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3534">
            <text:p>0</text:p>
          </table:table-cell>
          <table:table-cell office:value-type="float" office:value="0.01423534">
            <text:p>0.01</text:p>
          </table:table-cell>
          <table:table-cell office:value-type="float" office:value="0.01423635">
            <text:p>0.01</text:p>
          </table:table-cell>
          <table:table-cell office:value-type="float" office:value="2392.056">
            <text:p>2392.06</text:p>
          </table:table-cell>
          <table:table-cell office:value-type="float" office:value="15680.09">
            <text:p>15680.09</text:p>
          </table:table-cell>
          <table:table-cell table:formula="oooc:=-([.B147]-[.B$34])" office:value-type="float" office:value="1.88330000000001">
            <text:p>1.8833</text:p>
          </table:table-cell>
          <table:table-cell table:formula="oooc:=-[.D147]*0.001" office:value-type="float" office:value="2.392056">
            <text:p>2.3921</text:p>
          </table:table-cell>
          <table:table-cell table:formula="oooc:=-[.B147]" office:value-type="float" office:value="113.6293">
            <text:p>113.6293</text:p>
          </table:table-cell>
          <table:table-cell table:formula="oooc:=-[.D147]*0.001" office:value-type="float" office:value="2.392056">
            <text:p>2.392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113.646">
            <text:p>-113.65</text:p>
          </table:table-cell>
          <table:table-cell office:value-type="float" office:value="-0.01391631">
            <text:p>-0.01</text:p>
          </table:table-cell>
          <table:table-cell office:value-type="float" office:value="-2431.25">
            <text:p>-2431.25</text:p>
          </table:table-cell>
          <table:table-cell office:value-type="float" office:value="0.01593928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1631">
            <text:p>0</text:p>
          </table:table-cell>
          <table:table-cell office:value-type="float" office:value="0.01391631">
            <text:p>0.01</text:p>
          </table:table-cell>
          <table:table-cell office:value-type="float" office:value="0.01391727">
            <text:p>0.01</text:p>
          </table:table-cell>
          <table:table-cell office:value-type="float" office:value="2431.25">
            <text:p>2431.25</text:p>
          </table:table-cell>
          <table:table-cell office:value-type="float" office:value="15937.06">
            <text:p>15937.06</text:p>
          </table:table-cell>
          <table:table-cell table:formula="oooc:=-([.B148]-[.B$34])" office:value-type="float" office:value="1.90000000000001">
            <text:p>1.9000</text:p>
          </table:table-cell>
          <table:table-cell table:formula="oooc:=-[.D148]*0.001" office:value-type="float" office:value="2.43125">
            <text:p>2.4313</text:p>
          </table:table-cell>
          <table:table-cell table:formula="oooc:=-[.B148]" office:value-type="float" office:value="113.646">
            <text:p>113.6460</text:p>
          </table:table-cell>
          <table:table-cell table:formula="oooc:=-[.D148]*0.001" office:value-type="float" office:value="2.43125">
            <text:p>2.431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13.6626">
            <text:p>-113.66</text:p>
          </table:table-cell>
          <table:table-cell office:value-type="float" office:value="-0.01423534">
            <text:p>-0.01</text:p>
          </table:table-cell>
          <table:table-cell office:value-type="float" office:value="-2471.092">
            <text:p>-2471.09</text:p>
          </table:table-cell>
          <table:table-cell office:value-type="float" office:value="0.01620048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3534">
            <text:p>0</text:p>
          </table:table-cell>
          <table:table-cell office:value-type="float" office:value="0.01423534">
            <text:p>0.01</text:p>
          </table:table-cell>
          <table:table-cell office:value-type="float" office:value="0.01423635">
            <text:p>0.01</text:p>
          </table:table-cell>
          <table:table-cell office:value-type="float" office:value="2471.092">
            <text:p>2471.09</text:p>
          </table:table-cell>
          <table:table-cell office:value-type="float" office:value="16198.18">
            <text:p>16198.18</text:p>
          </table:table-cell>
          <table:table-cell table:formula="oooc:=-([.B149]-[.B$34])" office:value-type="float" office:value="1.9166">
            <text:p>1.9166</text:p>
          </table:table-cell>
          <table:table-cell table:formula="oooc:=-[.D149]*0.001" office:value-type="float" office:value="2.471092">
            <text:p>2.4711</text:p>
          </table:table-cell>
          <table:table-cell table:formula="oooc:=-[.B149]" office:value-type="float" office:value="113.6626">
            <text:p>113.6626</text:p>
          </table:table-cell>
          <table:table-cell table:formula="oooc:=-[.D149]*0.001" office:value-type="float" office:value="2.471092">
            <text:p>2.471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113.6793">
            <text:p>-113.68</text:p>
          </table:table-cell>
          <table:table-cell office:value-type="float" office:value="-0.01445867">
            <text:p>-0.01</text:p>
          </table:table-cell>
          <table:table-cell office:value-type="float" office:value="-2512.389">
            <text:p>-2512.39</text:p>
          </table:table-cell>
          <table:table-cell office:value-type="float" office:value="0.01647123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45867">
            <text:p>0</text:p>
          </table:table-cell>
          <table:table-cell office:value-type="float" office:value="0.01445867">
            <text:p>0.01</text:p>
          </table:table-cell>
          <table:table-cell office:value-type="float" office:value="0.01445972">
            <text:p>0.01</text:p>
          </table:table-cell>
          <table:table-cell office:value-type="float" office:value="2512.389">
            <text:p>2512.39</text:p>
          </table:table-cell>
          <table:table-cell office:value-type="float" office:value="16468.85">
            <text:p>16468.85</text:p>
          </table:table-cell>
          <table:table-cell table:formula="oooc:=-([.B150]-[.B$34])" office:value-type="float" office:value="1.9333">
            <text:p>1.9333</text:p>
          </table:table-cell>
          <table:table-cell table:formula="oooc:=-[.D150]*0.001" office:value-type="float" office:value="2.512389">
            <text:p>2.5124</text:p>
          </table:table-cell>
          <table:table-cell table:formula="oooc:=-[.B150]" office:value-type="float" office:value="113.6793">
            <text:p>113.6793</text:p>
          </table:table-cell>
          <table:table-cell table:formula="oooc:=-[.D150]*0.001" office:value-type="float" office:value="2.512389">
            <text:p>2.512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113.6959">
            <text:p>-113.7</text:p>
          </table:table-cell>
          <table:table-cell office:value-type="float" office:value="-0.01390036">
            <text:p>-0.01</text:p>
          </table:table-cell>
          <table:table-cell office:value-type="float" office:value="-2553.676">
            <text:p>-2553.68</text:p>
          </table:table-cell>
          <table:table-cell office:value-type="float" office:value="0.016741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0036">
            <text:p>0</text:p>
          </table:table-cell>
          <table:table-cell office:value-type="float" office:value="0.01390036">
            <text:p>0.01</text:p>
          </table:table-cell>
          <table:table-cell office:value-type="float" office:value="0.01390133">
            <text:p>0.01</text:p>
          </table:table-cell>
          <table:table-cell office:value-type="float" office:value="2553.676">
            <text:p>2553.68</text:p>
          </table:table-cell>
          <table:table-cell office:value-type="float" office:value="16739.58">
            <text:p>16739.58</text:p>
          </table:table-cell>
          <table:table-cell table:formula="oooc:=-([.B151]-[.B$34])" office:value-type="float" office:value="1.9499">
            <text:p>1.9499</text:p>
          </table:table-cell>
          <table:table-cell table:formula="oooc:=-[.D151]*0.001" office:value-type="float" office:value="2.553676">
            <text:p>2.5537</text:p>
          </table:table-cell>
          <table:table-cell table:formula="oooc:=-[.B151]" office:value-type="float" office:value="113.6959">
            <text:p>113.6959</text:p>
          </table:table-cell>
          <table:table-cell table:formula="oooc:=-[.D151]*0.001" office:value-type="float" office:value="2.553676">
            <text:p>2.553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13.7126">
            <text:p>-113.71</text:p>
          </table:table-cell>
          <table:table-cell office:value-type="float" office:value="-0.01436297">
            <text:p>-0.01</text:p>
          </table:table-cell>
          <table:table-cell office:value-type="float" office:value="-2595.772">
            <text:p>-2595.77</text:p>
          </table:table-cell>
          <table:table-cell office:value-type="float" office:value="0.01701788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6297">
            <text:p>0</text:p>
          </table:table-cell>
          <table:table-cell office:value-type="float" office:value="0.01436297">
            <text:p>0.01</text:p>
          </table:table-cell>
          <table:table-cell office:value-type="float" office:value="0.014364">
            <text:p>0.01</text:p>
          </table:table-cell>
          <table:table-cell office:value-type="float" office:value="2595.772">
            <text:p>2595.77</text:p>
          </table:table-cell>
          <table:table-cell office:value-type="float" office:value="17015.44">
            <text:p>17015.44</text:p>
          </table:table-cell>
          <table:table-cell table:formula="oooc:=-([.B152]-[.B$34])" office:value-type="float" office:value="1.9666">
            <text:p>1.9666</text:p>
          </table:table-cell>
          <table:table-cell table:formula="oooc:=-[.D152]*0.001" office:value-type="float" office:value="2.595772">
            <text:p>2.5958</text:p>
          </table:table-cell>
          <table:table-cell table:formula="oooc:=-[.B152]" office:value-type="float" office:value="113.7126">
            <text:p>113.7126</text:p>
          </table:table-cell>
          <table:table-cell table:formula="oooc:=-[.D152]*0.001" office:value-type="float" office:value="2.595772">
            <text:p>2.595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113.7292">
            <text:p>-113.73</text:p>
          </table:table-cell>
          <table:table-cell office:value-type="float" office:value="-0.01442675">
            <text:p>-0.01</text:p>
          </table:table-cell>
          <table:table-cell office:value-type="float" office:value="-2637.75">
            <text:p>-2637.75</text:p>
          </table:table-cell>
          <table:table-cell office:value-type="float" office:value="0.0172930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42675">
            <text:p>0</text:p>
          </table:table-cell>
          <table:table-cell office:value-type="float" office:value="0.01442675">
            <text:p>0.01</text:p>
          </table:table-cell>
          <table:table-cell office:value-type="float" office:value="0.01442779">
            <text:p>0.01</text:p>
          </table:table-cell>
          <table:table-cell office:value-type="float" office:value="2637.75">
            <text:p>2637.75</text:p>
          </table:table-cell>
          <table:table-cell office:value-type="float" office:value="17290.6">
            <text:p>17290.6</text:p>
          </table:table-cell>
          <table:table-cell table:formula="oooc:=-([.B153]-[.B$34])" office:value-type="float" office:value="1.98320000000001">
            <text:p>1.9832</text:p>
          </table:table-cell>
          <table:table-cell table:formula="oooc:=-[.D153]*0.001" office:value-type="float" office:value="2.63775">
            <text:p>2.6378</text:p>
          </table:table-cell>
          <table:table-cell table:formula="oooc:=-[.B153]" office:value-type="float" office:value="113.7292">
            <text:p>113.7292</text:p>
          </table:table-cell>
          <table:table-cell table:formula="oooc:=-[.D153]*0.001" office:value-type="float" office:value="2.63775">
            <text:p>2.637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113.746">
            <text:p>-113.75</text:p>
          </table:table-cell>
          <table:table-cell office:value-type="float" office:value="-0.01417153">
            <text:p>-0.01</text:p>
          </table:table-cell>
          <table:table-cell office:value-type="float" office:value="-2679.127">
            <text:p>-2679.13</text:p>
          </table:table-cell>
          <table:table-cell office:value-type="float" office:value="0.01756436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7153">
            <text:p>0</text:p>
          </table:table-cell>
          <table:table-cell office:value-type="float" office:value="0.01417153">
            <text:p>0.01</text:p>
          </table:table-cell>
          <table:table-cell office:value-type="float" office:value="0.01417253">
            <text:p>0.01</text:p>
          </table:table-cell>
          <table:table-cell office:value-type="float" office:value="2679.127">
            <text:p>2679.13</text:p>
          </table:table-cell>
          <table:table-cell office:value-type="float" office:value="17561.87">
            <text:p>17561.87</text:p>
          </table:table-cell>
          <table:table-cell table:formula="oooc:=-([.B154]-[.B$34])" office:value-type="float" office:value="2">
            <text:p>2.0000</text:p>
          </table:table-cell>
          <table:table-cell table:formula="oooc:=-[.D154]*0.001" office:value-type="float" office:value="2.679127">
            <text:p>2.6791</text:p>
          </table:table-cell>
          <table:table-cell table:formula="oooc:=-[.B154]" office:value-type="float" office:value="113.746">
            <text:p>113.7460</text:p>
          </table:table-cell>
          <table:table-cell table:formula="oooc:=-[.D154]*0.001" office:value-type="float" office:value="2.679127">
            <text:p>2.679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113.7626">
            <text:p>-113.76</text:p>
          </table:table-cell>
          <table:table-cell office:value-type="float" office:value="-0.01405988">
            <text:p>-0.01</text:p>
          </table:table-cell>
          <table:table-cell office:value-type="float" office:value="-2721.261">
            <text:p>-2721.26</text:p>
          </table:table-cell>
          <table:table-cell office:value-type="float" office:value="0.0178405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5988">
            <text:p>0</text:p>
          </table:table-cell>
          <table:table-cell office:value-type="float" office:value="0.01405988">
            <text:p>0.01</text:p>
          </table:table-cell>
          <table:table-cell office:value-type="float" office:value="0.01406087">
            <text:p>0.01</text:p>
          </table:table-cell>
          <table:table-cell office:value-type="float" office:value="2721.261">
            <text:p>2721.26</text:p>
          </table:table-cell>
          <table:table-cell office:value-type="float" office:value="17838.08">
            <text:p>17838.08</text:p>
          </table:table-cell>
          <table:table-cell table:formula="oooc:=-([.B155]-[.B$34])" office:value-type="float" office:value="2.01660000000001">
            <text:p>2.0166</text:p>
          </table:table-cell>
          <table:table-cell table:formula="oooc:=-[.D155]*0.001" office:value-type="float" office:value="2.721261">
            <text:p>2.7213</text:p>
          </table:table-cell>
          <table:table-cell table:formula="oooc:=-[.B155]" office:value-type="float" office:value="113.7626">
            <text:p>113.7626</text:p>
          </table:table-cell>
          <table:table-cell table:formula="oooc:=-[.D155]*0.001" office:value-type="float" office:value="2.721261">
            <text:p>2.72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113.7793">
            <text:p>-113.78</text:p>
          </table:table-cell>
          <table:table-cell office:value-type="float" office:value="-0.0142194">
            <text:p>-0.01</text:p>
          </table:table-cell>
          <table:table-cell office:value-type="float" office:value="-2763.879">
            <text:p>-2763.88</text:p>
          </table:table-cell>
          <table:table-cell office:value-type="float" office:value="0.0181199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194">
            <text:p>0</text:p>
          </table:table-cell>
          <table:table-cell office:value-type="float" office:value="0.0142194">
            <text:p>0.01</text:p>
          </table:table-cell>
          <table:table-cell office:value-type="float" office:value="0.01422041">
            <text:p>0.01</text:p>
          </table:table-cell>
          <table:table-cell office:value-type="float" office:value="2763.879">
            <text:p>2763.88</text:p>
          </table:table-cell>
          <table:table-cell office:value-type="float" office:value="18117.42">
            <text:p>18117.42</text:p>
          </table:table-cell>
          <table:table-cell table:formula="oooc:=-([.B156]-[.B$34])" office:value-type="float" office:value="2.03330000000001">
            <text:p>2.0333</text:p>
          </table:table-cell>
          <table:table-cell table:formula="oooc:=-[.D156]*0.001" office:value-type="float" office:value="2.763879">
            <text:p>2.7639</text:p>
          </table:table-cell>
          <table:table-cell table:formula="oooc:=-[.B156]" office:value-type="float" office:value="113.7793">
            <text:p>113.7793</text:p>
          </table:table-cell>
          <table:table-cell table:formula="oooc:=-[.D156]*0.001" office:value-type="float" office:value="2.763879">
            <text:p>2.763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113.796">
            <text:p>-113.8</text:p>
          </table:table-cell>
          <table:table-cell office:value-type="float" office:value="-0.01423534">
            <text:p>-0.01</text:p>
          </table:table-cell>
          <table:table-cell office:value-type="float" office:value="-2804.391">
            <text:p>-2804.39</text:p>
          </table:table-cell>
          <table:table-cell office:value-type="float" office:value="0.0183855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3534">
            <text:p>0</text:p>
          </table:table-cell>
          <table:table-cell office:value-type="float" office:value="0.01423534">
            <text:p>0.01</text:p>
          </table:table-cell>
          <table:table-cell office:value-type="float" office:value="0.01423635">
            <text:p>0.01</text:p>
          </table:table-cell>
          <table:table-cell office:value-type="float" office:value="2804.391">
            <text:p>2804.39</text:p>
          </table:table-cell>
          <table:table-cell office:value-type="float" office:value="18382.98">
            <text:p>18382.98</text:p>
          </table:table-cell>
          <table:table-cell table:formula="oooc:=-([.B157]-[.B$34])" office:value-type="float" office:value="2.05000000000001">
            <text:p>2.0500</text:p>
          </table:table-cell>
          <table:table-cell table:formula="oooc:=-[.D157]*0.001" office:value-type="float" office:value="2.804391">
            <text:p>2.8044</text:p>
          </table:table-cell>
          <table:table-cell table:formula="oooc:=-[.B157]" office:value-type="float" office:value="113.796">
            <text:p>113.7960</text:p>
          </table:table-cell>
          <table:table-cell table:formula="oooc:=-[.D157]*0.001" office:value-type="float" office:value="2.804391">
            <text:p>2.804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113.8126">
            <text:p>-113.81</text:p>
          </table:table-cell>
          <table:table-cell office:value-type="float" office:value="-0.01405988">
            <text:p>-0.01</text:p>
          </table:table-cell>
          <table:table-cell office:value-type="float" office:value="-2846.905">
            <text:p>-2846.91</text:p>
          </table:table-cell>
          <table:table-cell office:value-type="float" office:value="0.01866431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5988">
            <text:p>0</text:p>
          </table:table-cell>
          <table:table-cell office:value-type="float" office:value="0.01405988">
            <text:p>0.01</text:p>
          </table:table-cell>
          <table:table-cell office:value-type="float" office:value="0.01406087">
            <text:p>0.01</text:p>
          </table:table-cell>
          <table:table-cell office:value-type="float" office:value="2846.905">
            <text:p>2846.91</text:p>
          </table:table-cell>
          <table:table-cell office:value-type="float" office:value="18661.69">
            <text:p>18661.69</text:p>
          </table:table-cell>
          <table:table-cell table:formula="oooc:=-([.B158]-[.B$34])" office:value-type="float" office:value="2.06660000000001">
            <text:p>2.0666</text:p>
          </table:table-cell>
          <table:table-cell table:formula="oooc:=-[.D158]*0.001" office:value-type="float" office:value="2.846905">
            <text:p>2.8469</text:p>
          </table:table-cell>
          <table:table-cell table:formula="oooc:=-[.B158]" office:value-type="float" office:value="113.8126">
            <text:p>113.8126</text:p>
          </table:table-cell>
          <table:table-cell table:formula="oooc:=-[.D158]*0.001" office:value-type="float" office:value="2.846905">
            <text:p>2.846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113.8293">
            <text:p>-113.83</text:p>
          </table:table-cell>
          <table:table-cell office:value-type="float" office:value="-0.01415558">
            <text:p>-0.01</text:p>
          </table:table-cell>
          <table:table-cell office:value-type="float" office:value="-2888.29">
            <text:p>-2888.29</text:p>
          </table:table-cell>
          <table:table-cell office:value-type="float" office:value="0.01893563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5558">
            <text:p>0</text:p>
          </table:table-cell>
          <table:table-cell office:value-type="float" office:value="0.01415558">
            <text:p>0.01</text:p>
          </table:table-cell>
          <table:table-cell office:value-type="float" office:value="0.01415658">
            <text:p>0.01</text:p>
          </table:table-cell>
          <table:table-cell office:value-type="float" office:value="2888.29">
            <text:p>2888.29</text:p>
          </table:table-cell>
          <table:table-cell office:value-type="float" office:value="18932.95">
            <text:p>18932.95</text:p>
          </table:table-cell>
          <table:table-cell table:formula="oooc:=-([.B159]-[.B$34])" office:value-type="float" office:value="2.08330000000001">
            <text:p>2.0833</text:p>
          </table:table-cell>
          <table:table-cell table:formula="oooc:=-[.D159]*0.001" office:value-type="float" office:value="2.88829">
            <text:p>2.8883</text:p>
          </table:table-cell>
          <table:table-cell table:formula="oooc:=-[.B159]" office:value-type="float" office:value="113.8293">
            <text:p>113.8293</text:p>
          </table:table-cell>
          <table:table-cell table:formula="oooc:=-[.D159]*0.001" office:value-type="float" office:value="2.88829">
            <text:p>2.888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113.846">
            <text:p>-113.85</text:p>
          </table:table-cell>
          <table:table-cell office:value-type="float" office:value="-0.0142194">
            <text:p>-0.01</text:p>
          </table:table-cell>
          <table:table-cell office:value-type="float" office:value="-2930.739">
            <text:p>-2930.74</text:p>
          </table:table-cell>
          <table:table-cell office:value-type="float" office:value="0.01921393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194">
            <text:p>0</text:p>
          </table:table-cell>
          <table:table-cell office:value-type="float" office:value="0.0142194">
            <text:p>0.01</text:p>
          </table:table-cell>
          <table:table-cell office:value-type="float" office:value="0.01422041">
            <text:p>0.01</text:p>
          </table:table-cell>
          <table:table-cell office:value-type="float" office:value="2930.739">
            <text:p>2930.74</text:p>
          </table:table-cell>
          <table:table-cell office:value-type="float" office:value="19211.2">
            <text:p>19211.2</text:p>
          </table:table-cell>
          <table:table-cell table:formula="oooc:=-([.B160]-[.B$34])" office:value-type="float" office:value="2.10000000000001">
            <text:p>2.1000</text:p>
          </table:table-cell>
          <table:table-cell table:formula="oooc:=-[.D160]*0.001" office:value-type="float" office:value="2.930739">
            <text:p>2.9307</text:p>
          </table:table-cell>
          <table:table-cell table:formula="oooc:=-[.B160]" office:value-type="float" office:value="113.846">
            <text:p>113.8460</text:p>
          </table:table-cell>
          <table:table-cell table:formula="oooc:=-[.D160]*0.001" office:value-type="float" office:value="2.930739">
            <text:p>2.930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113.8626">
            <text:p>-113.86</text:p>
          </table:table-cell>
          <table:table-cell office:value-type="float" office:value="-0.01401205">
            <text:p>-0.01</text:p>
          </table:table-cell>
          <table:table-cell office:value-type="float" office:value="-2974.525">
            <text:p>-2974.53</text:p>
          </table:table-cell>
          <table:table-cell office:value-type="float" office:value="0.01950099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1205">
            <text:p>0</text:p>
          </table:table-cell>
          <table:table-cell office:value-type="float" office:value="0.01401205">
            <text:p>0.01</text:p>
          </table:table-cell>
          <table:table-cell office:value-type="float" office:value="0.01401303">
            <text:p>0.01</text:p>
          </table:table-cell>
          <table:table-cell office:value-type="float" office:value="2974.525">
            <text:p>2974.53</text:p>
          </table:table-cell>
          <table:table-cell office:value-type="float" office:value="19498.26">
            <text:p>19498.26</text:p>
          </table:table-cell>
          <table:table-cell table:formula="oooc:=-([.B161]-[.B$34])" office:value-type="float" office:value="2.11660000000001">
            <text:p>2.1166</text:p>
          </table:table-cell>
          <table:table-cell table:formula="oooc:=-[.D161]*0.001" office:value-type="float" office:value="2.974525">
            <text:p>2.9745</text:p>
          </table:table-cell>
          <table:table-cell table:formula="oooc:=-[.B161]" office:value-type="float" office:value="113.8626">
            <text:p>113.8626</text:p>
          </table:table-cell>
          <table:table-cell table:formula="oooc:=-[.D161]*0.001" office:value-type="float" office:value="2.974525">
            <text:p>2.974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113.8793">
            <text:p>-113.88</text:p>
          </table:table-cell>
          <table:table-cell office:value-type="float" office:value="-0.0145065">
            <text:p>-0.01</text:p>
          </table:table-cell>
          <table:table-cell office:value-type="float" office:value="-3017.679">
            <text:p>-3017.68</text:p>
          </table:table-cell>
          <table:table-cell office:value-type="float" office:value="0.01978391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065">
            <text:p>0</text:p>
          </table:table-cell>
          <table:table-cell office:value-type="float" office:value="0.0145065">
            <text:p>0.01</text:p>
          </table:table-cell>
          <table:table-cell office:value-type="float" office:value="0.01450756">
            <text:p>0.01</text:p>
          </table:table-cell>
          <table:table-cell office:value-type="float" office:value="3017.679">
            <text:p>3017.68</text:p>
          </table:table-cell>
          <table:table-cell office:value-type="float" office:value="19781.04">
            <text:p>19781.04</text:p>
          </table:table-cell>
          <table:table-cell table:formula="oooc:=-([.B162]-[.B$34])" office:value-type="float" office:value="2.13330000000001">
            <text:p>2.1333</text:p>
          </table:table-cell>
          <table:table-cell table:formula="oooc:=-[.D162]*0.001" office:value-type="float" office:value="3.017679">
            <text:p>3.0177</text:p>
          </table:table-cell>
          <table:table-cell table:formula="oooc:=-[.B162]" office:value-type="float" office:value="113.8793">
            <text:p>113.8793</text:p>
          </table:table-cell>
          <table:table-cell table:formula="oooc:=-[.D162]*0.001" office:value-type="float" office:value="3.017679">
            <text:p>3.017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113.896">
            <text:p>-113.9</text:p>
          </table:table-cell>
          <table:table-cell office:value-type="float" office:value="-0.01412369">
            <text:p>-0.01</text:p>
          </table:table-cell>
          <table:table-cell office:value-type="float" office:value="-3061.379">
            <text:p>-3061.38</text:p>
          </table:table-cell>
          <table:table-cell office:value-type="float" office:value="0.0200704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2369">
            <text:p>0</text:p>
          </table:table-cell>
          <table:table-cell office:value-type="float" office:value="0.01412369">
            <text:p>0.01</text:p>
          </table:table-cell>
          <table:table-cell office:value-type="float" office:value="0.01412469">
            <text:p>0.01</text:p>
          </table:table-cell>
          <table:table-cell office:value-type="float" office:value="3061.379">
            <text:p>3061.38</text:p>
          </table:table-cell>
          <table:table-cell office:value-type="float" office:value="20067.57">
            <text:p>20067.57</text:p>
          </table:table-cell>
          <table:table-cell table:formula="oooc:=-([.B163]-[.B$34])" office:value-type="float" office:value="2.15000000000001">
            <text:p>2.1500</text:p>
          </table:table-cell>
          <table:table-cell table:formula="oooc:=-[.D163]*0.001" office:value-type="float" office:value="3.061379">
            <text:p>3.0614</text:p>
          </table:table-cell>
          <table:table-cell table:formula="oooc:=-[.B163]" office:value-type="float" office:value="113.896">
            <text:p>113.8960</text:p>
          </table:table-cell>
          <table:table-cell table:formula="oooc:=-[.D163]*0.001" office:value-type="float" office:value="3.061379">
            <text:p>3.06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113.9127">
            <text:p>-113.91</text:p>
          </table:table-cell>
          <table:table-cell office:value-type="float" office:value="-0.01442675">
            <text:p>-0.01</text:p>
          </table:table-cell>
          <table:table-cell office:value-type="float" office:value="-3106.126">
            <text:p>-3106.13</text:p>
          </table:table-cell>
          <table:table-cell office:value-type="float" office:value="0.02036377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42675">
            <text:p>0</text:p>
          </table:table-cell>
          <table:table-cell office:value-type="float" office:value="0.01442675">
            <text:p>0.01</text:p>
          </table:table-cell>
          <table:table-cell office:value-type="float" office:value="0.01442779">
            <text:p>0.01</text:p>
          </table:table-cell>
          <table:table-cell office:value-type="float" office:value="3106.126">
            <text:p>3106.13</text:p>
          </table:table-cell>
          <table:table-cell office:value-type="float" office:value="20360.83">
            <text:p>20360.83</text:p>
          </table:table-cell>
          <table:table-cell table:formula="oooc:=-([.B164]-[.B$34])" office:value-type="float" office:value="2.16670000000001">
            <text:p>2.1667</text:p>
          </table:table-cell>
          <table:table-cell table:formula="oooc:=-[.D164]*0.001" office:value-type="float" office:value="3.106126">
            <text:p>3.1061</text:p>
          </table:table-cell>
          <table:table-cell table:formula="oooc:=-[.B164]" office:value-type="float" office:value="113.9127">
            <text:p>113.9127</text:p>
          </table:table-cell>
          <table:table-cell table:formula="oooc:=-[.D164]*0.001" office:value-type="float" office:value="3.106126">
            <text:p>3.106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113.9293">
            <text:p>-113.93</text:p>
          </table:table-cell>
          <table:table-cell office:value-type="float" office:value="-0.01388442">
            <text:p>-0.01</text:p>
          </table:table-cell>
          <table:table-cell office:value-type="float" office:value="-3149.67">
            <text:p>-3149.67</text:p>
          </table:table-cell>
          <table:table-cell office:value-type="float" office:value="0.02064924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88442">
            <text:p>0</text:p>
          </table:table-cell>
          <table:table-cell office:value-type="float" office:value="0.01388442">
            <text:p>0.01</text:p>
          </table:table-cell>
          <table:table-cell office:value-type="float" office:value="0.01388538">
            <text:p>0.01</text:p>
          </table:table-cell>
          <table:table-cell office:value-type="float" office:value="3149.67">
            <text:p>3149.67</text:p>
          </table:table-cell>
          <table:table-cell office:value-type="float" office:value="20646.38">
            <text:p>20646.38</text:p>
          </table:table-cell>
          <table:table-cell table:formula="oooc:=-([.B165]-[.B$34])" office:value-type="float" office:value="2.1833">
            <text:p>2.1833</text:p>
          </table:table-cell>
          <table:table-cell table:formula="oooc:=-[.D165]*0.001" office:value-type="float" office:value="3.14967">
            <text:p>3.1497</text:p>
          </table:table-cell>
          <table:table-cell table:formula="oooc:=-[.B165]" office:value-type="float" office:value="113.9293">
            <text:p>113.9293</text:p>
          </table:table-cell>
          <table:table-cell table:formula="oooc:=-[.D165]*0.001" office:value-type="float" office:value="3.14967">
            <text:p>3.149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113.946">
            <text:p>-113.95</text:p>
          </table:table-cell>
          <table:table-cell office:value-type="float" office:value="-0.01399606">
            <text:p>-0.01</text:p>
          </table:table-cell>
          <table:table-cell office:value-type="float" office:value="-3194.023">
            <text:p>-3194.02</text:p>
          </table:table-cell>
          <table:table-cell office:value-type="float" office:value="0.020940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9606">
            <text:p>0</text:p>
          </table:table-cell>
          <table:table-cell office:value-type="float" office:value="0.01399606">
            <text:p>0.01</text:p>
          </table:table-cell>
          <table:table-cell office:value-type="float" office:value="0.01399704">
            <text:p>0.01</text:p>
          </table:table-cell>
          <table:table-cell office:value-type="float" office:value="3194.023">
            <text:p>3194.02</text:p>
          </table:table-cell>
          <table:table-cell office:value-type="float" office:value="20937.09">
            <text:p>20937.09</text:p>
          </table:table-cell>
          <table:table-cell table:formula="oooc:=-([.B166]-[.B$34])" office:value-type="float" office:value="2.2">
            <text:p>2.2000</text:p>
          </table:table-cell>
          <table:table-cell table:formula="oooc:=-[.D166]*0.001" office:value-type="float" office:value="3.194023">
            <text:p>3.1940</text:p>
          </table:table-cell>
          <table:table-cell table:formula="oooc:=-[.B166]" office:value-type="float" office:value="113.946">
            <text:p>113.9460</text:p>
          </table:table-cell>
          <table:table-cell table:formula="oooc:=-[.D166]*0.001" office:value-type="float" office:value="3.194023">
            <text:p>3.194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113.9627">
            <text:p>-113.96</text:p>
          </table:table-cell>
          <table:table-cell office:value-type="float" office:value="-0.01393229">
            <text:p>-0.01</text:p>
          </table:table-cell>
          <table:table-cell office:value-type="float" office:value="-3237.097">
            <text:p>-3237.1</text:p>
          </table:table-cell>
          <table:table-cell office:value-type="float" office:value="0.02122241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3229">
            <text:p>0</text:p>
          </table:table-cell>
          <table:table-cell office:value-type="float" office:value="0.01393229">
            <text:p>0.01</text:p>
          </table:table-cell>
          <table:table-cell office:value-type="float" office:value="0.01393326">
            <text:p>0.01</text:p>
          </table:table-cell>
          <table:table-cell office:value-type="float" office:value="3237.097">
            <text:p>3237.1</text:p>
          </table:table-cell>
          <table:table-cell office:value-type="float" office:value="21219.45">
            <text:p>21219.45</text:p>
          </table:table-cell>
          <table:table-cell table:formula="oooc:=-([.B167]-[.B$34])" office:value-type="float" office:value="2.2167">
            <text:p>2.2167</text:p>
          </table:table-cell>
          <table:table-cell table:formula="oooc:=-[.D167]*0.001" office:value-type="float" office:value="3.237097">
            <text:p>3.2371</text:p>
          </table:table-cell>
          <table:table-cell table:formula="oooc:=-[.B167]" office:value-type="float" office:value="113.9627">
            <text:p>113.9627</text:p>
          </table:table-cell>
          <table:table-cell table:formula="oooc:=-[.D167]*0.001" office:value-type="float" office:value="3.237097">
            <text:p>3.237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13.9793">
            <text:p>-113.98</text:p>
          </table:table-cell>
          <table:table-cell office:value-type="float" office:value="-0.01429915">
            <text:p>-0.01</text:p>
          </table:table-cell>
          <table:table-cell office:value-type="float" office:value="-3280.573">
            <text:p>-3280.57</text:p>
          </table:table-cell>
          <table:table-cell office:value-type="float" office:value="0.02150744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9915">
            <text:p>0</text:p>
          </table:table-cell>
          <table:table-cell office:value-type="float" office:value="0.01429915">
            <text:p>0.01</text:p>
          </table:table-cell>
          <table:table-cell office:value-type="float" office:value="0.01430018">
            <text:p>0.01</text:p>
          </table:table-cell>
          <table:table-cell office:value-type="float" office:value="3280.573">
            <text:p>3280.57</text:p>
          </table:table-cell>
          <table:table-cell office:value-type="float" office:value="21504.37">
            <text:p>21504.37</text:p>
          </table:table-cell>
          <table:table-cell table:formula="oooc:=-([.B168]-[.B$34])" office:value-type="float" office:value="2.2333">
            <text:p>2.2333</text:p>
          </table:table-cell>
          <table:table-cell table:formula="oooc:=-[.D168]*0.001" office:value-type="float" office:value="3.280573">
            <text:p>3.2806</text:p>
          </table:table-cell>
          <table:table-cell table:formula="oooc:=-[.B168]" office:value-type="float" office:value="113.9793">
            <text:p>113.9793</text:p>
          </table:table-cell>
          <table:table-cell table:formula="oooc:=-[.D168]*0.001" office:value-type="float" office:value="3.280573">
            <text:p>3.28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113.9959">
            <text:p>-114</text:p>
          </table:table-cell>
          <table:table-cell office:value-type="float" office:value="-0.0143151">
            <text:p>-0.01</text:p>
          </table:table-cell>
          <table:table-cell office:value-type="float" office:value="-3325.507">
            <text:p>-3325.51</text:p>
          </table:table-cell>
          <table:table-cell office:value-type="float" office:value="0.02180203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151">
            <text:p>0</text:p>
          </table:table-cell>
          <table:table-cell office:value-type="float" office:value="0.0143151">
            <text:p>0.01</text:p>
          </table:table-cell>
          <table:table-cell office:value-type="float" office:value="0.01431612">
            <text:p>0.01</text:p>
          </table:table-cell>
          <table:table-cell office:value-type="float" office:value="3325.507">
            <text:p>3325.51</text:p>
          </table:table-cell>
          <table:table-cell office:value-type="float" office:value="21798.91">
            <text:p>21798.91</text:p>
          </table:table-cell>
          <table:table-cell table:formula="oooc:=-([.B169]-[.B$34])" office:value-type="float" office:value="2.24990000000001">
            <text:p>2.2499</text:p>
          </table:table-cell>
          <table:table-cell table:formula="oooc:=-[.D169]*0.001" office:value-type="float" office:value="3.325507">
            <text:p>3.3255</text:p>
          </table:table-cell>
          <table:table-cell table:formula="oooc:=-[.B169]" office:value-type="float" office:value="113.9959">
            <text:p>113.9959</text:p>
          </table:table-cell>
          <table:table-cell table:formula="oooc:=-[.D169]*0.001" office:value-type="float" office:value="3.325507">
            <text:p>3.325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114.0127">
            <text:p>-114.01</text:p>
          </table:table-cell>
          <table:table-cell office:value-type="float" office:value="-0.01398012">
            <text:p>-0.01</text:p>
          </table:table-cell>
          <table:table-cell office:value-type="float" office:value="-3370.324">
            <text:p>-3370.32</text:p>
          </table:table-cell>
          <table:table-cell office:value-type="float" office:value="0.02209585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8012">
            <text:p>0</text:p>
          </table:table-cell>
          <table:table-cell office:value-type="float" office:value="0.01398012">
            <text:p>0.01</text:p>
          </table:table-cell>
          <table:table-cell office:value-type="float" office:value="0.0139811">
            <text:p>0.01</text:p>
          </table:table-cell>
          <table:table-cell office:value-type="float" office:value="3370.324">
            <text:p>3370.32</text:p>
          </table:table-cell>
          <table:table-cell office:value-type="float" office:value="22092.76">
            <text:p>22092.76</text:p>
          </table:table-cell>
          <table:table-cell table:formula="oooc:=-([.B170]-[.B$34])" office:value-type="float" office:value="2.2667">
            <text:p>2.2667</text:p>
          </table:table-cell>
          <table:table-cell table:formula="oooc:=-[.D170]*0.001" office:value-type="float" office:value="3.370324">
            <text:p>3.3703</text:p>
          </table:table-cell>
          <table:table-cell table:formula="oooc:=-[.B170]" office:value-type="float" office:value="114.0127">
            <text:p>114.0127</text:p>
          </table:table-cell>
          <table:table-cell table:formula="oooc:=-[.D170]*0.001" office:value-type="float" office:value="3.370324">
            <text:p>3.370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14.0293">
            <text:p>-114.03</text:p>
          </table:table-cell>
          <table:table-cell office:value-type="float" office:value="-0.01396418">
            <text:p>-0.01</text:p>
          </table:table-cell>
          <table:table-cell office:value-type="float" office:value="-3415.856">
            <text:p>-3415.86</text:p>
          </table:table-cell>
          <table:table-cell office:value-type="float" office:value="0.02239436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6418">
            <text:p>0</text:p>
          </table:table-cell>
          <table:table-cell office:value-type="float" office:value="0.01396418">
            <text:p>0.01</text:p>
          </table:table-cell>
          <table:table-cell office:value-type="float" office:value="0.01396515">
            <text:p>0.01</text:p>
          </table:table-cell>
          <table:table-cell office:value-type="float" office:value="3415.856">
            <text:p>3415.86</text:p>
          </table:table-cell>
          <table:table-cell office:value-type="float" office:value="22391.23">
            <text:p>22391.23</text:p>
          </table:table-cell>
          <table:table-cell table:formula="oooc:=-([.B171]-[.B$34])" office:value-type="float" office:value="2.28330000000001">
            <text:p>2.2833</text:p>
          </table:table-cell>
          <table:table-cell table:formula="oooc:=-[.D171]*0.001" office:value-type="float" office:value="3.415856">
            <text:p>3.4159</text:p>
          </table:table-cell>
          <table:table-cell table:formula="oooc:=-[.B171]" office:value-type="float" office:value="114.0293">
            <text:p>114.0293</text:p>
          </table:table-cell>
          <table:table-cell table:formula="oooc:=-[.D171]*0.001" office:value-type="float" office:value="3.415856">
            <text:p>3.415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14.046">
            <text:p>-114.05</text:p>
          </table:table-cell>
          <table:table-cell office:value-type="float" office:value="-0.0140918">
            <text:p>-0.01</text:p>
          </table:table-cell>
          <table:table-cell office:value-type="float" office:value="-3461.26">
            <text:p>-3461.26</text:p>
          </table:table-cell>
          <table:table-cell office:value-type="float" office:value="0.022692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918">
            <text:p>0</text:p>
          </table:table-cell>
          <table:table-cell office:value-type="float" office:value="0.0140918">
            <text:p>0.01</text:p>
          </table:table-cell>
          <table:table-cell office:value-type="float" office:value="0.0140928">
            <text:p>0.01</text:p>
          </table:table-cell>
          <table:table-cell office:value-type="float" office:value="3461.26">
            <text:p>3461.26</text:p>
          </table:table-cell>
          <table:table-cell office:value-type="float" office:value="22688.83">
            <text:p>22688.83</text:p>
          </table:table-cell>
          <table:table-cell table:formula="oooc:=-([.B172]-[.B$34])" office:value-type="float" office:value="2.30000000000001">
            <text:p>2.3000</text:p>
          </table:table-cell>
          <table:table-cell table:formula="oooc:=-[.D172]*0.001" office:value-type="float" office:value="3.46126">
            <text:p>3.4613</text:p>
          </table:table-cell>
          <table:table-cell table:formula="oooc:=-[.B172]" office:value-type="float" office:value="114.046">
            <text:p>114.0460</text:p>
          </table:table-cell>
          <table:table-cell table:formula="oooc:=-[.D172]*0.001" office:value-type="float" office:value="3.46126">
            <text:p>3.461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114.0626">
            <text:p>-114.06</text:p>
          </table:table-cell>
          <table:table-cell office:value-type="float" office:value="-0.01391631">
            <text:p>-0.01</text:p>
          </table:table-cell>
          <table:table-cell office:value-type="float" office:value="-3506.524">
            <text:p>-3506.52</text:p>
          </table:table-cell>
          <table:table-cell office:value-type="float" office:value="0.02298877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1631">
            <text:p>0</text:p>
          </table:table-cell>
          <table:table-cell office:value-type="float" office:value="0.01391631">
            <text:p>0.01</text:p>
          </table:table-cell>
          <table:table-cell office:value-type="float" office:value="0.01391727">
            <text:p>0.01</text:p>
          </table:table-cell>
          <table:table-cell office:value-type="float" office:value="3506.524">
            <text:p>3506.52</text:p>
          </table:table-cell>
          <table:table-cell office:value-type="float" office:value="22985.58">
            <text:p>22985.58</text:p>
          </table:table-cell>
          <table:table-cell table:formula="oooc:=-([.B173]-[.B$34])" office:value-type="float" office:value="2.31660000000001">
            <text:p>2.3166</text:p>
          </table:table-cell>
          <table:table-cell table:formula="oooc:=-[.D173]*0.001" office:value-type="float" office:value="3.506524">
            <text:p>3.5065</text:p>
          </table:table-cell>
          <table:table-cell table:formula="oooc:=-[.B173]" office:value-type="float" office:value="114.0626">
            <text:p>114.0626</text:p>
          </table:table-cell>
          <table:table-cell table:formula="oooc:=-[.D173]*0.001" office:value-type="float" office:value="3.506524">
            <text:p>3.506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14.0793">
            <text:p>-114.08</text:p>
          </table:table-cell>
          <table:table-cell office:value-type="float" office:value="-0.01437891">
            <text:p>-0.01</text:p>
          </table:table-cell>
          <table:table-cell office:value-type="float" office:value="-3552.566">
            <text:p>-3552.57</text:p>
          </table:table-cell>
          <table:table-cell office:value-type="float" office:value="0.02329063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7891">
            <text:p>0</text:p>
          </table:table-cell>
          <table:table-cell office:value-type="float" office:value="0.01437891">
            <text:p>0.01</text:p>
          </table:table-cell>
          <table:table-cell office:value-type="float" office:value="0.01437995">
            <text:p>0.01</text:p>
          </table:table-cell>
          <table:table-cell office:value-type="float" office:value="3552.566">
            <text:p>3552.57</text:p>
          </table:table-cell>
          <table:table-cell office:value-type="float" office:value="23287.28">
            <text:p>23287.28</text:p>
          </table:table-cell>
          <table:table-cell table:formula="oooc:=-([.B174]-[.B$34])" office:value-type="float" office:value="2.33330000000001">
            <text:p>2.3333</text:p>
          </table:table-cell>
          <table:table-cell table:formula="oooc:=-[.D174]*0.001" office:value-type="float" office:value="3.552566">
            <text:p>3.5526</text:p>
          </table:table-cell>
          <table:table-cell table:formula="oooc:=-[.B174]" office:value-type="float" office:value="114.0793">
            <text:p>114.0793</text:p>
          </table:table-cell>
          <table:table-cell table:formula="oooc:=-[.D174]*0.001" office:value-type="float" office:value="3.552566">
            <text:p>3.552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14.096">
            <text:p>-114.1</text:p>
          </table:table-cell>
          <table:table-cell office:value-type="float" office:value="-0.0143151">
            <text:p>-0.01</text:p>
          </table:table-cell>
          <table:table-cell office:value-type="float" office:value="-3598.622">
            <text:p>-3598.62</text:p>
          </table:table-cell>
          <table:table-cell office:value-type="float" office:value="0.02359257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151">
            <text:p>0</text:p>
          </table:table-cell>
          <table:table-cell office:value-type="float" office:value="0.0143151">
            <text:p>0.01</text:p>
          </table:table-cell>
          <table:table-cell office:value-type="float" office:value="0.01431612">
            <text:p>0.01</text:p>
          </table:table-cell>
          <table:table-cell office:value-type="float" office:value="3598.622">
            <text:p>3598.62</text:p>
          </table:table-cell>
          <table:table-cell office:value-type="float" office:value="23589.19">
            <text:p>23589.19</text:p>
          </table:table-cell>
          <table:table-cell table:formula="oooc:=-([.B175]-[.B$34])" office:value-type="float" office:value="2.35000000000001">
            <text:p>2.3500</text:p>
          </table:table-cell>
          <table:table-cell table:formula="oooc:=-[.D175]*0.001" office:value-type="float" office:value="3.598622">
            <text:p>3.5986</text:p>
          </table:table-cell>
          <table:table-cell table:formula="oooc:=-[.B175]" office:value-type="float" office:value="114.096">
            <text:p>114.0960</text:p>
          </table:table-cell>
          <table:table-cell table:formula="oooc:=-[.D175]*0.001" office:value-type="float" office:value="3.598622">
            <text:p>3.598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14.1126">
            <text:p>-114.11</text:p>
          </table:table-cell>
          <table:table-cell office:value-type="float" office:value="-0.01420345">
            <text:p>-0.01</text:p>
          </table:table-cell>
          <table:table-cell office:value-type="float" office:value="-3643.894">
            <text:p>-3643.89</text:p>
          </table:table-cell>
          <table:table-cell office:value-type="float" office:value="0.02388937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0345">
            <text:p>0</text:p>
          </table:table-cell>
          <table:table-cell office:value-type="float" office:value="0.01420345">
            <text:p>0.01</text:p>
          </table:table-cell>
          <table:table-cell office:value-type="float" office:value="0.01420446">
            <text:p>0.01</text:p>
          </table:table-cell>
          <table:table-cell office:value-type="float" office:value="3643.894">
            <text:p>3643.89</text:p>
          </table:table-cell>
          <table:table-cell office:value-type="float" office:value="23885.98">
            <text:p>23885.98</text:p>
          </table:table-cell>
          <table:table-cell table:formula="oooc:=-([.B176]-[.B$34])" office:value-type="float" office:value="2.36660000000001">
            <text:p>2.3666</text:p>
          </table:table-cell>
          <table:table-cell table:formula="oooc:=-[.D176]*0.001" office:value-type="float" office:value="3.643894">
            <text:p>3.6439</text:p>
          </table:table-cell>
          <table:table-cell table:formula="oooc:=-[.B176]" office:value-type="float" office:value="114.1126">
            <text:p>114.1126</text:p>
          </table:table-cell>
          <table:table-cell table:formula="oooc:=-[.D176]*0.001" office:value-type="float" office:value="3.643894">
            <text:p>3.643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114.1293">
            <text:p>-114.13</text:p>
          </table:table-cell>
          <table:table-cell office:value-type="float" office:value="-0.01393229">
            <text:p>-0.01</text:p>
          </table:table-cell>
          <table:table-cell office:value-type="float" office:value="-3690.609">
            <text:p>-3690.61</text:p>
          </table:table-cell>
          <table:table-cell office:value-type="float" office:value="0.02419564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3229">
            <text:p>0</text:p>
          </table:table-cell>
          <table:table-cell office:value-type="float" office:value="0.01393229">
            <text:p>0.01</text:p>
          </table:table-cell>
          <table:table-cell office:value-type="float" office:value="0.01393326">
            <text:p>0.01</text:p>
          </table:table-cell>
          <table:table-cell office:value-type="float" office:value="3690.609">
            <text:p>3690.61</text:p>
          </table:table-cell>
          <table:table-cell office:value-type="float" office:value="24192.27">
            <text:p>24192.27</text:p>
          </table:table-cell>
          <table:table-cell table:formula="oooc:=-([.B177]-[.B$34])" office:value-type="float" office:value="2.38330000000001">
            <text:p>2.3833</text:p>
          </table:table-cell>
          <table:table-cell table:formula="oooc:=-[.D177]*0.001" office:value-type="float" office:value="3.690609">
            <text:p>3.6906</text:p>
          </table:table-cell>
          <table:table-cell table:formula="oooc:=-[.B177]" office:value-type="float" office:value="114.1293">
            <text:p>114.1293</text:p>
          </table:table-cell>
          <table:table-cell table:formula="oooc:=-[.D177]*0.001" office:value-type="float" office:value="3.690609">
            <text:p>3.690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114.146">
            <text:p>-114.15</text:p>
          </table:table-cell>
          <table:table-cell office:value-type="float" office:value="-0.01398012">
            <text:p>-0.01</text:p>
          </table:table-cell>
          <table:table-cell office:value-type="float" office:value="-3736.95">
            <text:p>-3736.95</text:p>
          </table:table-cell>
          <table:table-cell office:value-type="float" office:value="0.02449945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98012">
            <text:p>0</text:p>
          </table:table-cell>
          <table:table-cell office:value-type="float" office:value="0.01398012">
            <text:p>0.01</text:p>
          </table:table-cell>
          <table:table-cell office:value-type="float" office:value="0.0139811">
            <text:p>0.01</text:p>
          </table:table-cell>
          <table:table-cell office:value-type="float" office:value="3736.95">
            <text:p>3736.95</text:p>
          </table:table-cell>
          <table:table-cell office:value-type="float" office:value="24496.02">
            <text:p>24496.02</text:p>
          </table:table-cell>
          <table:table-cell table:formula="oooc:=-([.B178]-[.B$34])" office:value-type="float" office:value="2.40000000000001">
            <text:p>2.4000</text:p>
          </table:table-cell>
          <table:table-cell table:formula="oooc:=-[.D178]*0.001" office:value-type="float" office:value="3.73695">
            <text:p>3.7370</text:p>
          </table:table-cell>
          <table:table-cell table:formula="oooc:=-[.B178]" office:value-type="float" office:value="114.146">
            <text:p>114.1460</text:p>
          </table:table-cell>
          <table:table-cell table:formula="oooc:=-[.D178]*0.001" office:value-type="float" office:value="3.73695">
            <text:p>3.737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114.1627">
            <text:p>-114.16</text:p>
          </table:table-cell>
          <table:table-cell office:value-type="float" office:value="-0.01436297">
            <text:p>-0.01</text:p>
          </table:table-cell>
          <table:table-cell office:value-type="float" office:value="-3785.541">
            <text:p>-3785.54</text:p>
          </table:table-cell>
          <table:table-cell office:value-type="float" office:value="0.02481801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6297">
            <text:p>0</text:p>
          </table:table-cell>
          <table:table-cell office:value-type="float" office:value="0.01436297">
            <text:p>0.01</text:p>
          </table:table-cell>
          <table:table-cell office:value-type="float" office:value="0.014364">
            <text:p>0.01</text:p>
          </table:table-cell>
          <table:table-cell office:value-type="float" office:value="3785.541">
            <text:p>3785.54</text:p>
          </table:table-cell>
          <table:table-cell office:value-type="float" office:value="24814.45">
            <text:p>24814.45</text:p>
          </table:table-cell>
          <table:table-cell table:formula="oooc:=-([.B179]-[.B$34])" office:value-type="float" office:value="2.41670000000001">
            <text:p>2.4167</text:p>
          </table:table-cell>
          <table:table-cell table:formula="oooc:=-[.D179]*0.001" office:value-type="float" office:value="3.785541">
            <text:p>3.7855</text:p>
          </table:table-cell>
          <table:table-cell table:formula="oooc:=-[.B179]" office:value-type="float" office:value="114.1627">
            <text:p>114.1627</text:p>
          </table:table-cell>
          <table:table-cell table:formula="oooc:=-[.D179]*0.001" office:value-type="float" office:value="3.785541">
            <text:p>3.785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114.1793">
            <text:p>-114.18</text:p>
          </table:table-cell>
          <table:table-cell office:value-type="float" office:value="-0.01426727">
            <text:p>-0.01</text:p>
          </table:table-cell>
          <table:table-cell office:value-type="float" office:value="-3834.182">
            <text:p>-3834.18</text:p>
          </table:table-cell>
          <table:table-cell office:value-type="float" office:value="0.0251369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6727">
            <text:p>0</text:p>
          </table:table-cell>
          <table:table-cell office:value-type="float" office:value="0.01426727">
            <text:p>0.01</text:p>
          </table:table-cell>
          <table:table-cell office:value-type="float" office:value="0.01426828">
            <text:p>0.01</text:p>
          </table:table-cell>
          <table:table-cell office:value-type="float" office:value="3834.182">
            <text:p>3834.18</text:p>
          </table:table-cell>
          <table:table-cell office:value-type="float" office:value="25133.32">
            <text:p>25133.32</text:p>
          </table:table-cell>
          <table:table-cell table:formula="oooc:=-([.B180]-[.B$34])" office:value-type="float" office:value="2.4333">
            <text:p>2.4333</text:p>
          </table:table-cell>
          <table:table-cell table:formula="oooc:=-[.D180]*0.001" office:value-type="float" office:value="3.834182">
            <text:p>3.8342</text:p>
          </table:table-cell>
          <table:table-cell table:formula="oooc:=-[.B180]" office:value-type="float" office:value="114.1793">
            <text:p>114.1793</text:p>
          </table:table-cell>
          <table:table-cell table:formula="oooc:=-[.D180]*0.001" office:value-type="float" office:value="3.834182">
            <text:p>3.834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14.1959">
            <text:p>-114.2</text:p>
          </table:table-cell>
          <table:table-cell office:value-type="float" office:value="-0.01407582">
            <text:p>-0.01</text:p>
          </table:table-cell>
          <table:table-cell office:value-type="float" office:value="-3884.016">
            <text:p>-3884.02</text:p>
          </table:table-cell>
          <table:table-cell office:value-type="float" office:value="0.02546361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7582">
            <text:p>0</text:p>
          </table:table-cell>
          <table:table-cell office:value-type="float" office:value="0.01407582">
            <text:p>0.01</text:p>
          </table:table-cell>
          <table:table-cell office:value-type="float" office:value="0.01407681">
            <text:p>0.01</text:p>
          </table:table-cell>
          <table:table-cell office:value-type="float" office:value="3884.016">
            <text:p>3884.02</text:p>
          </table:table-cell>
          <table:table-cell office:value-type="float" office:value="25460.03">
            <text:p>25460.03</text:p>
          </table:table-cell>
          <table:table-cell table:formula="oooc:=-([.B181]-[.B$34])" office:value-type="float" office:value="2.4499">
            <text:p>2.4499</text:p>
          </table:table-cell>
          <table:table-cell table:formula="oooc:=-[.D181]*0.001" office:value-type="float" office:value="3.884016">
            <text:p>3.8840</text:p>
          </table:table-cell>
          <table:table-cell table:formula="oooc:=-[.B181]" office:value-type="float" office:value="114.1959">
            <text:p>114.1959</text:p>
          </table:table-cell>
          <table:table-cell table:formula="oooc:=-[.D181]*0.001" office:value-type="float" office:value="3.884016">
            <text:p>3.884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14.2126">
            <text:p>-114.21</text:p>
          </table:table-cell>
          <table:table-cell office:value-type="float" office:value="-0.01423534">
            <text:p>-0.01</text:p>
          </table:table-cell>
          <table:table-cell office:value-type="float" office:value="-3934.34">
            <text:p>-3934.34</text:p>
          </table:table-cell>
          <table:table-cell office:value-type="float" office:value="0.0257935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3534">
            <text:p>0</text:p>
          </table:table-cell>
          <table:table-cell office:value-type="float" office:value="0.01423534">
            <text:p>0.01</text:p>
          </table:table-cell>
          <table:table-cell office:value-type="float" office:value="0.01423635">
            <text:p>0.01</text:p>
          </table:table-cell>
          <table:table-cell office:value-type="float" office:value="3934.34">
            <text:p>3934.34</text:p>
          </table:table-cell>
          <table:table-cell office:value-type="float" office:value="25789.87">
            <text:p>25789.87</text:p>
          </table:table-cell>
          <table:table-cell table:formula="oooc:=-([.B182]-[.B$34])" office:value-type="float" office:value="2.4666">
            <text:p>2.4666</text:p>
          </table:table-cell>
          <table:table-cell table:formula="oooc:=-[.D182]*0.001" office:value-type="float" office:value="3.93434">
            <text:p>3.9343</text:p>
          </table:table-cell>
          <table:table-cell table:formula="oooc:=-[.B182]" office:value-type="float" office:value="114.2126">
            <text:p>114.2126</text:p>
          </table:table-cell>
          <table:table-cell table:formula="oooc:=-[.D182]*0.001" office:value-type="float" office:value="3.93434">
            <text:p>3.934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14.2293">
            <text:p>-114.23</text:p>
          </table:table-cell>
          <table:table-cell office:value-type="float" office:value="-0.01426727">
            <text:p>-0.01</text:p>
          </table:table-cell>
          <table:table-cell office:value-type="float" office:value="-3984.014">
            <text:p>-3984.01</text:p>
          </table:table-cell>
          <table:table-cell office:value-type="float" office:value="0.0261192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6727">
            <text:p>0</text:p>
          </table:table-cell>
          <table:table-cell office:value-type="float" office:value="0.01426727">
            <text:p>0.01</text:p>
          </table:table-cell>
          <table:table-cell office:value-type="float" office:value="0.01426828">
            <text:p>0.01</text:p>
          </table:table-cell>
          <table:table-cell office:value-type="float" office:value="3984.014">
            <text:p>3984.01</text:p>
          </table:table-cell>
          <table:table-cell office:value-type="float" office:value="26115.47">
            <text:p>26115.47</text:p>
          </table:table-cell>
          <table:table-cell table:formula="oooc:=-([.B183]-[.B$34])" office:value-type="float" office:value="2.4833">
            <text:p>2.4833</text:p>
          </table:table-cell>
          <table:table-cell table:formula="oooc:=-[.D183]*0.001" office:value-type="float" office:value="3.984014">
            <text:p>3.9840</text:p>
          </table:table-cell>
          <table:table-cell table:formula="oooc:=-[.B183]" office:value-type="float" office:value="114.2293">
            <text:p>114.2293</text:p>
          </table:table-cell>
          <table:table-cell table:formula="oooc:=-[.D183]*0.001" office:value-type="float" office:value="3.984014">
            <text:p>3.984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14.2459">
            <text:p>-114.25</text:p>
          </table:table-cell>
          <table:table-cell office:value-type="float" office:value="-0.01404393">
            <text:p>-0.01</text:p>
          </table:table-cell>
          <table:table-cell office:value-type="float" office:value="-4033.507">
            <text:p>-4033.51</text:p>
          </table:table-cell>
          <table:table-cell office:value-type="float" office:value="0.02644368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4393">
            <text:p>0</text:p>
          </table:table-cell>
          <table:table-cell office:value-type="float" office:value="0.01404393">
            <text:p>0.01</text:p>
          </table:table-cell>
          <table:table-cell office:value-type="float" office:value="0.01404492">
            <text:p>0.01</text:p>
          </table:table-cell>
          <table:table-cell office:value-type="float" office:value="4033.507">
            <text:p>4033.51</text:p>
          </table:table-cell>
          <table:table-cell office:value-type="float" office:value="26439.97">
            <text:p>26439.97</text:p>
          </table:table-cell>
          <table:table-cell table:formula="oooc:=-([.B184]-[.B$34])" office:value-type="float" office:value="2.49990000000001">
            <text:p>2.4999</text:p>
          </table:table-cell>
          <table:table-cell table:formula="oooc:=-[.D184]*0.001" office:value-type="float" office:value="4.033507">
            <text:p>4.0335</text:p>
          </table:table-cell>
          <table:table-cell table:formula="oooc:=-[.B184]" office:value-type="float" office:value="114.2459">
            <text:p>114.2459</text:p>
          </table:table-cell>
          <table:table-cell table:formula="oooc:=-[.D184]*0.001" office:value-type="float" office:value="4.033507">
            <text:p>4.033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14.2626">
            <text:p>-114.26</text:p>
          </table:table-cell>
          <table:table-cell office:value-type="float" office:value="-0.01415558">
            <text:p>-0.01</text:p>
          </table:table-cell>
          <table:table-cell office:value-type="float" office:value="-4085.194">
            <text:p>-4085.19</text:p>
          </table:table-cell>
          <table:table-cell office:value-type="float" office:value="0.0267825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5558">
            <text:p>0</text:p>
          </table:table-cell>
          <table:table-cell office:value-type="float" office:value="0.01415558">
            <text:p>0.01</text:p>
          </table:table-cell>
          <table:table-cell office:value-type="float" office:value="0.01415658">
            <text:p>0.01</text:p>
          </table:table-cell>
          <table:table-cell office:value-type="float" office:value="4085.194">
            <text:p>4085.19</text:p>
          </table:table-cell>
          <table:table-cell office:value-type="float" office:value="26778.75">
            <text:p>26778.75</text:p>
          </table:table-cell>
          <table:table-cell table:formula="oooc:=-([.B185]-[.B$34])" office:value-type="float" office:value="2.51660000000001">
            <text:p>2.5166</text:p>
          </table:table-cell>
          <table:table-cell table:formula="oooc:=-[.D185]*0.001" office:value-type="float" office:value="4.085194">
            <text:p>4.0852</text:p>
          </table:table-cell>
          <table:table-cell table:formula="oooc:=-[.B185]" office:value-type="float" office:value="114.2626">
            <text:p>114.2626</text:p>
          </table:table-cell>
          <table:table-cell table:formula="oooc:=-[.D185]*0.001" office:value-type="float" office:value="4.085194">
            <text:p>4.08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114.2793">
            <text:p>-114.28</text:p>
          </table:table-cell>
          <table:table-cell office:value-type="float" office:value="-0.0142194">
            <text:p>-0.01</text:p>
          </table:table-cell>
          <table:table-cell office:value-type="float" office:value="-4135.957">
            <text:p>-4135.96</text:p>
          </table:table-cell>
          <table:table-cell office:value-type="float" office:value="0.0271153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194">
            <text:p>0</text:p>
          </table:table-cell>
          <table:table-cell office:value-type="float" office:value="0.0142194">
            <text:p>0.01</text:p>
          </table:table-cell>
          <table:table-cell office:value-type="float" office:value="0.01422041">
            <text:p>0.01</text:p>
          </table:table-cell>
          <table:table-cell office:value-type="float" office:value="4135.957">
            <text:p>4135.96</text:p>
          </table:table-cell>
          <table:table-cell office:value-type="float" office:value="27111.48">
            <text:p>27111.48</text:p>
          </table:table-cell>
          <table:table-cell table:formula="oooc:=-([.B186]-[.B$34])" office:value-type="float" office:value="2.53330000000001">
            <text:p>2.5333</text:p>
          </table:table-cell>
          <table:table-cell table:formula="oooc:=-[.D186]*0.001" office:value-type="float" office:value="4.135957">
            <text:p>4.1360</text:p>
          </table:table-cell>
          <table:table-cell table:formula="oooc:=-[.B186]" office:value-type="float" office:value="114.2793">
            <text:p>114.2793</text:p>
          </table:table-cell>
          <table:table-cell table:formula="oooc:=-[.D186]*0.001" office:value-type="float" office:value="4.135957">
            <text:p>4.136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114.296">
            <text:p>-114.3</text:p>
          </table:table-cell>
          <table:table-cell office:value-type="float" office:value="-0.01418751">
            <text:p>-0.01</text:p>
          </table:table-cell>
          <table:table-cell office:value-type="float" office:value="-4186.418">
            <text:p>-4186.42</text:p>
          </table:table-cell>
          <table:table-cell office:value-type="float" office:value="0.02744616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8751">
            <text:p>0</text:p>
          </table:table-cell>
          <table:table-cell office:value-type="float" office:value="0.01418751">
            <text:p>0.01</text:p>
          </table:table-cell>
          <table:table-cell office:value-type="float" office:value="0.01418851">
            <text:p>0.01</text:p>
          </table:table-cell>
          <table:table-cell office:value-type="float" office:value="4186.418">
            <text:p>4186.42</text:p>
          </table:table-cell>
          <table:table-cell office:value-type="float" office:value="27442.27">
            <text:p>27442.27</text:p>
          </table:table-cell>
          <table:table-cell table:formula="oooc:=-([.B187]-[.B$34])" office:value-type="float" office:value="2.55000000000001">
            <text:p>2.5500</text:p>
          </table:table-cell>
          <table:table-cell table:formula="oooc:=-[.D187]*0.001" office:value-type="float" office:value="4.186418">
            <text:p>4.1864</text:p>
          </table:table-cell>
          <table:table-cell table:formula="oooc:=-[.B187]" office:value-type="float" office:value="114.296">
            <text:p>114.2960</text:p>
          </table:table-cell>
          <table:table-cell table:formula="oooc:=-[.D187]*0.001" office:value-type="float" office:value="4.186418">
            <text:p>4.186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114.3126">
            <text:p>-114.31</text:p>
          </table:table-cell>
          <table:table-cell office:value-type="float" office:value="-0.01418751">
            <text:p>-0.01</text:p>
          </table:table-cell>
          <table:table-cell office:value-type="float" office:value="-4237.912">
            <text:p>-4237.91</text:p>
          </table:table-cell>
          <table:table-cell office:value-type="float" office:value="0.02778375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8751">
            <text:p>0</text:p>
          </table:table-cell>
          <table:table-cell office:value-type="float" office:value="0.01418751">
            <text:p>0.01</text:p>
          </table:table-cell>
          <table:table-cell office:value-type="float" office:value="0.01418851">
            <text:p>0.01</text:p>
          </table:table-cell>
          <table:table-cell office:value-type="float" office:value="4237.912">
            <text:p>4237.91</text:p>
          </table:table-cell>
          <table:table-cell office:value-type="float" office:value="27779.81">
            <text:p>27779.81</text:p>
          </table:table-cell>
          <table:table-cell table:formula="oooc:=-([.B188]-[.B$34])" office:value-type="float" office:value="2.56660000000001">
            <text:p>2.5666</text:p>
          </table:table-cell>
          <table:table-cell table:formula="oooc:=-[.D188]*0.001" office:value-type="float" office:value="4.237912">
            <text:p>4.2379</text:p>
          </table:table-cell>
          <table:table-cell table:formula="oooc:=-[.B188]" office:value-type="float" office:value="114.3126">
            <text:p>114.3126</text:p>
          </table:table-cell>
          <table:table-cell table:formula="oooc:=-[.D188]*0.001" office:value-type="float" office:value="4.237912">
            <text:p>4.237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114.3293">
            <text:p>-114.33</text:p>
          </table:table-cell>
          <table:table-cell office:value-type="float" office:value="-0.01412369">
            <text:p>-0.01</text:p>
          </table:table-cell>
          <table:table-cell office:value-type="float" office:value="-4288.911">
            <text:p>-4288.91</text:p>
          </table:table-cell>
          <table:table-cell office:value-type="float" office:value="0.02811811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2369">
            <text:p>0</text:p>
          </table:table-cell>
          <table:table-cell office:value-type="float" office:value="0.01412369">
            <text:p>0.01</text:p>
          </table:table-cell>
          <table:table-cell office:value-type="float" office:value="0.01412469">
            <text:p>0.01</text:p>
          </table:table-cell>
          <table:table-cell office:value-type="float" office:value="4288.912">
            <text:p>4288.91</text:p>
          </table:table-cell>
          <table:table-cell office:value-type="float" office:value="28114.14">
            <text:p>28114.14</text:p>
          </table:table-cell>
          <table:table-cell table:formula="oooc:=-([.B189]-[.B$34])" office:value-type="float" office:value="2.58330000000001">
            <text:p>2.5833</text:p>
          </table:table-cell>
          <table:table-cell table:formula="oooc:=-[.D189]*0.001" office:value-type="float" office:value="4.288911">
            <text:p>4.2889</text:p>
          </table:table-cell>
          <table:table-cell table:formula="oooc:=-[.B189]" office:value-type="float" office:value="114.3293">
            <text:p>114.3293</text:p>
          </table:table-cell>
          <table:table-cell table:formula="oooc:=-[.D189]*0.001" office:value-type="float" office:value="4.288911">
            <text:p>4.288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114.3459">
            <text:p>-114.35</text:p>
          </table:table-cell>
          <table:table-cell office:value-type="float" office:value="-0.0144108">
            <text:p>-0.01</text:p>
          </table:table-cell>
          <table:table-cell office:value-type="float" office:value="-4340.478">
            <text:p>-4340.48</text:p>
          </table:table-cell>
          <table:table-cell office:value-type="float" office:value="0.02845618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4108">
            <text:p>0</text:p>
          </table:table-cell>
          <table:table-cell office:value-type="float" office:value="0.0144108">
            <text:p>0.01</text:p>
          </table:table-cell>
          <table:table-cell office:value-type="float" office:value="0.01441184">
            <text:p>0.01</text:p>
          </table:table-cell>
          <table:table-cell office:value-type="float" office:value="4340.478">
            <text:p>4340.48</text:p>
          </table:table-cell>
          <table:table-cell office:value-type="float" office:value="28452.08">
            <text:p>28452.08</text:p>
          </table:table-cell>
          <table:table-cell table:formula="oooc:=-([.B190]-[.B$34])" office:value-type="float" office:value="2.59990000000001">
            <text:p>2.5999</text:p>
          </table:table-cell>
          <table:table-cell table:formula="oooc:=-[.D190]*0.001" office:value-type="float" office:value="4.340478">
            <text:p>4.3405</text:p>
          </table:table-cell>
          <table:table-cell table:formula="oooc:=-[.B190]" office:value-type="float" office:value="114.3459">
            <text:p>114.3459</text:p>
          </table:table-cell>
          <table:table-cell table:formula="oooc:=-[.D190]*0.001" office:value-type="float" office:value="4.340478">
            <text:p>4.340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114.3626">
            <text:p>-114.36</text:p>
          </table:table-cell>
          <table:table-cell office:value-type="float" office:value="-0.01474578">
            <text:p>-0.01</text:p>
          </table:table-cell>
          <table:table-cell office:value-type="float" office:value="-4391.757">
            <text:p>-4391.76</text:p>
          </table:table-cell>
          <table:table-cell office:value-type="float" office:value="0.02879236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74578">
            <text:p>0</text:p>
          </table:table-cell>
          <table:table-cell office:value-type="float" office:value="0.01474578">
            <text:p>0.01</text:p>
          </table:table-cell>
          <table:table-cell office:value-type="float" office:value="0.01474687">
            <text:p>0.01</text:p>
          </table:table-cell>
          <table:table-cell office:value-type="float" office:value="4391.757">
            <text:p>4391.76</text:p>
          </table:table-cell>
          <table:table-cell office:value-type="float" office:value="28788.12">
            <text:p>28788.12</text:p>
          </table:table-cell>
          <table:table-cell table:formula="oooc:=-([.B191]-[.B$34])" office:value-type="float" office:value="2.61660000000001">
            <text:p>2.6166</text:p>
          </table:table-cell>
          <table:table-cell table:formula="oooc:=-[.D191]*0.001" office:value-type="float" office:value="4.391757">
            <text:p>4.3918</text:p>
          </table:table-cell>
          <table:table-cell table:formula="oooc:=-[.B191]" office:value-type="float" office:value="114.3626">
            <text:p>114.3626</text:p>
          </table:table-cell>
          <table:table-cell table:formula="oooc:=-[.D191]*0.001" office:value-type="float" office:value="4.391757">
            <text:p>4.391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114.3793">
            <text:p>-114.38</text:p>
          </table:table-cell>
          <table:table-cell office:value-type="float" office:value="-0.01437891">
            <text:p>-0.01</text:p>
          </table:table-cell>
          <table:table-cell office:value-type="float" office:value="-4443.118">
            <text:p>-4443.12</text:p>
          </table:table-cell>
          <table:table-cell office:value-type="float" office:value="0.02912909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7891">
            <text:p>0</text:p>
          </table:table-cell>
          <table:table-cell office:value-type="float" office:value="0.01437891">
            <text:p>0.01</text:p>
          </table:table-cell>
          <table:table-cell office:value-type="float" office:value="0.01437995">
            <text:p>0.01</text:p>
          </table:table-cell>
          <table:table-cell office:value-type="float" office:value="4443.118">
            <text:p>4443.12</text:p>
          </table:table-cell>
          <table:table-cell office:value-type="float" office:value="29124.9">
            <text:p>29124.9</text:p>
          </table:table-cell>
          <table:table-cell table:formula="oooc:=-([.B192]-[.B$34])" office:value-type="float" office:value="2.63330000000001">
            <text:p>2.6333</text:p>
          </table:table-cell>
          <table:table-cell table:formula="oooc:=-[.D192]*0.001" office:value-type="float" office:value="4.443118">
            <text:p>4.4431</text:p>
          </table:table-cell>
          <table:table-cell table:formula="oooc:=-[.B192]" office:value-type="float" office:value="114.3793">
            <text:p>114.3793</text:p>
          </table:table-cell>
          <table:table-cell table:formula="oooc:=-[.D192]*0.001" office:value-type="float" office:value="4.443118">
            <text:p>4.443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114.3959">
            <text:p>-114.4</text:p>
          </table:table-cell>
          <table:table-cell office:value-type="float" office:value="-0.01428321">
            <text:p>-0.01</text:p>
          </table:table-cell>
          <table:table-cell office:value-type="float" office:value="-4495.892">
            <text:p>-4495.89</text:p>
          </table:table-cell>
          <table:table-cell office:value-type="float" office:value="0.02947507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8321">
            <text:p>0</text:p>
          </table:table-cell>
          <table:table-cell office:value-type="float" office:value="0.01428321">
            <text:p>0.01</text:p>
          </table:table-cell>
          <table:table-cell office:value-type="float" office:value="0.01428423">
            <text:p>0.01</text:p>
          </table:table-cell>
          <table:table-cell office:value-type="float" office:value="4495.892">
            <text:p>4495.89</text:p>
          </table:table-cell>
          <table:table-cell office:value-type="float" office:value="29470.86">
            <text:p>29470.86</text:p>
          </table:table-cell>
          <table:table-cell table:formula="oooc:=-([.B193]-[.B$34])" office:value-type="float" office:value="2.6499">
            <text:p>2.6499</text:p>
          </table:table-cell>
          <table:table-cell table:formula="oooc:=-[.D193]*0.001" office:value-type="float" office:value="4.495892">
            <text:p>4.4959</text:p>
          </table:table-cell>
          <table:table-cell table:formula="oooc:=-[.B193]" office:value-type="float" office:value="114.3959">
            <text:p>114.3959</text:p>
          </table:table-cell>
          <table:table-cell table:formula="oooc:=-[.D193]*0.001" office:value-type="float" office:value="4.495892">
            <text:p>4.495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114.4127">
            <text:p>-114.41</text:p>
          </table:table-cell>
          <table:table-cell office:value-type="float" office:value="-0.01425128">
            <text:p>-0.01</text:p>
          </table:table-cell>
          <table:table-cell office:value-type="float" office:value="-4549.059">
            <text:p>-4549.06</text:p>
          </table:table-cell>
          <table:table-cell office:value-type="float" office:value="0.0298236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5128">
            <text:p>0</text:p>
          </table:table-cell>
          <table:table-cell office:value-type="float" office:value="0.01425128">
            <text:p>0.01</text:p>
          </table:table-cell>
          <table:table-cell office:value-type="float" office:value="0.0142523">
            <text:p>0.01</text:p>
          </table:table-cell>
          <table:table-cell office:value-type="float" office:value="4549.059">
            <text:p>4549.06</text:p>
          </table:table-cell>
          <table:table-cell office:value-type="float" office:value="29819.39">
            <text:p>29819.39</text:p>
          </table:table-cell>
          <table:table-cell table:formula="oooc:=-([.B194]-[.B$34])" office:value-type="float" office:value="2.66670000000001">
            <text:p>2.6667</text:p>
          </table:table-cell>
          <table:table-cell table:formula="oooc:=-[.D194]*0.001" office:value-type="float" office:value="4.549059">
            <text:p>4.5491</text:p>
          </table:table-cell>
          <table:table-cell table:formula="oooc:=-[.B194]" office:value-type="float" office:value="114.4127">
            <text:p>114.4127</text:p>
          </table:table-cell>
          <table:table-cell table:formula="oooc:=-[.D194]*0.001" office:value-type="float" office:value="4.549059">
            <text:p>4.549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114.4293">
            <text:p>-114.43</text:p>
          </table:table-cell>
          <table:table-cell office:value-type="float" office:value="-0.01404393">
            <text:p>-0.01</text:p>
          </table:table-cell>
          <table:table-cell office:value-type="float" office:value="-4600.668">
            <text:p>-4600.67</text:p>
          </table:table-cell>
          <table:table-cell office:value-type="float" office:value="0.03016199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4393">
            <text:p>0</text:p>
          </table:table-cell>
          <table:table-cell office:value-type="float" office:value="0.01404393">
            <text:p>0.01</text:p>
          </table:table-cell>
          <table:table-cell office:value-type="float" office:value="0.01404492">
            <text:p>0.01</text:p>
          </table:table-cell>
          <table:table-cell office:value-type="float" office:value="4600.668">
            <text:p>4600.67</text:p>
          </table:table-cell>
          <table:table-cell office:value-type="float" office:value="30157.75">
            <text:p>30157.75</text:p>
          </table:table-cell>
          <table:table-cell table:formula="oooc:=-([.B195]-[.B$34])" office:value-type="float" office:value="2.6833">
            <text:p>2.6833</text:p>
          </table:table-cell>
          <table:table-cell table:formula="oooc:=-[.D195]*0.001" office:value-type="float" office:value="4.600668">
            <text:p>4.6007</text:p>
          </table:table-cell>
          <table:table-cell table:formula="oooc:=-[.B195]" office:value-type="float" office:value="114.4293">
            <text:p>114.4293</text:p>
          </table:table-cell>
          <table:table-cell table:formula="oooc:=-[.D195]*0.001" office:value-type="float" office:value="4.600668">
            <text:p>4.600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114.4459">
            <text:p>-114.45</text:p>
          </table:table-cell>
          <table:table-cell office:value-type="float" office:value="-0.01460221">
            <text:p>-0.01</text:p>
          </table:table-cell>
          <table:table-cell office:value-type="float" office:value="-4652.644">
            <text:p>-4652.64</text:p>
          </table:table-cell>
          <table:table-cell office:value-type="float" office:value="0.0305027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60221">
            <text:p>0</text:p>
          </table:table-cell>
          <table:table-cell office:value-type="float" office:value="0.01460221">
            <text:p>0.01</text:p>
          </table:table-cell>
          <table:table-cell office:value-type="float" office:value="0.01460327">
            <text:p>0.01</text:p>
          </table:table-cell>
          <table:table-cell office:value-type="float" office:value="4652.644">
            <text:p>4652.64</text:p>
          </table:table-cell>
          <table:table-cell office:value-type="float" office:value="30498.29">
            <text:p>30498.29</text:p>
          </table:table-cell>
          <table:table-cell table:formula="oooc:=-([.B196]-[.B$34])" office:value-type="float" office:value="2.6999">
            <text:p>2.6999</text:p>
          </table:table-cell>
          <table:table-cell table:formula="oooc:=-[.D196]*0.001" office:value-type="float" office:value="4.652644">
            <text:p>4.6526</text:p>
          </table:table-cell>
          <table:table-cell table:formula="oooc:=-[.B196]" office:value-type="float" office:value="114.4459">
            <text:p>114.4459</text:p>
          </table:table-cell>
          <table:table-cell table:formula="oooc:=-[.D196]*0.001" office:value-type="float" office:value="4.652644">
            <text:p>4.652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114.4627">
            <text:p>-114.46</text:p>
          </table:table-cell>
          <table:table-cell office:value-type="float" office:value="-0.01412369">
            <text:p>-0.01</text:p>
          </table:table-cell>
          <table:table-cell office:value-type="float" office:value="-4703.812">
            <text:p>-4703.81</text:p>
          </table:table-cell>
          <table:table-cell office:value-type="float" office:value="0.0308382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2369">
            <text:p>0</text:p>
          </table:table-cell>
          <table:table-cell office:value-type="float" office:value="0.01412369">
            <text:p>0.01</text:p>
          </table:table-cell>
          <table:table-cell office:value-type="float" office:value="0.01412469">
            <text:p>0.01</text:p>
          </table:table-cell>
          <table:table-cell office:value-type="float" office:value="4703.812">
            <text:p>4703.81</text:p>
          </table:table-cell>
          <table:table-cell office:value-type="float" office:value="30833.84">
            <text:p>30833.84</text:p>
          </table:table-cell>
          <table:table-cell table:formula="oooc:=-([.B197]-[.B$34])" office:value-type="float" office:value="2.7167">
            <text:p>2.7167</text:p>
          </table:table-cell>
          <table:table-cell table:formula="oooc:=-[.D197]*0.001" office:value-type="float" office:value="4.703812">
            <text:p>4.7038</text:p>
          </table:table-cell>
          <table:table-cell table:formula="oooc:=-[.B197]" office:value-type="float" office:value="114.4627">
            <text:p>114.4627</text:p>
          </table:table-cell>
          <table:table-cell table:formula="oooc:=-[.D197]*0.001" office:value-type="float" office:value="4.703812">
            <text:p>4.703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114.4793">
            <text:p>-114.48</text:p>
          </table:table-cell>
          <table:table-cell office:value-type="float" office:value="-0.01437891">
            <text:p>-0.01</text:p>
          </table:table-cell>
          <table:table-cell office:value-type="float" office:value="-4755.352">
            <text:p>-4755.35</text:p>
          </table:table-cell>
          <table:table-cell office:value-type="float" office:value="0.03117609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7891">
            <text:p>0</text:p>
          </table:table-cell>
          <table:table-cell office:value-type="float" office:value="0.01437891">
            <text:p>0.01</text:p>
          </table:table-cell>
          <table:table-cell office:value-type="float" office:value="0.01437995">
            <text:p>0.01</text:p>
          </table:table-cell>
          <table:table-cell office:value-type="float" office:value="4755.352">
            <text:p>4755.35</text:p>
          </table:table-cell>
          <table:table-cell office:value-type="float" office:value="31171.61">
            <text:p>31171.61</text:p>
          </table:table-cell>
          <table:table-cell table:formula="oooc:=-([.B198]-[.B$34])" office:value-type="float" office:value="2.7333">
            <text:p>2.7333</text:p>
          </table:table-cell>
          <table:table-cell table:formula="oooc:=-[.D198]*0.001" office:value-type="float" office:value="4.755352">
            <text:p>4.7554</text:p>
          </table:table-cell>
          <table:table-cell table:formula="oooc:=-[.B198]" office:value-type="float" office:value="114.4793">
            <text:p>114.4793</text:p>
          </table:table-cell>
          <table:table-cell table:formula="oooc:=-[.D198]*0.001" office:value-type="float" office:value="4.755352">
            <text:p>4.755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114.496">
            <text:p>-114.5</text:p>
          </table:table-cell>
          <table:table-cell office:value-type="float" office:value="-0.01402799">
            <text:p>-0.01</text:p>
          </table:table-cell>
          <table:table-cell office:value-type="float" office:value="-4808.339">
            <text:p>-4808.34</text:p>
          </table:table-cell>
          <table:table-cell office:value-type="float" office:value="0.03152348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2799">
            <text:p>0</text:p>
          </table:table-cell>
          <table:table-cell office:value-type="float" office:value="0.01402799">
            <text:p>0.01</text:p>
          </table:table-cell>
          <table:table-cell office:value-type="float" office:value="0.01402897">
            <text:p>0.01</text:p>
          </table:table-cell>
          <table:table-cell office:value-type="float" office:value="4808.339">
            <text:p>4808.34</text:p>
          </table:table-cell>
          <table:table-cell office:value-type="float" office:value="31519.06">
            <text:p>31519.06</text:p>
          </table:table-cell>
          <table:table-cell table:formula="oooc:=-([.B199]-[.B$34])" office:value-type="float" office:value="2.75">
            <text:p>2.7500</text:p>
          </table:table-cell>
          <table:table-cell table:formula="oooc:=-[.D199]*0.001" office:value-type="float" office:value="4.808339">
            <text:p>4.8083</text:p>
          </table:table-cell>
          <table:table-cell table:formula="oooc:=-[.B199]" office:value-type="float" office:value="114.496">
            <text:p>114.4960</text:p>
          </table:table-cell>
          <table:table-cell table:formula="oooc:=-[.D199]*0.001" office:value-type="float" office:value="4.808339">
            <text:p>4.808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114.5126">
            <text:p>-114.51</text:p>
          </table:table-cell>
          <table:table-cell office:value-type="float" office:value="-0.01436297">
            <text:p>-0.01</text:p>
          </table:table-cell>
          <table:table-cell office:value-type="float" office:value="-4860.155">
            <text:p>-4860.16</text:p>
          </table:table-cell>
          <table:table-cell office:value-type="float" office:value="0.03186318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6297">
            <text:p>0</text:p>
          </table:table-cell>
          <table:table-cell office:value-type="float" office:value="0.01436297">
            <text:p>0.01</text:p>
          </table:table-cell>
          <table:table-cell office:value-type="float" office:value="0.014364">
            <text:p>0.01</text:p>
          </table:table-cell>
          <table:table-cell office:value-type="float" office:value="4860.154">
            <text:p>4860.15</text:p>
          </table:table-cell>
          <table:table-cell office:value-type="float" office:value="31858.6">
            <text:p>31858.6</text:p>
          </table:table-cell>
          <table:table-cell table:formula="oooc:=-([.B200]-[.B$34])" office:value-type="float" office:value="2.76660000000001">
            <text:p>2.7666</text:p>
          </table:table-cell>
          <table:table-cell table:formula="oooc:=-[.D200]*0.001" office:value-type="float" office:value="4.860155">
            <text:p>4.8602</text:p>
          </table:table-cell>
          <table:table-cell table:formula="oooc:=-[.B200]" office:value-type="float" office:value="114.5126">
            <text:p>114.5126</text:p>
          </table:table-cell>
          <table:table-cell table:formula="oooc:=-[.D200]*0.001" office:value-type="float" office:value="4.860155">
            <text:p>4.860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114.5293">
            <text:p>-114.53</text:p>
          </table:table-cell>
          <table:table-cell office:value-type="float" office:value="-0.01444273">
            <text:p>-0.01</text:p>
          </table:table-cell>
          <table:table-cell office:value-type="float" office:value="-4913.595">
            <text:p>-4913.6</text:p>
          </table:table-cell>
          <table:table-cell office:value-type="float" office:value="0.0322135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44273">
            <text:p>0</text:p>
          </table:table-cell>
          <table:table-cell office:value-type="float" office:value="0.01444273">
            <text:p>0.01</text:p>
          </table:table-cell>
          <table:table-cell office:value-type="float" office:value="0.01444377">
            <text:p>0.01</text:p>
          </table:table-cell>
          <table:table-cell office:value-type="float" office:value="4913.595">
            <text:p>4913.6</text:p>
          </table:table-cell>
          <table:table-cell office:value-type="float" office:value="32208.89">
            <text:p>32208.89</text:p>
          </table:table-cell>
          <table:table-cell table:formula="oooc:=-([.B201]-[.B$34])" office:value-type="float" office:value="2.78330000000001">
            <text:p>2.7833</text:p>
          </table:table-cell>
          <table:table-cell table:formula="oooc:=-[.D201]*0.001" office:value-type="float" office:value="4.913595">
            <text:p>4.9136</text:p>
          </table:table-cell>
          <table:table-cell table:formula="oooc:=-[.B201]" office:value-type="float" office:value="114.5293">
            <text:p>114.5293</text:p>
          </table:table-cell>
          <table:table-cell table:formula="oooc:=-[.D201]*0.001" office:value-type="float" office:value="4.913595">
            <text:p>4.913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114.5459">
            <text:p>-114.55</text:p>
          </table:table-cell>
          <table:table-cell office:value-type="float" office:value="-0.01437891">
            <text:p>-0.01</text:p>
          </table:table-cell>
          <table:table-cell office:value-type="float" office:value="-4968.968">
            <text:p>-4968.97</text:p>
          </table:table-cell>
          <table:table-cell office:value-type="float" office:value="0.03257656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7891">
            <text:p>0</text:p>
          </table:table-cell>
          <table:table-cell office:value-type="float" office:value="0.01437891">
            <text:p>0.01</text:p>
          </table:table-cell>
          <table:table-cell office:value-type="float" office:value="0.01437995">
            <text:p>0.01</text:p>
          </table:table-cell>
          <table:table-cell office:value-type="float" office:value="4968.968">
            <text:p>4968.97</text:p>
          </table:table-cell>
          <table:table-cell office:value-type="float" office:value="32571.88">
            <text:p>32571.88</text:p>
          </table:table-cell>
          <table:table-cell table:formula="oooc:=-([.B202]-[.B$34])" office:value-type="float" office:value="2.79990000000001">
            <text:p>2.7999</text:p>
          </table:table-cell>
          <table:table-cell table:formula="oooc:=-[.D202]*0.001" office:value-type="float" office:value="4.968968">
            <text:p>4.9690</text:p>
          </table:table-cell>
          <table:table-cell table:formula="oooc:=-[.B202]" office:value-type="float" office:value="114.5459">
            <text:p>114.5459</text:p>
          </table:table-cell>
          <table:table-cell table:formula="oooc:=-[.D202]*0.001" office:value-type="float" office:value="4.968968">
            <text:p>4.969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114.5627">
            <text:p>-114.56</text:p>
          </table:table-cell>
          <table:table-cell office:value-type="float" office:value="-0.01426727">
            <text:p>-0.01</text:p>
          </table:table-cell>
          <table:table-cell office:value-type="float" office:value="-5022.008">
            <text:p>-5022.01</text:p>
          </table:table-cell>
          <table:table-cell office:value-type="float" office:value="0.03292429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6727">
            <text:p>0</text:p>
          </table:table-cell>
          <table:table-cell office:value-type="float" office:value="0.01426727">
            <text:p>0.01</text:p>
          </table:table-cell>
          <table:table-cell office:value-type="float" office:value="0.01426828">
            <text:p>0.01</text:p>
          </table:table-cell>
          <table:table-cell office:value-type="float" office:value="5022.008">
            <text:p>5022.01</text:p>
          </table:table-cell>
          <table:table-cell office:value-type="float" office:value="32919.59">
            <text:p>32919.59</text:p>
          </table:table-cell>
          <table:table-cell table:formula="oooc:=-([.B203]-[.B$34])" office:value-type="float" office:value="2.81670000000001">
            <text:p>2.8167</text:p>
          </table:table-cell>
          <table:table-cell table:formula="oooc:=-[.D203]*0.001" office:value-type="float" office:value="5.022008">
            <text:p>5.0220</text:p>
          </table:table-cell>
          <table:table-cell table:formula="oooc:=-[.B203]" office:value-type="float" office:value="114.5627">
            <text:p>114.5627</text:p>
          </table:table-cell>
          <table:table-cell table:formula="oooc:=-[.D203]*0.001" office:value-type="float" office:value="5.022008">
            <text:p>5.022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114.5793">
            <text:p>-114.58</text:p>
          </table:table-cell>
          <table:table-cell office:value-type="float" office:value="-0.01405988">
            <text:p>-0.01</text:p>
          </table:table-cell>
          <table:table-cell office:value-type="float" office:value="-5075.853">
            <text:p>-5075.85</text:p>
          </table:table-cell>
          <table:table-cell office:value-type="float" office:value="0.033277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5988">
            <text:p>0</text:p>
          </table:table-cell>
          <table:table-cell office:value-type="float" office:value="0.01405988">
            <text:p>0.01</text:p>
          </table:table-cell>
          <table:table-cell office:value-type="float" office:value="0.01406087">
            <text:p>0.01</text:p>
          </table:table-cell>
          <table:table-cell office:value-type="float" office:value="5075.853">
            <text:p>5075.85</text:p>
          </table:table-cell>
          <table:table-cell office:value-type="float" office:value="33272.62">
            <text:p>33272.62</text:p>
          </table:table-cell>
          <table:table-cell table:formula="oooc:=-([.B204]-[.B$34])" office:value-type="float" office:value="2.83330000000001">
            <text:p>2.8333</text:p>
          </table:table-cell>
          <table:table-cell table:formula="oooc:=-[.D204]*0.001" office:value-type="float" office:value="5.075853">
            <text:p>5.0759</text:p>
          </table:table-cell>
          <table:table-cell table:formula="oooc:=-[.B204]" office:value-type="float" office:value="114.5793">
            <text:p>114.5793</text:p>
          </table:table-cell>
          <table:table-cell table:formula="oooc:=-[.D204]*0.001" office:value-type="float" office:value="5.075853">
            <text:p>5.075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114.596">
            <text:p>-114.6</text:p>
          </table:table-cell>
          <table:table-cell office:value-type="float" office:value="-0.01428321">
            <text:p>-0.01</text:p>
          </table:table-cell>
          <table:table-cell office:value-type="float" office:value="-5131.702">
            <text:p>-5131.7</text:p>
          </table:table-cell>
          <table:table-cell office:value-type="float" office:value="0.03364344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8321">
            <text:p>0</text:p>
          </table:table-cell>
          <table:table-cell office:value-type="float" office:value="0.01428321">
            <text:p>0.01</text:p>
          </table:table-cell>
          <table:table-cell office:value-type="float" office:value="0.01428423">
            <text:p>0.01</text:p>
          </table:table-cell>
          <table:table-cell office:value-type="float" office:value="5131.702">
            <text:p>5131.7</text:p>
          </table:table-cell>
          <table:table-cell office:value-type="float" office:value="33638.64">
            <text:p>33638.64</text:p>
          </table:table-cell>
          <table:table-cell table:formula="oooc:=-([.B205]-[.B$34])" office:value-type="float" office:value="2.85000000000001">
            <text:p>2.8500</text:p>
          </table:table-cell>
          <table:table-cell table:formula="oooc:=-[.D205]*0.001" office:value-type="float" office:value="5.131702">
            <text:p>5.1317</text:p>
          </table:table-cell>
          <table:table-cell table:formula="oooc:=-[.B205]" office:value-type="float" office:value="114.596">
            <text:p>114.5960</text:p>
          </table:table-cell>
          <table:table-cell table:formula="oooc:=-[.D205]*0.001" office:value-type="float" office:value="5.131702">
            <text:p>5.13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114.6126">
            <text:p>-114.61</text:p>
          </table:table-cell>
          <table:table-cell office:value-type="float" office:value="-0.0145065">
            <text:p>-0.01</text:p>
          </table:table-cell>
          <table:table-cell office:value-type="float" office:value="-5185.184">
            <text:p>-5185.18</text:p>
          </table:table-cell>
          <table:table-cell office:value-type="float" office:value="0.03399407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065">
            <text:p>0</text:p>
          </table:table-cell>
          <table:table-cell office:value-type="float" office:value="0.0145065">
            <text:p>0.01</text:p>
          </table:table-cell>
          <table:table-cell office:value-type="float" office:value="0.01450756">
            <text:p>0.01</text:p>
          </table:table-cell>
          <table:table-cell office:value-type="float" office:value="5185.184">
            <text:p>5185.18</text:p>
          </table:table-cell>
          <table:table-cell office:value-type="float" office:value="33989.14">
            <text:p>33989.14</text:p>
          </table:table-cell>
          <table:table-cell table:formula="oooc:=-([.B206]-[.B$34])" office:value-type="float" office:value="2.86660000000001">
            <text:p>2.8666</text:p>
          </table:table-cell>
          <table:table-cell table:formula="oooc:=-[.D206]*0.001" office:value-type="float" office:value="5.185184">
            <text:p>5.1852</text:p>
          </table:table-cell>
          <table:table-cell table:formula="oooc:=-[.B206]" office:value-type="float" office:value="114.6126">
            <text:p>114.6126</text:p>
          </table:table-cell>
          <table:table-cell table:formula="oooc:=-[.D206]*0.001" office:value-type="float" office:value="5.185184">
            <text:p>5.185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114.6293">
            <text:p>-114.63</text:p>
          </table:table-cell>
          <table:table-cell office:value-type="float" office:value="-0.01439486">
            <text:p>-0.01</text:p>
          </table:table-cell>
          <table:table-cell office:value-type="float" office:value="-5242.459">
            <text:p>-5242.46</text:p>
          </table:table-cell>
          <table:table-cell office:value-type="float" office:value="0.03436957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9486">
            <text:p>0</text:p>
          </table:table-cell>
          <table:table-cell office:value-type="float" office:value="0.01439486">
            <text:p>0.01</text:p>
          </table:table-cell>
          <table:table-cell office:value-type="float" office:value="0.01439589">
            <text:p>0.01</text:p>
          </table:table-cell>
          <table:table-cell office:value-type="float" office:value="5242.459">
            <text:p>5242.46</text:p>
          </table:table-cell>
          <table:table-cell office:value-type="float" office:value="34364.62">
            <text:p>34364.62</text:p>
          </table:table-cell>
          <table:table-cell table:formula="oooc:=-([.B207]-[.B$34])" office:value-type="float" office:value="2.88330000000001">
            <text:p>2.8833</text:p>
          </table:table-cell>
          <table:table-cell table:formula="oooc:=-[.D207]*0.001" office:value-type="float" office:value="5.242459">
            <text:p>5.2425</text:p>
          </table:table-cell>
          <table:table-cell table:formula="oooc:=-[.B207]" office:value-type="float" office:value="114.6293">
            <text:p>114.6293</text:p>
          </table:table-cell>
          <table:table-cell table:formula="oooc:=-[.D207]*0.001" office:value-type="float" office:value="5.242459">
            <text:p>5.242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114.6459">
            <text:p>-114.65</text:p>
          </table:table-cell>
          <table:table-cell office:value-type="float" office:value="-0.0143151">
            <text:p>-0.01</text:p>
          </table:table-cell>
          <table:table-cell office:value-type="float" office:value="-5300.187">
            <text:p>-5300.19</text:p>
          </table:table-cell>
          <table:table-cell office:value-type="float" office:value="0.034748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151">
            <text:p>0</text:p>
          </table:table-cell>
          <table:table-cell office:value-type="float" office:value="0.0143151">
            <text:p>0.01</text:p>
          </table:table-cell>
          <table:table-cell office:value-type="float" office:value="0.01431612">
            <text:p>0.01</text:p>
          </table:table-cell>
          <table:table-cell office:value-type="float" office:value="5300.187">
            <text:p>5300.19</text:p>
          </table:table-cell>
          <table:table-cell office:value-type="float" office:value="34743.06">
            <text:p>34743.06</text:p>
          </table:table-cell>
          <table:table-cell table:formula="oooc:=-([.B208]-[.B$34])" office:value-type="float" office:value="2.8999">
            <text:p>2.8999</text:p>
          </table:table-cell>
          <table:table-cell table:formula="oooc:=-[.D208]*0.001" office:value-type="float" office:value="5.300187">
            <text:p>5.3002</text:p>
          </table:table-cell>
          <table:table-cell table:formula="oooc:=-[.B208]" office:value-type="float" office:value="114.6459">
            <text:p>114.6459</text:p>
          </table:table-cell>
          <table:table-cell table:formula="oooc:=-[.D208]*0.001" office:value-type="float" office:value="5.300187">
            <text:p>5.300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114.6627">
            <text:p>-114.66</text:p>
          </table:table-cell>
          <table:table-cell office:value-type="float" office:value="-0.01402799">
            <text:p>-0.01</text:p>
          </table:table-cell>
          <table:table-cell office:value-type="float" office:value="-5358.96">
            <text:p>-5358.96</text:p>
          </table:table-cell>
          <table:table-cell office:value-type="float" office:value="0.03513335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2799">
            <text:p>0</text:p>
          </table:table-cell>
          <table:table-cell office:value-type="float" office:value="0.01402799">
            <text:p>0.01</text:p>
          </table:table-cell>
          <table:table-cell office:value-type="float" office:value="0.01402897">
            <text:p>0.01</text:p>
          </table:table-cell>
          <table:table-cell office:value-type="float" office:value="5358.96">
            <text:p>5358.96</text:p>
          </table:table-cell>
          <table:table-cell office:value-type="float" office:value="35128.42">
            <text:p>35128.42</text:p>
          </table:table-cell>
          <table:table-cell table:formula="oooc:=-([.B209]-[.B$34])" office:value-type="float" office:value="2.91670000000001">
            <text:p>2.9167</text:p>
          </table:table-cell>
          <table:table-cell table:formula="oooc:=-[.D209]*0.001" office:value-type="float" office:value="5.35896">
            <text:p>5.3590</text:p>
          </table:table-cell>
          <table:table-cell table:formula="oooc:=-[.B209]" office:value-type="float" office:value="114.6627">
            <text:p>114.6627</text:p>
          </table:table-cell>
          <table:table-cell table:formula="oooc:=-[.D209]*0.001" office:value-type="float" office:value="5.35896">
            <text:p>5.359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114.6793">
            <text:p>-114.68</text:p>
          </table:table-cell>
          <table:table-cell office:value-type="float" office:value="-0.01439486">
            <text:p>-0.01</text:p>
          </table:table-cell>
          <table:table-cell office:value-type="float" office:value="-5420.499">
            <text:p>-5420.5</text:p>
          </table:table-cell>
          <table:table-cell office:value-type="float" office:value="0.0355368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9486">
            <text:p>0</text:p>
          </table:table-cell>
          <table:table-cell office:value-type="float" office:value="0.01439486">
            <text:p>0.01</text:p>
          </table:table-cell>
          <table:table-cell office:value-type="float" office:value="0.01439589">
            <text:p>0.01</text:p>
          </table:table-cell>
          <table:table-cell office:value-type="float" office:value="5420.499">
            <text:p>5420.5</text:p>
          </table:table-cell>
          <table:table-cell office:value-type="float" office:value="35531.68">
            <text:p>35531.68</text:p>
          </table:table-cell>
          <table:table-cell table:formula="oooc:=-([.B210]-[.B$34])" office:value-type="float" office:value="2.9333">
            <text:p>2.9333</text:p>
          </table:table-cell>
          <table:table-cell table:formula="oooc:=-[.D210]*0.001" office:value-type="float" office:value="5.420499">
            <text:p>5.4205</text:p>
          </table:table-cell>
          <table:table-cell table:formula="oooc:=-[.B210]" office:value-type="float" office:value="114.6793">
            <text:p>114.6793</text:p>
          </table:table-cell>
          <table:table-cell table:formula="oooc:=-[.D210]*0.001" office:value-type="float" office:value="5.420499">
            <text:p>5.420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114.696">
            <text:p>-114.7</text:p>
          </table:table-cell>
          <table:table-cell office:value-type="float" office:value="-0.0143151">
            <text:p>-0.01</text:p>
          </table:table-cell>
          <table:table-cell office:value-type="float" office:value="-5480.751">
            <text:p>-5480.75</text:p>
          </table:table-cell>
          <table:table-cell office:value-type="float" office:value="0.03593181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151">
            <text:p>0</text:p>
          </table:table-cell>
          <table:table-cell office:value-type="float" office:value="0.0143151">
            <text:p>0.01</text:p>
          </table:table-cell>
          <table:table-cell office:value-type="float" office:value="0.01431612">
            <text:p>0.01</text:p>
          </table:table-cell>
          <table:table-cell office:value-type="float" office:value="5480.751">
            <text:p>5480.75</text:p>
          </table:table-cell>
          <table:table-cell office:value-type="float" office:value="35926.67">
            <text:p>35926.67</text:p>
          </table:table-cell>
          <table:table-cell table:formula="oooc:=-([.B211]-[.B$34])" office:value-type="float" office:value="2.95">
            <text:p>2.9500</text:p>
          </table:table-cell>
          <table:table-cell table:formula="oooc:=-[.D211]*0.001" office:value-type="float" office:value="5.480751">
            <text:p>5.4808</text:p>
          </table:table-cell>
          <table:table-cell table:formula="oooc:=-[.B211]" office:value-type="float" office:value="114.696">
            <text:p>114.6960</text:p>
          </table:table-cell>
          <table:table-cell table:formula="oooc:=-[.D211]*0.001" office:value-type="float" office:value="5.480751">
            <text:p>5.480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114.7126">
            <text:p>-114.71</text:p>
          </table:table-cell>
          <table:table-cell office:value-type="float" office:value="-0.01437891">
            <text:p>-0.01</text:p>
          </table:table-cell>
          <table:table-cell office:value-type="float" office:value="-5540.703">
            <text:p>-5540.7</text:p>
          </table:table-cell>
          <table:table-cell office:value-type="float" office:value="0.03632486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7891">
            <text:p>0</text:p>
          </table:table-cell>
          <table:table-cell office:value-type="float" office:value="0.01437891">
            <text:p>0.01</text:p>
          </table:table-cell>
          <table:table-cell office:value-type="float" office:value="0.01437995">
            <text:p>0.01</text:p>
          </table:table-cell>
          <table:table-cell office:value-type="float" office:value="5540.703">
            <text:p>5540.7</text:p>
          </table:table-cell>
          <table:table-cell office:value-type="float" office:value="36319.63">
            <text:p>36319.63</text:p>
          </table:table-cell>
          <table:table-cell table:formula="oooc:=-([.B212]-[.B$34])" office:value-type="float" office:value="2.9666">
            <text:p>2.9666</text:p>
          </table:table-cell>
          <table:table-cell table:formula="oooc:=-[.D212]*0.001" office:value-type="float" office:value="5.540703">
            <text:p>5.5407</text:p>
          </table:table-cell>
          <table:table-cell table:formula="oooc:=-[.B212]" office:value-type="float" office:value="114.7126">
            <text:p>114.7126</text:p>
          </table:table-cell>
          <table:table-cell table:formula="oooc:=-[.D212]*0.001" office:value-type="float" office:value="5.540703">
            <text:p>5.540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114.7293">
            <text:p>-114.73</text:p>
          </table:table-cell>
          <table:table-cell office:value-type="float" office:value="-0.0144108">
            <text:p>-0.01</text:p>
          </table:table-cell>
          <table:table-cell office:value-type="float" office:value="-5602.833">
            <text:p>-5602.83</text:p>
          </table:table-cell>
          <table:table-cell office:value-type="float" office:value="0.03673218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4108">
            <text:p>0</text:p>
          </table:table-cell>
          <table:table-cell office:value-type="float" office:value="0.0144108">
            <text:p>0.01</text:p>
          </table:table-cell>
          <table:table-cell office:value-type="float" office:value="0.01441184">
            <text:p>0.01</text:p>
          </table:table-cell>
          <table:table-cell office:value-type="float" office:value="5602.833">
            <text:p>5602.83</text:p>
          </table:table-cell>
          <table:table-cell office:value-type="float" office:value="36726.88">
            <text:p>36726.88</text:p>
          </table:table-cell>
          <table:table-cell table:formula="oooc:=-([.B213]-[.B$34])" office:value-type="float" office:value="2.9833">
            <text:p>2.9833</text:p>
          </table:table-cell>
          <table:table-cell table:formula="oooc:=-[.D213]*0.001" office:value-type="float" office:value="5.602833">
            <text:p>5.6028</text:p>
          </table:table-cell>
          <table:table-cell table:formula="oooc:=-[.B213]" office:value-type="float" office:value="114.7293">
            <text:p>114.7293</text:p>
          </table:table-cell>
          <table:table-cell table:formula="oooc:=-[.D213]*0.001" office:value-type="float" office:value="5.602833">
            <text:p>5.602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14.7459">
            <text:p>-114.75</text:p>
          </table:table-cell>
          <table:table-cell office:value-type="float" office:value="-0.01463413">
            <text:p>-0.01</text:p>
          </table:table-cell>
          <table:table-cell office:value-type="float" office:value="-5662.385">
            <text:p>-5662.39</text:p>
          </table:table-cell>
          <table:table-cell office:value-type="float" office:value="0.03712261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63413">
            <text:p>0</text:p>
          </table:table-cell>
          <table:table-cell office:value-type="float" office:value="0.01463413">
            <text:p>0.01</text:p>
          </table:table-cell>
          <table:table-cell office:value-type="float" office:value="0.0146352">
            <text:p>0.01</text:p>
          </table:table-cell>
          <table:table-cell office:value-type="float" office:value="5662.385">
            <text:p>5662.39</text:p>
          </table:table-cell>
          <table:table-cell office:value-type="float" office:value="37117.17">
            <text:p>37117.17</text:p>
          </table:table-cell>
          <table:table-cell table:formula="oooc:=-([.B214]-[.B$34])" office:value-type="float" office:value="2.99990000000001">
            <text:p>2.9999</text:p>
          </table:table-cell>
          <table:table-cell table:formula="oooc:=-[.D214]*0.001" office:value-type="float" office:value="5.662385">
            <text:p>5.6624</text:p>
          </table:table-cell>
          <table:table-cell table:formula="oooc:=-[.B214]" office:value-type="float" office:value="114.7459">
            <text:p>114.7459</text:p>
          </table:table-cell>
          <table:table-cell table:formula="oooc:=-[.D214]*0.001" office:value-type="float" office:value="5.662385">
            <text:p>5.662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114.7627">
            <text:p>-114.76</text:p>
          </table:table-cell>
          <table:table-cell office:value-type="float" office:value="-0.01418751">
            <text:p>-0.01</text:p>
          </table:table-cell>
          <table:table-cell office:value-type="float" office:value="-5723.932">
            <text:p>-5723.93</text:p>
          </table:table-cell>
          <table:table-cell office:value-type="float" office:value="0.0375261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8751">
            <text:p>0</text:p>
          </table:table-cell>
          <table:table-cell office:value-type="float" office:value="0.01418751">
            <text:p>0.01</text:p>
          </table:table-cell>
          <table:table-cell office:value-type="float" office:value="0.01418851">
            <text:p>0.01</text:p>
          </table:table-cell>
          <table:table-cell office:value-type="float" office:value="5723.932">
            <text:p>5723.93</text:p>
          </table:table-cell>
          <table:table-cell office:value-type="float" office:value="37520.78">
            <text:p>37520.78</text:p>
          </table:table-cell>
          <table:table-cell table:formula="oooc:=-([.B215]-[.B$34])" office:value-type="float" office:value="3.0167">
            <text:p>3.0167</text:p>
          </table:table-cell>
          <table:table-cell table:formula="oooc:=-[.D215]*0.001" office:value-type="float" office:value="5.723932">
            <text:p>5.7239</text:p>
          </table:table-cell>
          <table:table-cell table:formula="oooc:=-[.B215]" office:value-type="float" office:value="114.7627">
            <text:p>114.7627</text:p>
          </table:table-cell>
          <table:table-cell table:formula="oooc:=-[.D215]*0.001" office:value-type="float" office:value="5.723932">
            <text:p>5.723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114.7793">
            <text:p>-114.78</text:p>
          </table:table-cell>
          <table:table-cell office:value-type="float" office:value="-0.0140918">
            <text:p>-0.01</text:p>
          </table:table-cell>
          <table:table-cell office:value-type="float" office:value="-5783.333">
            <text:p>-5783.33</text:p>
          </table:table-cell>
          <table:table-cell office:value-type="float" office:value="0.0379155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918">
            <text:p>0</text:p>
          </table:table-cell>
          <table:table-cell office:value-type="float" office:value="0.0140918">
            <text:p>0.01</text:p>
          </table:table-cell>
          <table:table-cell office:value-type="float" office:value="0.0140928">
            <text:p>0.01</text:p>
          </table:table-cell>
          <table:table-cell office:value-type="float" office:value="5783.333">
            <text:p>5783.33</text:p>
          </table:table-cell>
          <table:table-cell office:value-type="float" office:value="37910.2">
            <text:p>37910.2</text:p>
          </table:table-cell>
          <table:table-cell table:formula="oooc:=-([.B216]-[.B$34])" office:value-type="float" office:value="3.03330000000001">
            <text:p>3.0333</text:p>
          </table:table-cell>
          <table:table-cell table:formula="oooc:=-[.D216]*0.001" office:value-type="float" office:value="5.783333">
            <text:p>5.7833</text:p>
          </table:table-cell>
          <table:table-cell table:formula="oooc:=-[.B216]" office:value-type="float" office:value="114.7793">
            <text:p>114.7793</text:p>
          </table:table-cell>
          <table:table-cell table:formula="oooc:=-[.D216]*0.001" office:value-type="float" office:value="5.783333">
            <text:p>5.783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114.7959">
            <text:p>-114.8</text:p>
          </table:table-cell>
          <table:table-cell office:value-type="float" office:value="-0.01460221">
            <text:p>-0.01</text:p>
          </table:table-cell>
          <table:table-cell office:value-type="float" office:value="-5844.465">
            <text:p>-5844.47</text:p>
          </table:table-cell>
          <table:table-cell office:value-type="float" office:value="0.03831632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60221">
            <text:p>0</text:p>
          </table:table-cell>
          <table:table-cell office:value-type="float" office:value="0.01460221">
            <text:p>0.01</text:p>
          </table:table-cell>
          <table:table-cell office:value-type="float" office:value="0.01460327">
            <text:p>0.01</text:p>
          </table:table-cell>
          <table:table-cell office:value-type="float" office:value="5844.464">
            <text:p>5844.46</text:p>
          </table:table-cell>
          <table:table-cell office:value-type="float" office:value="38310.72">
            <text:p>38310.72</text:p>
          </table:table-cell>
          <table:table-cell table:formula="oooc:=-([.B217]-[.B$34])" office:value-type="float" office:value="3.04990000000001">
            <text:p>3.0499</text:p>
          </table:table-cell>
          <table:table-cell table:formula="oooc:=-[.D217]*0.001" office:value-type="float" office:value="5.844465">
            <text:p>5.8445</text:p>
          </table:table-cell>
          <table:table-cell table:formula="oooc:=-[.B217]" office:value-type="float" office:value="114.7959">
            <text:p>114.7959</text:p>
          </table:table-cell>
          <table:table-cell table:formula="oooc:=-[.D217]*0.001" office:value-type="float" office:value="5.844465">
            <text:p>5.8445</text:p>
          </table:table-cell>
        </table:table-row>
        <table:table-row table:style-name="ro1">
          <table:table-cell office:value-type="float" office:value="183.876">
            <text:p>183.88</text:p>
          </table:table-cell>
          <table:table-cell office:value-type="float" office:value="-114.8105">
            <text:p>-114.81</text:p>
          </table:table-cell>
          <table:table-cell office:value-type="float" office:value="-0.01452249">
            <text:p>-0.01</text:p>
          </table:table-cell>
          <table:table-cell office:value-type="float" office:value="-5594.399">
            <text:p>-5594.4</text:p>
          </table:table-cell>
          <table:table-cell office:value-type="float" office:value="0.03667689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2249">
            <text:p>0</text:p>
          </table:table-cell>
          <table:table-cell office:value-type="float" office:value="0.01452249">
            <text:p>0.01</text:p>
          </table:table-cell>
          <table:table-cell office:value-type="float" office:value="0.01452354">
            <text:p>0.01</text:p>
          </table:table-cell>
          <table:table-cell office:value-type="float" office:value="5594.399">
            <text:p>5594.4</text:p>
          </table:table-cell>
          <table:table-cell office:value-type="float" office:value="36671.56">
            <text:p>36671.56</text:p>
          </table:table-cell>
          <table:table-cell table:formula="oooc:=-([.B218]-[.B$34])" office:value-type="float" office:value="3.06450000000001">
            <text:p>3.0645</text:p>
          </table:table-cell>
          <table:table-cell table:formula="oooc:=-[.D218]*0.001" office:value-type="float" office:value="5.594399">
            <text:p>5.5944</text:p>
          </table:table-cell>
          <table:table-cell table:formula="oooc:=-[.B218]" office:value-type="float" office:value="114.8105">
            <text:p>114.8105</text:p>
          </table:table-cell>
          <table:table-cell table:formula="oooc:=-[.D218]*0.001" office:value-type="float" office:value="5.594399">
            <text:p>5.5944</text:p>
          </table:table-cell>
        </table:table-row>
        <table:table-row table:style-name="ro1">
          <table:table-cell office:value-type="float" office:value="184.876">
            <text:p>184.88</text:p>
          </table:table-cell>
          <table:table-cell office:value-type="float" office:value="-114.8273">
            <text:p>-114.83</text:p>
          </table:table-cell>
          <table:table-cell office:value-type="float" office:value="-0.0142194">
            <text:p>-0.01</text:p>
          </table:table-cell>
          <table:table-cell office:value-type="float" office:value="-5478.147">
            <text:p>-5478.15</text:p>
          </table:table-cell>
          <table:table-cell office:value-type="float" office:value="0.0359147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2194">
            <text:p>0</text:p>
          </table:table-cell>
          <table:table-cell office:value-type="float" office:value="0.0142194">
            <text:p>0.01</text:p>
          </table:table-cell>
          <table:table-cell office:value-type="float" office:value="0.01422041">
            <text:p>0.01</text:p>
          </table:table-cell>
          <table:table-cell office:value-type="float" office:value="5478.147">
            <text:p>5478.15</text:p>
          </table:table-cell>
          <table:table-cell office:value-type="float" office:value="35909.64">
            <text:p>35909.64</text:p>
          </table:table-cell>
          <table:table-cell table:formula="oooc:=-([.B219]-[.B$34])" office:value-type="float" office:value="3.0813">
            <text:p>3.0813</text:p>
          </table:table-cell>
          <table:table-cell table:formula="oooc:=-[.D219]*0.001" office:value-type="float" office:value="5.478147">
            <text:p>5.4781</text:p>
          </table:table-cell>
          <table:table-cell table:formula="oooc:=-[.B219]" office:value-type="float" office:value="114.8273">
            <text:p>114.8273</text:p>
          </table:table-cell>
          <table:table-cell table:formula="oooc:=-[.D219]*0.001" office:value-type="float" office:value="5.478147">
            <text:p>5.4781</text:p>
          </table:table-cell>
        </table:table-row>
        <table:table-row table:style-name="ro1">
          <table:table-cell office:value-type="float" office:value="185.876">
            <text:p>185.88</text:p>
          </table:table-cell>
          <table:table-cell office:value-type="float" office:value="-114.8439">
            <text:p>-114.84</text:p>
          </table:table-cell>
          <table:table-cell office:value-type="float" office:value="-0.01434699">
            <text:p>-0.01</text:p>
          </table:table-cell>
          <table:table-cell office:value-type="float" office:value="-5523.217">
            <text:p>-5523.22</text:p>
          </table:table-cell>
          <table:table-cell office:value-type="float" office:value="0.03621022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34699">
            <text:p>0</text:p>
          </table:table-cell>
          <table:table-cell office:value-type="float" office:value="0.01434699">
            <text:p>0.01</text:p>
          </table:table-cell>
          <table:table-cell office:value-type="float" office:value="0.01434802">
            <text:p>0.01</text:p>
          </table:table-cell>
          <table:table-cell office:value-type="float" office:value="5523.217">
            <text:p>5523.22</text:p>
          </table:table-cell>
          <table:table-cell office:value-type="float" office:value="36205.02">
            <text:p>36205.02</text:p>
          </table:table-cell>
          <table:table-cell table:formula="oooc:=-([.B220]-[.B$34])" office:value-type="float" office:value="3.09790000000001">
            <text:p>3.0979</text:p>
          </table:table-cell>
          <table:table-cell table:formula="oooc:=-[.D220]*0.001" office:value-type="float" office:value="5.523217">
            <text:p>5.5232</text:p>
          </table:table-cell>
          <table:table-cell table:formula="oooc:=-[.B220]" office:value-type="float" office:value="114.8439">
            <text:p>114.8439</text:p>
          </table:table-cell>
          <table:table-cell table:formula="oooc:=-[.D220]*0.001" office:value-type="float" office:value="5.523217">
            <text:p>5.5232</text:p>
          </table:table-cell>
        </table:table-row>
        <table:table-row table:style-name="ro1">
          <table:table-cell office:value-type="float" office:value="186.876">
            <text:p>186.88</text:p>
          </table:table-cell>
          <table:table-cell office:value-type="float" office:value="-114.8606">
            <text:p>-114.86</text:p>
          </table:table-cell>
          <table:table-cell office:value-type="float" office:value="-0.01471389">
            <text:p>-0.01</text:p>
          </table:table-cell>
          <table:table-cell office:value-type="float" office:value="-5564.519">
            <text:p>-5564.52</text:p>
          </table:table-cell>
          <table:table-cell office:value-type="float" office:value="0.036481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71389">
            <text:p>0</text:p>
          </table:table-cell>
          <table:table-cell office:value-type="float" office:value="0.01471389">
            <text:p>0.01</text:p>
          </table:table-cell>
          <table:table-cell office:value-type="float" office:value="0.01471497">
            <text:p>0.01</text:p>
          </table:table-cell>
          <table:table-cell office:value-type="float" office:value="5564.52">
            <text:p>5564.52</text:p>
          </table:table-cell>
          <table:table-cell office:value-type="float" office:value="36475.63">
            <text:p>36475.63</text:p>
          </table:table-cell>
          <table:table-cell table:formula="oooc:=-([.B221]-[.B$34])" office:value-type="float" office:value="3.11460000000001">
            <text:p>3.1146</text:p>
          </table:table-cell>
          <table:table-cell table:formula="oooc:=-[.D221]*0.001" office:value-type="float" office:value="5.564519">
            <text:p>5.5645</text:p>
          </table:table-cell>
          <table:table-cell table:formula="oooc:=-[.B221]" office:value-type="float" office:value="114.8606">
            <text:p>114.8606</text:p>
          </table:table-cell>
          <table:table-cell table:formula="oooc:=-[.D221]*0.001" office:value-type="float" office:value="5.564519">
            <text:p>5.5645</text:p>
          </table:table-cell>
        </table:table-row>
        <table:table-row table:style-name="ro1">
          <table:table-cell office:value-type="float" office:value="187.876">
            <text:p>187.88</text:p>
          </table:table-cell>
          <table:table-cell office:value-type="float" office:value="-114.8772">
            <text:p>-114.88</text:p>
          </table:table-cell>
          <table:table-cell office:value-type="float" office:value="-0.01458626">
            <text:p>-0.01</text:p>
          </table:table-cell>
          <table:table-cell office:value-type="float" office:value="-5619.154">
            <text:p>-5619.15</text:p>
          </table:table-cell>
          <table:table-cell office:value-type="float" office:value="0.03683918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8626">
            <text:p>0</text:p>
          </table:table-cell>
          <table:table-cell office:value-type="float" office:value="0.01458626">
            <text:p>0.01</text:p>
          </table:table-cell>
          <table:table-cell office:value-type="float" office:value="0.01458733">
            <text:p>0.01</text:p>
          </table:table-cell>
          <table:table-cell office:value-type="float" office:value="5619.154">
            <text:p>5619.15</text:p>
          </table:table-cell>
          <table:table-cell office:value-type="float" office:value="36833.81">
            <text:p>36833.81</text:p>
          </table:table-cell>
          <table:table-cell table:formula="oooc:=-([.B222]-[.B$34])" office:value-type="float" office:value="3.13120000000001">
            <text:p>3.1312</text:p>
          </table:table-cell>
          <table:table-cell table:formula="oooc:=-[.D222]*0.001" office:value-type="float" office:value="5.619154">
            <text:p>5.6192</text:p>
          </table:table-cell>
          <table:table-cell table:formula="oooc:=-[.B222]" office:value-type="float" office:value="114.8772">
            <text:p>114.8772</text:p>
          </table:table-cell>
          <table:table-cell table:formula="oooc:=-[.D222]*0.001" office:value-type="float" office:value="5.619154">
            <text:p>5.6192</text:p>
          </table:table-cell>
        </table:table-row>
        <table:table-row table:style-name="ro1">
          <table:table-cell office:value-type="float" office:value="188.876">
            <text:p>188.88</text:p>
          </table:table-cell>
          <table:table-cell office:value-type="float" office:value="-114.8939">
            <text:p>-114.89</text:p>
          </table:table-cell>
          <table:table-cell office:value-type="float" office:value="-0.01495317">
            <text:p>-0.01</text:p>
          </table:table-cell>
          <table:table-cell office:value-type="float" office:value="-5677.845">
            <text:p>-5677.85</text:p>
          </table:table-cell>
          <table:table-cell office:value-type="float" office:value="0.03722396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95317">
            <text:p>0</text:p>
          </table:table-cell>
          <table:table-cell office:value-type="float" office:value="0.01495317">
            <text:p>0.01</text:p>
          </table:table-cell>
          <table:table-cell office:value-type="float" office:value="0.01495428">
            <text:p>0.01</text:p>
          </table:table-cell>
          <table:table-cell office:value-type="float" office:value="5677.845">
            <text:p>5677.85</text:p>
          </table:table-cell>
          <table:table-cell office:value-type="float" office:value="37218.39">
            <text:p>37218.39</text:p>
          </table:table-cell>
          <table:table-cell table:formula="oooc:=-([.B223]-[.B$34])" office:value-type="float" office:value="3.14790000000001">
            <text:p>3.1479</text:p>
          </table:table-cell>
          <table:table-cell table:formula="oooc:=-[.D223]*0.001" office:value-type="float" office:value="5.677845">
            <text:p>5.6778</text:p>
          </table:table-cell>
          <table:table-cell table:formula="oooc:=-[.B223]" office:value-type="float" office:value="114.8939">
            <text:p>114.8939</text:p>
          </table:table-cell>
          <table:table-cell table:formula="oooc:=-[.D223]*0.001" office:value-type="float" office:value="5.677845">
            <text:p>5.6778</text:p>
          </table:table-cell>
        </table:table-row>
        <table:table-row table:style-name="ro1">
          <table:table-cell office:value-type="float" office:value="189.876">
            <text:p>189.88</text:p>
          </table:table-cell>
          <table:table-cell office:value-type="float" office:value="-114.9105">
            <text:p>-114.91</text:p>
          </table:table-cell>
          <table:table-cell office:value-type="float" office:value="-0.01463413">
            <text:p>-0.01</text:p>
          </table:table-cell>
          <table:table-cell office:value-type="float" office:value="-5738.964">
            <text:p>-5738.96</text:p>
          </table:table-cell>
          <table:table-cell office:value-type="float" office:value="0.03762466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63413">
            <text:p>0</text:p>
          </table:table-cell>
          <table:table-cell office:value-type="float" office:value="0.01463413">
            <text:p>0.01</text:p>
          </table:table-cell>
          <table:table-cell office:value-type="float" office:value="0.0146352">
            <text:p>0.01</text:p>
          </table:table-cell>
          <table:table-cell office:value-type="float" office:value="5738.964">
            <text:p>5738.96</text:p>
          </table:table-cell>
          <table:table-cell office:value-type="float" office:value="37619.15">
            <text:p>37619.15</text:p>
          </table:table-cell>
          <table:table-cell table:formula="oooc:=-([.B224]-[.B$34])" office:value-type="float" office:value="3.1645">
            <text:p>3.1645</text:p>
          </table:table-cell>
          <table:table-cell table:formula="oooc:=-[.D224]*0.001" office:value-type="float" office:value="5.738964">
            <text:p>5.7390</text:p>
          </table:table-cell>
          <table:table-cell table:formula="oooc:=-[.B224]" office:value-type="float" office:value="114.9105">
            <text:p>114.9105</text:p>
          </table:table-cell>
          <table:table-cell table:formula="oooc:=-[.D224]*0.001" office:value-type="float" office:value="5.738964">
            <text:p>5.7390</text:p>
          </table:table-cell>
        </table:table-row>
        <table:table-row table:style-name="ro1">
          <table:table-cell office:value-type="float" office:value="190.876">
            <text:p>190.88</text:p>
          </table:table-cell>
          <table:table-cell office:value-type="float" office:value="-114.9272">
            <text:p>-114.93</text:p>
          </table:table-cell>
          <table:table-cell office:value-type="float" office:value="-0.01455437">
            <text:p>-0.01</text:p>
          </table:table-cell>
          <table:table-cell office:value-type="float" office:value="-5792.294">
            <text:p>-5792.29</text:p>
          </table:table-cell>
          <table:table-cell office:value-type="float" office:value="0.03797429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55437">
            <text:p>0</text:p>
          </table:table-cell>
          <table:table-cell office:value-type="float" office:value="0.01455437">
            <text:p>0.01</text:p>
          </table:table-cell>
          <table:table-cell office:value-type="float" office:value="0.01455543">
            <text:p>0.01</text:p>
          </table:table-cell>
          <table:table-cell office:value-type="float" office:value="5792.294">
            <text:p>5792.29</text:p>
          </table:table-cell>
          <table:table-cell office:value-type="float" office:value="37968.76">
            <text:p>37968.76</text:p>
          </table:table-cell>
          <table:table-cell table:formula="oooc:=-([.B225]-[.B$34])" office:value-type="float" office:value="3.1812">
            <text:p>3.1812</text:p>
          </table:table-cell>
          <table:table-cell table:formula="oooc:=-[.D225]*0.001" office:value-type="float" office:value="5.792294">
            <text:p>5.7923</text:p>
          </table:table-cell>
          <table:table-cell table:formula="oooc:=-[.B225]" office:value-type="float" office:value="114.9272">
            <text:p>114.9272</text:p>
          </table:table-cell>
          <table:table-cell table:formula="oooc:=-[.D225]*0.001" office:value-type="float" office:value="5.792294">
            <text:p>5.7923</text:p>
          </table:table-cell>
        </table:table-row>
        <table:table-row table:style-name="ro1">
          <table:table-cell office:value-type="float" office:value="191.636">
            <text:p>191.64</text:p>
          </table:table-cell>
          <table:table-cell office:value-type="float" office:value="-114.9398">
            <text:p>-114.94</text:p>
          </table:table-cell>
          <table:table-cell office:value-type="float" office:value="-0.01476172">
            <text:p>-0.01</text:p>
          </table:table-cell>
          <table:table-cell office:value-type="float" office:value="-5837.969">
            <text:p>-5837.97</text:p>
          </table:table-cell>
          <table:table-cell office:value-type="float" office:value="0.03827373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76172">
            <text:p>0</text:p>
          </table:table-cell>
          <table:table-cell office:value-type="float" office:value="0.01476172">
            <text:p>0.01</text:p>
          </table:table-cell>
          <table:table-cell office:value-type="float" office:value="0.01476281">
            <text:p>0.01</text:p>
          </table:table-cell>
          <table:table-cell office:value-type="float" office:value="5837.969">
            <text:p>5837.97</text:p>
          </table:table-cell>
          <table:table-cell office:value-type="float" office:value="38268.08">
            <text:p>38268.08</text:p>
          </table:table-cell>
          <table:table-cell table:formula="oooc:=-([.B226]-[.B$34])" office:value-type="float" office:value="3.19380000000001">
            <text:p>3.1938</text:p>
          </table:table-cell>
          <table:table-cell table:formula="oooc:=-[.D226]*0.001" office:value-type="float" office:value="5.837969">
            <text:p>5.8380</text:p>
          </table:table-cell>
          <table:table-cell table:formula="oooc:=-[.B226]" office:value-type="float" office:value="114.9398">
            <text:p>114.9398</text:p>
          </table:table-cell>
          <table:table-cell table:formula="oooc:=-[.D226]*0.001" office:value-type="float" office:value="5.837969">
            <text:p>5.8380</text:p>
          </table:table-cell>
        </table:table-row>
        <table:table-row table:style-name="ro1">
          <table:table-cell office:value-type="string">
            <text:p>Specimen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Specimen name:</text:p>
          </table:table-cell>
          <table:table-cell office:value-type="string">
            <text:p>A1Cycle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Width:</text:p>
          </table:table-cell>
          <table:table-cell office:value-type="float" office:value="342">
            <text:p>342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Thickness:</text:p>
          </table:table-cell>
          <table:table-cell office:value-type="float" office:value="446">
            <text:p>446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Anvil height:</text:p>
          </table:table-cell>
          <table:table-cell office:value-type="float" office:value="90">
            <text:p>90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Diameter: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Inner diameter:</text:p>
          </table:table-cell>
          <table:table-cell office:value-type="float" office:value="0.5">
            <text:p>0.5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Outer diameter:</text:p>
          </table:table-cell>
          <table:table-cell office:value-type="float" office:value="1">
            <text:p>1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Wall thickness:</text:p>
          </table:table-cell>
          <table:table-cell office:value-type="float" office:value="0.5">
            <text:p>0.5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Area:</text:p>
          </table:table-cell>
          <table:table-cell office:value-type="float" office:value="152532">
            <text:p>152532</text:p>
          </table:table-cell>
          <table:table-cell office:value-type="string">
            <text:p>mm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Linear density:</text:p>
          </table:table-cell>
          <table:table-cell office:value-type="float" office:value="1">
            <text:p>1</text:p>
          </table:table-cell>
          <table:table-cell office:value-type="string">
            <text:p>de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Sled weight:</text:p>
          </table:table-cell>
          <table:table-cell office:value-type="float" office:value="9.80665">
            <text:p>9.81</text:p>
          </table:table-cell>
          <table:table-cell office:value-type="string">
            <text:p>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Loading span:</text:p>
          </table:table-cell>
          <table:table-cell office:value-type="float" office:value="0">
            <text:p>0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Support span:</text:p>
          </table:table-cell>
          <table:table-cell office:value-type="float" office:value="1">
            <text:p>1</text:p>
          </table:table-cell>
          <table:table-cell office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Span ratio: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Fixture type:</text:p>
          </table:table-cell>
          <table:table-cell office:value-type="string">
            <text:p>3-point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Comment:</text:p>
          </table:table-cell>
          <table:table-cell office:value-type="string">
            <text:p>Transnet Small Rectangular Sample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>
            <text:p>Extensometer</text:p>
          </table:table-cell>
          <table:table-cell office:value-type="float" office:value="-10">
            <text:p>-10</text:p>
          </table:table-cell>
          <table:table-cell office:value-type="string">
            <text:p>*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>
            <text:p>Included</text:p>
          </table:table-cell>
          <table:table-cell table:number-columns-repeated="11"/>
          <table:table-cell table:style-name="Default" table:number-columns-repeated="4"/>
        </table:table-row>
        <table:table-row table:style-name="ro1">
          <table:table-cell office:value-type="string">
            <text:p>Time sec</text:p>
          </table:table-cell>
          <table:table-cell office:value-type="string">
            <text:p>Extension mm</text:p>
          </table:table-cell>
          <table:table-cell office:value-type="string">
            <text:p>Strain 1 %</text:p>
          </table:table-cell>
          <table:table-cell office:value-type="string">
            <text:p>Load N</text:p>
          </table:table-cell>
          <table:table-cell office:value-type="string">
            <text:p>Comp. stress MPa</text:p>
          </table:table-cell>
          <table:table-cell office:value-type="string">
            <text:p>Cycle Count </text:p>
          </table:table-cell>
          <table:table-cell office:value-type="string">
            <text:p>Total Cycle Count </text:p>
          </table:table-cell>
          <table:table-cell office:value-type="string">
            <text:p>Comp. extension mm</text:p>
          </table:table-cell>
          <table:table-cell office:value-type="string">
            <text:p>Comp. strain %</text:p>
          </table:table-cell>
          <table:table-cell office:value-type="string">
            <text:p>True strain %</text:p>
          </table:table-cell>
          <table:table-cell office:value-type="string">
            <text:p>Comp. load N</text:p>
          </table:table-cell>
          <table:table-cell office:value-type="string">
            <text:p>True stress Pa</text:p>
          </table:table-cell>
          <table:table-cell table:style-name="Default"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09.2449">
            <text:p>-109.24</text:p>
          </table:table-cell>
          <table:table-cell office:value-type="float" office:value="-0.01632497">
            <text:p>-0.02</text:p>
          </table:table-cell>
          <table:table-cell office:value-type="float" office:value="-6.384643">
            <text:p>-6.38</text:p>
          </table:table-cell>
          <table:table-cell table:style-name="ce1" office:value-type="float" office:value="0.00004185773">
            <text:p>4.19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32497">
            <text:p>0</text:p>
          </table:table-cell>
          <table:table-cell office:value-type="float" office:value="0.01632497">
            <text:p>0.02</text:p>
          </table:table-cell>
          <table:table-cell office:value-type="float" office:value="0.0163263">
            <text:p>0.02</text:p>
          </table:table-cell>
          <table:table-cell office:value-type="float" office:value="6.384644">
            <text:p>6.38</text:p>
          </table:table-cell>
          <table:table-cell office:value-type="float" office:value="41.8509">
            <text:p>41.85</text:p>
          </table:table-cell>
          <table:table-cell table:style-name="Default"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9.2613">
            <text:p>-109.26</text:p>
          </table:table-cell>
          <table:table-cell office:value-type="float" office:value="-0.01626115">
            <text:p>-0.02</text:p>
          </table:table-cell>
          <table:table-cell office:value-type="float" office:value="-6.512806">
            <text:p>-6.51</text:p>
          </table:table-cell>
          <table:table-cell table:style-name="ce1" office:value-type="float" office:value="0.00004269797">
            <text:p>4.27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26115">
            <text:p>0</text:p>
          </table:table-cell>
          <table:table-cell office:value-type="float" office:value="0.01626115">
            <text:p>0.02</text:p>
          </table:table-cell>
          <table:table-cell office:value-type="float" office:value="0.01626247">
            <text:p>0.02</text:p>
          </table:table-cell>
          <table:table-cell office:value-type="float" office:value="6.512806">
            <text:p>6.51</text:p>
          </table:table-cell>
          <table:table-cell office:value-type="float" office:value="42.69102">
            <text:p>42.69</text:p>
          </table:table-cell>
          <table:table-cell table:style-name="Default"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9.2783">
            <text:p>-109.28</text:p>
          </table:table-cell>
          <table:table-cell office:value-type="float" office:value="-0.01672372">
            <text:p>-0.02</text:p>
          </table:table-cell>
          <table:table-cell office:value-type="float" office:value="-6.143982">
            <text:p>-6.14</text:p>
          </table:table-cell>
          <table:table-cell table:style-name="ce1" office:value-type="float" office:value="0.00004027996">
            <text:p>4.03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72372">
            <text:p>0</text:p>
          </table:table-cell>
          <table:table-cell office:value-type="float" office:value="0.01672372">
            <text:p>0.02</text:p>
          </table:table-cell>
          <table:table-cell office:value-type="float" office:value="0.01672512">
            <text:p>0.02</text:p>
          </table:table-cell>
          <table:table-cell office:value-type="float" office:value="6.143982">
            <text:p>6.14</text:p>
          </table:table-cell>
          <table:table-cell office:value-type="float" office:value="40.27322">
            <text:p>40.27</text:p>
          </table:table-cell>
          <table:table-cell table:style-name="Default"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09.295">
            <text:p>-109.3</text:p>
          </table:table-cell>
          <table:table-cell office:value-type="float" office:value="-0.01610164">
            <text:p>-0.02</text:p>
          </table:table-cell>
          <table:table-cell office:value-type="float" office:value="-6.716752">
            <text:p>-6.72</text:p>
          </table:table-cell>
          <table:table-cell table:style-name="ce1" office:value-type="float" office:value="0.00004403503">
            <text:p>4.40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10164">
            <text:p>0</text:p>
          </table:table-cell>
          <table:table-cell office:value-type="float" office:value="0.01610164">
            <text:p>0.02</text:p>
          </table:table-cell>
          <table:table-cell office:value-type="float" office:value="0.01610293">
            <text:p>0.02</text:p>
          </table:table-cell>
          <table:table-cell office:value-type="float" office:value="6.716752">
            <text:p>6.72</text:p>
          </table:table-cell>
          <table:table-cell office:value-type="float" office:value="44.02794">
            <text:p>44.03</text:p>
          </table:table-cell>
          <table:table-cell table:style-name="Default"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09.3116">
            <text:p>-109.31</text:p>
          </table:table-cell>
          <table:table-cell office:value-type="float" office:value="-0.01640473">
            <text:p>-0.02</text:p>
          </table:table-cell>
          <table:table-cell office:value-type="float" office:value="-6.353067">
            <text:p>-6.35</text:p>
          </table:table-cell>
          <table:table-cell table:style-name="ce1" office:value-type="float" office:value="0.00004165072">
            <text:p>4.17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40473">
            <text:p>0</text:p>
          </table:table-cell>
          <table:table-cell office:value-type="float" office:value="0.01640473">
            <text:p>0.02</text:p>
          </table:table-cell>
          <table:table-cell office:value-type="float" office:value="0.01640607">
            <text:p>0.02</text:p>
          </table:table-cell>
          <table:table-cell office:value-type="float" office:value="6.353067">
            <text:p>6.35</text:p>
          </table:table-cell>
          <table:table-cell office:value-type="float" office:value="41.64388">
            <text:p>41.64</text:p>
          </table:table-cell>
          <table:table-cell table:style-name="Default"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3" table:number-columns-repeated="4" table:default-cell-style-name="ce2"/>
        <table:table-row table:style-name="ro1">
          <table:table-cell table:style-name="Default" table:formula="oooc:=[$Sheet1.$M$33]" office:value-type="string" office:string-value="Disp (mm)">
            <text:p>Disp (mm)</text:p>
          </table:table-cell>
          <table:table-cell table:style-name="Default" table:formula="oooc:=[$Sheet1.$N$33]" office:value-type="string" office:string-value="Load (kN)">
            <text:p>Load (kN)</text:p>
          </table:table-cell>
          <table:table-cell table:style-name="Default" table:formula="oooc:=[$Sheet1.$O$33]" office:value-type="string" office:string-value="d (raw)">
            <text:p>d (raw)</text:p>
          </table:table-cell>
          <table:table-cell table:style-name="Default" table:formula="oooc:=[$Sheet1.$P$33]" office:value-type="string" office:string-value="f (raw)">
            <text:p>f (raw)</text:p>
          </table:table-cell>
        </table:table-row>
        <table:table-row table:style-name="ro1">
          <table:table-cell table:formula="oooc:=[$Sheet1.$M$34]" office:value-type="float" office:value="0">
            <text:p>0.0000</text:p>
          </table:table-cell>
          <table:table-cell table:formula="oooc:=[$Sheet1.$N$34]" office:value-type="float" office:value="0.009523174">
            <text:p>0.0095</text:p>
          </table:table-cell>
          <table:table-cell table:style-name="Default" table:formula="oooc:=[$Sheet1.$O$34]" office:value-type="float" office:value="111.746">
            <text:p>111.75</text:p>
          </table:table-cell>
          <table:table-cell table:style-name="Default" table:formula="oooc:=[$Sheet1.$P$34]" office:value-type="float" office:value="0.009523174">
            <text:p>0.01</text:p>
          </table:table-cell>
        </table:table-row>
        <table:table-row table:style-name="ro1">
          <table:table-cell table:formula="oooc:=[$Sheet1.$M$35]" office:value-type="float" office:value="0.0163000000000011">
            <text:p>0.0163</text:p>
          </table:table-cell>
          <table:table-cell table:formula="oooc:=[$Sheet1.$N$35]" office:value-type="float" office:value="0.008827186">
            <text:p>0.0088</text:p>
          </table:table-cell>
          <table:table-cell table:formula="oooc:=[$Sheet1.$O$35]" office:value-type="float" office:value="111.7623">
            <text:p>111.7623</text:p>
          </table:table-cell>
          <table:table-cell table:formula="oooc:=[$Sheet1.$P$35]" office:value-type="float" office:value="0.008827186">
            <text:p>0.0088</text:p>
          </table:table-cell>
        </table:table-row>
        <table:table-row table:style-name="ro1">
          <table:table-cell table:formula="oooc:=[$Sheet1.$M$36]" office:value-type="float" office:value="0.0332000000000079">
            <text:p>0.0332</text:p>
          </table:table-cell>
          <table:table-cell table:formula="oooc:=[$Sheet1.$N$36]" office:value-type="float" office:value="0.009296416">
            <text:p>0.0093</text:p>
          </table:table-cell>
          <table:table-cell table:formula="oooc:=[$Sheet1.$O$36]" office:value-type="float" office:value="111.7792">
            <text:p>111.7792</text:p>
          </table:table-cell>
          <table:table-cell table:formula="oooc:=[$Sheet1.$P$36]" office:value-type="float" office:value="0.009296416">
            <text:p>0.0093</text:p>
          </table:table-cell>
        </table:table-row>
        <table:table-row table:style-name="ro1">
          <table:table-cell table:formula="oooc:=[$Sheet1.$M$37]" office:value-type="float" office:value="0.0499000000000081">
            <text:p>0.0499</text:p>
          </table:table-cell>
          <table:table-cell table:formula="oooc:=[$Sheet1.$N$37]" office:value-type="float" office:value="0.009421152">
            <text:p>0.0094</text:p>
          </table:table-cell>
          <table:table-cell table:formula="oooc:=[$Sheet1.$O$37]" office:value-type="float" office:value="111.7959">
            <text:p>111.7959</text:p>
          </table:table-cell>
          <table:table-cell table:formula="oooc:=[$Sheet1.$P$37]" office:value-type="float" office:value="0.009421152">
            <text:p>0.0094</text:p>
          </table:table-cell>
        </table:table-row>
        <table:table-row table:style-name="ro1">
          <table:table-cell table:formula="oooc:=[$Sheet1.$M$38]" office:value-type="float" office:value="0.0666000000000082">
            <text:p>0.0666</text:p>
          </table:table-cell>
          <table:table-cell table:formula="oooc:=[$Sheet1.$N$38]" office:value-type="float" office:value="0.009653981">
            <text:p>0.0097</text:p>
          </table:table-cell>
          <table:table-cell table:formula="oooc:=[$Sheet1.$O$38]" office:value-type="float" office:value="111.8126">
            <text:p>111.8126</text:p>
          </table:table-cell>
          <table:table-cell table:formula="oooc:=[$Sheet1.$P$38]" office:value-type="float" office:value="0.009653981">
            <text:p>0.0097</text:p>
          </table:table-cell>
        </table:table-row>
        <table:table-row table:style-name="ro1">
          <table:table-cell table:formula="oooc:=[$Sheet1.$M$39]" office:value-type="float" office:value="0.0833000000000084">
            <text:p>0.0833</text:p>
          </table:table-cell>
          <table:table-cell table:formula="oooc:=[$Sheet1.$N$39]" office:value-type="float" office:value="0.01042389">
            <text:p>0.0104</text:p>
          </table:table-cell>
          <table:table-cell table:formula="oooc:=[$Sheet1.$O$39]" office:value-type="float" office:value="111.8293">
            <text:p>111.8293</text:p>
          </table:table-cell>
          <table:table-cell table:formula="oooc:=[$Sheet1.$P$39]" office:value-type="float" office:value="0.01042389">
            <text:p>0.0104</text:p>
          </table:table-cell>
        </table:table-row>
        <table:table-row table:style-name="ro1">
          <table:table-cell table:formula="oooc:=[$Sheet1.$M$40]" office:value-type="float" office:value="0.0999000000000052">
            <text:p>0.0999</text:p>
          </table:table-cell>
          <table:table-cell table:formula="oooc:=[$Sheet1.$N$40]" office:value-type="float" office:value="0.01122787">
            <text:p>0.0112</text:p>
          </table:table-cell>
          <table:table-cell table:formula="oooc:=[$Sheet1.$O$40]" office:value-type="float" office:value="111.8459">
            <text:p>111.8459</text:p>
          </table:table-cell>
          <table:table-cell table:formula="oooc:=[$Sheet1.$P$40]" office:value-type="float" office:value="0.01122787">
            <text:p>0.0112</text:p>
          </table:table-cell>
        </table:table-row>
        <table:table-row table:style-name="ro1">
          <table:table-cell table:formula="oooc:=[$Sheet1.$M$41]" office:value-type="float" office:value="0.116700000000009">
            <text:p>0.1167</text:p>
          </table:table-cell>
          <table:table-cell table:formula="oooc:=[$Sheet1.$N$41]" office:value-type="float" office:value="0.01090839">
            <text:p>0.0109</text:p>
          </table:table-cell>
          <table:table-cell table:formula="oooc:=[$Sheet1.$O$41]" office:value-type="float" office:value="111.8627">
            <text:p>111.8627</text:p>
          </table:table-cell>
          <table:table-cell table:formula="oooc:=[$Sheet1.$P$41]" office:value-type="float" office:value="0.01090839">
            <text:p>0.0109</text:p>
          </table:table-cell>
        </table:table-row>
        <table:table-row table:style-name="ro1">
          <table:table-cell table:formula="oooc:=[$Sheet1.$M$42]" office:value-type="float" office:value="0.133300000000006">
            <text:p>0.1333</text:p>
          </table:table-cell>
          <table:table-cell table:formula="oooc:=[$Sheet1.$N$42]" office:value-type="float" office:value="0.01117089">
            <text:p>0.0112</text:p>
          </table:table-cell>
          <table:table-cell table:formula="oooc:=[$Sheet1.$O$42]" office:value-type="float" office:value="111.8793">
            <text:p>111.8793</text:p>
          </table:table-cell>
          <table:table-cell table:formula="oooc:=[$Sheet1.$P$42]" office:value-type="float" office:value="0.01117089">
            <text:p>0.0112</text:p>
          </table:table-cell>
        </table:table-row>
        <table:table-row table:style-name="ro1">
          <table:table-cell table:formula="oooc:=[$Sheet1.$M$43]" office:value-type="float" office:value="0.150000000000006">
            <text:p>0.1500</text:p>
          </table:table-cell>
          <table:table-cell table:formula="oooc:=[$Sheet1.$N$43]" office:value-type="float" office:value="0.01828458">
            <text:p>0.0183</text:p>
          </table:table-cell>
          <table:table-cell table:formula="oooc:=[$Sheet1.$O$43]" office:value-type="float" office:value="111.896">
            <text:p>111.8960</text:p>
          </table:table-cell>
          <table:table-cell table:formula="oooc:=[$Sheet1.$P$43]" office:value-type="float" office:value="0.01828458">
            <text:p>0.0183</text:p>
          </table:table-cell>
        </table:table-row>
        <table:table-row table:style-name="ro1">
          <table:table-cell table:formula="oooc:=[$Sheet1.$M$44]" office:value-type="float" office:value="0.166600000000003">
            <text:p>0.1666</text:p>
          </table:table-cell>
          <table:table-cell table:formula="oooc:=[$Sheet1.$N$44]" office:value-type="float" office:value="0.03415343">
            <text:p>0.0342</text:p>
          </table:table-cell>
          <table:table-cell table:formula="oooc:=[$Sheet1.$O$44]" office:value-type="float" office:value="111.9126">
            <text:p>111.9126</text:p>
          </table:table-cell>
          <table:table-cell table:formula="oooc:=[$Sheet1.$P$44]" office:value-type="float" office:value="0.03415343">
            <text:p>0.0342</text:p>
          </table:table-cell>
        </table:table-row>
        <table:table-row table:style-name="ro1">
          <table:table-cell table:formula="oooc:=[$Sheet1.$M$45]" office:value-type="float" office:value="0.183300000000003">
            <text:p>0.1833</text:p>
          </table:table-cell>
          <table:table-cell table:formula="oooc:=[$Sheet1.$N$45]" office:value-type="float" office:value="0.05182199">
            <text:p>0.0518</text:p>
          </table:table-cell>
          <table:table-cell table:formula="oooc:=[$Sheet1.$O$45]" office:value-type="float" office:value="111.9293">
            <text:p>111.9293</text:p>
          </table:table-cell>
          <table:table-cell table:formula="oooc:=[$Sheet1.$P$45]" office:value-type="float" office:value="0.05182199">
            <text:p>0.0518</text:p>
          </table:table-cell>
        </table:table-row>
        <table:table-row table:style-name="ro1">
          <table:table-cell table:formula="oooc:=[$Sheet1.$M$46]" office:value-type="float" office:value="0.1999">
            <text:p>0.1999</text:p>
          </table:table-cell>
          <table:table-cell table:formula="oooc:=[$Sheet1.$N$46]" office:value-type="float" office:value="0.07108877">
            <text:p>0.0711</text:p>
          </table:table-cell>
          <table:table-cell table:formula="oooc:=[$Sheet1.$O$46]" office:value-type="float" office:value="111.9459">
            <text:p>111.9459</text:p>
          </table:table-cell>
          <table:table-cell table:formula="oooc:=[$Sheet1.$P$46]" office:value-type="float" office:value="0.07108877">
            <text:p>0.0711</text:p>
          </table:table-cell>
        </table:table-row>
        <table:table-row table:style-name="ro1">
          <table:table-cell table:formula="oooc:=[$Sheet1.$M$47]" office:value-type="float" office:value="0.2166">
            <text:p>0.2166</text:p>
          </table:table-cell>
          <table:table-cell table:formula="oooc:=[$Sheet1.$N$47]" office:value-type="float" office:value="0.08956709">
            <text:p>0.0896</text:p>
          </table:table-cell>
          <table:table-cell table:formula="oooc:=[$Sheet1.$O$47]" office:value-type="float" office:value="111.9626">
            <text:p>111.9626</text:p>
          </table:table-cell>
          <table:table-cell table:formula="oooc:=[$Sheet1.$P$47]" office:value-type="float" office:value="0.08956709">
            <text:p>0.0896</text:p>
          </table:table-cell>
        </table:table-row>
        <table:table-row table:style-name="ro1">
          <table:table-cell table:formula="oooc:=[$Sheet1.$M$48]" office:value-type="float" office:value="0.233200000000011">
            <text:p>0.2332</text:p>
          </table:table-cell>
          <table:table-cell table:formula="oooc:=[$Sheet1.$N$48]" office:value-type="float" office:value="0.1021401">
            <text:p>0.1021</text:p>
          </table:table-cell>
          <table:table-cell table:formula="oooc:=[$Sheet1.$O$48]" office:value-type="float" office:value="111.9792">
            <text:p>111.9792</text:p>
          </table:table-cell>
          <table:table-cell table:formula="oooc:=[$Sheet1.$P$48]" office:value-type="float" office:value="0.1021401">
            <text:p>0.1021</text:p>
          </table:table-cell>
        </table:table-row>
        <table:table-row table:style-name="ro1">
          <table:table-cell table:formula="oooc:=[$Sheet1.$M$49]" office:value-type="float" office:value="0.25">
            <text:p>0.2500</text:p>
          </table:table-cell>
          <table:table-cell table:formula="oooc:=[$Sheet1.$N$49]" office:value-type="float" office:value="0.1132622">
            <text:p>0.1133</text:p>
          </table:table-cell>
          <table:table-cell table:formula="oooc:=[$Sheet1.$O$49]" office:value-type="float" office:value="111.996">
            <text:p>111.9960</text:p>
          </table:table-cell>
          <table:table-cell table:formula="oooc:=[$Sheet1.$P$49]" office:value-type="float" office:value="0.1132622">
            <text:p>0.1133</text:p>
          </table:table-cell>
        </table:table-row>
        <table:table-row table:style-name="ro1">
          <table:table-cell table:formula="oooc:=[$Sheet1.$M$50]" office:value-type="float" office:value="0.2667">
            <text:p>0.2667</text:p>
          </table:table-cell>
          <table:table-cell table:formula="oooc:=[$Sheet1.$N$50]" office:value-type="float" office:value="0.12522">
            <text:p>0.1252</text:p>
          </table:table-cell>
          <table:table-cell table:formula="oooc:=[$Sheet1.$O$50]" office:value-type="float" office:value="112.0127">
            <text:p>112.0127</text:p>
          </table:table-cell>
          <table:table-cell table:formula="oooc:=[$Sheet1.$P$50]" office:value-type="float" office:value="0.12522">
            <text:p>0.1252</text:p>
          </table:table-cell>
        </table:table-row>
        <table:table-row table:style-name="ro1">
          <table:table-cell table:formula="oooc:=[$Sheet1.$M$51]" office:value-type="float" office:value="0.2834">
            <text:p>0.2834</text:p>
          </table:table-cell>
          <table:table-cell table:formula="oooc:=[$Sheet1.$N$51]" office:value-type="float" office:value="0.1386826">
            <text:p>0.1387</text:p>
          </table:table-cell>
          <table:table-cell table:formula="oooc:=[$Sheet1.$O$51]" office:value-type="float" office:value="112.0294">
            <text:p>112.0294</text:p>
          </table:table-cell>
          <table:table-cell table:formula="oooc:=[$Sheet1.$P$51]" office:value-type="float" office:value="0.1386826">
            <text:p>0.1387</text:p>
          </table:table-cell>
        </table:table-row>
        <table:table-row table:style-name="ro1">
          <table:table-cell table:formula="oooc:=[$Sheet1.$M$52]" office:value-type="float" office:value="0.299900000000008">
            <text:p>0.2999</text:p>
          </table:table-cell>
          <table:table-cell table:formula="oooc:=[$Sheet1.$N$52]" office:value-type="float" office:value="0.1525684">
            <text:p>0.1526</text:p>
          </table:table-cell>
          <table:table-cell table:formula="oooc:=[$Sheet1.$O$52]" office:value-type="float" office:value="112.0459">
            <text:p>112.0459</text:p>
          </table:table-cell>
          <table:table-cell table:formula="oooc:=[$Sheet1.$P$52]" office:value-type="float" office:value="0.1525684">
            <text:p>0.1526</text:p>
          </table:table-cell>
        </table:table-row>
        <table:table-row table:style-name="ro1">
          <table:table-cell table:formula="oooc:=[$Sheet1.$M$53]" office:value-type="float" office:value="0.316700000000012">
            <text:p>0.3167</text:p>
          </table:table-cell>
          <table:table-cell table:formula="oooc:=[$Sheet1.$N$53]" office:value-type="float" office:value="0.1683504">
            <text:p>0.1684</text:p>
          </table:table-cell>
          <table:table-cell table:formula="oooc:=[$Sheet1.$O$53]" office:value-type="float" office:value="112.0627">
            <text:p>112.0627</text:p>
          </table:table-cell>
          <table:table-cell table:formula="oooc:=[$Sheet1.$P$53]" office:value-type="float" office:value="0.1683504">
            <text:p>0.1684</text:p>
          </table:table-cell>
        </table:table-row>
        <table:table-row table:style-name="ro1">
          <table:table-cell table:formula="oooc:=[$Sheet1.$M$54]" office:value-type="float" office:value="0.333300000000008">
            <text:p>0.3333</text:p>
          </table:table-cell>
          <table:table-cell table:formula="oooc:=[$Sheet1.$N$54]" office:value-type="float" office:value="0.1835011">
            <text:p>0.1835</text:p>
          </table:table-cell>
          <table:table-cell table:formula="oooc:=[$Sheet1.$O$54]" office:value-type="float" office:value="112.0793">
            <text:p>112.0793</text:p>
          </table:table-cell>
          <table:table-cell table:formula="oooc:=[$Sheet1.$P$54]" office:value-type="float" office:value="0.1835011">
            <text:p>0.1835</text:p>
          </table:table-cell>
        </table:table-row>
        <table:table-row table:style-name="ro1">
          <table:table-cell table:formula="oooc:=[$Sheet1.$M$55]" office:value-type="float" office:value="0.349900000000005">
            <text:p>0.3499</text:p>
          </table:table-cell>
          <table:table-cell table:formula="oooc:=[$Sheet1.$N$55]" office:value-type="float" office:value="0.1997438">
            <text:p>0.1997</text:p>
          </table:table-cell>
          <table:table-cell table:formula="oooc:=[$Sheet1.$O$55]" office:value-type="float" office:value="112.0959">
            <text:p>112.0959</text:p>
          </table:table-cell>
          <table:table-cell table:formula="oooc:=[$Sheet1.$P$55]" office:value-type="float" office:value="0.1997438">
            <text:p>0.1997</text:p>
          </table:table-cell>
        </table:table-row>
        <table:table-row table:style-name="ro1">
          <table:table-cell table:formula="oooc:=[$Sheet1.$M$56]" office:value-type="float" office:value="0.366500000000002">
            <text:p>0.3665</text:p>
          </table:table-cell>
          <table:table-cell table:formula="oooc:=[$Sheet1.$N$56]" office:value-type="float" office:value="0.216961">
            <text:p>0.2170</text:p>
          </table:table-cell>
          <table:table-cell table:formula="oooc:=[$Sheet1.$O$56]" office:value-type="float" office:value="112.1125">
            <text:p>112.1125</text:p>
          </table:table-cell>
          <table:table-cell table:formula="oooc:=[$Sheet1.$P$56]" office:value-type="float" office:value="0.216961">
            <text:p>0.2170</text:p>
          </table:table-cell>
        </table:table-row>
        <table:table-row table:style-name="ro1">
          <table:table-cell table:formula="oooc:=[$Sheet1.$M$57]" office:value-type="float" office:value="0.383300000000006">
            <text:p>0.3833</text:p>
          </table:table-cell>
          <table:table-cell table:formula="oooc:=[$Sheet1.$N$57]" office:value-type="float" office:value="0.2348348">
            <text:p>0.2348</text:p>
          </table:table-cell>
          <table:table-cell table:formula="oooc:=[$Sheet1.$O$57]" office:value-type="float" office:value="112.1293">
            <text:p>112.1293</text:p>
          </table:table-cell>
          <table:table-cell table:formula="oooc:=[$Sheet1.$P$57]" office:value-type="float" office:value="0.2348348">
            <text:p>0.2348</text:p>
          </table:table-cell>
        </table:table-row>
        <table:table-row table:style-name="ro1">
          <table:table-cell table:formula="oooc:=[$Sheet1.$M$58]" office:value-type="float" office:value="0.400000000000006">
            <text:p>0.4000</text:p>
          </table:table-cell>
          <table:table-cell table:formula="oooc:=[$Sheet1.$N$58]" office:value-type="float" office:value="0.2521735">
            <text:p>0.2522</text:p>
          </table:table-cell>
          <table:table-cell table:formula="oooc:=[$Sheet1.$O$58]" office:value-type="float" office:value="112.146">
            <text:p>112.1460</text:p>
          </table:table-cell>
          <table:table-cell table:formula="oooc:=[$Sheet1.$P$58]" office:value-type="float" office:value="0.2521735">
            <text:p>0.2522</text:p>
          </table:table-cell>
        </table:table-row>
        <table:table-row table:style-name="ro1">
          <table:table-cell table:formula="oooc:=[$Sheet1.$M$59]" office:value-type="float" office:value="0.416700000000006">
            <text:p>0.4167</text:p>
          </table:table-cell>
          <table:table-cell table:formula="oooc:=[$Sheet1.$N$59]" office:value-type="float" office:value="0.267494">
            <text:p>0.2675</text:p>
          </table:table-cell>
          <table:table-cell table:formula="oooc:=[$Sheet1.$O$59]" office:value-type="float" office:value="112.1627">
            <text:p>112.1627</text:p>
          </table:table-cell>
          <table:table-cell table:formula="oooc:=[$Sheet1.$P$59]" office:value-type="float" office:value="0.267494">
            <text:p>0.2675</text:p>
          </table:table-cell>
        </table:table-row>
        <table:table-row table:style-name="ro1">
          <table:table-cell table:formula="oooc:=[$Sheet1.$M$60]" office:value-type="float" office:value="0.433300000000003">
            <text:p>0.4333</text:p>
          </table:table-cell>
          <table:table-cell table:formula="oooc:=[$Sheet1.$N$60]" office:value-type="float" office:value="0.2806011">
            <text:p>0.2806</text:p>
          </table:table-cell>
          <table:table-cell table:formula="oooc:=[$Sheet1.$O$60]" office:value-type="float" office:value="112.1793">
            <text:p>112.1793</text:p>
          </table:table-cell>
          <table:table-cell table:formula="oooc:=[$Sheet1.$P$60]" office:value-type="float" office:value="0.2806011">
            <text:p>0.2806</text:p>
          </table:table-cell>
        </table:table-row>
        <table:table-row table:style-name="ro1">
          <table:table-cell table:formula="oooc:=[$Sheet1.$M$61]" office:value-type="float" office:value="0.450000000000003">
            <text:p>0.4500</text:p>
          </table:table-cell>
          <table:table-cell table:formula="oooc:=[$Sheet1.$N$61]" office:value-type="float" office:value="0.2903284">
            <text:p>0.2903</text:p>
          </table:table-cell>
          <table:table-cell table:formula="oooc:=[$Sheet1.$O$61]" office:value-type="float" office:value="112.196">
            <text:p>112.1960</text:p>
          </table:table-cell>
          <table:table-cell table:formula="oooc:=[$Sheet1.$P$61]" office:value-type="float" office:value="0.2903284">
            <text:p>0.2903</text:p>
          </table:table-cell>
        </table:table-row>
        <table:table-row table:style-name="ro1">
          <table:table-cell table:formula="oooc:=[$Sheet1.$M$62]" office:value-type="float" office:value="0.4666">
            <text:p>0.4666</text:p>
          </table:table-cell>
          <table:table-cell table:formula="oooc:=[$Sheet1.$N$62]" office:value-type="float" office:value="0.2991112">
            <text:p>0.2991</text:p>
          </table:table-cell>
          <table:table-cell table:formula="oooc:=[$Sheet1.$O$62]" office:value-type="float" office:value="112.2126">
            <text:p>112.2126</text:p>
          </table:table-cell>
          <table:table-cell table:formula="oooc:=[$Sheet1.$P$62]" office:value-type="float" office:value="0.2991112">
            <text:p>0.2991</text:p>
          </table:table-cell>
        </table:table-row>
        <table:table-row table:style-name="ro1">
          <table:table-cell table:formula="oooc:=[$Sheet1.$M$63]" office:value-type="float" office:value="0.4833">
            <text:p>0.4833</text:p>
          </table:table-cell>
          <table:table-cell table:formula="oooc:=[$Sheet1.$N$63]" office:value-type="float" office:value="0.3032217">
            <text:p>0.3032</text:p>
          </table:table-cell>
          <table:table-cell table:formula="oooc:=[$Sheet1.$O$63]" office:value-type="float" office:value="112.2293">
            <text:p>112.2293</text:p>
          </table:table-cell>
          <table:table-cell table:formula="oooc:=[$Sheet1.$P$63]" office:value-type="float" office:value="0.3032217">
            <text:p>0.3032</text:p>
          </table:table-cell>
        </table:table-row>
        <table:table-row table:style-name="ro1">
          <table:table-cell table:formula="oooc:=[$Sheet1.$M$64]" office:value-type="float" office:value="0.499900000000011">
            <text:p>0.4999</text:p>
          </table:table-cell>
          <table:table-cell table:formula="oooc:=[$Sheet1.$N$64]" office:value-type="float" office:value="0.3058734">
            <text:p>0.3059</text:p>
          </table:table-cell>
          <table:table-cell table:formula="oooc:=[$Sheet1.$O$64]" office:value-type="float" office:value="112.2459">
            <text:p>112.2459</text:p>
          </table:table-cell>
          <table:table-cell table:formula="oooc:=[$Sheet1.$P$64]" office:value-type="float" office:value="0.3058734">
            <text:p>0.3059</text:p>
          </table:table-cell>
        </table:table-row>
        <table:table-row table:style-name="ro1">
          <table:table-cell table:formula="oooc:=[$Sheet1.$M$65]" office:value-type="float" office:value="0.5167">
            <text:p>0.5167</text:p>
          </table:table-cell>
          <table:table-cell table:formula="oooc:=[$Sheet1.$N$65]" office:value-type="float" office:value="0.3088025">
            <text:p>0.3088</text:p>
          </table:table-cell>
          <table:table-cell table:formula="oooc:=[$Sheet1.$O$65]" office:value-type="float" office:value="112.2627">
            <text:p>112.2627</text:p>
          </table:table-cell>
          <table:table-cell table:formula="oooc:=[$Sheet1.$P$65]" office:value-type="float" office:value="0.3088025">
            <text:p>0.3088</text:p>
          </table:table-cell>
        </table:table-row>
        <table:table-row table:style-name="ro1">
          <table:table-cell table:formula="oooc:=[$Sheet1.$M$66]" office:value-type="float" office:value="0.533300000000011">
            <text:p>0.5333</text:p>
          </table:table-cell>
          <table:table-cell table:formula="oooc:=[$Sheet1.$N$66]" office:value-type="float" office:value="0.3120612">
            <text:p>0.3121</text:p>
          </table:table-cell>
          <table:table-cell table:formula="oooc:=[$Sheet1.$O$66]" office:value-type="float" office:value="112.2793">
            <text:p>112.2793</text:p>
          </table:table-cell>
          <table:table-cell table:formula="oooc:=[$Sheet1.$P$66]" office:value-type="float" office:value="0.3120612">
            <text:p>0.3121</text:p>
          </table:table-cell>
        </table:table-row>
        <table:table-row table:style-name="ro1">
          <table:table-cell table:formula="oooc:=[$Sheet1.$M$67]" office:value-type="float" office:value="0.549900000000008">
            <text:p>0.5499</text:p>
          </table:table-cell>
          <table:table-cell table:formula="oooc:=[$Sheet1.$N$67]" office:value-type="float" office:value="0.3138443">
            <text:p>0.3138</text:p>
          </table:table-cell>
          <table:table-cell table:formula="oooc:=[$Sheet1.$O$67]" office:value-type="float" office:value="112.2959">
            <text:p>112.2959</text:p>
          </table:table-cell>
          <table:table-cell table:formula="oooc:=[$Sheet1.$P$67]" office:value-type="float" office:value="0.3138443">
            <text:p>0.3138</text:p>
          </table:table-cell>
        </table:table-row>
        <table:table-row table:style-name="ro1">
          <table:table-cell table:formula="oooc:=[$Sheet1.$M$68]" office:value-type="float" office:value="0.566600000000008">
            <text:p>0.5666</text:p>
          </table:table-cell>
          <table:table-cell table:formula="oooc:=[$Sheet1.$N$68]" office:value-type="float" office:value="0.3143493">
            <text:p>0.3143</text:p>
          </table:table-cell>
          <table:table-cell table:formula="oooc:=[$Sheet1.$O$68]" office:value-type="float" office:value="112.3126">
            <text:p>112.3126</text:p>
          </table:table-cell>
          <table:table-cell table:formula="oooc:=[$Sheet1.$P$68]" office:value-type="float" office:value="0.3143493">
            <text:p>0.3143</text:p>
          </table:table-cell>
        </table:table-row>
        <table:table-row table:style-name="ro1">
          <table:table-cell table:formula="oooc:=[$Sheet1.$M$69]" office:value-type="float" office:value="0.583300000000008">
            <text:p>0.5833</text:p>
          </table:table-cell>
          <table:table-cell table:formula="oooc:=[$Sheet1.$N$69]" office:value-type="float" office:value="0.3146194">
            <text:p>0.3146</text:p>
          </table:table-cell>
          <table:table-cell table:formula="oooc:=[$Sheet1.$O$69]" office:value-type="float" office:value="112.3293">
            <text:p>112.3293</text:p>
          </table:table-cell>
          <table:table-cell table:formula="oooc:=[$Sheet1.$P$69]" office:value-type="float" office:value="0.3146194">
            <text:p>0.3146</text:p>
          </table:table-cell>
        </table:table-row>
        <table:table-row table:style-name="ro1">
          <table:table-cell table:formula="oooc:=[$Sheet1.$M$70]" office:value-type="float" office:value="0.599900000000005">
            <text:p>0.5999</text:p>
          </table:table-cell>
          <table:table-cell table:formula="oooc:=[$Sheet1.$N$70]" office:value-type="float" office:value="0.3148976">
            <text:p>0.3149</text:p>
          </table:table-cell>
          <table:table-cell table:formula="oooc:=[$Sheet1.$O$70]" office:value-type="float" office:value="112.3459">
            <text:p>112.3459</text:p>
          </table:table-cell>
          <table:table-cell table:formula="oooc:=[$Sheet1.$P$70]" office:value-type="float" office:value="0.3148976">
            <text:p>0.3149</text:p>
          </table:table-cell>
        </table:table-row>
        <table:table-row table:style-name="ro1">
          <table:table-cell table:formula="oooc:=[$Sheet1.$M$71]" office:value-type="float" office:value="0.616600000000005">
            <text:p>0.6166</text:p>
          </table:table-cell>
          <table:table-cell table:formula="oooc:=[$Sheet1.$N$71]" office:value-type="float" office:value="0.3157547">
            <text:p>0.3158</text:p>
          </table:table-cell>
          <table:table-cell table:formula="oooc:=[$Sheet1.$O$71]" office:value-type="float" office:value="112.3626">
            <text:p>112.3626</text:p>
          </table:table-cell>
          <table:table-cell table:formula="oooc:=[$Sheet1.$P$71]" office:value-type="float" office:value="0.3157547">
            <text:p>0.3158</text:p>
          </table:table-cell>
        </table:table-row>
        <table:table-row table:style-name="ro1">
          <table:table-cell table:formula="oooc:=[$Sheet1.$M$72]" office:value-type="float" office:value="0.633300000000006">
            <text:p>0.6333</text:p>
          </table:table-cell>
          <table:table-cell table:formula="oooc:=[$Sheet1.$N$72]" office:value-type="float" office:value="0.3162364">
            <text:p>0.3162</text:p>
          </table:table-cell>
          <table:table-cell table:formula="oooc:=[$Sheet1.$O$72]" office:value-type="float" office:value="112.3793">
            <text:p>112.3793</text:p>
          </table:table-cell>
          <table:table-cell table:formula="oooc:=[$Sheet1.$P$72]" office:value-type="float" office:value="0.3162364">
            <text:p>0.3162</text:p>
          </table:table-cell>
        </table:table-row>
        <table:table-row table:style-name="ro1">
          <table:table-cell table:formula="oooc:=[$Sheet1.$M$73]" office:value-type="float" office:value="0.650000000000006">
            <text:p>0.6500</text:p>
          </table:table-cell>
          <table:table-cell table:formula="oooc:=[$Sheet1.$N$73]" office:value-type="float" office:value="0.3173331">
            <text:p>0.3173</text:p>
          </table:table-cell>
          <table:table-cell table:formula="oooc:=[$Sheet1.$O$73]" office:value-type="float" office:value="112.396">
            <text:p>112.3960</text:p>
          </table:table-cell>
          <table:table-cell table:formula="oooc:=[$Sheet1.$P$73]" office:value-type="float" office:value="0.3173331">
            <text:p>0.3173</text:p>
          </table:table-cell>
        </table:table-row>
        <table:table-row table:style-name="ro1">
          <table:table-cell table:formula="oooc:=[$Sheet1.$M$74]" office:value-type="float" office:value="0.666700000000006">
            <text:p>0.6667</text:p>
          </table:table-cell>
          <table:table-cell table:formula="oooc:=[$Sheet1.$N$74]" office:value-type="float" office:value="0.3197065">
            <text:p>0.3197</text:p>
          </table:table-cell>
          <table:table-cell table:formula="oooc:=[$Sheet1.$O$74]" office:value-type="float" office:value="112.4127">
            <text:p>112.4127</text:p>
          </table:table-cell>
          <table:table-cell table:formula="oooc:=[$Sheet1.$P$74]" office:value-type="float" office:value="0.3197065">
            <text:p>0.3197</text:p>
          </table:table-cell>
        </table:table-row>
        <table:table-row table:style-name="ro1">
          <table:table-cell table:formula="oooc:=[$Sheet1.$M$75]" office:value-type="float" office:value="0.683300000000003">
            <text:p>0.6833</text:p>
          </table:table-cell>
          <table:table-cell table:formula="oooc:=[$Sheet1.$N$75]" office:value-type="float" office:value="0.3221131">
            <text:p>0.3221</text:p>
          </table:table-cell>
          <table:table-cell table:formula="oooc:=[$Sheet1.$O$75]" office:value-type="float" office:value="112.4293">
            <text:p>112.4293</text:p>
          </table:table-cell>
          <table:table-cell table:formula="oooc:=[$Sheet1.$P$75]" office:value-type="float" office:value="0.3221131">
            <text:p>0.3221</text:p>
          </table:table-cell>
        </table:table-row>
        <table:table-row table:style-name="ro1">
          <table:table-cell table:formula="oooc:=[$Sheet1.$M$76]" office:value-type="float" office:value="0.700000000000003">
            <text:p>0.7000</text:p>
          </table:table-cell>
          <table:table-cell table:formula="oooc:=[$Sheet1.$N$76]" office:value-type="float" office:value="0.3248351">
            <text:p>0.3248</text:p>
          </table:table-cell>
          <table:table-cell table:formula="oooc:=[$Sheet1.$O$76]" office:value-type="float" office:value="112.446">
            <text:p>112.4460</text:p>
          </table:table-cell>
          <table:table-cell table:formula="oooc:=[$Sheet1.$P$76]" office:value-type="float" office:value="0.3248351">
            <text:p>0.3248</text:p>
          </table:table-cell>
        </table:table-row>
        <table:table-row table:style-name="ro1">
          <table:table-cell table:formula="oooc:=[$Sheet1.$M$77]" office:value-type="float" office:value="0.7166">
            <text:p>0.7166</text:p>
          </table:table-cell>
          <table:table-cell table:formula="oooc:=[$Sheet1.$N$77]" office:value-type="float" office:value="0.3288547">
            <text:p>0.3289</text:p>
          </table:table-cell>
          <table:table-cell table:formula="oooc:=[$Sheet1.$O$77]" office:value-type="float" office:value="112.4626">
            <text:p>112.4626</text:p>
          </table:table-cell>
          <table:table-cell table:formula="oooc:=[$Sheet1.$P$77]" office:value-type="float" office:value="0.3288547">
            <text:p>0.3289</text:p>
          </table:table-cell>
        </table:table-row>
        <table:table-row table:style-name="ro1">
          <table:table-cell table:formula="oooc:=[$Sheet1.$M$78]" office:value-type="float" office:value="0.7333">
            <text:p>0.7333</text:p>
          </table:table-cell>
          <table:table-cell table:formula="oooc:=[$Sheet1.$N$78]" office:value-type="float" office:value="0.3351525">
            <text:p>0.3352</text:p>
          </table:table-cell>
          <table:table-cell table:formula="oooc:=[$Sheet1.$O$78]" office:value-type="float" office:value="112.4793">
            <text:p>112.4793</text:p>
          </table:table-cell>
          <table:table-cell table:formula="oooc:=[$Sheet1.$P$78]" office:value-type="float" office:value="0.3351525">
            <text:p>0.3352</text:p>
          </table:table-cell>
        </table:table-row>
        <table:table-row table:style-name="ro1">
          <table:table-cell table:formula="oooc:=[$Sheet1.$M$79]" office:value-type="float" office:value="0.749900000000011">
            <text:p>0.7499</text:p>
          </table:table-cell>
          <table:table-cell table:formula="oooc:=[$Sheet1.$N$79]" office:value-type="float" office:value="0.343942">
            <text:p>0.3439</text:p>
          </table:table-cell>
          <table:table-cell table:formula="oooc:=[$Sheet1.$O$79]" office:value-type="float" office:value="112.4959">
            <text:p>112.4959</text:p>
          </table:table-cell>
          <table:table-cell table:formula="oooc:=[$Sheet1.$P$79]" office:value-type="float" office:value="0.343942">
            <text:p>0.3439</text:p>
          </table:table-cell>
        </table:table-row>
        <table:table-row table:style-name="ro1">
          <table:table-cell table:formula="oooc:=[$Sheet1.$M$80]" office:value-type="float" office:value="0.766600000000011">
            <text:p>0.7666</text:p>
          </table:table-cell>
          <table:table-cell table:formula="oooc:=[$Sheet1.$N$80]" office:value-type="float" office:value="0.3545377">
            <text:p>0.3545</text:p>
          </table:table-cell>
          <table:table-cell table:formula="oooc:=[$Sheet1.$O$80]" office:value-type="float" office:value="112.5126">
            <text:p>112.5126</text:p>
          </table:table-cell>
          <table:table-cell table:formula="oooc:=[$Sheet1.$P$80]" office:value-type="float" office:value="0.3545377">
            <text:p>0.3545</text:p>
          </table:table-cell>
        </table:table-row>
        <table:table-row table:style-name="ro1">
          <table:table-cell table:formula="oooc:=[$Sheet1.$M$81]" office:value-type="float" office:value="0.783300000000011">
            <text:p>0.7833</text:p>
          </table:table-cell>
          <table:table-cell table:formula="oooc:=[$Sheet1.$N$81]" office:value-type="float" office:value="0.3659028">
            <text:p>0.3659</text:p>
          </table:table-cell>
          <table:table-cell table:formula="oooc:=[$Sheet1.$O$81]" office:value-type="float" office:value="112.5293">
            <text:p>112.5293</text:p>
          </table:table-cell>
          <table:table-cell table:formula="oooc:=[$Sheet1.$P$81]" office:value-type="float" office:value="0.3659028">
            <text:p>0.3659</text:p>
          </table:table-cell>
        </table:table-row>
        <table:table-row table:style-name="ro1">
          <table:table-cell table:formula="oooc:=[$Sheet1.$M$82]" office:value-type="float" office:value="0.800000000000011">
            <text:p>0.8000</text:p>
          </table:table-cell>
          <table:table-cell table:formula="oooc:=[$Sheet1.$N$82]" office:value-type="float" office:value="0.3810771">
            <text:p>0.3811</text:p>
          </table:table-cell>
          <table:table-cell table:formula="oooc:=[$Sheet1.$O$82]" office:value-type="float" office:value="112.546">
            <text:p>112.5460</text:p>
          </table:table-cell>
          <table:table-cell table:formula="oooc:=[$Sheet1.$P$82]" office:value-type="float" office:value="0.3810771">
            <text:p>0.3811</text:p>
          </table:table-cell>
        </table:table-row>
        <table:table-row table:style-name="ro1">
          <table:table-cell table:formula="oooc:=[$Sheet1.$M$83]" office:value-type="float" office:value="0.816700000000012">
            <text:p>0.8167</text:p>
          </table:table-cell>
          <table:table-cell table:formula="oooc:=[$Sheet1.$N$83]" office:value-type="float" office:value="0.3959408">
            <text:p>0.3959</text:p>
          </table:table-cell>
          <table:table-cell table:formula="oooc:=[$Sheet1.$O$83]" office:value-type="float" office:value="112.5627">
            <text:p>112.5627</text:p>
          </table:table-cell>
          <table:table-cell table:formula="oooc:=[$Sheet1.$P$83]" office:value-type="float" office:value="0.3959408">
            <text:p>0.3959</text:p>
          </table:table-cell>
        </table:table-row>
        <table:table-row table:style-name="ro1">
          <table:table-cell table:formula="oooc:=[$Sheet1.$M$84]" office:value-type="float" office:value="0.833300000000008">
            <text:p>0.8333</text:p>
          </table:table-cell>
          <table:table-cell table:formula="oooc:=[$Sheet1.$N$84]" office:value-type="float" office:value="0.4105567">
            <text:p>0.4106</text:p>
          </table:table-cell>
          <table:table-cell table:formula="oooc:=[$Sheet1.$O$84]" office:value-type="float" office:value="112.5793">
            <text:p>112.5793</text:p>
          </table:table-cell>
          <table:table-cell table:formula="oooc:=[$Sheet1.$P$84]" office:value-type="float" office:value="0.4105567">
            <text:p>0.4106</text:p>
          </table:table-cell>
        </table:table-row>
        <table:table-row table:style-name="ro1">
          <table:table-cell table:formula="oooc:=[$Sheet1.$M$85]" office:value-type="float" office:value="0.850000000000009">
            <text:p>0.8500</text:p>
          </table:table-cell>
          <table:table-cell table:formula="oooc:=[$Sheet1.$N$85]" office:value-type="float" office:value="0.4257668">
            <text:p>0.4258</text:p>
          </table:table-cell>
          <table:table-cell table:formula="oooc:=[$Sheet1.$O$85]" office:value-type="float" office:value="112.596">
            <text:p>112.5960</text:p>
          </table:table-cell>
          <table:table-cell table:formula="oooc:=[$Sheet1.$P$85]" office:value-type="float" office:value="0.4257668">
            <text:p>0.4258</text:p>
          </table:table-cell>
        </table:table-row>
        <table:table-row table:style-name="ro1">
          <table:table-cell table:formula="oooc:=[$Sheet1.$M$86]" office:value-type="float" office:value="0.866600000000005">
            <text:p>0.8666</text:p>
          </table:table-cell>
          <table:table-cell table:formula="oooc:=[$Sheet1.$N$86]" office:value-type="float" office:value="0.4441687">
            <text:p>0.4442</text:p>
          </table:table-cell>
          <table:table-cell table:formula="oooc:=[$Sheet1.$O$86]" office:value-type="float" office:value="112.6126">
            <text:p>112.6126</text:p>
          </table:table-cell>
          <table:table-cell table:formula="oooc:=[$Sheet1.$P$86]" office:value-type="float" office:value="0.4441687">
            <text:p>0.4442</text:p>
          </table:table-cell>
        </table:table-row>
        <table:table-row table:style-name="ro1">
          <table:table-cell table:formula="oooc:=[$Sheet1.$M$87]" office:value-type="float" office:value="0.883300000000006">
            <text:p>0.8833</text:p>
          </table:table-cell>
          <table:table-cell table:formula="oooc:=[$Sheet1.$N$87]" office:value-type="float" office:value="0.4636587">
            <text:p>0.4637</text:p>
          </table:table-cell>
          <table:table-cell table:formula="oooc:=[$Sheet1.$O$87]" office:value-type="float" office:value="112.6293">
            <text:p>112.6293</text:p>
          </table:table-cell>
          <table:table-cell table:formula="oooc:=[$Sheet1.$P$87]" office:value-type="float" office:value="0.4636587">
            <text:p>0.4637</text:p>
          </table:table-cell>
        </table:table-row>
        <table:table-row table:style-name="ro1">
          <table:table-cell table:formula="oooc:=[$Sheet1.$M$88]" office:value-type="float" office:value="0.899900000000002">
            <text:p>0.8999</text:p>
          </table:table-cell>
          <table:table-cell table:formula="oooc:=[$Sheet1.$N$88]" office:value-type="float" office:value="0.4824192">
            <text:p>0.4824</text:p>
          </table:table-cell>
          <table:table-cell table:formula="oooc:=[$Sheet1.$O$88]" office:value-type="float" office:value="112.6459">
            <text:p>112.6459</text:p>
          </table:table-cell>
          <table:table-cell table:formula="oooc:=[$Sheet1.$P$88]" office:value-type="float" office:value="0.4824192">
            <text:p>0.4824</text:p>
          </table:table-cell>
        </table:table-row>
        <table:table-row table:style-name="ro1">
          <table:table-cell table:formula="oooc:=[$Sheet1.$M$89]" office:value-type="float" office:value="0.916700000000006">
            <text:p>0.9167</text:p>
          </table:table-cell>
          <table:table-cell table:formula="oooc:=[$Sheet1.$N$89]" office:value-type="float" office:value="0.5018527">
            <text:p>0.5019</text:p>
          </table:table-cell>
          <table:table-cell table:formula="oooc:=[$Sheet1.$O$89]" office:value-type="float" office:value="112.6627">
            <text:p>112.6627</text:p>
          </table:table-cell>
          <table:table-cell table:formula="oooc:=[$Sheet1.$P$89]" office:value-type="float" office:value="0.5018527">
            <text:p>0.5019</text:p>
          </table:table-cell>
        </table:table-row>
        <table:table-row table:style-name="ro1">
          <table:table-cell table:formula="oooc:=[$Sheet1.$M$90]" office:value-type="float" office:value="0.933300000000003">
            <text:p>0.9333</text:p>
          </table:table-cell>
          <table:table-cell table:formula="oooc:=[$Sheet1.$N$90]" office:value-type="float" office:value="0.5238342">
            <text:p>0.5238</text:p>
          </table:table-cell>
          <table:table-cell table:formula="oooc:=[$Sheet1.$O$90]" office:value-type="float" office:value="112.6793">
            <text:p>112.6793</text:p>
          </table:table-cell>
          <table:table-cell table:formula="oooc:=[$Sheet1.$P$90]" office:value-type="float" office:value="0.5238342">
            <text:p>0.5238</text:p>
          </table:table-cell>
        </table:table-row>
        <table:table-row table:style-name="ro1">
          <table:table-cell table:formula="oooc:=[$Sheet1.$M$91]" office:value-type="float" office:value="0.950000000000003">
            <text:p>0.9500</text:p>
          </table:table-cell>
          <table:table-cell table:formula="oooc:=[$Sheet1.$N$91]" office:value-type="float" office:value="0.5440896">
            <text:p>0.5441</text:p>
          </table:table-cell>
          <table:table-cell table:formula="oooc:=[$Sheet1.$O$91]" office:value-type="float" office:value="112.696">
            <text:p>112.6960</text:p>
          </table:table-cell>
          <table:table-cell table:formula="oooc:=[$Sheet1.$P$91]" office:value-type="float" office:value="0.5440896">
            <text:p>0.5441</text:p>
          </table:table-cell>
        </table:table-row>
        <table:table-row table:style-name="ro1">
          <table:table-cell table:formula="oooc:=[$Sheet1.$M$92]" office:value-type="float" office:value="0.966700000000003">
            <text:p>0.9667</text:p>
          </table:table-cell>
          <table:table-cell table:formula="oooc:=[$Sheet1.$N$92]" office:value-type="float" office:value="0.5654745">
            <text:p>0.5655</text:p>
          </table:table-cell>
          <table:table-cell table:formula="oooc:=[$Sheet1.$O$92]" office:value-type="float" office:value="112.7127">
            <text:p>112.7127</text:p>
          </table:table-cell>
          <table:table-cell table:formula="oooc:=[$Sheet1.$P$92]" office:value-type="float" office:value="0.5654745">
            <text:p>0.5655</text:p>
          </table:table-cell>
        </table:table-row>
        <table:table-row table:style-name="ro1">
          <table:table-cell table:formula="oooc:=[$Sheet1.$M$93]" office:value-type="float" office:value="0.9833">
            <text:p>0.9833</text:p>
          </table:table-cell>
          <table:table-cell table:formula="oooc:=[$Sheet1.$N$93]" office:value-type="float" office:value="0.5880042">
            <text:p>0.5880</text:p>
          </table:table-cell>
          <table:table-cell table:formula="oooc:=[$Sheet1.$O$93]" office:value-type="float" office:value="112.7293">
            <text:p>112.7293</text:p>
          </table:table-cell>
          <table:table-cell table:formula="oooc:=[$Sheet1.$P$93]" office:value-type="float" office:value="0.5880042">
            <text:p>0.5880</text:p>
          </table:table-cell>
        </table:table-row>
        <table:table-row table:style-name="ro1">
          <table:table-cell table:formula="oooc:=[$Sheet1.$M$94]" office:value-type="float" office:value="0.999900000000011">
            <text:p>0.9999</text:p>
          </table:table-cell>
          <table:table-cell table:formula="oooc:=[$Sheet1.$N$94]" office:value-type="float" office:value="0.6099246">
            <text:p>0.6099</text:p>
          </table:table-cell>
          <table:table-cell table:formula="oooc:=[$Sheet1.$O$94]" office:value-type="float" office:value="112.7459">
            <text:p>112.7459</text:p>
          </table:table-cell>
          <table:table-cell table:formula="oooc:=[$Sheet1.$P$94]" office:value-type="float" office:value="0.6099246">
            <text:p>0.6099</text:p>
          </table:table-cell>
        </table:table-row>
        <table:table-row table:style-name="ro1">
          <table:table-cell table:formula="oooc:=[$Sheet1.$M$95]" office:value-type="float" office:value="1.01660000000001">
            <text:p>1.0166</text:p>
          </table:table-cell>
          <table:table-cell table:formula="oooc:=[$Sheet1.$N$95]" office:value-type="float" office:value="0.6325537">
            <text:p>0.6326</text:p>
          </table:table-cell>
          <table:table-cell table:formula="oooc:=[$Sheet1.$O$95]" office:value-type="float" office:value="112.7626">
            <text:p>112.7626</text:p>
          </table:table-cell>
          <table:table-cell table:formula="oooc:=[$Sheet1.$P$95]" office:value-type="float" office:value="0.6325537">
            <text:p>0.6326</text:p>
          </table:table-cell>
        </table:table-row>
        <table:table-row table:style-name="ro1">
          <table:table-cell table:formula="oooc:=[$Sheet1.$M$96]" office:value-type="float" office:value="1.03330000000001">
            <text:p>1.0333</text:p>
          </table:table-cell>
          <table:table-cell table:formula="oooc:=[$Sheet1.$N$96]" office:value-type="float" office:value="0.6557777">
            <text:p>0.6558</text:p>
          </table:table-cell>
          <table:table-cell table:formula="oooc:=[$Sheet1.$O$96]" office:value-type="float" office:value="112.7793">
            <text:p>112.7793</text:p>
          </table:table-cell>
          <table:table-cell table:formula="oooc:=[$Sheet1.$P$96]" office:value-type="float" office:value="0.6557777">
            <text:p>0.6558</text:p>
          </table:table-cell>
        </table:table-row>
        <table:table-row table:style-name="ro1">
          <table:table-cell table:formula="oooc:=[$Sheet1.$M$97]" office:value-type="float" office:value="1.05000000000001">
            <text:p>1.0500</text:p>
          </table:table-cell>
          <table:table-cell table:formula="oooc:=[$Sheet1.$N$97]" office:value-type="float" office:value="0.6821313">
            <text:p>0.6821</text:p>
          </table:table-cell>
          <table:table-cell table:formula="oooc:=[$Sheet1.$O$97]" office:value-type="float" office:value="112.796">
            <text:p>112.7960</text:p>
          </table:table-cell>
          <table:table-cell table:formula="oooc:=[$Sheet1.$P$97]" office:value-type="float" office:value="0.6821313">
            <text:p>0.6821</text:p>
          </table:table-cell>
        </table:table-row>
        <table:table-row table:style-name="ro1">
          <table:table-cell table:formula="oooc:=[$Sheet1.$M$98]" office:value-type="float" office:value="1.06670000000001">
            <text:p>1.0667</text:p>
          </table:table-cell>
          <table:table-cell table:formula="oooc:=[$Sheet1.$N$98]" office:value-type="float" office:value="0.7080134">
            <text:p>0.7080</text:p>
          </table:table-cell>
          <table:table-cell table:formula="oooc:=[$Sheet1.$O$98]" office:value-type="float" office:value="112.8127">
            <text:p>112.8127</text:p>
          </table:table-cell>
          <table:table-cell table:formula="oooc:=[$Sheet1.$P$98]" office:value-type="float" office:value="0.7080134">
            <text:p>0.7080</text:p>
          </table:table-cell>
        </table:table-row>
        <table:table-row table:style-name="ro1">
          <table:table-cell table:formula="oooc:=[$Sheet1.$M$99]" office:value-type="float" office:value="1.08330000000001">
            <text:p>1.0833</text:p>
          </table:table-cell>
          <table:table-cell table:formula="oooc:=[$Sheet1.$N$99]" office:value-type="float" office:value="0.7327537">
            <text:p>0.7328</text:p>
          </table:table-cell>
          <table:table-cell table:formula="oooc:=[$Sheet1.$O$99]" office:value-type="float" office:value="112.8293">
            <text:p>112.8293</text:p>
          </table:table-cell>
          <table:table-cell table:formula="oooc:=[$Sheet1.$P$99]" office:value-type="float" office:value="0.7327537">
            <text:p>0.7328</text:p>
          </table:table-cell>
        </table:table-row>
        <table:table-row table:style-name="ro1">
          <table:table-cell table:formula="oooc:=[$Sheet1.$M$100]" office:value-type="float" office:value="1.10000000000001">
            <text:p>1.1000</text:p>
          </table:table-cell>
          <table:table-cell table:formula="oooc:=[$Sheet1.$N$100]" office:value-type="float" office:value="0.7587055">
            <text:p>0.7587</text:p>
          </table:table-cell>
          <table:table-cell table:formula="oooc:=[$Sheet1.$O$100]" office:value-type="float" office:value="112.846">
            <text:p>112.8460</text:p>
          </table:table-cell>
          <table:table-cell table:formula="oooc:=[$Sheet1.$P$100]" office:value-type="float" office:value="0.7587055">
            <text:p>0.7587</text:p>
          </table:table-cell>
        </table:table-row>
        <table:table-row table:style-name="ro1">
          <table:table-cell table:formula="oooc:=[$Sheet1.$M$101]" office:value-type="float" office:value="1.11660000000001">
            <text:p>1.1166</text:p>
          </table:table-cell>
          <table:table-cell table:formula="oooc:=[$Sheet1.$N$101]" office:value-type="float" office:value="0.7832259">
            <text:p>0.7832</text:p>
          </table:table-cell>
          <table:table-cell table:formula="oooc:=[$Sheet1.$O$101]" office:value-type="float" office:value="112.8626">
            <text:p>112.8626</text:p>
          </table:table-cell>
          <table:table-cell table:formula="oooc:=[$Sheet1.$P$101]" office:value-type="float" office:value="0.7832259">
            <text:p>0.7832</text:p>
          </table:table-cell>
        </table:table-row>
        <table:table-row table:style-name="ro1">
          <table:table-cell table:formula="oooc:=[$Sheet1.$M$102]" office:value-type="float" office:value="1.13330000000001">
            <text:p>1.1333</text:p>
          </table:table-cell>
          <table:table-cell table:formula="oooc:=[$Sheet1.$N$102]" office:value-type="float" office:value="0.8085746">
            <text:p>0.8086</text:p>
          </table:table-cell>
          <table:table-cell table:formula="oooc:=[$Sheet1.$O$102]" office:value-type="float" office:value="112.8793">
            <text:p>112.8793</text:p>
          </table:table-cell>
          <table:table-cell table:formula="oooc:=[$Sheet1.$P$102]" office:value-type="float" office:value="0.8085746">
            <text:p>0.8086</text:p>
          </table:table-cell>
        </table:table-row>
        <table:table-row table:style-name="ro1">
          <table:table-cell table:formula="oooc:=[$Sheet1.$M$103]" office:value-type="float" office:value="1.1499">
            <text:p>1.1499</text:p>
          </table:table-cell>
          <table:table-cell table:formula="oooc:=[$Sheet1.$N$103]" office:value-type="float" office:value="0.8351713">
            <text:p>0.8352</text:p>
          </table:table-cell>
          <table:table-cell table:formula="oooc:=[$Sheet1.$O$103]" office:value-type="float" office:value="112.8959">
            <text:p>112.8959</text:p>
          </table:table-cell>
          <table:table-cell table:formula="oooc:=[$Sheet1.$P$103]" office:value-type="float" office:value="0.8351713">
            <text:p>0.8352</text:p>
          </table:table-cell>
        </table:table-row>
        <table:table-row table:style-name="ro1">
          <table:table-cell table:formula="oooc:=[$Sheet1.$M$104]" office:value-type="float" office:value="1.16670000000001">
            <text:p>1.1667</text:p>
          </table:table-cell>
          <table:table-cell table:formula="oooc:=[$Sheet1.$N$104]" office:value-type="float" office:value="0.8625231">
            <text:p>0.8625</text:p>
          </table:table-cell>
          <table:table-cell table:formula="oooc:=[$Sheet1.$O$104]" office:value-type="float" office:value="112.9127">
            <text:p>112.9127</text:p>
          </table:table-cell>
          <table:table-cell table:formula="oooc:=[$Sheet1.$P$104]" office:value-type="float" office:value="0.8625231">
            <text:p>0.8625</text:p>
          </table:table-cell>
        </table:table-row>
        <table:table-row table:style-name="ro1">
          <table:table-cell table:formula="oooc:=[$Sheet1.$M$105]" office:value-type="float" office:value="1.1833">
            <text:p>1.1833</text:p>
          </table:table-cell>
          <table:table-cell table:formula="oooc:=[$Sheet1.$N$105]" office:value-type="float" office:value="0.8903026">
            <text:p>0.8903</text:p>
          </table:table-cell>
          <table:table-cell table:formula="oooc:=[$Sheet1.$O$105]" office:value-type="float" office:value="112.9293">
            <text:p>112.9293</text:p>
          </table:table-cell>
          <table:table-cell table:formula="oooc:=[$Sheet1.$P$105]" office:value-type="float" office:value="0.8903026">
            <text:p>0.8903</text:p>
          </table:table-cell>
        </table:table-row>
        <table:table-row table:style-name="ro1">
          <table:table-cell table:formula="oooc:=[$Sheet1.$M$106]" office:value-type="float" office:value="1.1999">
            <text:p>1.1999</text:p>
          </table:table-cell>
          <table:table-cell table:formula="oooc:=[$Sheet1.$N$106]" office:value-type="float" office:value="0.9194957">
            <text:p>0.9195</text:p>
          </table:table-cell>
          <table:table-cell table:formula="oooc:=[$Sheet1.$O$106]" office:value-type="float" office:value="112.9459">
            <text:p>112.9459</text:p>
          </table:table-cell>
          <table:table-cell table:formula="oooc:=[$Sheet1.$P$106]" office:value-type="float" office:value="0.9194957">
            <text:p>0.9195</text:p>
          </table:table-cell>
        </table:table-row>
        <table:table-row table:style-name="ro1">
          <table:table-cell table:formula="oooc:=[$Sheet1.$M$107]" office:value-type="float" office:value="1.2167">
            <text:p>1.2167</text:p>
          </table:table-cell>
          <table:table-cell table:formula="oooc:=[$Sheet1.$N$107]" office:value-type="float" office:value="0.9501415">
            <text:p>0.9501</text:p>
          </table:table-cell>
          <table:table-cell table:formula="oooc:=[$Sheet1.$O$107]" office:value-type="float" office:value="112.9627">
            <text:p>112.9627</text:p>
          </table:table-cell>
          <table:table-cell table:formula="oooc:=[$Sheet1.$P$107]" office:value-type="float" office:value="0.9501415">
            <text:p>0.9501</text:p>
          </table:table-cell>
        </table:table-row>
        <table:table-row table:style-name="ro1">
          <table:table-cell table:formula="oooc:=[$Sheet1.$M$108]" office:value-type="float" office:value="1.2333">
            <text:p>1.2333</text:p>
          </table:table-cell>
          <table:table-cell table:formula="oooc:=[$Sheet1.$N$108]" office:value-type="float" office:value="0.9805983">
            <text:p>0.9806</text:p>
          </table:table-cell>
          <table:table-cell table:formula="oooc:=[$Sheet1.$O$108]" office:value-type="float" office:value="112.9793">
            <text:p>112.9793</text:p>
          </table:table-cell>
          <table:table-cell table:formula="oooc:=[$Sheet1.$P$108]" office:value-type="float" office:value="0.9805983">
            <text:p>0.9806</text:p>
          </table:table-cell>
        </table:table-row>
        <table:table-row table:style-name="ro1">
          <table:table-cell table:formula="oooc:=[$Sheet1.$M$109]" office:value-type="float" office:value="1.25">
            <text:p>1.2500</text:p>
          </table:table-cell>
          <table:table-cell table:formula="oooc:=[$Sheet1.$N$109]" office:value-type="float" office:value="1.01189">
            <text:p>1.0119</text:p>
          </table:table-cell>
          <table:table-cell table:formula="oooc:=[$Sheet1.$O$109]" office:value-type="float" office:value="112.996">
            <text:p>112.9960</text:p>
          </table:table-cell>
          <table:table-cell table:formula="oooc:=[$Sheet1.$P$109]" office:value-type="float" office:value="1.01189">
            <text:p>1.0119</text:p>
          </table:table-cell>
        </table:table-row>
        <table:table-row table:style-name="ro1">
          <table:table-cell table:formula="oooc:=[$Sheet1.$M$110]" office:value-type="float" office:value="1.2667">
            <text:p>1.2667</text:p>
          </table:table-cell>
          <table:table-cell table:formula="oooc:=[$Sheet1.$N$110]" office:value-type="float" office:value="1.042711">
            <text:p>1.0427</text:p>
          </table:table-cell>
          <table:table-cell table:formula="oooc:=[$Sheet1.$O$110]" office:value-type="float" office:value="113.0127">
            <text:p>113.0127</text:p>
          </table:table-cell>
          <table:table-cell table:formula="oooc:=[$Sheet1.$P$110]" office:value-type="float" office:value="1.042711">
            <text:p>1.0427</text:p>
          </table:table-cell>
        </table:table-row>
        <table:table-row table:style-name="ro1">
          <table:table-cell table:formula="oooc:=[$Sheet1.$M$111]" office:value-type="float" office:value="1.28330000000001">
            <text:p>1.2833</text:p>
          </table:table-cell>
          <table:table-cell table:formula="oooc:=[$Sheet1.$N$111]" office:value-type="float" office:value="1.074873">
            <text:p>1.0749</text:p>
          </table:table-cell>
          <table:table-cell table:formula="oooc:=[$Sheet1.$O$111]" office:value-type="float" office:value="113.0293">
            <text:p>113.0293</text:p>
          </table:table-cell>
          <table:table-cell table:formula="oooc:=[$Sheet1.$P$111]" office:value-type="float" office:value="1.074873">
            <text:p>1.0749</text:p>
          </table:table-cell>
        </table:table-row>
        <table:table-row table:style-name="ro1">
          <table:table-cell table:formula="oooc:=[$Sheet1.$M$112]" office:value-type="float" office:value="1.29990000000001">
            <text:p>1.2999</text:p>
          </table:table-cell>
          <table:table-cell table:formula="oooc:=[$Sheet1.$N$112]" office:value-type="float" office:value="1.108183">
            <text:p>1.1082</text:p>
          </table:table-cell>
          <table:table-cell table:formula="oooc:=[$Sheet1.$O$112]" office:value-type="float" office:value="113.0459">
            <text:p>113.0459</text:p>
          </table:table-cell>
          <table:table-cell table:formula="oooc:=[$Sheet1.$P$112]" office:value-type="float" office:value="1.108183">
            <text:p>1.1082</text:p>
          </table:table-cell>
        </table:table-row>
        <table:table-row table:style-name="ro1">
          <table:table-cell table:formula="oooc:=[$Sheet1.$M$113]" office:value-type="float" office:value="1.31660000000001">
            <text:p>1.3166</text:p>
          </table:table-cell>
          <table:table-cell table:formula="oooc:=[$Sheet1.$N$113]" office:value-type="float" office:value="1.139408">
            <text:p>1.1394</text:p>
          </table:table-cell>
          <table:table-cell table:formula="oooc:=[$Sheet1.$O$113]" office:value-type="float" office:value="113.0626">
            <text:p>113.0626</text:p>
          </table:table-cell>
          <table:table-cell table:formula="oooc:=[$Sheet1.$P$113]" office:value-type="float" office:value="1.139408">
            <text:p>1.1394</text:p>
          </table:table-cell>
        </table:table-row>
        <table:table-row table:style-name="ro1">
          <table:table-cell table:formula="oooc:=[$Sheet1.$M$114]" office:value-type="float" office:value="1.33330000000001">
            <text:p>1.3333</text:p>
          </table:table-cell>
          <table:table-cell table:formula="oooc:=[$Sheet1.$N$114]" office:value-type="float" office:value="1.172589">
            <text:p>1.1726</text:p>
          </table:table-cell>
          <table:table-cell table:formula="oooc:=[$Sheet1.$O$114]" office:value-type="float" office:value="113.0793">
            <text:p>113.0793</text:p>
          </table:table-cell>
          <table:table-cell table:formula="oooc:=[$Sheet1.$P$114]" office:value-type="float" office:value="1.172589">
            <text:p>1.1726</text:p>
          </table:table-cell>
        </table:table-row>
        <table:table-row table:style-name="ro1">
          <table:table-cell table:formula="oooc:=[$Sheet1.$M$115]" office:value-type="float" office:value="1.35000000000001">
            <text:p>1.3500</text:p>
          </table:table-cell>
          <table:table-cell table:formula="oooc:=[$Sheet1.$N$115]" office:value-type="float" office:value="1.204419">
            <text:p>1.2044</text:p>
          </table:table-cell>
          <table:table-cell table:formula="oooc:=[$Sheet1.$O$115]" office:value-type="float" office:value="113.096">
            <text:p>113.0960</text:p>
          </table:table-cell>
          <table:table-cell table:formula="oooc:=[$Sheet1.$P$115]" office:value-type="float" office:value="1.204419">
            <text:p>1.2044</text:p>
          </table:table-cell>
        </table:table-row>
        <table:table-row table:style-name="ro1">
          <table:table-cell table:formula="oooc:=[$Sheet1.$M$116]" office:value-type="float" office:value="1.36670000000001">
            <text:p>1.3667</text:p>
          </table:table-cell>
          <table:table-cell table:formula="oooc:=[$Sheet1.$N$116]" office:value-type="float" office:value="1.237715">
            <text:p>1.2377</text:p>
          </table:table-cell>
          <table:table-cell table:formula="oooc:=[$Sheet1.$O$116]" office:value-type="float" office:value="113.1127">
            <text:p>113.1127</text:p>
          </table:table-cell>
          <table:table-cell table:formula="oooc:=[$Sheet1.$P$116]" office:value-type="float" office:value="1.237715">
            <text:p>1.2377</text:p>
          </table:table-cell>
        </table:table-row>
        <table:table-row table:style-name="ro1">
          <table:table-cell table:formula="oooc:=[$Sheet1.$M$117]" office:value-type="float" office:value="1.38330000000001">
            <text:p>1.3833</text:p>
          </table:table-cell>
          <table:table-cell table:formula="oooc:=[$Sheet1.$N$117]" office:value-type="float" office:value="1.270228">
            <text:p>1.2702</text:p>
          </table:table-cell>
          <table:table-cell table:formula="oooc:=[$Sheet1.$O$117]" office:value-type="float" office:value="113.1293">
            <text:p>113.1293</text:p>
          </table:table-cell>
          <table:table-cell table:formula="oooc:=[$Sheet1.$P$117]" office:value-type="float" office:value="1.270228">
            <text:p>1.2702</text:p>
          </table:table-cell>
        </table:table-row>
        <table:table-row table:style-name="ro1">
          <table:table-cell table:formula="oooc:=[$Sheet1.$M$118]" office:value-type="float" office:value="1.40000000000001">
            <text:p>1.4000</text:p>
          </table:table-cell>
          <table:table-cell table:formula="oooc:=[$Sheet1.$N$118]" office:value-type="float" office:value="1.303144">
            <text:p>1.3031</text:p>
          </table:table-cell>
          <table:table-cell table:formula="oooc:=[$Sheet1.$O$118]" office:value-type="float" office:value="113.146">
            <text:p>113.1460</text:p>
          </table:table-cell>
          <table:table-cell table:formula="oooc:=[$Sheet1.$P$118]" office:value-type="float" office:value="1.303144">
            <text:p>1.3031</text:p>
          </table:table-cell>
        </table:table-row>
        <table:table-row table:style-name="ro1">
          <table:table-cell table:formula="oooc:=[$Sheet1.$M$119]" office:value-type="float" office:value="1.4166">
            <text:p>1.4166</text:p>
          </table:table-cell>
          <table:table-cell table:formula="oooc:=[$Sheet1.$N$119]" office:value-type="float" office:value="1.335716">
            <text:p>1.3357</text:p>
          </table:table-cell>
          <table:table-cell table:formula="oooc:=[$Sheet1.$O$119]" office:value-type="float" office:value="113.1626">
            <text:p>113.1626</text:p>
          </table:table-cell>
          <table:table-cell table:formula="oooc:=[$Sheet1.$P$119]" office:value-type="float" office:value="1.335716">
            <text:p>1.3357</text:p>
          </table:table-cell>
        </table:table-row>
        <table:table-row table:style-name="ro1">
          <table:table-cell table:formula="oooc:=[$Sheet1.$M$120]" office:value-type="float" office:value="1.4333">
            <text:p>1.4333</text:p>
          </table:table-cell>
          <table:table-cell table:formula="oooc:=[$Sheet1.$N$120]" office:value-type="float" office:value="1.371142">
            <text:p>1.3711</text:p>
          </table:table-cell>
          <table:table-cell table:formula="oooc:=[$Sheet1.$O$120]" office:value-type="float" office:value="113.1793">
            <text:p>113.1793</text:p>
          </table:table-cell>
          <table:table-cell table:formula="oooc:=[$Sheet1.$P$120]" office:value-type="float" office:value="1.371142">
            <text:p>1.3711</text:p>
          </table:table-cell>
        </table:table-row>
        <table:table-row table:style-name="ro1">
          <table:table-cell table:formula="oooc:=[$Sheet1.$M$121]" office:value-type="float" office:value="1.4499">
            <text:p>1.4499</text:p>
          </table:table-cell>
          <table:table-cell table:formula="oooc:=[$Sheet1.$N$121]" office:value-type="float" office:value="1.405317">
            <text:p>1.4053</text:p>
          </table:table-cell>
          <table:table-cell table:formula="oooc:=[$Sheet1.$O$121]" office:value-type="float" office:value="113.1959">
            <text:p>113.1959</text:p>
          </table:table-cell>
          <table:table-cell table:formula="oooc:=[$Sheet1.$P$121]" office:value-type="float" office:value="1.405317">
            <text:p>1.4053</text:p>
          </table:table-cell>
        </table:table-row>
        <table:table-row table:style-name="ro1">
          <table:table-cell table:formula="oooc:=[$Sheet1.$M$122]" office:value-type="float" office:value="1.4667">
            <text:p>1.4667</text:p>
          </table:table-cell>
          <table:table-cell table:formula="oooc:=[$Sheet1.$N$122]" office:value-type="float" office:value="1.440713">
            <text:p>1.4407</text:p>
          </table:table-cell>
          <table:table-cell table:formula="oooc:=[$Sheet1.$O$122]" office:value-type="float" office:value="113.2127">
            <text:p>113.2127</text:p>
          </table:table-cell>
          <table:table-cell table:formula="oooc:=[$Sheet1.$P$122]" office:value-type="float" office:value="1.440713">
            <text:p>1.4407</text:p>
          </table:table-cell>
        </table:table-row>
        <table:table-row table:style-name="ro1">
          <table:table-cell table:formula="oooc:=[$Sheet1.$M$123]" office:value-type="float" office:value="1.4833">
            <text:p>1.4833</text:p>
          </table:table-cell>
          <table:table-cell table:formula="oooc:=[$Sheet1.$N$123]" office:value-type="float" office:value="1.475811">
            <text:p>1.4758</text:p>
          </table:table-cell>
          <table:table-cell table:formula="oooc:=[$Sheet1.$O$123]" office:value-type="float" office:value="113.2293">
            <text:p>113.2293</text:p>
          </table:table-cell>
          <table:table-cell table:formula="oooc:=[$Sheet1.$P$123]" office:value-type="float" office:value="1.475811">
            <text:p>1.4758</text:p>
          </table:table-cell>
        </table:table-row>
        <table:table-row table:style-name="ro1">
          <table:table-cell table:formula="oooc:=[$Sheet1.$M$124]" office:value-type="float" office:value="1.5">
            <text:p>1.5000</text:p>
          </table:table-cell>
          <table:table-cell table:formula="oooc:=[$Sheet1.$N$124]" office:value-type="float" office:value="1.511301">
            <text:p>1.5113</text:p>
          </table:table-cell>
          <table:table-cell table:formula="oooc:=[$Sheet1.$O$124]" office:value-type="float" office:value="113.246">
            <text:p>113.2460</text:p>
          </table:table-cell>
          <table:table-cell table:formula="oooc:=[$Sheet1.$P$124]" office:value-type="float" office:value="1.511301">
            <text:p>1.5113</text:p>
          </table:table-cell>
        </table:table-row>
        <table:table-row table:style-name="ro1">
          <table:table-cell table:formula="oooc:=[$Sheet1.$M$125]" office:value-type="float" office:value="1.51660000000001">
            <text:p>1.5166</text:p>
          </table:table-cell>
          <table:table-cell table:formula="oooc:=[$Sheet1.$N$125]" office:value-type="float" office:value="1.546505">
            <text:p>1.5465</text:p>
          </table:table-cell>
          <table:table-cell table:formula="oooc:=[$Sheet1.$O$125]" office:value-type="float" office:value="113.2626">
            <text:p>113.2626</text:p>
          </table:table-cell>
          <table:table-cell table:formula="oooc:=[$Sheet1.$P$125]" office:value-type="float" office:value="1.546505">
            <text:p>1.5465</text:p>
          </table:table-cell>
        </table:table-row>
        <table:table-row table:style-name="ro1">
          <table:table-cell table:formula="oooc:=[$Sheet1.$M$126]" office:value-type="float" office:value="1.53330000000001">
            <text:p>1.5333</text:p>
          </table:table-cell>
          <table:table-cell table:formula="oooc:=[$Sheet1.$N$126]" office:value-type="float" office:value="1.582035">
            <text:p>1.5820</text:p>
          </table:table-cell>
          <table:table-cell table:formula="oooc:=[$Sheet1.$O$126]" office:value-type="float" office:value="113.2793">
            <text:p>113.2793</text:p>
          </table:table-cell>
          <table:table-cell table:formula="oooc:=[$Sheet1.$P$126]" office:value-type="float" office:value="1.582035">
            <text:p>1.5820</text:p>
          </table:table-cell>
        </table:table-row>
        <table:table-row table:style-name="ro1">
          <table:table-cell table:formula="oooc:=[$Sheet1.$M$127]" office:value-type="float" office:value="1.54990000000001">
            <text:p>1.5499</text:p>
          </table:table-cell>
          <table:table-cell table:formula="oooc:=[$Sheet1.$N$127]" office:value-type="float" office:value="1.61767">
            <text:p>1.6177</text:p>
          </table:table-cell>
          <table:table-cell table:formula="oooc:=[$Sheet1.$O$127]" office:value-type="float" office:value="113.2959">
            <text:p>113.2959</text:p>
          </table:table-cell>
          <table:table-cell table:formula="oooc:=[$Sheet1.$P$127]" office:value-type="float" office:value="1.61767">
            <text:p>1.6177</text:p>
          </table:table-cell>
        </table:table-row>
        <table:table-row table:style-name="ro1">
          <table:table-cell table:formula="oooc:=[$Sheet1.$M$128]" office:value-type="float" office:value="1.56660000000001">
            <text:p>1.5666</text:p>
          </table:table-cell>
          <table:table-cell table:formula="oooc:=[$Sheet1.$N$128]" office:value-type="float" office:value="1.654611">
            <text:p>1.6546</text:p>
          </table:table-cell>
          <table:table-cell table:formula="oooc:=[$Sheet1.$O$128]" office:value-type="float" office:value="113.3126">
            <text:p>113.3126</text:p>
          </table:table-cell>
          <table:table-cell table:formula="oooc:=[$Sheet1.$P$128]" office:value-type="float" office:value="1.654611">
            <text:p>1.6546</text:p>
          </table:table-cell>
        </table:table-row>
        <table:table-row table:style-name="ro1">
          <table:table-cell table:formula="oooc:=[$Sheet1.$M$129]" office:value-type="float" office:value="1.58330000000001">
            <text:p>1.5833</text:p>
          </table:table-cell>
          <table:table-cell table:formula="oooc:=[$Sheet1.$N$129]" office:value-type="float" office:value="1.691971">
            <text:p>1.6920</text:p>
          </table:table-cell>
          <table:table-cell table:formula="oooc:=[$Sheet1.$O$129]" office:value-type="float" office:value="113.3293">
            <text:p>113.3293</text:p>
          </table:table-cell>
          <table:table-cell table:formula="oooc:=[$Sheet1.$P$129]" office:value-type="float" office:value="1.691971">
            <text:p>1.6920</text:p>
          </table:table-cell>
        </table:table-row>
        <table:table-row table:style-name="ro1">
          <table:table-cell table:formula="oooc:=[$Sheet1.$M$130]" office:value-type="float" office:value="1.60000000000001">
            <text:p>1.6000</text:p>
          </table:table-cell>
          <table:table-cell table:formula="oooc:=[$Sheet1.$N$130]" office:value-type="float" office:value="1.729161">
            <text:p>1.7292</text:p>
          </table:table-cell>
          <table:table-cell table:formula="oooc:=[$Sheet1.$O$130]" office:value-type="float" office:value="113.346">
            <text:p>113.3460</text:p>
          </table:table-cell>
          <table:table-cell table:formula="oooc:=[$Sheet1.$P$130]" office:value-type="float" office:value="1.729161">
            <text:p>1.7292</text:p>
          </table:table-cell>
        </table:table-row>
        <table:table-row table:style-name="ro1">
          <table:table-cell table:formula="oooc:=[$Sheet1.$M$131]" office:value-type="float" office:value="1.61670000000001">
            <text:p>1.6167</text:p>
          </table:table-cell>
          <table:table-cell table:formula="oooc:=[$Sheet1.$N$131]" office:value-type="float" office:value="1.767609">
            <text:p>1.7676</text:p>
          </table:table-cell>
          <table:table-cell table:formula="oooc:=[$Sheet1.$O$131]" office:value-type="float" office:value="113.3627">
            <text:p>113.3627</text:p>
          </table:table-cell>
          <table:table-cell table:formula="oooc:=[$Sheet1.$P$131]" office:value-type="float" office:value="1.767609">
            <text:p>1.7676</text:p>
          </table:table-cell>
        </table:table-row>
        <table:table-row table:style-name="ro1">
          <table:table-cell table:formula="oooc:=[$Sheet1.$M$132]" office:value-type="float" office:value="1.63330000000001">
            <text:p>1.6333</text:p>
          </table:table-cell>
          <table:table-cell table:formula="oooc:=[$Sheet1.$N$132]" office:value-type="float" office:value="1.806136">
            <text:p>1.8061</text:p>
          </table:table-cell>
          <table:table-cell table:formula="oooc:=[$Sheet1.$O$132]" office:value-type="float" office:value="113.3793">
            <text:p>113.3793</text:p>
          </table:table-cell>
          <table:table-cell table:formula="oooc:=[$Sheet1.$P$132]" office:value-type="float" office:value="1.806136">
            <text:p>1.8061</text:p>
          </table:table-cell>
        </table:table-row>
        <table:table-row table:style-name="ro1">
          <table:table-cell table:formula="oooc:=[$Sheet1.$M$133]" office:value-type="float" office:value="1.65000000000001">
            <text:p>1.6500</text:p>
          </table:table-cell>
          <table:table-cell table:formula="oooc:=[$Sheet1.$N$133]" office:value-type="float" office:value="1.843492">
            <text:p>1.8435</text:p>
          </table:table-cell>
          <table:table-cell table:formula="oooc:=[$Sheet1.$O$133]" office:value-type="float" office:value="113.396">
            <text:p>113.3960</text:p>
          </table:table-cell>
          <table:table-cell table:formula="oooc:=[$Sheet1.$P$133]" office:value-type="float" office:value="1.843492">
            <text:p>1.8435</text:p>
          </table:table-cell>
        </table:table-row>
        <table:table-row table:style-name="ro1">
          <table:table-cell table:formula="oooc:=[$Sheet1.$M$134]" office:value-type="float" office:value="1.6666">
            <text:p>1.6666</text:p>
          </table:table-cell>
          <table:table-cell table:formula="oooc:=[$Sheet1.$N$134]" office:value-type="float" office:value="1.882548">
            <text:p>1.8825</text:p>
          </table:table-cell>
          <table:table-cell table:formula="oooc:=[$Sheet1.$O$134]" office:value-type="float" office:value="113.4126">
            <text:p>113.4126</text:p>
          </table:table-cell>
          <table:table-cell table:formula="oooc:=[$Sheet1.$P$134]" office:value-type="float" office:value="1.882548">
            <text:p>1.8825</text:p>
          </table:table-cell>
        </table:table-row>
        <table:table-row table:style-name="ro1">
          <table:table-cell table:formula="oooc:=[$Sheet1.$M$135]" office:value-type="float" office:value="1.6832">
            <text:p>1.6832</text:p>
          </table:table-cell>
          <table:table-cell table:formula="oooc:=[$Sheet1.$N$135]" office:value-type="float" office:value="1.920552">
            <text:p>1.9206</text:p>
          </table:table-cell>
          <table:table-cell table:formula="oooc:=[$Sheet1.$O$135]" office:value-type="float" office:value="113.4292">
            <text:p>113.4292</text:p>
          </table:table-cell>
          <table:table-cell table:formula="oooc:=[$Sheet1.$P$135]" office:value-type="float" office:value="1.920552">
            <text:p>1.9206</text:p>
          </table:table-cell>
        </table:table-row>
        <table:table-row table:style-name="ro1">
          <table:table-cell table:formula="oooc:=[$Sheet1.$M$136]" office:value-type="float" office:value="1.6999">
            <text:p>1.6999</text:p>
          </table:table-cell>
          <table:table-cell table:formula="oooc:=[$Sheet1.$N$136]" office:value-type="float" office:value="1.959847">
            <text:p>1.9598</text:p>
          </table:table-cell>
          <table:table-cell table:formula="oooc:=[$Sheet1.$O$136]" office:value-type="float" office:value="113.4459">
            <text:p>113.4459</text:p>
          </table:table-cell>
          <table:table-cell table:formula="oooc:=[$Sheet1.$P$136]" office:value-type="float" office:value="1.959847">
            <text:p>1.9598</text:p>
          </table:table-cell>
        </table:table-row>
        <table:table-row table:style-name="ro1">
          <table:table-cell table:formula="oooc:=[$Sheet1.$M$137]" office:value-type="float" office:value="1.7167">
            <text:p>1.7167</text:p>
          </table:table-cell>
          <table:table-cell table:formula="oooc:=[$Sheet1.$N$137]" office:value-type="float" office:value="1.997594">
            <text:p>1.9976</text:p>
          </table:table-cell>
          <table:table-cell table:formula="oooc:=[$Sheet1.$O$137]" office:value-type="float" office:value="113.4627">
            <text:p>113.4627</text:p>
          </table:table-cell>
          <table:table-cell table:formula="oooc:=[$Sheet1.$P$137]" office:value-type="float" office:value="1.997594">
            <text:p>1.9976</text:p>
          </table:table-cell>
        </table:table-row>
        <table:table-row table:style-name="ro1">
          <table:table-cell table:formula="oooc:=[$Sheet1.$M$138]" office:value-type="float" office:value="1.7333">
            <text:p>1.7333</text:p>
          </table:table-cell>
          <table:table-cell table:formula="oooc:=[$Sheet1.$N$138]" office:value-type="float" office:value="2.035784">
            <text:p>2.0358</text:p>
          </table:table-cell>
          <table:table-cell table:formula="oooc:=[$Sheet1.$O$138]" office:value-type="float" office:value="113.4793">
            <text:p>113.4793</text:p>
          </table:table-cell>
          <table:table-cell table:formula="oooc:=[$Sheet1.$P$138]" office:value-type="float" office:value="2.035784">
            <text:p>2.0358</text:p>
          </table:table-cell>
        </table:table-row>
        <table:table-row table:style-name="ro1">
          <table:table-cell table:formula="oooc:=[$Sheet1.$M$139]" office:value-type="float" office:value="1.75">
            <text:p>1.7500</text:p>
          </table:table-cell>
          <table:table-cell table:formula="oooc:=[$Sheet1.$N$139]" office:value-type="float" office:value="2.075841">
            <text:p>2.0758</text:p>
          </table:table-cell>
          <table:table-cell table:formula="oooc:=[$Sheet1.$O$139]" office:value-type="float" office:value="113.496">
            <text:p>113.4960</text:p>
          </table:table-cell>
          <table:table-cell table:formula="oooc:=[$Sheet1.$P$139]" office:value-type="float" office:value="2.075841">
            <text:p>2.0758</text:p>
          </table:table-cell>
        </table:table-row>
        <table:table-row table:style-name="ro1">
          <table:table-cell table:formula="oooc:=[$Sheet1.$M$140]" office:value-type="float" office:value="1.7667">
            <text:p>1.7667</text:p>
          </table:table-cell>
          <table:table-cell table:formula="oooc:=[$Sheet1.$N$140]" office:value-type="float" office:value="2.114916">
            <text:p>2.1149</text:p>
          </table:table-cell>
          <table:table-cell table:formula="oooc:=[$Sheet1.$O$140]" office:value-type="float" office:value="113.5127">
            <text:p>113.5127</text:p>
          </table:table-cell>
          <table:table-cell table:formula="oooc:=[$Sheet1.$P$140]" office:value-type="float" office:value="2.114916">
            <text:p>2.1149</text:p>
          </table:table-cell>
        </table:table-row>
        <table:table-row table:style-name="ro1">
          <table:table-cell table:formula="oooc:=[$Sheet1.$M$141]" office:value-type="float" office:value="1.78330000000001">
            <text:p>1.7833</text:p>
          </table:table-cell>
          <table:table-cell table:formula="oooc:=[$Sheet1.$N$141]" office:value-type="float" office:value="2.15457">
            <text:p>2.1546</text:p>
          </table:table-cell>
          <table:table-cell table:formula="oooc:=[$Sheet1.$O$141]" office:value-type="float" office:value="113.5293">
            <text:p>113.5293</text:p>
          </table:table-cell>
          <table:table-cell table:formula="oooc:=[$Sheet1.$P$141]" office:value-type="float" office:value="2.15457">
            <text:p>2.1546</text:p>
          </table:table-cell>
        </table:table-row>
        <table:table-row table:style-name="ro1">
          <table:table-cell table:formula="oooc:=[$Sheet1.$M$142]" office:value-type="float" office:value="1.79990000000001">
            <text:p>1.7999</text:p>
          </table:table-cell>
          <table:table-cell table:formula="oooc:=[$Sheet1.$N$142]" office:value-type="float" office:value="2.194173">
            <text:p>2.1942</text:p>
          </table:table-cell>
          <table:table-cell table:formula="oooc:=[$Sheet1.$O$142]" office:value-type="float" office:value="113.5459">
            <text:p>113.5459</text:p>
          </table:table-cell>
          <table:table-cell table:formula="oooc:=[$Sheet1.$P$142]" office:value-type="float" office:value="2.194173">
            <text:p>2.1942</text:p>
          </table:table-cell>
        </table:table-row>
        <table:table-row table:style-name="ro1">
          <table:table-cell table:formula="oooc:=[$Sheet1.$M$143]" office:value-type="float" office:value="1.81660000000001">
            <text:p>1.8166</text:p>
          </table:table-cell>
          <table:table-cell table:formula="oooc:=[$Sheet1.$N$143]" office:value-type="float" office:value="2.233083">
            <text:p>2.2331</text:p>
          </table:table-cell>
          <table:table-cell table:formula="oooc:=[$Sheet1.$O$143]" office:value-type="float" office:value="113.5626">
            <text:p>113.5626</text:p>
          </table:table-cell>
          <table:table-cell table:formula="oooc:=[$Sheet1.$P$143]" office:value-type="float" office:value="2.233083">
            <text:p>2.2331</text:p>
          </table:table-cell>
        </table:table-row>
        <table:table-row table:style-name="ro1">
          <table:table-cell table:formula="oooc:=[$Sheet1.$M$144]" office:value-type="float" office:value="1.83330000000001">
            <text:p>1.8333</text:p>
          </table:table-cell>
          <table:table-cell table:formula="oooc:=[$Sheet1.$N$144]" office:value-type="float" office:value="2.272982">
            <text:p>2.2730</text:p>
          </table:table-cell>
          <table:table-cell table:formula="oooc:=[$Sheet1.$O$144]" office:value-type="float" office:value="113.5793">
            <text:p>113.5793</text:p>
          </table:table-cell>
          <table:table-cell table:formula="oooc:=[$Sheet1.$P$144]" office:value-type="float" office:value="2.272982">
            <text:p>2.2730</text:p>
          </table:table-cell>
        </table:table-row>
        <table:table-row table:style-name="ro1">
          <table:table-cell table:formula="oooc:=[$Sheet1.$M$145]" office:value-type="float" office:value="1.84990000000001">
            <text:p>1.8499</text:p>
          </table:table-cell>
          <table:table-cell table:formula="oooc:=[$Sheet1.$N$145]" office:value-type="float" office:value="2.311314">
            <text:p>2.3113</text:p>
          </table:table-cell>
          <table:table-cell table:formula="oooc:=[$Sheet1.$O$145]" office:value-type="float" office:value="113.5959">
            <text:p>113.5959</text:p>
          </table:table-cell>
          <table:table-cell table:formula="oooc:=[$Sheet1.$P$145]" office:value-type="float" office:value="2.311314">
            <text:p>2.3113</text:p>
          </table:table-cell>
        </table:table-row>
        <table:table-row table:style-name="ro1">
          <table:table-cell table:formula="oooc:=[$Sheet1.$M$146]" office:value-type="float" office:value="1.86660000000001">
            <text:p>1.8666</text:p>
          </table:table-cell>
          <table:table-cell table:formula="oooc:=[$Sheet1.$N$146]" office:value-type="float" office:value="2.352225">
            <text:p>2.3522</text:p>
          </table:table-cell>
          <table:table-cell table:formula="oooc:=[$Sheet1.$O$146]" office:value-type="float" office:value="113.6126">
            <text:p>113.6126</text:p>
          </table:table-cell>
          <table:table-cell table:formula="oooc:=[$Sheet1.$P$146]" office:value-type="float" office:value="2.352225">
            <text:p>2.3522</text:p>
          </table:table-cell>
        </table:table-row>
        <table:table-row table:style-name="ro1">
          <table:table-cell table:formula="oooc:=[$Sheet1.$M$147]" office:value-type="float" office:value="1.88330000000001">
            <text:p>1.8833</text:p>
          </table:table-cell>
          <table:table-cell table:formula="oooc:=[$Sheet1.$N$147]" office:value-type="float" office:value="2.392056">
            <text:p>2.3921</text:p>
          </table:table-cell>
          <table:table-cell table:formula="oooc:=[$Sheet1.$O$147]" office:value-type="float" office:value="113.6293">
            <text:p>113.6293</text:p>
          </table:table-cell>
          <table:table-cell table:formula="oooc:=[$Sheet1.$P$147]" office:value-type="float" office:value="2.392056">
            <text:p>2.3921</text:p>
          </table:table-cell>
        </table:table-row>
        <table:table-row table:style-name="ro1">
          <table:table-cell table:formula="oooc:=[$Sheet1.$M$148]" office:value-type="float" office:value="1.90000000000001">
            <text:p>1.9000</text:p>
          </table:table-cell>
          <table:table-cell table:formula="oooc:=[$Sheet1.$N$148]" office:value-type="float" office:value="2.43125">
            <text:p>2.4313</text:p>
          </table:table-cell>
          <table:table-cell table:formula="oooc:=[$Sheet1.$O$148]" office:value-type="float" office:value="113.646">
            <text:p>113.6460</text:p>
          </table:table-cell>
          <table:table-cell table:formula="oooc:=[$Sheet1.$P$148]" office:value-type="float" office:value="2.43125">
            <text:p>2.4313</text:p>
          </table:table-cell>
        </table:table-row>
        <table:table-row table:style-name="ro1">
          <table:table-cell table:formula="oooc:=[$Sheet1.$M$149]" office:value-type="float" office:value="1.9166">
            <text:p>1.9166</text:p>
          </table:table-cell>
          <table:table-cell table:formula="oooc:=[$Sheet1.$N$149]" office:value-type="float" office:value="2.471092">
            <text:p>2.4711</text:p>
          </table:table-cell>
          <table:table-cell table:formula="oooc:=[$Sheet1.$O$149]" office:value-type="float" office:value="113.6626">
            <text:p>113.6626</text:p>
          </table:table-cell>
          <table:table-cell table:formula="oooc:=[$Sheet1.$P$149]" office:value-type="float" office:value="2.471092">
            <text:p>2.4711</text:p>
          </table:table-cell>
        </table:table-row>
        <table:table-row table:style-name="ro1">
          <table:table-cell table:formula="oooc:=[$Sheet1.$M$150]" office:value-type="float" office:value="1.9333">
            <text:p>1.9333</text:p>
          </table:table-cell>
          <table:table-cell table:formula="oooc:=[$Sheet1.$N$150]" office:value-type="float" office:value="2.512389">
            <text:p>2.5124</text:p>
          </table:table-cell>
          <table:table-cell table:formula="oooc:=[$Sheet1.$O$150]" office:value-type="float" office:value="113.6793">
            <text:p>113.6793</text:p>
          </table:table-cell>
          <table:table-cell table:formula="oooc:=[$Sheet1.$P$150]" office:value-type="float" office:value="2.512389">
            <text:p>2.5124</text:p>
          </table:table-cell>
        </table:table-row>
        <table:table-row table:style-name="ro1">
          <table:table-cell table:formula="oooc:=[$Sheet1.$M$151]" office:value-type="float" office:value="1.9499">
            <text:p>1.9499</text:p>
          </table:table-cell>
          <table:table-cell table:formula="oooc:=[$Sheet1.$N$151]" office:value-type="float" office:value="2.553676">
            <text:p>2.5537</text:p>
          </table:table-cell>
          <table:table-cell table:formula="oooc:=[$Sheet1.$O$151]" office:value-type="float" office:value="113.6959">
            <text:p>113.6959</text:p>
          </table:table-cell>
          <table:table-cell table:formula="oooc:=[$Sheet1.$P$151]" office:value-type="float" office:value="2.553676">
            <text:p>2.5537</text:p>
          </table:table-cell>
        </table:table-row>
        <table:table-row table:style-name="ro1">
          <table:table-cell table:formula="oooc:=[$Sheet1.$M$152]" office:value-type="float" office:value="1.9666">
            <text:p>1.9666</text:p>
          </table:table-cell>
          <table:table-cell table:formula="oooc:=[$Sheet1.$N$152]" office:value-type="float" office:value="2.595772">
            <text:p>2.5958</text:p>
          </table:table-cell>
          <table:table-cell table:formula="oooc:=[$Sheet1.$O$152]" office:value-type="float" office:value="113.7126">
            <text:p>113.7126</text:p>
          </table:table-cell>
          <table:table-cell table:formula="oooc:=[$Sheet1.$P$152]" office:value-type="float" office:value="2.595772">
            <text:p>2.5958</text:p>
          </table:table-cell>
        </table:table-row>
        <table:table-row table:style-name="ro1">
          <table:table-cell table:formula="oooc:=[$Sheet1.$M$153]" office:value-type="float" office:value="1.98320000000001">
            <text:p>1.9832</text:p>
          </table:table-cell>
          <table:table-cell table:formula="oooc:=[$Sheet1.$N$153]" office:value-type="float" office:value="2.63775">
            <text:p>2.6378</text:p>
          </table:table-cell>
          <table:table-cell table:formula="oooc:=[$Sheet1.$O$153]" office:value-type="float" office:value="113.7292">
            <text:p>113.7292</text:p>
          </table:table-cell>
          <table:table-cell table:formula="oooc:=[$Sheet1.$P$153]" office:value-type="float" office:value="2.63775">
            <text:p>2.6378</text:p>
          </table:table-cell>
        </table:table-row>
        <table:table-row table:style-name="ro1">
          <table:table-cell table:formula="oooc:=[$Sheet1.$M$154]" office:value-type="float" office:value="2">
            <text:p>2.0000</text:p>
          </table:table-cell>
          <table:table-cell table:formula="oooc:=[$Sheet1.$N$154]" office:value-type="float" office:value="2.679127">
            <text:p>2.6791</text:p>
          </table:table-cell>
          <table:table-cell table:formula="oooc:=[$Sheet1.$O$154]" office:value-type="float" office:value="113.746">
            <text:p>113.7460</text:p>
          </table:table-cell>
          <table:table-cell table:formula="oooc:=[$Sheet1.$P$154]" office:value-type="float" office:value="2.679127">
            <text:p>2.6791</text:p>
          </table:table-cell>
        </table:table-row>
        <table:table-row table:style-name="ro1">
          <table:table-cell table:formula="oooc:=[$Sheet1.$M$155]" office:value-type="float" office:value="2.01660000000001">
            <text:p>2.0166</text:p>
          </table:table-cell>
          <table:table-cell table:formula="oooc:=[$Sheet1.$N$155]" office:value-type="float" office:value="2.721261">
            <text:p>2.7213</text:p>
          </table:table-cell>
          <table:table-cell table:formula="oooc:=[$Sheet1.$O$155]" office:value-type="float" office:value="113.7626">
            <text:p>113.7626</text:p>
          </table:table-cell>
          <table:table-cell table:formula="oooc:=[$Sheet1.$P$155]" office:value-type="float" office:value="2.721261">
            <text:p>2.7213</text:p>
          </table:table-cell>
        </table:table-row>
        <table:table-row table:style-name="ro1">
          <table:table-cell table:formula="oooc:=[$Sheet1.$M$156]" office:value-type="float" office:value="2.03330000000001">
            <text:p>2.0333</text:p>
          </table:table-cell>
          <table:table-cell table:formula="oooc:=[$Sheet1.$N$156]" office:value-type="float" office:value="2.763879">
            <text:p>2.7639</text:p>
          </table:table-cell>
          <table:table-cell table:formula="oooc:=[$Sheet1.$O$156]" office:value-type="float" office:value="113.7793">
            <text:p>113.7793</text:p>
          </table:table-cell>
          <table:table-cell table:formula="oooc:=[$Sheet1.$P$156]" office:value-type="float" office:value="2.763879">
            <text:p>2.7639</text:p>
          </table:table-cell>
        </table:table-row>
        <table:table-row table:style-name="ro1">
          <table:table-cell table:formula="oooc:=[$Sheet1.$M$157]" office:value-type="float" office:value="2.05000000000001">
            <text:p>2.0500</text:p>
          </table:table-cell>
          <table:table-cell table:formula="oooc:=[$Sheet1.$N$157]" office:value-type="float" office:value="2.804391">
            <text:p>2.8044</text:p>
          </table:table-cell>
          <table:table-cell table:formula="oooc:=[$Sheet1.$O$157]" office:value-type="float" office:value="113.796">
            <text:p>113.7960</text:p>
          </table:table-cell>
          <table:table-cell table:formula="oooc:=[$Sheet1.$P$157]" office:value-type="float" office:value="2.804391">
            <text:p>2.8044</text:p>
          </table:table-cell>
        </table:table-row>
        <table:table-row table:style-name="ro1">
          <table:table-cell table:formula="oooc:=[$Sheet1.$M$158]" office:value-type="float" office:value="2.06660000000001">
            <text:p>2.0666</text:p>
          </table:table-cell>
          <table:table-cell table:formula="oooc:=[$Sheet1.$N$158]" office:value-type="float" office:value="2.846905">
            <text:p>2.8469</text:p>
          </table:table-cell>
          <table:table-cell table:formula="oooc:=[$Sheet1.$O$158]" office:value-type="float" office:value="113.8126">
            <text:p>113.8126</text:p>
          </table:table-cell>
          <table:table-cell table:formula="oooc:=[$Sheet1.$P$158]" office:value-type="float" office:value="2.846905">
            <text:p>2.8469</text:p>
          </table:table-cell>
        </table:table-row>
        <table:table-row table:style-name="ro1">
          <table:table-cell table:formula="oooc:=[$Sheet1.$M$159]" office:value-type="float" office:value="2.08330000000001">
            <text:p>2.0833</text:p>
          </table:table-cell>
          <table:table-cell table:formula="oooc:=[$Sheet1.$N$159]" office:value-type="float" office:value="2.88829">
            <text:p>2.8883</text:p>
          </table:table-cell>
          <table:table-cell table:formula="oooc:=[$Sheet1.$O$159]" office:value-type="float" office:value="113.8293">
            <text:p>113.8293</text:p>
          </table:table-cell>
          <table:table-cell table:formula="oooc:=[$Sheet1.$P$159]" office:value-type="float" office:value="2.88829">
            <text:p>2.8883</text:p>
          </table:table-cell>
        </table:table-row>
        <table:table-row table:style-name="ro1">
          <table:table-cell table:formula="oooc:=[$Sheet1.$M$160]" office:value-type="float" office:value="2.10000000000001">
            <text:p>2.1000</text:p>
          </table:table-cell>
          <table:table-cell table:formula="oooc:=[$Sheet1.$N$160]" office:value-type="float" office:value="2.930739">
            <text:p>2.9307</text:p>
          </table:table-cell>
          <table:table-cell table:formula="oooc:=[$Sheet1.$O$160]" office:value-type="float" office:value="113.846">
            <text:p>113.8460</text:p>
          </table:table-cell>
          <table:table-cell table:formula="oooc:=[$Sheet1.$P$160]" office:value-type="float" office:value="2.930739">
            <text:p>2.9307</text:p>
          </table:table-cell>
        </table:table-row>
        <table:table-row table:style-name="ro1">
          <table:table-cell table:formula="oooc:=[$Sheet1.$M$161]" office:value-type="float" office:value="2.11660000000001">
            <text:p>2.1166</text:p>
          </table:table-cell>
          <table:table-cell table:formula="oooc:=[$Sheet1.$N$161]" office:value-type="float" office:value="2.974525">
            <text:p>2.9745</text:p>
          </table:table-cell>
          <table:table-cell table:formula="oooc:=[$Sheet1.$O$161]" office:value-type="float" office:value="113.8626">
            <text:p>113.8626</text:p>
          </table:table-cell>
          <table:table-cell table:formula="oooc:=[$Sheet1.$P$161]" office:value-type="float" office:value="2.974525">
            <text:p>2.9745</text:p>
          </table:table-cell>
        </table:table-row>
        <table:table-row table:style-name="ro1">
          <table:table-cell table:formula="oooc:=[$Sheet1.$M$162]" office:value-type="float" office:value="2.13330000000001">
            <text:p>2.1333</text:p>
          </table:table-cell>
          <table:table-cell table:formula="oooc:=[$Sheet1.$N$162]" office:value-type="float" office:value="3.017679">
            <text:p>3.0177</text:p>
          </table:table-cell>
          <table:table-cell table:formula="oooc:=[$Sheet1.$O$162]" office:value-type="float" office:value="113.8793">
            <text:p>113.8793</text:p>
          </table:table-cell>
          <table:table-cell table:formula="oooc:=[$Sheet1.$P$162]" office:value-type="float" office:value="3.017679">
            <text:p>3.0177</text:p>
          </table:table-cell>
        </table:table-row>
        <table:table-row table:style-name="ro1">
          <table:table-cell table:formula="oooc:=[$Sheet1.$M$163]" office:value-type="float" office:value="2.15000000000001">
            <text:p>2.1500</text:p>
          </table:table-cell>
          <table:table-cell table:formula="oooc:=[$Sheet1.$N$163]" office:value-type="float" office:value="3.061379">
            <text:p>3.0614</text:p>
          </table:table-cell>
          <table:table-cell table:formula="oooc:=[$Sheet1.$O$163]" office:value-type="float" office:value="113.896">
            <text:p>113.8960</text:p>
          </table:table-cell>
          <table:table-cell table:formula="oooc:=[$Sheet1.$P$163]" office:value-type="float" office:value="3.061379">
            <text:p>3.0614</text:p>
          </table:table-cell>
        </table:table-row>
        <table:table-row table:style-name="ro1">
          <table:table-cell table:formula="oooc:=[$Sheet1.$M$164]" office:value-type="float" office:value="2.16670000000001">
            <text:p>2.1667</text:p>
          </table:table-cell>
          <table:table-cell table:formula="oooc:=[$Sheet1.$N$164]" office:value-type="float" office:value="3.106126">
            <text:p>3.1061</text:p>
          </table:table-cell>
          <table:table-cell table:formula="oooc:=[$Sheet1.$O$164]" office:value-type="float" office:value="113.9127">
            <text:p>113.9127</text:p>
          </table:table-cell>
          <table:table-cell table:formula="oooc:=[$Sheet1.$P$164]" office:value-type="float" office:value="3.106126">
            <text:p>3.1061</text:p>
          </table:table-cell>
        </table:table-row>
        <table:table-row table:style-name="ro1">
          <table:table-cell table:formula="oooc:=[$Sheet1.$M$165]" office:value-type="float" office:value="2.1833">
            <text:p>2.1833</text:p>
          </table:table-cell>
          <table:table-cell table:formula="oooc:=[$Sheet1.$N$165]" office:value-type="float" office:value="3.14967">
            <text:p>3.1497</text:p>
          </table:table-cell>
          <table:table-cell table:formula="oooc:=[$Sheet1.$O$165]" office:value-type="float" office:value="113.9293">
            <text:p>113.9293</text:p>
          </table:table-cell>
          <table:table-cell table:formula="oooc:=[$Sheet1.$P$165]" office:value-type="float" office:value="3.14967">
            <text:p>3.1497</text:p>
          </table:table-cell>
        </table:table-row>
        <table:table-row table:style-name="ro1">
          <table:table-cell table:formula="oooc:=[$Sheet1.$M$166]" office:value-type="float" office:value="2.2">
            <text:p>2.2000</text:p>
          </table:table-cell>
          <table:table-cell table:formula="oooc:=[$Sheet1.$N$166]" office:value-type="float" office:value="3.194023">
            <text:p>3.1940</text:p>
          </table:table-cell>
          <table:table-cell table:formula="oooc:=[$Sheet1.$O$166]" office:value-type="float" office:value="113.946">
            <text:p>113.9460</text:p>
          </table:table-cell>
          <table:table-cell table:formula="oooc:=[$Sheet1.$P$166]" office:value-type="float" office:value="3.194023">
            <text:p>3.1940</text:p>
          </table:table-cell>
        </table:table-row>
        <table:table-row table:style-name="ro1">
          <table:table-cell table:formula="oooc:=[$Sheet1.$M$167]" office:value-type="float" office:value="2.2167">
            <text:p>2.2167</text:p>
          </table:table-cell>
          <table:table-cell table:formula="oooc:=[$Sheet1.$N$167]" office:value-type="float" office:value="3.237097">
            <text:p>3.2371</text:p>
          </table:table-cell>
          <table:table-cell table:formula="oooc:=[$Sheet1.$O$167]" office:value-type="float" office:value="113.9627">
            <text:p>113.9627</text:p>
          </table:table-cell>
          <table:table-cell table:formula="oooc:=[$Sheet1.$P$167]" office:value-type="float" office:value="3.237097">
            <text:p>3.2371</text:p>
          </table:table-cell>
        </table:table-row>
        <table:table-row table:style-name="ro1">
          <table:table-cell table:formula="oooc:=[$Sheet1.$M$168]" office:value-type="float" office:value="2.2333">
            <text:p>2.2333</text:p>
          </table:table-cell>
          <table:table-cell table:formula="oooc:=[$Sheet1.$N$168]" office:value-type="float" office:value="3.280573">
            <text:p>3.2806</text:p>
          </table:table-cell>
          <table:table-cell table:formula="oooc:=[$Sheet1.$O$168]" office:value-type="float" office:value="113.9793">
            <text:p>113.9793</text:p>
          </table:table-cell>
          <table:table-cell table:formula="oooc:=[$Sheet1.$P$168]" office:value-type="float" office:value="3.280573">
            <text:p>3.2806</text:p>
          </table:table-cell>
        </table:table-row>
        <table:table-row table:style-name="ro1">
          <table:table-cell table:formula="oooc:=[$Sheet1.$M$169]" office:value-type="float" office:value="2.24990000000001">
            <text:p>2.2499</text:p>
          </table:table-cell>
          <table:table-cell table:formula="oooc:=[$Sheet1.$N$169]" office:value-type="float" office:value="3.325507">
            <text:p>3.3255</text:p>
          </table:table-cell>
          <table:table-cell table:formula="oooc:=[$Sheet1.$O$169]" office:value-type="float" office:value="113.9959">
            <text:p>113.9959</text:p>
          </table:table-cell>
          <table:table-cell table:formula="oooc:=[$Sheet1.$P$169]" office:value-type="float" office:value="3.325507">
            <text:p>3.3255</text:p>
          </table:table-cell>
        </table:table-row>
        <table:table-row table:style-name="ro1">
          <table:table-cell table:formula="oooc:=[$Sheet1.$M$170]" office:value-type="float" office:value="2.2667">
            <text:p>2.2667</text:p>
          </table:table-cell>
          <table:table-cell table:formula="oooc:=[$Sheet1.$N$170]" office:value-type="float" office:value="3.370324">
            <text:p>3.3703</text:p>
          </table:table-cell>
          <table:table-cell table:formula="oooc:=[$Sheet1.$O$170]" office:value-type="float" office:value="114.0127">
            <text:p>114.0127</text:p>
          </table:table-cell>
          <table:table-cell table:formula="oooc:=[$Sheet1.$P$170]" office:value-type="float" office:value="3.370324">
            <text:p>3.3703</text:p>
          </table:table-cell>
        </table:table-row>
        <table:table-row table:style-name="ro1">
          <table:table-cell table:formula="oooc:=[$Sheet1.$M$171]" office:value-type="float" office:value="2.28330000000001">
            <text:p>2.2833</text:p>
          </table:table-cell>
          <table:table-cell table:formula="oooc:=[$Sheet1.$N$171]" office:value-type="float" office:value="3.415856">
            <text:p>3.4159</text:p>
          </table:table-cell>
          <table:table-cell table:formula="oooc:=[$Sheet1.$O$171]" office:value-type="float" office:value="114.0293">
            <text:p>114.0293</text:p>
          </table:table-cell>
          <table:table-cell table:formula="oooc:=[$Sheet1.$P$171]" office:value-type="float" office:value="3.415856">
            <text:p>3.4159</text:p>
          </table:table-cell>
        </table:table-row>
        <table:table-row table:style-name="ro1">
          <table:table-cell table:formula="oooc:=[$Sheet1.$M$172]" office:value-type="float" office:value="2.30000000000001">
            <text:p>2.3000</text:p>
          </table:table-cell>
          <table:table-cell table:formula="oooc:=[$Sheet1.$N$172]" office:value-type="float" office:value="3.46126">
            <text:p>3.4613</text:p>
          </table:table-cell>
          <table:table-cell table:formula="oooc:=[$Sheet1.$O$172]" office:value-type="float" office:value="114.046">
            <text:p>114.0460</text:p>
          </table:table-cell>
          <table:table-cell table:formula="oooc:=[$Sheet1.$P$172]" office:value-type="float" office:value="3.46126">
            <text:p>3.4613</text:p>
          </table:table-cell>
        </table:table-row>
        <table:table-row table:style-name="ro1">
          <table:table-cell table:formula="oooc:=[$Sheet1.$M$173]" office:value-type="float" office:value="2.31660000000001">
            <text:p>2.3166</text:p>
          </table:table-cell>
          <table:table-cell table:formula="oooc:=[$Sheet1.$N$173]" office:value-type="float" office:value="3.506524">
            <text:p>3.5065</text:p>
          </table:table-cell>
          <table:table-cell table:formula="oooc:=[$Sheet1.$O$173]" office:value-type="float" office:value="114.0626">
            <text:p>114.0626</text:p>
          </table:table-cell>
          <table:table-cell table:formula="oooc:=[$Sheet1.$P$173]" office:value-type="float" office:value="3.506524">
            <text:p>3.5065</text:p>
          </table:table-cell>
        </table:table-row>
        <table:table-row table:style-name="ro1">
          <table:table-cell table:formula="oooc:=[$Sheet1.$M$174]" office:value-type="float" office:value="2.33330000000001">
            <text:p>2.3333</text:p>
          </table:table-cell>
          <table:table-cell table:formula="oooc:=[$Sheet1.$N$174]" office:value-type="float" office:value="3.552566">
            <text:p>3.5526</text:p>
          </table:table-cell>
          <table:table-cell table:formula="oooc:=[$Sheet1.$O$174]" office:value-type="float" office:value="114.0793">
            <text:p>114.0793</text:p>
          </table:table-cell>
          <table:table-cell table:formula="oooc:=[$Sheet1.$P$174]" office:value-type="float" office:value="3.552566">
            <text:p>3.5526</text:p>
          </table:table-cell>
        </table:table-row>
        <table:table-row table:style-name="ro1">
          <table:table-cell table:formula="oooc:=[$Sheet1.$M$175]" office:value-type="float" office:value="2.35000000000001">
            <text:p>2.3500</text:p>
          </table:table-cell>
          <table:table-cell table:formula="oooc:=[$Sheet1.$N$175]" office:value-type="float" office:value="3.598622">
            <text:p>3.5986</text:p>
          </table:table-cell>
          <table:table-cell table:formula="oooc:=[$Sheet1.$O$175]" office:value-type="float" office:value="114.096">
            <text:p>114.0960</text:p>
          </table:table-cell>
          <table:table-cell table:formula="oooc:=[$Sheet1.$P$175]" office:value-type="float" office:value="3.598622">
            <text:p>3.5986</text:p>
          </table:table-cell>
        </table:table-row>
        <table:table-row table:style-name="ro1">
          <table:table-cell table:formula="oooc:=[$Sheet1.$M$176]" office:value-type="float" office:value="2.36660000000001">
            <text:p>2.3666</text:p>
          </table:table-cell>
          <table:table-cell table:formula="oooc:=[$Sheet1.$N$176]" office:value-type="float" office:value="3.643894">
            <text:p>3.6439</text:p>
          </table:table-cell>
          <table:table-cell table:formula="oooc:=[$Sheet1.$O$176]" office:value-type="float" office:value="114.1126">
            <text:p>114.1126</text:p>
          </table:table-cell>
          <table:table-cell table:formula="oooc:=[$Sheet1.$P$176]" office:value-type="float" office:value="3.643894">
            <text:p>3.6439</text:p>
          </table:table-cell>
        </table:table-row>
        <table:table-row table:style-name="ro1">
          <table:table-cell table:formula="oooc:=[$Sheet1.$M$177]" office:value-type="float" office:value="2.38330000000001">
            <text:p>2.3833</text:p>
          </table:table-cell>
          <table:table-cell table:formula="oooc:=[$Sheet1.$N$177]" office:value-type="float" office:value="3.690609">
            <text:p>3.6906</text:p>
          </table:table-cell>
          <table:table-cell table:formula="oooc:=[$Sheet1.$O$177]" office:value-type="float" office:value="114.1293">
            <text:p>114.1293</text:p>
          </table:table-cell>
          <table:table-cell table:formula="oooc:=[$Sheet1.$P$177]" office:value-type="float" office:value="3.690609">
            <text:p>3.6906</text:p>
          </table:table-cell>
        </table:table-row>
        <table:table-row table:style-name="ro1">
          <table:table-cell table:formula="oooc:=[$Sheet1.$M$178]" office:value-type="float" office:value="2.40000000000001">
            <text:p>2.4000</text:p>
          </table:table-cell>
          <table:table-cell table:formula="oooc:=[$Sheet1.$N$178]" office:value-type="float" office:value="3.73695">
            <text:p>3.7370</text:p>
          </table:table-cell>
          <table:table-cell table:formula="oooc:=[$Sheet1.$O$178]" office:value-type="float" office:value="114.146">
            <text:p>114.1460</text:p>
          </table:table-cell>
          <table:table-cell table:formula="oooc:=[$Sheet1.$P$178]" office:value-type="float" office:value="3.73695">
            <text:p>3.7370</text:p>
          </table:table-cell>
        </table:table-row>
        <table:table-row table:style-name="ro1">
          <table:table-cell table:formula="oooc:=[$Sheet1.$M$179]" office:value-type="float" office:value="2.41670000000001">
            <text:p>2.4167</text:p>
          </table:table-cell>
          <table:table-cell table:formula="oooc:=[$Sheet1.$N$179]" office:value-type="float" office:value="3.785541">
            <text:p>3.7855</text:p>
          </table:table-cell>
          <table:table-cell table:formula="oooc:=[$Sheet1.$O$179]" office:value-type="float" office:value="114.1627">
            <text:p>114.1627</text:p>
          </table:table-cell>
          <table:table-cell table:formula="oooc:=[$Sheet1.$P$179]" office:value-type="float" office:value="3.785541">
            <text:p>3.7855</text:p>
          </table:table-cell>
        </table:table-row>
        <table:table-row table:style-name="ro1">
          <table:table-cell table:formula="oooc:=[$Sheet1.$M$180]" office:value-type="float" office:value="2.4333">
            <text:p>2.4333</text:p>
          </table:table-cell>
          <table:table-cell table:formula="oooc:=[$Sheet1.$N$180]" office:value-type="float" office:value="3.834182">
            <text:p>3.8342</text:p>
          </table:table-cell>
          <table:table-cell table:formula="oooc:=[$Sheet1.$O$180]" office:value-type="float" office:value="114.1793">
            <text:p>114.1793</text:p>
          </table:table-cell>
          <table:table-cell table:formula="oooc:=[$Sheet1.$P$180]" office:value-type="float" office:value="3.834182">
            <text:p>3.8342</text:p>
          </table:table-cell>
        </table:table-row>
        <table:table-row table:style-name="ro1">
          <table:table-cell table:formula="oooc:=[$Sheet1.$M$181]" office:value-type="float" office:value="2.4499">
            <text:p>2.4499</text:p>
          </table:table-cell>
          <table:table-cell table:formula="oooc:=[$Sheet1.$N$181]" office:value-type="float" office:value="3.884016">
            <text:p>3.8840</text:p>
          </table:table-cell>
          <table:table-cell table:formula="oooc:=[$Sheet1.$O$181]" office:value-type="float" office:value="114.1959">
            <text:p>114.1959</text:p>
          </table:table-cell>
          <table:table-cell table:formula="oooc:=[$Sheet1.$P$181]" office:value-type="float" office:value="3.884016">
            <text:p>3.8840</text:p>
          </table:table-cell>
        </table:table-row>
        <table:table-row table:style-name="ro1">
          <table:table-cell table:formula="oooc:=[$Sheet1.$M$182]" office:value-type="float" office:value="2.4666">
            <text:p>2.4666</text:p>
          </table:table-cell>
          <table:table-cell table:formula="oooc:=[$Sheet1.$N$182]" office:value-type="float" office:value="3.93434">
            <text:p>3.9343</text:p>
          </table:table-cell>
          <table:table-cell table:formula="oooc:=[$Sheet1.$O$182]" office:value-type="float" office:value="114.2126">
            <text:p>114.2126</text:p>
          </table:table-cell>
          <table:table-cell table:formula="oooc:=[$Sheet1.$P$182]" office:value-type="float" office:value="3.93434">
            <text:p>3.9343</text:p>
          </table:table-cell>
        </table:table-row>
        <table:table-row table:style-name="ro1">
          <table:table-cell table:formula="oooc:=[$Sheet1.$M$183]" office:value-type="float" office:value="2.4833">
            <text:p>2.4833</text:p>
          </table:table-cell>
          <table:table-cell table:formula="oooc:=[$Sheet1.$N$183]" office:value-type="float" office:value="3.984014">
            <text:p>3.9840</text:p>
          </table:table-cell>
          <table:table-cell table:formula="oooc:=[$Sheet1.$O$183]" office:value-type="float" office:value="114.2293">
            <text:p>114.2293</text:p>
          </table:table-cell>
          <table:table-cell table:formula="oooc:=[$Sheet1.$P$183]" office:value-type="float" office:value="3.984014">
            <text:p>3.9840</text:p>
          </table:table-cell>
        </table:table-row>
        <table:table-row table:style-name="ro1">
          <table:table-cell table:formula="oooc:=[$Sheet1.$M$184]" office:value-type="float" office:value="2.49990000000001">
            <text:p>2.4999</text:p>
          </table:table-cell>
          <table:table-cell table:formula="oooc:=[$Sheet1.$N$184]" office:value-type="float" office:value="4.033507">
            <text:p>4.0335</text:p>
          </table:table-cell>
          <table:table-cell table:formula="oooc:=[$Sheet1.$O$184]" office:value-type="float" office:value="114.2459">
            <text:p>114.2459</text:p>
          </table:table-cell>
          <table:table-cell table:formula="oooc:=[$Sheet1.$P$184]" office:value-type="float" office:value="4.033507">
            <text:p>4.0335</text:p>
          </table:table-cell>
        </table:table-row>
        <table:table-row table:style-name="ro1">
          <table:table-cell table:formula="oooc:=[$Sheet1.$M$185]" office:value-type="float" office:value="2.51660000000001">
            <text:p>2.5166</text:p>
          </table:table-cell>
          <table:table-cell table:formula="oooc:=[$Sheet1.$N$185]" office:value-type="float" office:value="4.085194">
            <text:p>4.0852</text:p>
          </table:table-cell>
          <table:table-cell table:formula="oooc:=[$Sheet1.$O$185]" office:value-type="float" office:value="114.2626">
            <text:p>114.2626</text:p>
          </table:table-cell>
          <table:table-cell table:formula="oooc:=[$Sheet1.$P$185]" office:value-type="float" office:value="4.085194">
            <text:p>4.0852</text:p>
          </table:table-cell>
        </table:table-row>
        <table:table-row table:style-name="ro1">
          <table:table-cell table:formula="oooc:=[$Sheet1.$M$186]" office:value-type="float" office:value="2.53330000000001">
            <text:p>2.5333</text:p>
          </table:table-cell>
          <table:table-cell table:formula="oooc:=[$Sheet1.$N$186]" office:value-type="float" office:value="4.135957">
            <text:p>4.1360</text:p>
          </table:table-cell>
          <table:table-cell table:formula="oooc:=[$Sheet1.$O$186]" office:value-type="float" office:value="114.2793">
            <text:p>114.2793</text:p>
          </table:table-cell>
          <table:table-cell table:formula="oooc:=[$Sheet1.$P$186]" office:value-type="float" office:value="4.135957">
            <text:p>4.1360</text:p>
          </table:table-cell>
        </table:table-row>
        <table:table-row table:style-name="ro1">
          <table:table-cell table:formula="oooc:=[$Sheet1.$M$187]" office:value-type="float" office:value="2.55000000000001">
            <text:p>2.5500</text:p>
          </table:table-cell>
          <table:table-cell table:formula="oooc:=[$Sheet1.$N$187]" office:value-type="float" office:value="4.186418">
            <text:p>4.1864</text:p>
          </table:table-cell>
          <table:table-cell table:formula="oooc:=[$Sheet1.$O$187]" office:value-type="float" office:value="114.296">
            <text:p>114.2960</text:p>
          </table:table-cell>
          <table:table-cell table:formula="oooc:=[$Sheet1.$P$187]" office:value-type="float" office:value="4.186418">
            <text:p>4.1864</text:p>
          </table:table-cell>
        </table:table-row>
        <table:table-row table:style-name="ro1">
          <table:table-cell table:formula="oooc:=[$Sheet1.$M$188]" office:value-type="float" office:value="2.56660000000001">
            <text:p>2.5666</text:p>
          </table:table-cell>
          <table:table-cell table:formula="oooc:=[$Sheet1.$N$188]" office:value-type="float" office:value="4.237912">
            <text:p>4.2379</text:p>
          </table:table-cell>
          <table:table-cell table:formula="oooc:=[$Sheet1.$O$188]" office:value-type="float" office:value="114.3126">
            <text:p>114.3126</text:p>
          </table:table-cell>
          <table:table-cell table:formula="oooc:=[$Sheet1.$P$188]" office:value-type="float" office:value="4.237912">
            <text:p>4.2379</text:p>
          </table:table-cell>
        </table:table-row>
        <table:table-row table:style-name="ro1">
          <table:table-cell table:formula="oooc:=[$Sheet1.$M$189]" office:value-type="float" office:value="2.58330000000001">
            <text:p>2.5833</text:p>
          </table:table-cell>
          <table:table-cell table:formula="oooc:=[$Sheet1.$N$189]" office:value-type="float" office:value="4.288911">
            <text:p>4.2889</text:p>
          </table:table-cell>
          <table:table-cell table:formula="oooc:=[$Sheet1.$O$189]" office:value-type="float" office:value="114.3293">
            <text:p>114.3293</text:p>
          </table:table-cell>
          <table:table-cell table:formula="oooc:=[$Sheet1.$P$189]" office:value-type="float" office:value="4.288911">
            <text:p>4.2889</text:p>
          </table:table-cell>
        </table:table-row>
        <table:table-row table:style-name="ro1">
          <table:table-cell table:formula="oooc:=[$Sheet1.$M$190]" office:value-type="float" office:value="2.59990000000001">
            <text:p>2.5999</text:p>
          </table:table-cell>
          <table:table-cell table:formula="oooc:=[$Sheet1.$N$190]" office:value-type="float" office:value="4.340478">
            <text:p>4.3405</text:p>
          </table:table-cell>
          <table:table-cell table:formula="oooc:=[$Sheet1.$O$190]" office:value-type="float" office:value="114.3459">
            <text:p>114.3459</text:p>
          </table:table-cell>
          <table:table-cell table:formula="oooc:=[$Sheet1.$P$190]" office:value-type="float" office:value="4.340478">
            <text:p>4.3405</text:p>
          </table:table-cell>
        </table:table-row>
        <table:table-row table:style-name="ro1">
          <table:table-cell table:formula="oooc:=[$Sheet1.$M$191]" office:value-type="float" office:value="2.61660000000001">
            <text:p>2.6166</text:p>
          </table:table-cell>
          <table:table-cell table:formula="oooc:=[$Sheet1.$N$191]" office:value-type="float" office:value="4.391757">
            <text:p>4.3918</text:p>
          </table:table-cell>
          <table:table-cell table:formula="oooc:=[$Sheet1.$O$191]" office:value-type="float" office:value="114.3626">
            <text:p>114.3626</text:p>
          </table:table-cell>
          <table:table-cell table:formula="oooc:=[$Sheet1.$P$191]" office:value-type="float" office:value="4.391757">
            <text:p>4.3918</text:p>
          </table:table-cell>
        </table:table-row>
        <table:table-row table:style-name="ro1">
          <table:table-cell table:formula="oooc:=[$Sheet1.$M$192]" office:value-type="float" office:value="2.63330000000001">
            <text:p>2.6333</text:p>
          </table:table-cell>
          <table:table-cell table:formula="oooc:=[$Sheet1.$N$192]" office:value-type="float" office:value="4.443118">
            <text:p>4.4431</text:p>
          </table:table-cell>
          <table:table-cell table:formula="oooc:=[$Sheet1.$O$192]" office:value-type="float" office:value="114.3793">
            <text:p>114.3793</text:p>
          </table:table-cell>
          <table:table-cell table:formula="oooc:=[$Sheet1.$P$192]" office:value-type="float" office:value="4.443118">
            <text:p>4.4431</text:p>
          </table:table-cell>
        </table:table-row>
        <table:table-row table:style-name="ro1">
          <table:table-cell table:formula="oooc:=[$Sheet1.$M$193]" office:value-type="float" office:value="2.6499">
            <text:p>2.6499</text:p>
          </table:table-cell>
          <table:table-cell table:formula="oooc:=[$Sheet1.$N$193]" office:value-type="float" office:value="4.495892">
            <text:p>4.4959</text:p>
          </table:table-cell>
          <table:table-cell table:formula="oooc:=[$Sheet1.$O$193]" office:value-type="float" office:value="114.3959">
            <text:p>114.3959</text:p>
          </table:table-cell>
          <table:table-cell table:formula="oooc:=[$Sheet1.$P$193]" office:value-type="float" office:value="4.495892">
            <text:p>4.4959</text:p>
          </table:table-cell>
        </table:table-row>
        <table:table-row table:style-name="ro1">
          <table:table-cell table:formula="oooc:=[$Sheet1.$M$194]" office:value-type="float" office:value="2.66670000000001">
            <text:p>2.6667</text:p>
          </table:table-cell>
          <table:table-cell table:formula="oooc:=[$Sheet1.$N$194]" office:value-type="float" office:value="4.549059">
            <text:p>4.5491</text:p>
          </table:table-cell>
          <table:table-cell table:formula="oooc:=[$Sheet1.$O$194]" office:value-type="float" office:value="114.4127">
            <text:p>114.4127</text:p>
          </table:table-cell>
          <table:table-cell table:formula="oooc:=[$Sheet1.$P$194]" office:value-type="float" office:value="4.549059">
            <text:p>4.5491</text:p>
          </table:table-cell>
        </table:table-row>
        <table:table-row table:style-name="ro1">
          <table:table-cell table:formula="oooc:=[$Sheet1.$M$195]" office:value-type="float" office:value="2.6833">
            <text:p>2.6833</text:p>
          </table:table-cell>
          <table:table-cell table:formula="oooc:=[$Sheet1.$N$195]" office:value-type="float" office:value="4.600668">
            <text:p>4.6007</text:p>
          </table:table-cell>
          <table:table-cell table:formula="oooc:=[$Sheet1.$O$195]" office:value-type="float" office:value="114.4293">
            <text:p>114.4293</text:p>
          </table:table-cell>
          <table:table-cell table:formula="oooc:=[$Sheet1.$P$195]" office:value-type="float" office:value="4.600668">
            <text:p>4.6007</text:p>
          </table:table-cell>
        </table:table-row>
        <table:table-row table:style-name="ro1">
          <table:table-cell table:formula="oooc:=[$Sheet1.$M$196]" office:value-type="float" office:value="2.6999">
            <text:p>2.6999</text:p>
          </table:table-cell>
          <table:table-cell table:formula="oooc:=[$Sheet1.$N$196]" office:value-type="float" office:value="4.652644">
            <text:p>4.6526</text:p>
          </table:table-cell>
          <table:table-cell table:formula="oooc:=[$Sheet1.$O$196]" office:value-type="float" office:value="114.4459">
            <text:p>114.4459</text:p>
          </table:table-cell>
          <table:table-cell table:formula="oooc:=[$Sheet1.$P$196]" office:value-type="float" office:value="4.652644">
            <text:p>4.6526</text:p>
          </table:table-cell>
        </table:table-row>
        <table:table-row table:style-name="ro1">
          <table:table-cell table:formula="oooc:=[$Sheet1.$M$197]" office:value-type="float" office:value="2.7167">
            <text:p>2.7167</text:p>
          </table:table-cell>
          <table:table-cell table:formula="oooc:=[$Sheet1.$N$197]" office:value-type="float" office:value="4.703812">
            <text:p>4.7038</text:p>
          </table:table-cell>
          <table:table-cell table:formula="oooc:=[$Sheet1.$O$197]" office:value-type="float" office:value="114.4627">
            <text:p>114.4627</text:p>
          </table:table-cell>
          <table:table-cell table:formula="oooc:=[$Sheet1.$P$197]" office:value-type="float" office:value="4.703812">
            <text:p>4.7038</text:p>
          </table:table-cell>
        </table:table-row>
        <table:table-row table:style-name="ro1">
          <table:table-cell table:formula="oooc:=[$Sheet1.$M$198]" office:value-type="float" office:value="2.7333">
            <text:p>2.7333</text:p>
          </table:table-cell>
          <table:table-cell table:formula="oooc:=[$Sheet1.$N$198]" office:value-type="float" office:value="4.755352">
            <text:p>4.7554</text:p>
          </table:table-cell>
          <table:table-cell table:formula="oooc:=[$Sheet1.$O$198]" office:value-type="float" office:value="114.4793">
            <text:p>114.4793</text:p>
          </table:table-cell>
          <table:table-cell table:formula="oooc:=[$Sheet1.$P$198]" office:value-type="float" office:value="4.755352">
            <text:p>4.7554</text:p>
          </table:table-cell>
        </table:table-row>
        <table:table-row table:style-name="ro1">
          <table:table-cell table:formula="oooc:=[$Sheet1.$M$199]" office:value-type="float" office:value="2.75">
            <text:p>2.7500</text:p>
          </table:table-cell>
          <table:table-cell table:formula="oooc:=[$Sheet1.$N$199]" office:value-type="float" office:value="4.808339">
            <text:p>4.8083</text:p>
          </table:table-cell>
          <table:table-cell table:formula="oooc:=[$Sheet1.$O$199]" office:value-type="float" office:value="114.496">
            <text:p>114.4960</text:p>
          </table:table-cell>
          <table:table-cell table:formula="oooc:=[$Sheet1.$P$199]" office:value-type="float" office:value="4.808339">
            <text:p>4.8083</text:p>
          </table:table-cell>
        </table:table-row>
        <table:table-row table:style-name="ro1">
          <table:table-cell table:formula="oooc:=[$Sheet1.$M$200]" office:value-type="float" office:value="2.76660000000001">
            <text:p>2.7666</text:p>
          </table:table-cell>
          <table:table-cell table:formula="oooc:=[$Sheet1.$N$200]" office:value-type="float" office:value="4.860155">
            <text:p>4.8602</text:p>
          </table:table-cell>
          <table:table-cell table:formula="oooc:=[$Sheet1.$O$200]" office:value-type="float" office:value="114.5126">
            <text:p>114.5126</text:p>
          </table:table-cell>
          <table:table-cell table:formula="oooc:=[$Sheet1.$P$200]" office:value-type="float" office:value="4.860155">
            <text:p>4.8602</text:p>
          </table:table-cell>
        </table:table-row>
        <table:table-row table:style-name="ro1">
          <table:table-cell table:formula="oooc:=[$Sheet1.$M$201]" office:value-type="float" office:value="2.78330000000001">
            <text:p>2.7833</text:p>
          </table:table-cell>
          <table:table-cell table:formula="oooc:=[$Sheet1.$N$201]" office:value-type="float" office:value="4.913595">
            <text:p>4.9136</text:p>
          </table:table-cell>
          <table:table-cell table:formula="oooc:=[$Sheet1.$O$201]" office:value-type="float" office:value="114.5293">
            <text:p>114.5293</text:p>
          </table:table-cell>
          <table:table-cell table:formula="oooc:=[$Sheet1.$P$201]" office:value-type="float" office:value="4.913595">
            <text:p>4.9136</text:p>
          </table:table-cell>
        </table:table-row>
        <table:table-row table:style-name="ro1">
          <table:table-cell table:formula="oooc:=[$Sheet1.$M$202]" office:value-type="float" office:value="2.79990000000001">
            <text:p>2.7999</text:p>
          </table:table-cell>
          <table:table-cell table:formula="oooc:=[$Sheet1.$N$202]" office:value-type="float" office:value="4.968968">
            <text:p>4.9690</text:p>
          </table:table-cell>
          <table:table-cell table:formula="oooc:=[$Sheet1.$O$202]" office:value-type="float" office:value="114.5459">
            <text:p>114.5459</text:p>
          </table:table-cell>
          <table:table-cell table:formula="oooc:=[$Sheet1.$P$202]" office:value-type="float" office:value="4.968968">
            <text:p>4.9690</text:p>
          </table:table-cell>
        </table:table-row>
        <table:table-row table:style-name="ro1">
          <table:table-cell table:formula="oooc:=[$Sheet1.$M$203]" office:value-type="float" office:value="2.81670000000001">
            <text:p>2.8167</text:p>
          </table:table-cell>
          <table:table-cell table:formula="oooc:=[$Sheet1.$N$203]" office:value-type="float" office:value="5.022008">
            <text:p>5.0220</text:p>
          </table:table-cell>
          <table:table-cell table:formula="oooc:=[$Sheet1.$O$203]" office:value-type="float" office:value="114.5627">
            <text:p>114.5627</text:p>
          </table:table-cell>
          <table:table-cell table:formula="oooc:=[$Sheet1.$P$203]" office:value-type="float" office:value="5.022008">
            <text:p>5.0220</text:p>
          </table:table-cell>
        </table:table-row>
        <table:table-row table:style-name="ro1">
          <table:table-cell table:formula="oooc:=[$Sheet1.$M$204]" office:value-type="float" office:value="2.83330000000001">
            <text:p>2.8333</text:p>
          </table:table-cell>
          <table:table-cell table:formula="oooc:=[$Sheet1.$N$204]" office:value-type="float" office:value="5.075853">
            <text:p>5.0759</text:p>
          </table:table-cell>
          <table:table-cell table:formula="oooc:=[$Sheet1.$O$204]" office:value-type="float" office:value="114.5793">
            <text:p>114.5793</text:p>
          </table:table-cell>
          <table:table-cell table:formula="oooc:=[$Sheet1.$P$204]" office:value-type="float" office:value="5.075853">
            <text:p>5.0759</text:p>
          </table:table-cell>
        </table:table-row>
        <table:table-row table:style-name="ro1">
          <table:table-cell table:formula="oooc:=[$Sheet1.$M$205]" office:value-type="float" office:value="2.85000000000001">
            <text:p>2.8500</text:p>
          </table:table-cell>
          <table:table-cell table:formula="oooc:=[$Sheet1.$N$205]" office:value-type="float" office:value="5.131702">
            <text:p>5.1317</text:p>
          </table:table-cell>
          <table:table-cell table:formula="oooc:=[$Sheet1.$O$205]" office:value-type="float" office:value="114.596">
            <text:p>114.5960</text:p>
          </table:table-cell>
          <table:table-cell table:formula="oooc:=[$Sheet1.$P$205]" office:value-type="float" office:value="5.131702">
            <text:p>5.1317</text:p>
          </table:table-cell>
        </table:table-row>
        <table:table-row table:style-name="ro1">
          <table:table-cell table:formula="oooc:=[$Sheet1.$M$206]" office:value-type="float" office:value="2.86660000000001">
            <text:p>2.8666</text:p>
          </table:table-cell>
          <table:table-cell table:formula="oooc:=[$Sheet1.$N$206]" office:value-type="float" office:value="5.185184">
            <text:p>5.1852</text:p>
          </table:table-cell>
          <table:table-cell table:formula="oooc:=[$Sheet1.$O$206]" office:value-type="float" office:value="114.6126">
            <text:p>114.6126</text:p>
          </table:table-cell>
          <table:table-cell table:formula="oooc:=[$Sheet1.$P$206]" office:value-type="float" office:value="5.185184">
            <text:p>5.1852</text:p>
          </table:table-cell>
        </table:table-row>
        <table:table-row table:style-name="ro1">
          <table:table-cell table:formula="oooc:=[$Sheet1.$M$207]" office:value-type="float" office:value="2.88330000000001">
            <text:p>2.8833</text:p>
          </table:table-cell>
          <table:table-cell table:formula="oooc:=[$Sheet1.$N$207]" office:value-type="float" office:value="5.242459">
            <text:p>5.2425</text:p>
          </table:table-cell>
          <table:table-cell table:formula="oooc:=[$Sheet1.$O$207]" office:value-type="float" office:value="114.6293">
            <text:p>114.6293</text:p>
          </table:table-cell>
          <table:table-cell table:formula="oooc:=[$Sheet1.$P$207]" office:value-type="float" office:value="5.242459">
            <text:p>5.2425</text:p>
          </table:table-cell>
        </table:table-row>
        <table:table-row table:style-name="ro1">
          <table:table-cell table:formula="oooc:=[$Sheet1.$M$208]" office:value-type="float" office:value="2.8999">
            <text:p>2.8999</text:p>
          </table:table-cell>
          <table:table-cell table:formula="oooc:=[$Sheet1.$N$208]" office:value-type="float" office:value="5.300187">
            <text:p>5.3002</text:p>
          </table:table-cell>
          <table:table-cell table:formula="oooc:=[$Sheet1.$O$208]" office:value-type="float" office:value="114.6459">
            <text:p>114.6459</text:p>
          </table:table-cell>
          <table:table-cell table:formula="oooc:=[$Sheet1.$P$208]" office:value-type="float" office:value="5.300187">
            <text:p>5.3002</text:p>
          </table:table-cell>
        </table:table-row>
        <table:table-row table:style-name="ro1">
          <table:table-cell table:formula="oooc:=[$Sheet1.$M$209]" office:value-type="float" office:value="2.91670000000001">
            <text:p>2.9167</text:p>
          </table:table-cell>
          <table:table-cell table:formula="oooc:=[$Sheet1.$N$209]" office:value-type="float" office:value="5.35896">
            <text:p>5.3590</text:p>
          </table:table-cell>
          <table:table-cell table:formula="oooc:=[$Sheet1.$O$209]" office:value-type="float" office:value="114.6627">
            <text:p>114.6627</text:p>
          </table:table-cell>
          <table:table-cell table:formula="oooc:=[$Sheet1.$P$209]" office:value-type="float" office:value="5.35896">
            <text:p>5.3590</text:p>
          </table:table-cell>
        </table:table-row>
        <table:table-row table:style-name="ro1">
          <table:table-cell table:formula="oooc:=[$Sheet1.$M$210]" office:value-type="float" office:value="2.9333">
            <text:p>2.9333</text:p>
          </table:table-cell>
          <table:table-cell table:formula="oooc:=[$Sheet1.$N$210]" office:value-type="float" office:value="5.420499">
            <text:p>5.4205</text:p>
          </table:table-cell>
          <table:table-cell table:formula="oooc:=[$Sheet1.$O$210]" office:value-type="float" office:value="114.6793">
            <text:p>114.6793</text:p>
          </table:table-cell>
          <table:table-cell table:formula="oooc:=[$Sheet1.$P$210]" office:value-type="float" office:value="5.420499">
            <text:p>5.4205</text:p>
          </table:table-cell>
        </table:table-row>
        <table:table-row table:style-name="ro1">
          <table:table-cell table:formula="oooc:=[$Sheet1.$M$211]" office:value-type="float" office:value="2.95">
            <text:p>2.9500</text:p>
          </table:table-cell>
          <table:table-cell table:formula="oooc:=[$Sheet1.$N$211]" office:value-type="float" office:value="5.480751">
            <text:p>5.4808</text:p>
          </table:table-cell>
          <table:table-cell table:formula="oooc:=[$Sheet1.$O$211]" office:value-type="float" office:value="114.696">
            <text:p>114.6960</text:p>
          </table:table-cell>
          <table:table-cell table:formula="oooc:=[$Sheet1.$P$211]" office:value-type="float" office:value="5.480751">
            <text:p>5.4808</text:p>
          </table:table-cell>
        </table:table-row>
        <table:table-row table:style-name="ro1">
          <table:table-cell table:formula="oooc:=[$Sheet1.$M$212]" office:value-type="float" office:value="2.9666">
            <text:p>2.9666</text:p>
          </table:table-cell>
          <table:table-cell table:formula="oooc:=[$Sheet1.$N$212]" office:value-type="float" office:value="5.540703">
            <text:p>5.5407</text:p>
          </table:table-cell>
          <table:table-cell table:formula="oooc:=[$Sheet1.$O$212]" office:value-type="float" office:value="114.7126">
            <text:p>114.7126</text:p>
          </table:table-cell>
          <table:table-cell table:formula="oooc:=[$Sheet1.$P$212]" office:value-type="float" office:value="5.540703">
            <text:p>5.5407</text:p>
          </table:table-cell>
        </table:table-row>
        <table:table-row table:style-name="ro1">
          <table:table-cell table:formula="oooc:=[$Sheet1.$M$213]" office:value-type="float" office:value="2.9833">
            <text:p>2.9833</text:p>
          </table:table-cell>
          <table:table-cell table:formula="oooc:=[$Sheet1.$N$213]" office:value-type="float" office:value="5.602833">
            <text:p>5.6028</text:p>
          </table:table-cell>
          <table:table-cell table:formula="oooc:=[$Sheet1.$O$213]" office:value-type="float" office:value="114.7293">
            <text:p>114.7293</text:p>
          </table:table-cell>
          <table:table-cell table:formula="oooc:=[$Sheet1.$P$213]" office:value-type="float" office:value="5.602833">
            <text:p>5.6028</text:p>
          </table:table-cell>
        </table:table-row>
        <table:table-row table:style-name="ro1">
          <table:table-cell table:formula="oooc:=[$Sheet1.$M$214]" office:value-type="float" office:value="2.99990000000001">
            <text:p>2.9999</text:p>
          </table:table-cell>
          <table:table-cell table:formula="oooc:=[$Sheet1.$N$214]" office:value-type="float" office:value="5.662385">
            <text:p>5.6624</text:p>
          </table:table-cell>
          <table:table-cell table:formula="oooc:=[$Sheet1.$O$214]" office:value-type="float" office:value="114.7459">
            <text:p>114.7459</text:p>
          </table:table-cell>
          <table:table-cell table:formula="oooc:=[$Sheet1.$P$214]" office:value-type="float" office:value="5.662385">
            <text:p>5.6624</text:p>
          </table:table-cell>
        </table:table-row>
        <table:table-row table:style-name="ro1">
          <table:table-cell table:formula="oooc:=[$Sheet1.$M$215]" office:value-type="float" office:value="3.0167">
            <text:p>3.0167</text:p>
          </table:table-cell>
          <table:table-cell table:formula="oooc:=[$Sheet1.$N$215]" office:value-type="float" office:value="5.723932">
            <text:p>5.7239</text:p>
          </table:table-cell>
          <table:table-cell table:formula="oooc:=[$Sheet1.$O$215]" office:value-type="float" office:value="114.7627">
            <text:p>114.7627</text:p>
          </table:table-cell>
          <table:table-cell table:formula="oooc:=[$Sheet1.$P$215]" office:value-type="float" office:value="5.723932">
            <text:p>5.7239</text:p>
          </table:table-cell>
        </table:table-row>
        <table:table-row table:style-name="ro1">
          <table:table-cell table:formula="oooc:=[$Sheet1.$M$216]" office:value-type="float" office:value="3.03330000000001">
            <text:p>3.0333</text:p>
          </table:table-cell>
          <table:table-cell table:formula="oooc:=[$Sheet1.$N$216]" office:value-type="float" office:value="5.783333">
            <text:p>5.7833</text:p>
          </table:table-cell>
          <table:table-cell table:formula="oooc:=[$Sheet1.$O$216]" office:value-type="float" office:value="114.7793">
            <text:p>114.7793</text:p>
          </table:table-cell>
          <table:table-cell table:formula="oooc:=[$Sheet1.$P$216]" office:value-type="float" office:value="5.783333">
            <text:p>5.7833</text:p>
          </table:table-cell>
        </table:table-row>
        <table:table-row table:style-name="ro1">
          <table:table-cell table:formula="oooc:=[$Sheet1.$M$217]" office:value-type="float" office:value="3.04990000000001">
            <text:p>3.0499</text:p>
          </table:table-cell>
          <table:table-cell table:formula="oooc:=[$Sheet1.$N$217]" office:value-type="float" office:value="5.844465">
            <text:p>5.8445</text:p>
          </table:table-cell>
          <table:table-cell table:formula="oooc:=[$Sheet1.$O$217]" office:value-type="float" office:value="114.7959">
            <text:p>114.7959</text:p>
          </table:table-cell>
          <table:table-cell table:formula="oooc:=[$Sheet1.$P$217]" office:value-type="float" office:value="5.844465">
            <text:p>5.8445</text:p>
          </table:table-cell>
        </table:table-row>
        <table:table-row table:style-name="ro1">
          <table:table-cell table:formula="oooc:=[$Sheet1.$M$218]" office:value-type="float" office:value="3.06450000000001">
            <text:p>3.0645</text:p>
          </table:table-cell>
          <table:table-cell table:formula="oooc:=[$Sheet1.$N$218]" office:value-type="float" office:value="5.594399">
            <text:p>5.5944</text:p>
          </table:table-cell>
          <table:table-cell table:formula="oooc:=[$Sheet1.$O$218]" office:value-type="float" office:value="114.8105">
            <text:p>114.8105</text:p>
          </table:table-cell>
          <table:table-cell table:formula="oooc:=[$Sheet1.$P$218]" office:value-type="float" office:value="5.594399">
            <text:p>5.5944</text:p>
          </table:table-cell>
        </table:table-row>
        <table:table-row table:style-name="ro1">
          <table:table-cell table:formula="oooc:=[$Sheet1.$M$219]" office:value-type="float" office:value="3.0813">
            <text:p>3.0813</text:p>
          </table:table-cell>
          <table:table-cell table:formula="oooc:=[$Sheet1.$N$219]" office:value-type="float" office:value="5.478147">
            <text:p>5.4781</text:p>
          </table:table-cell>
          <table:table-cell table:formula="oooc:=[$Sheet1.$O$219]" office:value-type="float" office:value="114.8273">
            <text:p>114.8273</text:p>
          </table:table-cell>
          <table:table-cell table:formula="oooc:=[$Sheet1.$P$219]" office:value-type="float" office:value="5.478147">
            <text:p>5.4781</text:p>
          </table:table-cell>
        </table:table-row>
        <table:table-row table:style-name="ro1">
          <table:table-cell table:formula="oooc:=[$Sheet1.$M$220]" office:value-type="float" office:value="3.09790000000001">
            <text:p>3.0979</text:p>
          </table:table-cell>
          <table:table-cell table:formula="oooc:=[$Sheet1.$N$220]" office:value-type="float" office:value="5.523217">
            <text:p>5.5232</text:p>
          </table:table-cell>
          <table:table-cell table:formula="oooc:=[$Sheet1.$O$220]" office:value-type="float" office:value="114.8439">
            <text:p>114.8439</text:p>
          </table:table-cell>
          <table:table-cell table:formula="oooc:=[$Sheet1.$P$220]" office:value-type="float" office:value="5.523217">
            <text:p>5.5232</text:p>
          </table:table-cell>
        </table:table-row>
        <table:table-row table:style-name="ro1">
          <table:table-cell table:formula="oooc:=[$Sheet1.$M$221]" office:value-type="float" office:value="3.11460000000001">
            <text:p>3.1146</text:p>
          </table:table-cell>
          <table:table-cell table:formula="oooc:=[$Sheet1.$N$221]" office:value-type="float" office:value="5.564519">
            <text:p>5.5645</text:p>
          </table:table-cell>
          <table:table-cell table:formula="oooc:=[$Sheet1.$O$221]" office:value-type="float" office:value="114.8606">
            <text:p>114.8606</text:p>
          </table:table-cell>
          <table:table-cell table:formula="oooc:=[$Sheet1.$P$221]" office:value-type="float" office:value="5.564519">
            <text:p>5.5645</text:p>
          </table:table-cell>
        </table:table-row>
        <table:table-row table:style-name="ro1">
          <table:table-cell table:formula="oooc:=[$Sheet1.$M$222]" office:value-type="float" office:value="3.13120000000001">
            <text:p>3.1312</text:p>
          </table:table-cell>
          <table:table-cell table:formula="oooc:=[$Sheet1.$N$222]" office:value-type="float" office:value="5.619154">
            <text:p>5.6192</text:p>
          </table:table-cell>
          <table:table-cell table:formula="oooc:=[$Sheet1.$O$222]" office:value-type="float" office:value="114.8772">
            <text:p>114.8772</text:p>
          </table:table-cell>
          <table:table-cell table:formula="oooc:=[$Sheet1.$P$222]" office:value-type="float" office:value="5.619154">
            <text:p>5.6192</text:p>
          </table:table-cell>
        </table:table-row>
        <table:table-row table:style-name="ro1">
          <table:table-cell table:formula="oooc:=[$Sheet1.$M$223]" office:value-type="float" office:value="3.14790000000001">
            <text:p>3.1479</text:p>
          </table:table-cell>
          <table:table-cell table:formula="oooc:=[$Sheet1.$N$223]" office:value-type="float" office:value="5.677845">
            <text:p>5.6778</text:p>
          </table:table-cell>
          <table:table-cell table:formula="oooc:=[$Sheet1.$O$223]" office:value-type="float" office:value="114.8939">
            <text:p>114.8939</text:p>
          </table:table-cell>
          <table:table-cell table:formula="oooc:=[$Sheet1.$P$223]" office:value-type="float" office:value="5.677845">
            <text:p>5.6778</text:p>
          </table:table-cell>
        </table:table-row>
        <table:table-row table:style-name="ro1">
          <table:table-cell table:formula="oooc:=[$Sheet1.$M$224]" office:value-type="float" office:value="3.1645">
            <text:p>3.1645</text:p>
          </table:table-cell>
          <table:table-cell table:formula="oooc:=[$Sheet1.$N$224]" office:value-type="float" office:value="5.738964">
            <text:p>5.7390</text:p>
          </table:table-cell>
          <table:table-cell table:formula="oooc:=[$Sheet1.$O$224]" office:value-type="float" office:value="114.9105">
            <text:p>114.9105</text:p>
          </table:table-cell>
          <table:table-cell table:formula="oooc:=[$Sheet1.$P$224]" office:value-type="float" office:value="5.738964">
            <text:p>5.7390</text:p>
          </table:table-cell>
        </table:table-row>
        <table:table-row table:style-name="ro1">
          <table:table-cell table:formula="oooc:=[$Sheet1.$M$225]" office:value-type="float" office:value="3.1812">
            <text:p>3.1812</text:p>
          </table:table-cell>
          <table:table-cell table:formula="oooc:=[$Sheet1.$N$225]" office:value-type="float" office:value="5.792294">
            <text:p>5.7923</text:p>
          </table:table-cell>
          <table:table-cell table:formula="oooc:=[$Sheet1.$O$225]" office:value-type="float" office:value="114.9272">
            <text:p>114.9272</text:p>
          </table:table-cell>
          <table:table-cell table:formula="oooc:=[$Sheet1.$P$225]" office:value-type="float" office:value="5.792294">
            <text:p>5.7923</text:p>
          </table:table-cell>
        </table:table-row>
        <table:table-row table:style-name="ro1">
          <table:table-cell table:formula="oooc:=[$Sheet1.$M$226]" office:value-type="float" office:value="3.19380000000001">
            <text:p>3.1938</text:p>
          </table:table-cell>
          <table:table-cell table:formula="oooc:=[$Sheet1.$N$226]" office:value-type="float" office:value="5.837969">
            <text:p>5.8380</text:p>
          </table:table-cell>
          <table:table-cell table:formula="oooc:=[$Sheet1.$O$226]" office:value-type="float" office:value="114.9398">
            <text:p>114.9398</text:p>
          </table:table-cell>
          <table:table-cell table:formula="oooc:=[$Sheet1.$P$226]" office:value-type="float" office:value="5.837969">
            <text:p>5.83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9">08/29/2008</text:date>, <text:time>12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08-29T12:46:45</dc:date>
    <meta:editing-cycles>5</meta:editing-cycles>
    <meta:editing-duration>PT29M50S</meta:editing-duration>
    <meta:user-defined meta:name="Info 1"/>
    <meta:user-defined meta:name="Info 2"/>
    <meta:user-defined meta:name="Info 3"/>
    <meta:user-defined meta:name="Info 4"/>
    <meta:document-statistic meta:table-count="2" meta:cell-count="40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connect-bars="false" chart:spline-order="3" chart:sort-by-x-values="false" chart:right-angled-axes="true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341cm" svg:height="12.421cm" chart:class="chart:scatter" chart:style-name="ch1">
        <chart:plot-area chart:style-name="ch2" table:cell-range-address="Sheet1.M34:Sheet1.N226 Sheet1.N33:Sheet1.N226 Sheet1.M33:Sheet1.M33" chart:data-source-has-labels="row" svg:x="0.411cm" svg:y="0.247cm" svg:width="14.622cm" svg:height="11.876cm">
          <chart:axis chart:dimension="x" chart:name="primary-x" chart:style-name="ch3">
            <chart:title svg:x="7.018cm" svg:y="11.802cm" chart:style-name="ch4">
              <text:p>displacement</text:p>
            </chart:title>
          </chart:axis>
          <chart:axis chart:dimension="y" chart:name="primary-y" chart:style-name="ch3">
            <chart:title svg:x="0.307cm" svg:y="6.218cm" chart:style-name="ch5">
              <text:p>load</text:p>
            </chart:title>
          </chart:axis>
          <chart:series chart:style-name="ch6" chart:values-cell-range-address="Sheet1.N34:Sheet1.N226" chart:label-cell-address="Sheet1.N33:Sheet1.N33" chart:class="chart:scatter">
            <chart:domain table:cell-range-address="Sheet1.M34:Sheet1.M226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oad (kN)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</table:table-cell>
              <table:table-cell office:value-type="float" office:value="0">
                <text:p>0</text:p>
              </table:table-cell>
              <table:table-cell office:value-type="float" office:value="0.009523174">
                <text:p>0.00952317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163000000000011">
                <text:p>0.0163000000000011</text:p>
              </table:table-cell>
              <table:table-cell office:value-type="float" office:value="0.008827186">
                <text:p>0.008827186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332000000000079">
                <text:p>0.0332000000000079</text:p>
              </table:table-cell>
              <table:table-cell office:value-type="float" office:value="0.009296416">
                <text:p>0.0092964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499000000000081">
                <text:p>0.0499000000000081</text:p>
              </table:table-cell>
              <table:table-cell office:value-type="float" office:value="0.009421152">
                <text:p>0.00942115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666000000000082">
                <text:p>0.0666000000000082</text:p>
              </table:table-cell>
              <table:table-cell office:value-type="float" office:value="0.009653981">
                <text:p>0.00965398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833000000000084">
                <text:p>0.0833000000000084</text:p>
              </table:table-cell>
              <table:table-cell office:value-type="float" office:value="0.01042389">
                <text:p>0.0104238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999000000000052">
                <text:p>0.0999000000000052</text:p>
              </table:table-cell>
              <table:table-cell office:value-type="float" office:value="0.01122787">
                <text:p>0.01122787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116700000000009">
                <text:p>0.116700000000009</text:p>
              </table:table-cell>
              <table:table-cell office:value-type="float" office:value="0.01090839">
                <text:p>0.010908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133300000000006">
                <text:p>0.133300000000006</text:p>
              </table:table-cell>
              <table:table-cell office:value-type="float" office:value="0.01117089">
                <text:p>0.01117089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150000000000006">
                <text:p>0.150000000000006</text:p>
              </table:table-cell>
              <table:table-cell office:value-type="float" office:value="0.01828458">
                <text:p>0.01828458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166600000000003">
                <text:p>0.166600000000003</text:p>
              </table:table-cell>
              <table:table-cell office:value-type="float" office:value="0.03415343">
                <text:p>0.0341534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183300000000003">
                <text:p>0.183300000000003</text:p>
              </table:table-cell>
              <table:table-cell office:value-type="float" office:value="0.05182199">
                <text:p>0.0518219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1999">
                <text:p>0.1999</text:p>
              </table:table-cell>
              <table:table-cell office:value-type="float" office:value="0.07108877">
                <text:p>0.0710887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2166">
                <text:p>0.2166</text:p>
              </table:table-cell>
              <table:table-cell office:value-type="float" office:value="0.08956709">
                <text:p>0.08956709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233200000000011">
                <text:p>0.233200000000011</text:p>
              </table:table-cell>
              <table:table-cell office:value-type="float" office:value="0.1021401">
                <text:p>0.102140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25">
                <text:p>0.25</text:p>
              </table:table-cell>
              <table:table-cell office:value-type="float" office:value="0.1132622">
                <text:p>0.113262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2667">
                <text:p>0.2667</text:p>
              </table:table-cell>
              <table:table-cell office:value-type="float" office:value="0.12522">
                <text:p>0.12522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2834">
                <text:p>0.2834</text:p>
              </table:table-cell>
              <table:table-cell office:value-type="float" office:value="0.1386826">
                <text:p>0.138682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299900000000008">
                <text:p>0.299900000000008</text:p>
              </table:table-cell>
              <table:table-cell office:value-type="float" office:value="0.1525684">
                <text:p>0.152568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316700000000012">
                <text:p>0.316700000000012</text:p>
              </table:table-cell>
              <table:table-cell office:value-type="float" office:value="0.1683504">
                <text:p>0.168350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333300000000008">
                <text:p>0.333300000000008</text:p>
              </table:table-cell>
              <table:table-cell office:value-type="float" office:value="0.1835011">
                <text:p>0.183501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349900000000005">
                <text:p>0.349900000000005</text:p>
              </table:table-cell>
              <table:table-cell office:value-type="float" office:value="0.1997438">
                <text:p>0.199743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366500000000002">
                <text:p>0.366500000000002</text:p>
              </table:table-cell>
              <table:table-cell office:value-type="float" office:value="0.216961">
                <text:p>0.21696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383300000000006">
                <text:p>0.383300000000006</text:p>
              </table:table-cell>
              <table:table-cell office:value-type="float" office:value="0.2348348">
                <text:p>0.234834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2521735">
                <text:p>0.252173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416700000000006">
                <text:p>0.416700000000006</text:p>
              </table:table-cell>
              <table:table-cell office:value-type="float" office:value="0.267494">
                <text:p>0.26749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433300000000003">
                <text:p>0.433300000000003</text:p>
              </table:table-cell>
              <table:table-cell office:value-type="float" office:value="0.2806011">
                <text:p>0.280601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450000000000003">
                <text:p>0.450000000000003</text:p>
              </table:table-cell>
              <table:table-cell office:value-type="float" office:value="0.2903284">
                <text:p>0.290328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4666">
                <text:p>0.4666</text:p>
              </table:table-cell>
              <table:table-cell office:value-type="float" office:value="0.2991112">
                <text:p>0.299111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4833">
                <text:p>0.4833</text:p>
              </table:table-cell>
              <table:table-cell office:value-type="float" office:value="0.3032217">
                <text:p>0.303221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499900000000011">
                <text:p>0.499900000000011</text:p>
              </table:table-cell>
              <table:table-cell office:value-type="float" office:value="0.3058734">
                <text:p>0.3058734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5167">
                <text:p>0.5167</text:p>
              </table:table-cell>
              <table:table-cell office:value-type="float" office:value="0.3088025">
                <text:p>0.308802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533300000000011">
                <text:p>0.533300000000011</text:p>
              </table:table-cell>
              <table:table-cell office:value-type="float" office:value="0.3120612">
                <text:p>0.312061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549900000000008">
                <text:p>0.549900000000008</text:p>
              </table:table-cell>
              <table:table-cell office:value-type="float" office:value="0.3138443">
                <text:p>0.313844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566600000000008">
                <text:p>0.566600000000008</text:p>
              </table:table-cell>
              <table:table-cell office:value-type="float" office:value="0.3143493">
                <text:p>0.314349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583300000000008">
                <text:p>0.583300000000008</text:p>
              </table:table-cell>
              <table:table-cell office:value-type="float" office:value="0.3146194">
                <text:p>0.3146194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599900000000005">
                <text:p>0.599900000000005</text:p>
              </table:table-cell>
              <table:table-cell office:value-type="float" office:value="0.3148976">
                <text:p>0.3148976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616600000000005">
                <text:p>0.616600000000005</text:p>
              </table:table-cell>
              <table:table-cell office:value-type="float" office:value="0.3157547">
                <text:p>0.315754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633300000000006">
                <text:p>0.633300000000006</text:p>
              </table:table-cell>
              <table:table-cell office:value-type="float" office:value="0.3162364">
                <text:p>0.3162364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650000000000006">
                <text:p>0.650000000000006</text:p>
              </table:table-cell>
              <table:table-cell office:value-type="float" office:value="0.3173331">
                <text:p>0.3173331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666700000000006">
                <text:p>0.666700000000006</text:p>
              </table:table-cell>
              <table:table-cell office:value-type="float" office:value="0.3197065">
                <text:p>0.319706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683300000000003">
                <text:p>0.683300000000003</text:p>
              </table:table-cell>
              <table:table-cell office:value-type="float" office:value="0.3221131">
                <text:p>0.3221131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3248351">
                <text:p>0.324835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7166">
                <text:p>0.7166</text:p>
              </table:table-cell>
              <table:table-cell office:value-type="float" office:value="0.3288547">
                <text:p>0.328854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7333">
                <text:p>0.7333</text:p>
              </table:table-cell>
              <table:table-cell office:value-type="float" office:value="0.3351525">
                <text:p>0.335152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749900000000011">
                <text:p>0.749900000000011</text:p>
              </table:table-cell>
              <table:table-cell office:value-type="float" office:value="0.343942">
                <text:p>0.34394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766600000000011">
                <text:p>0.766600000000011</text:p>
              </table:table-cell>
              <table:table-cell office:value-type="float" office:value="0.3545377">
                <text:p>0.3545377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783300000000011">
                <text:p>0.783300000000011</text:p>
              </table:table-cell>
              <table:table-cell office:value-type="float" office:value="0.3659028">
                <text:p>0.365902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.3810771">
                <text:p>0.381077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816700000000012">
                <text:p>0.816700000000012</text:p>
              </table:table-cell>
              <table:table-cell office:value-type="float" office:value="0.3959408">
                <text:p>0.395940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833300000000008">
                <text:p>0.833300000000008</text:p>
              </table:table-cell>
              <table:table-cell office:value-type="float" office:value="0.4105567">
                <text:p>0.410556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850000000000009">
                <text:p>0.850000000000009</text:p>
              </table:table-cell>
              <table:table-cell office:value-type="float" office:value="0.4257668">
                <text:p>0.4257668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866600000000005">
                <text:p>0.866600000000005</text:p>
              </table:table-cell>
              <table:table-cell office:value-type="float" office:value="0.4441687">
                <text:p>0.4441687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883300000000006">
                <text:p>0.883300000000006</text:p>
              </table:table-cell>
              <table:table-cell office:value-type="float" office:value="0.4636587">
                <text:p>0.463658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899900000000002">
                <text:p>0.899900000000002</text:p>
              </table:table-cell>
              <table:table-cell office:value-type="float" office:value="0.4824192">
                <text:p>0.482419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916700000000006">
                <text:p>0.916700000000006</text:p>
              </table:table-cell>
              <table:table-cell office:value-type="float" office:value="0.5018527">
                <text:p>0.501852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933300000000003">
                <text:p>0.933300000000003</text:p>
              </table:table-cell>
              <table:table-cell office:value-type="float" office:value="0.5238342">
                <text:p>0.523834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950000000000003">
                <text:p>0.950000000000003</text:p>
              </table:table-cell>
              <table:table-cell office:value-type="float" office:value="0.5440896">
                <text:p>0.5440896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966700000000003">
                <text:p>0.966700000000003</text:p>
              </table:table-cell>
              <table:table-cell office:value-type="float" office:value="0.5654745">
                <text:p>0.5654745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9833">
                <text:p>0.9833</text:p>
              </table:table-cell>
              <table:table-cell office:value-type="float" office:value="0.5880042">
                <text:p>0.588004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999900000000011">
                <text:p>0.999900000000011</text:p>
              </table:table-cell>
              <table:table-cell office:value-type="float" office:value="0.6099246">
                <text:p>0.6099246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.01660000000001">
                <text:p>1.01660000000001</text:p>
              </table:table-cell>
              <table:table-cell office:value-type="float" office:value="0.6325537">
                <text:p>0.6325537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.03330000000001">
                <text:p>1.03330000000001</text:p>
              </table:table-cell>
              <table:table-cell office:value-type="float" office:value="0.6557777">
                <text:p>0.6557777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.05000000000001">
                <text:p>1.05000000000001</text:p>
              </table:table-cell>
              <table:table-cell office:value-type="float" office:value="0.6821313">
                <text:p>0.6821313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.06670000000001">
                <text:p>1.06670000000001</text:p>
              </table:table-cell>
              <table:table-cell office:value-type="float" office:value="0.7080134">
                <text:p>0.7080134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.08330000000001">
                <text:p>1.08330000000001</text:p>
              </table:table-cell>
              <table:table-cell office:value-type="float" office:value="0.7327537">
                <text:p>0.7327537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0.7587055">
                <text:p>0.758705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.11660000000001">
                <text:p>1.11660000000001</text:p>
              </table:table-cell>
              <table:table-cell office:value-type="float" office:value="0.7832259">
                <text:p>0.783225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.13330000000001">
                <text:p>1.13330000000001</text:p>
              </table:table-cell>
              <table:table-cell office:value-type="float" office:value="0.8085746">
                <text:p>0.808574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.1499">
                <text:p>1.1499</text:p>
              </table:table-cell>
              <table:table-cell office:value-type="float" office:value="0.8351713">
                <text:p>0.8351713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.16670000000001">
                <text:p>1.16670000000001</text:p>
              </table:table-cell>
              <table:table-cell office:value-type="float" office:value="0.8625231">
                <text:p>0.8625231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.1833">
                <text:p>1.1833</text:p>
              </table:table-cell>
              <table:table-cell office:value-type="float" office:value="0.8903026">
                <text:p>0.890302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.1999">
                <text:p>1.1999</text:p>
              </table:table-cell>
              <table:table-cell office:value-type="float" office:value="0.9194957">
                <text:p>0.9194957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.2167">
                <text:p>1.2167</text:p>
              </table:table-cell>
              <table:table-cell office:value-type="float" office:value="0.9501415">
                <text:p>0.9501415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.2333">
                <text:p>1.2333</text:p>
              </table:table-cell>
              <table:table-cell office:value-type="float" office:value="0.9805983">
                <text:p>0.9805983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.25">
                <text:p>1.25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.2667">
                <text:p>1.2667</text:p>
              </table:table-cell>
              <table:table-cell office:value-type="float" office:value="1.042711">
                <text:p>1.04271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.28330000000001">
                <text:p>1.28330000000001</text:p>
              </table:table-cell>
              <table:table-cell office:value-type="float" office:value="1.074873">
                <text:p>1.074873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.29990000000001">
                <text:p>1.29990000000001</text:p>
              </table:table-cell>
              <table:table-cell office:value-type="float" office:value="1.108183">
                <text:p>1.108183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.31660000000001">
                <text:p>1.31660000000001</text:p>
              </table:table-cell>
              <table:table-cell office:value-type="float" office:value="1.139408">
                <text:p>1.13940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.33330000000001">
                <text:p>1.33330000000001</text:p>
              </table:table-cell>
              <table:table-cell office:value-type="float" office:value="1.172589">
                <text:p>1.17258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.35000000000001">
                <text:p>1.35000000000001</text:p>
              </table:table-cell>
              <table:table-cell office:value-type="float" office:value="1.204419">
                <text:p>1.20441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.36670000000001">
                <text:p>1.36670000000001</text:p>
              </table:table-cell>
              <table:table-cell office:value-type="float" office:value="1.237715">
                <text:p>1.237715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.38330000000001">
                <text:p>1.38330000000001</text:p>
              </table:table-cell>
              <table:table-cell office:value-type="float" office:value="1.270228">
                <text:p>1.270228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1.303144">
                <text:p>1.30314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.4166">
                <text:p>1.4166</text:p>
              </table:table-cell>
              <table:table-cell office:value-type="float" office:value="1.335716">
                <text:p>1.33571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.4333">
                <text:p>1.4333</text:p>
              </table:table-cell>
              <table:table-cell office:value-type="float" office:value="1.371142">
                <text:p>1.371142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.4499">
                <text:p>1.4499</text:p>
              </table:table-cell>
              <table:table-cell office:value-type="float" office:value="1.405317">
                <text:p>1.405317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.4667">
                <text:p>1.4667</text:p>
              </table:table-cell>
              <table:table-cell office:value-type="float" office:value="1.440713">
                <text:p>1.44071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.4833">
                <text:p>1.4833</text:p>
              </table:table-cell>
              <table:table-cell office:value-type="float" office:value="1.475811">
                <text:p>1.475811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.5">
                <text:p>1.5</text:p>
              </table:table-cell>
              <table:table-cell office:value-type="float" office:value="1.511301">
                <text:p>1.511301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.51660000000001">
                <text:p>1.51660000000001</text:p>
              </table:table-cell>
              <table:table-cell office:value-type="float" office:value="1.546505">
                <text:p>1.54650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.53330000000001">
                <text:p>1.53330000000001</text:p>
              </table:table-cell>
              <table:table-cell office:value-type="float" office:value="1.582035">
                <text:p>1.582035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.54990000000001">
                <text:p>1.54990000000001</text:p>
              </table:table-cell>
              <table:table-cell office:value-type="float" office:value="1.61767">
                <text:p>1.61767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.56660000000001">
                <text:p>1.56660000000001</text:p>
              </table:table-cell>
              <table:table-cell office:value-type="float" office:value="1.654611">
                <text:p>1.654611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.58330000000001">
                <text:p>1.58330000000001</text:p>
              </table:table-cell>
              <table:table-cell office:value-type="float" office:value="1.691971">
                <text:p>1.691971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1.729161">
                <text:p>1.72916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.61670000000001">
                <text:p>1.61670000000001</text:p>
              </table:table-cell>
              <table:table-cell office:value-type="float" office:value="1.767609">
                <text:p>1.767609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.63330000000001">
                <text:p>1.63330000000001</text:p>
              </table:table-cell>
              <table:table-cell office:value-type="float" office:value="1.806136">
                <text:p>1.806136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.65000000000001">
                <text:p>1.65000000000001</text:p>
              </table:table-cell>
              <table:table-cell office:value-type="float" office:value="1.843492">
                <text:p>1.843492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.6666">
                <text:p>1.6666</text:p>
              </table:table-cell>
              <table:table-cell office:value-type="float" office:value="1.882548">
                <text:p>1.882548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.6832">
                <text:p>1.6832</text:p>
              </table:table-cell>
              <table:table-cell office:value-type="float" office:value="1.920552">
                <text:p>1.920552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.6999">
                <text:p>1.6999</text:p>
              </table:table-cell>
              <table:table-cell office:value-type="float" office:value="1.959847">
                <text:p>1.959847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.7167">
                <text:p>1.7167</text:p>
              </table:table-cell>
              <table:table-cell office:value-type="float" office:value="1.997594">
                <text:p>1.997594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.7333">
                <text:p>1.7333</text:p>
              </table:table-cell>
              <table:table-cell office:value-type="float" office:value="2.035784">
                <text:p>2.03578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.75">
                <text:p>1.75</text:p>
              </table:table-cell>
              <table:table-cell office:value-type="float" office:value="2.075841">
                <text:p>2.07584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.7667">
                <text:p>1.7667</text:p>
              </table:table-cell>
              <table:table-cell office:value-type="float" office:value="2.114916">
                <text:p>2.114916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.78330000000001">
                <text:p>1.78330000000001</text:p>
              </table:table-cell>
              <table:table-cell office:value-type="float" office:value="2.15457">
                <text:p>2.15457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.79990000000001">
                <text:p>1.79990000000001</text:p>
              </table:table-cell>
              <table:table-cell office:value-type="float" office:value="2.194173">
                <text:p>2.19417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.81660000000001">
                <text:p>1.81660000000001</text:p>
              </table:table-cell>
              <table:table-cell office:value-type="float" office:value="2.233083">
                <text:p>2.23308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.83330000000001">
                <text:p>1.83330000000001</text:p>
              </table:table-cell>
              <table:table-cell office:value-type="float" office:value="2.272982">
                <text:p>2.272982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.84990000000001">
                <text:p>1.84990000000001</text:p>
              </table:table-cell>
              <table:table-cell office:value-type="float" office:value="2.311314">
                <text:p>2.31131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.86660000000001">
                <text:p>1.86660000000001</text:p>
              </table:table-cell>
              <table:table-cell office:value-type="float" office:value="2.352225">
                <text:p>2.352225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.88330000000001">
                <text:p>1.88330000000001</text:p>
              </table:table-cell>
              <table:table-cell office:value-type="float" office:value="2.392056">
                <text:p>2.392056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2.43125">
                <text:p>2.43125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.9166">
                <text:p>1.9166</text:p>
              </table:table-cell>
              <table:table-cell office:value-type="float" office:value="2.471092">
                <text:p>2.471092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.9333">
                <text:p>1.9333</text:p>
              </table:table-cell>
              <table:table-cell office:value-type="float" office:value="2.512389">
                <text:p>2.512389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.9499">
                <text:p>1.9499</text:p>
              </table:table-cell>
              <table:table-cell office:value-type="float" office:value="2.553676">
                <text:p>2.55367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.9666">
                <text:p>1.9666</text:p>
              </table:table-cell>
              <table:table-cell office:value-type="float" office:value="2.595772">
                <text:p>2.595772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.98320000000001">
                <text:p>1.98320000000001</text:p>
              </table:table-cell>
              <table:table-cell office:value-type="float" office:value="2.63775">
                <text:p>2.6377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2">
                <text:p>2</text:p>
              </table:table-cell>
              <table:table-cell office:value-type="float" office:value="2.679127">
                <text:p>2.67912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2.01660000000001">
                <text:p>2.01660000000001</text:p>
              </table:table-cell>
              <table:table-cell office:value-type="float" office:value="2.721261">
                <text:p>2.721261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2.03330000000001">
                <text:p>2.03330000000001</text:p>
              </table:table-cell>
              <table:table-cell office:value-type="float" office:value="2.763879">
                <text:p>2.763879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2.05000000000001">
                <text:p>2.05000000000001</text:p>
              </table:table-cell>
              <table:table-cell office:value-type="float" office:value="2.804391">
                <text:p>2.804391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2.06660000000001">
                <text:p>2.06660000000001</text:p>
              </table:table-cell>
              <table:table-cell office:value-type="float" office:value="2.846905">
                <text:p>2.846905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2.08330000000001">
                <text:p>2.08330000000001</text:p>
              </table:table-cell>
              <table:table-cell office:value-type="float" office:value="2.88829">
                <text:p>2.88829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2.930739">
                <text:p>2.930739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2.11660000000001">
                <text:p>2.11660000000001</text:p>
              </table:table-cell>
              <table:table-cell office:value-type="float" office:value="2.974525">
                <text:p>2.974525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2.13330000000001">
                <text:p>2.13330000000001</text:p>
              </table:table-cell>
              <table:table-cell office:value-type="float" office:value="3.017679">
                <text:p>3.017679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2.15000000000001">
                <text:p>2.15000000000001</text:p>
              </table:table-cell>
              <table:table-cell office:value-type="float" office:value="3.061379">
                <text:p>3.06137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2.16670000000001">
                <text:p>2.16670000000001</text:p>
              </table:table-cell>
              <table:table-cell office:value-type="float" office:value="3.106126">
                <text:p>3.106126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2.1833">
                <text:p>2.1833</text:p>
              </table:table-cell>
              <table:table-cell office:value-type="float" office:value="3.14967">
                <text:p>3.14967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2.2">
                <text:p>2.2</text:p>
              </table:table-cell>
              <table:table-cell office:value-type="float" office:value="3.194023">
                <text:p>3.19402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2.2167">
                <text:p>2.2167</text:p>
              </table:table-cell>
              <table:table-cell office:value-type="float" office:value="3.237097">
                <text:p>3.237097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2.2333">
                <text:p>2.2333</text:p>
              </table:table-cell>
              <table:table-cell office:value-type="float" office:value="3.280573">
                <text:p>3.280573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2.24990000000001">
                <text:p>2.24990000000001</text:p>
              </table:table-cell>
              <table:table-cell office:value-type="float" office:value="3.325507">
                <text:p>3.325507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2.2667">
                <text:p>2.2667</text:p>
              </table:table-cell>
              <table:table-cell office:value-type="float" office:value="3.370324">
                <text:p>3.370324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2.28330000000001">
                <text:p>2.28330000000001</text:p>
              </table:table-cell>
              <table:table-cell office:value-type="float" office:value="3.415856">
                <text:p>3.415856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2.30000000000001">
                <text:p>2.30000000000001</text:p>
              </table:table-cell>
              <table:table-cell office:value-type="float" office:value="3.46126">
                <text:p>3.46126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2.31660000000001">
                <text:p>2.31660000000001</text:p>
              </table:table-cell>
              <table:table-cell office:value-type="float" office:value="3.506524">
                <text:p>3.506524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2.33330000000001">
                <text:p>2.33330000000001</text:p>
              </table:table-cell>
              <table:table-cell office:value-type="float" office:value="3.552566">
                <text:p>3.55256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2.35000000000001">
                <text:p>2.35000000000001</text:p>
              </table:table-cell>
              <table:table-cell office:value-type="float" office:value="3.598622">
                <text:p>3.598622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2.36660000000001">
                <text:p>2.36660000000001</text:p>
              </table:table-cell>
              <table:table-cell office:value-type="float" office:value="3.643894">
                <text:p>3.643894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2.38330000000001">
                <text:p>2.38330000000001</text:p>
              </table:table-cell>
              <table:table-cell office:value-type="float" office:value="3.690609">
                <text:p>3.690609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3.73695">
                <text:p>3.7369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2.41670000000001">
                <text:p>2.41670000000001</text:p>
              </table:table-cell>
              <table:table-cell office:value-type="float" office:value="3.785541">
                <text:p>3.785541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2.4333">
                <text:p>2.4333</text:p>
              </table:table-cell>
              <table:table-cell office:value-type="float" office:value="3.834182">
                <text:p>3.834182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2.4499">
                <text:p>2.4499</text:p>
              </table:table-cell>
              <table:table-cell office:value-type="float" office:value="3.884016">
                <text:p>3.884016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2.4666">
                <text:p>2.4666</text:p>
              </table:table-cell>
              <table:table-cell office:value-type="float" office:value="3.93434">
                <text:p>3.93434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2.4833">
                <text:p>2.4833</text:p>
              </table:table-cell>
              <table:table-cell office:value-type="float" office:value="3.984014">
                <text:p>3.984014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2.49990000000001">
                <text:p>2.49990000000001</text:p>
              </table:table-cell>
              <table:table-cell office:value-type="float" office:value="4.033507">
                <text:p>4.033507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2.51660000000001">
                <text:p>2.51660000000001</text:p>
              </table:table-cell>
              <table:table-cell office:value-type="float" office:value="4.085194">
                <text:p>4.085194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2.53330000000001">
                <text:p>2.53330000000001</text:p>
              </table:table-cell>
              <table:table-cell office:value-type="float" office:value="4.135957">
                <text:p>4.13595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2.55000000000001">
                <text:p>2.55000000000001</text:p>
              </table:table-cell>
              <table:table-cell office:value-type="float" office:value="4.186418">
                <text:p>4.186418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2.56660000000001">
                <text:p>2.56660000000001</text:p>
              </table:table-cell>
              <table:table-cell office:value-type="float" office:value="4.237912">
                <text:p>4.237912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2.58330000000001">
                <text:p>2.58330000000001</text:p>
              </table:table-cell>
              <table:table-cell office:value-type="float" office:value="4.288911">
                <text:p>4.288911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2.59990000000001">
                <text:p>2.59990000000001</text:p>
              </table:table-cell>
              <table:table-cell office:value-type="float" office:value="4.340478">
                <text:p>4.340478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2.61660000000001">
                <text:p>2.61660000000001</text:p>
              </table:table-cell>
              <table:table-cell office:value-type="float" office:value="4.391757">
                <text:p>4.391757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2.63330000000001">
                <text:p>2.63330000000001</text:p>
              </table:table-cell>
              <table:table-cell office:value-type="float" office:value="4.443118">
                <text:p>4.443118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2.6499">
                <text:p>2.6499</text:p>
              </table:table-cell>
              <table:table-cell office:value-type="float" office:value="4.495892">
                <text:p>4.49589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2.66670000000001">
                <text:p>2.66670000000001</text:p>
              </table:table-cell>
              <table:table-cell office:value-type="float" office:value="4.549059">
                <text:p>4.54905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2.6833">
                <text:p>2.6833</text:p>
              </table:table-cell>
              <table:table-cell office:value-type="float" office:value="4.600668">
                <text:p>4.600668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2.6999">
                <text:p>2.6999</text:p>
              </table:table-cell>
              <table:table-cell office:value-type="float" office:value="4.652644">
                <text:p>4.652644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2.7167">
                <text:p>2.7167</text:p>
              </table:table-cell>
              <table:table-cell office:value-type="float" office:value="4.703812">
                <text:p>4.703812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2.7333">
                <text:p>2.7333</text:p>
              </table:table-cell>
              <table:table-cell office:value-type="float" office:value="4.755352">
                <text:p>4.755352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2.75">
                <text:p>2.75</text:p>
              </table:table-cell>
              <table:table-cell office:value-type="float" office:value="4.808339">
                <text:p>4.80833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2.76660000000001">
                <text:p>2.76660000000001</text:p>
              </table:table-cell>
              <table:table-cell office:value-type="float" office:value="4.860155">
                <text:p>4.860155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2.78330000000001">
                <text:p>2.78330000000001</text:p>
              </table:table-cell>
              <table:table-cell office:value-type="float" office:value="4.913595">
                <text:p>4.91359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2.79990000000001">
                <text:p>2.79990000000001</text:p>
              </table:table-cell>
              <table:table-cell office:value-type="float" office:value="4.968968">
                <text:p>4.968968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2.81670000000001">
                <text:p>2.81670000000001</text:p>
              </table:table-cell>
              <table:table-cell office:value-type="float" office:value="5.022008">
                <text:p>5.022008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2.83330000000001">
                <text:p>2.83330000000001</text:p>
              </table:table-cell>
              <table:table-cell office:value-type="float" office:value="5.075853">
                <text:p>5.07585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.85000000000001">
                <text:p>2.85000000000001</text:p>
              </table:table-cell>
              <table:table-cell office:value-type="float" office:value="5.131702">
                <text:p>5.131702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.86660000000001">
                <text:p>2.86660000000001</text:p>
              </table:table-cell>
              <table:table-cell office:value-type="float" office:value="5.185184">
                <text:p>5.185184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.88330000000001">
                <text:p>2.88330000000001</text:p>
              </table:table-cell>
              <table:table-cell office:value-type="float" office:value="5.242459">
                <text:p>5.242459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.8999">
                <text:p>2.8999</text:p>
              </table:table-cell>
              <table:table-cell office:value-type="float" office:value="5.300187">
                <text:p>5.300187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.91670000000001">
                <text:p>2.91670000000001</text:p>
              </table:table-cell>
              <table:table-cell office:value-type="float" office:value="5.35896">
                <text:p>5.3589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.9333">
                <text:p>2.9333</text:p>
              </table:table-cell>
              <table:table-cell office:value-type="float" office:value="5.420499">
                <text:p>5.420499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.95">
                <text:p>2.95</text:p>
              </table:table-cell>
              <table:table-cell office:value-type="float" office:value="5.480751">
                <text:p>5.480751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.9666">
                <text:p>2.9666</text:p>
              </table:table-cell>
              <table:table-cell office:value-type="float" office:value="5.540703">
                <text:p>5.540703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.9833">
                <text:p>2.9833</text:p>
              </table:table-cell>
              <table:table-cell office:value-type="float" office:value="5.602833">
                <text:p>5.602833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.99990000000001">
                <text:p>2.99990000000001</text:p>
              </table:table-cell>
              <table:table-cell office:value-type="float" office:value="5.662385">
                <text:p>5.66238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3.0167">
                <text:p>3.0167</text:p>
              </table:table-cell>
              <table:table-cell office:value-type="float" office:value="5.723932">
                <text:p>5.723932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3.03330000000001">
                <text:p>3.03330000000001</text:p>
              </table:table-cell>
              <table:table-cell office:value-type="float" office:value="5.783333">
                <text:p>5.783333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3.04990000000001">
                <text:p>3.04990000000001</text:p>
              </table:table-cell>
              <table:table-cell office:value-type="float" office:value="5.844465">
                <text:p>5.844465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3.06450000000001">
                <text:p>3.06450000000001</text:p>
              </table:table-cell>
              <table:table-cell office:value-type="float" office:value="5.594399">
                <text:p>5.594399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3.0813">
                <text:p>3.0813</text:p>
              </table:table-cell>
              <table:table-cell office:value-type="float" office:value="5.478147">
                <text:p>5.478147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3.09790000000001">
                <text:p>3.09790000000001</text:p>
              </table:table-cell>
              <table:table-cell office:value-type="float" office:value="5.523217">
                <text:p>5.523217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3.11460000000001">
                <text:p>3.11460000000001</text:p>
              </table:table-cell>
              <table:table-cell office:value-type="float" office:value="5.564519">
                <text:p>5.56451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3.13120000000001">
                <text:p>3.13120000000001</text:p>
              </table:table-cell>
              <table:table-cell office:value-type="float" office:value="5.619154">
                <text:p>5.619154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3.14790000000001">
                <text:p>3.14790000000001</text:p>
              </table:table-cell>
              <table:table-cell office:value-type="float" office:value="5.677845">
                <text:p>5.67784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3.1645">
                <text:p>3.1645</text:p>
              </table:table-cell>
              <table:table-cell office:value-type="float" office:value="5.738964">
                <text:p>5.738964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3.1812">
                <text:p>3.1812</text:p>
              </table:table-cell>
              <table:table-cell office:value-type="float" office:value="5.792294">
                <text:p>5.792294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3.19380000000001">
                <text:p>3.19380000000001</text:p>
              </table:table-cell>
              <table:table-cell office:value-type="float" office:value="5.837969">
                <text:p>5.837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593cm" svg:height="12.519cm" chart:class="chart:scatter" chart:style-name="ch1">
        <chart:legend chart:legend-position="end" svg:x="13.469cm" svg:y="5.978cm" chart:style-name="ch2"/>
        <chart:plot-area chart:style-name="ch3" table:cell-range-address="Sheet1.O34:Sheet1.P226" svg:x="0.311cm" svg:y="0.25cm" svg:width="12.847cm" svg:height="11.7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34:Sheet1.P226" chart:class="chart:scatter">
            <chart:domain table:cell-range-address="Sheet1.O34:Sheet1.O226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</table:table-cell>
              <table:table-cell office:value-type="float" office:value="111.746">
                <text:p>111.746</text:p>
              </table:table-cell>
              <table:table-cell office:value-type="float" office:value="0.009523174">
                <text:p>0.00952317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11.7623">
                <text:p>111.7623</text:p>
              </table:table-cell>
              <table:table-cell office:value-type="float" office:value="0.008827186">
                <text:p>0.008827186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11.7792">
                <text:p>111.7792</text:p>
              </table:table-cell>
              <table:table-cell office:value-type="float" office:value="0.009296416">
                <text:p>0.00929641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11.7959">
                <text:p>111.7959</text:p>
              </table:table-cell>
              <table:table-cell office:value-type="float" office:value="0.009421152">
                <text:p>0.00942115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11.8126">
                <text:p>111.8126</text:p>
              </table:table-cell>
              <table:table-cell office:value-type="float" office:value="0.009653981">
                <text:p>0.00965398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11.8293">
                <text:p>111.8293</text:p>
              </table:table-cell>
              <table:table-cell office:value-type="float" office:value="0.01042389">
                <text:p>0.0104238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11.8459">
                <text:p>111.8459</text:p>
              </table:table-cell>
              <table:table-cell office:value-type="float" office:value="0.01122787">
                <text:p>0.01122787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1.8627">
                <text:p>111.8627</text:p>
              </table:table-cell>
              <table:table-cell office:value-type="float" office:value="0.01090839">
                <text:p>0.010908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1.8793">
                <text:p>111.8793</text:p>
              </table:table-cell>
              <table:table-cell office:value-type="float" office:value="0.01117089">
                <text:p>0.01117089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11.896">
                <text:p>111.896</text:p>
              </table:table-cell>
              <table:table-cell office:value-type="float" office:value="0.01828458">
                <text:p>0.01828458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11.9126">
                <text:p>111.9126</text:p>
              </table:table-cell>
              <table:table-cell office:value-type="float" office:value="0.03415343">
                <text:p>0.0341534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11.9293">
                <text:p>111.9293</text:p>
              </table:table-cell>
              <table:table-cell office:value-type="float" office:value="0.05182199">
                <text:p>0.0518219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11.9459">
                <text:p>111.9459</text:p>
              </table:table-cell>
              <table:table-cell office:value-type="float" office:value="0.07108877">
                <text:p>0.0710887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11.9626">
                <text:p>111.9626</text:p>
              </table:table-cell>
              <table:table-cell office:value-type="float" office:value="0.08956709">
                <text:p>0.08956709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11.9792">
                <text:p>111.9792</text:p>
              </table:table-cell>
              <table:table-cell office:value-type="float" office:value="0.1021401">
                <text:p>0.102140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111.996">
                <text:p>111.996</text:p>
              </table:table-cell>
              <table:table-cell office:value-type="float" office:value="0.1132622">
                <text:p>0.113262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12.0127">
                <text:p>112.0127</text:p>
              </table:table-cell>
              <table:table-cell office:value-type="float" office:value="0.12522">
                <text:p>0.12522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12.0294">
                <text:p>112.0294</text:p>
              </table:table-cell>
              <table:table-cell office:value-type="float" office:value="0.1386826">
                <text:p>0.138682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12.0459">
                <text:p>112.0459</text:p>
              </table:table-cell>
              <table:table-cell office:value-type="float" office:value="0.1525684">
                <text:p>0.152568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12.0627">
                <text:p>112.0627</text:p>
              </table:table-cell>
              <table:table-cell office:value-type="float" office:value="0.1683504">
                <text:p>0.168350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12.0793">
                <text:p>112.0793</text:p>
              </table:table-cell>
              <table:table-cell office:value-type="float" office:value="0.1835011">
                <text:p>0.183501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12.0959">
                <text:p>112.0959</text:p>
              </table:table-cell>
              <table:table-cell office:value-type="float" office:value="0.1997438">
                <text:p>0.199743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12.1125">
                <text:p>112.1125</text:p>
              </table:table-cell>
              <table:table-cell office:value-type="float" office:value="0.216961">
                <text:p>0.21696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12.1293">
                <text:p>112.1293</text:p>
              </table:table-cell>
              <table:table-cell office:value-type="float" office:value="0.2348348">
                <text:p>0.234834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12.146">
                <text:p>112.146</text:p>
              </table:table-cell>
              <table:table-cell office:value-type="float" office:value="0.2521735">
                <text:p>0.252173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12.1627">
                <text:p>112.1627</text:p>
              </table:table-cell>
              <table:table-cell office:value-type="float" office:value="0.267494">
                <text:p>0.26749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12.1793">
                <text:p>112.1793</text:p>
              </table:table-cell>
              <table:table-cell office:value-type="float" office:value="0.2806011">
                <text:p>0.280601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12.196">
                <text:p>112.196</text:p>
              </table:table-cell>
              <table:table-cell office:value-type="float" office:value="0.2903284">
                <text:p>0.290328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12.2126">
                <text:p>112.2126</text:p>
              </table:table-cell>
              <table:table-cell office:value-type="float" office:value="0.2991112">
                <text:p>0.299111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12.2293">
                <text:p>112.2293</text:p>
              </table:table-cell>
              <table:table-cell office:value-type="float" office:value="0.3032217">
                <text:p>0.303221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12.2459">
                <text:p>112.2459</text:p>
              </table:table-cell>
              <table:table-cell office:value-type="float" office:value="0.3058734">
                <text:p>0.3058734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12.2627">
                <text:p>112.2627</text:p>
              </table:table-cell>
              <table:table-cell office:value-type="float" office:value="0.3088025">
                <text:p>0.308802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12.2793">
                <text:p>112.2793</text:p>
              </table:table-cell>
              <table:table-cell office:value-type="float" office:value="0.3120612">
                <text:p>0.312061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12.2959">
                <text:p>112.2959</text:p>
              </table:table-cell>
              <table:table-cell office:value-type="float" office:value="0.3138443">
                <text:p>0.313844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12.3126">
                <text:p>112.3126</text:p>
              </table:table-cell>
              <table:table-cell office:value-type="float" office:value="0.3143493">
                <text:p>0.314349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12.3293">
                <text:p>112.3293</text:p>
              </table:table-cell>
              <table:table-cell office:value-type="float" office:value="0.3146194">
                <text:p>0.3146194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12.3459">
                <text:p>112.3459</text:p>
              </table:table-cell>
              <table:table-cell office:value-type="float" office:value="0.3148976">
                <text:p>0.3148976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12.3626">
                <text:p>112.3626</text:p>
              </table:table-cell>
              <table:table-cell office:value-type="float" office:value="0.3157547">
                <text:p>0.315754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12.3793">
                <text:p>112.3793</text:p>
              </table:table-cell>
              <table:table-cell office:value-type="float" office:value="0.3162364">
                <text:p>0.3162364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12.396">
                <text:p>112.396</text:p>
              </table:table-cell>
              <table:table-cell office:value-type="float" office:value="0.3173331">
                <text:p>0.3173331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12.4127">
                <text:p>112.4127</text:p>
              </table:table-cell>
              <table:table-cell office:value-type="float" office:value="0.3197065">
                <text:p>0.319706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12.4293">
                <text:p>112.4293</text:p>
              </table:table-cell>
              <table:table-cell office:value-type="float" office:value="0.3221131">
                <text:p>0.3221131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12.446">
                <text:p>112.446</text:p>
              </table:table-cell>
              <table:table-cell office:value-type="float" office:value="0.3248351">
                <text:p>0.324835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12.4626">
                <text:p>112.4626</text:p>
              </table:table-cell>
              <table:table-cell office:value-type="float" office:value="0.3288547">
                <text:p>0.328854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12.4793">
                <text:p>112.4793</text:p>
              </table:table-cell>
              <table:table-cell office:value-type="float" office:value="0.3351525">
                <text:p>0.335152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12.4959">
                <text:p>112.4959</text:p>
              </table:table-cell>
              <table:table-cell office:value-type="float" office:value="0.343942">
                <text:p>0.34394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12.5126">
                <text:p>112.5126</text:p>
              </table:table-cell>
              <table:table-cell office:value-type="float" office:value="0.3545377">
                <text:p>0.3545377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12.5293">
                <text:p>112.5293</text:p>
              </table:table-cell>
              <table:table-cell office:value-type="float" office:value="0.3659028">
                <text:p>0.365902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12.546">
                <text:p>112.546</text:p>
              </table:table-cell>
              <table:table-cell office:value-type="float" office:value="0.3810771">
                <text:p>0.381077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12.5627">
                <text:p>112.5627</text:p>
              </table:table-cell>
              <table:table-cell office:value-type="float" office:value="0.3959408">
                <text:p>0.395940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12.5793">
                <text:p>112.5793</text:p>
              </table:table-cell>
              <table:table-cell office:value-type="float" office:value="0.4105567">
                <text:p>0.410556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12.596">
                <text:p>112.596</text:p>
              </table:table-cell>
              <table:table-cell office:value-type="float" office:value="0.4257668">
                <text:p>0.4257668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12.6126">
                <text:p>112.6126</text:p>
              </table:table-cell>
              <table:table-cell office:value-type="float" office:value="0.4441687">
                <text:p>0.4441687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12.6293">
                <text:p>112.6293</text:p>
              </table:table-cell>
              <table:table-cell office:value-type="float" office:value="0.4636587">
                <text:p>0.463658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12.6459">
                <text:p>112.6459</text:p>
              </table:table-cell>
              <table:table-cell office:value-type="float" office:value="0.4824192">
                <text:p>0.482419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12.6627">
                <text:p>112.6627</text:p>
              </table:table-cell>
              <table:table-cell office:value-type="float" office:value="0.5018527">
                <text:p>0.501852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12.6793">
                <text:p>112.6793</text:p>
              </table:table-cell>
              <table:table-cell office:value-type="float" office:value="0.5238342">
                <text:p>0.523834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12.696">
                <text:p>112.696</text:p>
              </table:table-cell>
              <table:table-cell office:value-type="float" office:value="0.5440896">
                <text:p>0.5440896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12.7127">
                <text:p>112.7127</text:p>
              </table:table-cell>
              <table:table-cell office:value-type="float" office:value="0.5654745">
                <text:p>0.5654745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12.7293">
                <text:p>112.7293</text:p>
              </table:table-cell>
              <table:table-cell office:value-type="float" office:value="0.5880042">
                <text:p>0.588004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12.7459">
                <text:p>112.7459</text:p>
              </table:table-cell>
              <table:table-cell office:value-type="float" office:value="0.6099246">
                <text:p>0.6099246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12.7626">
                <text:p>112.7626</text:p>
              </table:table-cell>
              <table:table-cell office:value-type="float" office:value="0.6325537">
                <text:p>0.6325537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12.7793">
                <text:p>112.7793</text:p>
              </table:table-cell>
              <table:table-cell office:value-type="float" office:value="0.6557777">
                <text:p>0.6557777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12.796">
                <text:p>112.796</text:p>
              </table:table-cell>
              <table:table-cell office:value-type="float" office:value="0.6821313">
                <text:p>0.6821313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12.8127">
                <text:p>112.8127</text:p>
              </table:table-cell>
              <table:table-cell office:value-type="float" office:value="0.7080134">
                <text:p>0.7080134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12.8293">
                <text:p>112.8293</text:p>
              </table:table-cell>
              <table:table-cell office:value-type="float" office:value="0.7327537">
                <text:p>0.7327537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12.846">
                <text:p>112.846</text:p>
              </table:table-cell>
              <table:table-cell office:value-type="float" office:value="0.7587055">
                <text:p>0.758705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12.8626">
                <text:p>112.8626</text:p>
              </table:table-cell>
              <table:table-cell office:value-type="float" office:value="0.7832259">
                <text:p>0.783225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12.8793">
                <text:p>112.8793</text:p>
              </table:table-cell>
              <table:table-cell office:value-type="float" office:value="0.8085746">
                <text:p>0.808574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12.8959">
                <text:p>112.8959</text:p>
              </table:table-cell>
              <table:table-cell office:value-type="float" office:value="0.8351713">
                <text:p>0.8351713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12.9127">
                <text:p>112.9127</text:p>
              </table:table-cell>
              <table:table-cell office:value-type="float" office:value="0.8625231">
                <text:p>0.8625231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12.9293">
                <text:p>112.9293</text:p>
              </table:table-cell>
              <table:table-cell office:value-type="float" office:value="0.8903026">
                <text:p>0.890302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12.9459">
                <text:p>112.9459</text:p>
              </table:table-cell>
              <table:table-cell office:value-type="float" office:value="0.9194957">
                <text:p>0.9194957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12.9627">
                <text:p>112.9627</text:p>
              </table:table-cell>
              <table:table-cell office:value-type="float" office:value="0.9501415">
                <text:p>0.9501415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12.9793">
                <text:p>112.9793</text:p>
              </table:table-cell>
              <table:table-cell office:value-type="float" office:value="0.9805983">
                <text:p>0.9805983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12.996">
                <text:p>112.996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13.0127">
                <text:p>113.0127</text:p>
              </table:table-cell>
              <table:table-cell office:value-type="float" office:value="1.042711">
                <text:p>1.04271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13.0293">
                <text:p>113.0293</text:p>
              </table:table-cell>
              <table:table-cell office:value-type="float" office:value="1.074873">
                <text:p>1.074873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13.0459">
                <text:p>113.0459</text:p>
              </table:table-cell>
              <table:table-cell office:value-type="float" office:value="1.108183">
                <text:p>1.108183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13.0626">
                <text:p>113.0626</text:p>
              </table:table-cell>
              <table:table-cell office:value-type="float" office:value="1.139408">
                <text:p>1.13940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13.0793">
                <text:p>113.0793</text:p>
              </table:table-cell>
              <table:table-cell office:value-type="float" office:value="1.172589">
                <text:p>1.17258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13.096">
                <text:p>113.096</text:p>
              </table:table-cell>
              <table:table-cell office:value-type="float" office:value="1.204419">
                <text:p>1.20441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13.1127">
                <text:p>113.1127</text:p>
              </table:table-cell>
              <table:table-cell office:value-type="float" office:value="1.237715">
                <text:p>1.237715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3.1293">
                <text:p>113.1293</text:p>
              </table:table-cell>
              <table:table-cell office:value-type="float" office:value="1.270228">
                <text:p>1.270228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13.146">
                <text:p>113.146</text:p>
              </table:table-cell>
              <table:table-cell office:value-type="float" office:value="1.303144">
                <text:p>1.30314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13.1626">
                <text:p>113.1626</text:p>
              </table:table-cell>
              <table:table-cell office:value-type="float" office:value="1.335716">
                <text:p>1.33571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13.1793">
                <text:p>113.1793</text:p>
              </table:table-cell>
              <table:table-cell office:value-type="float" office:value="1.371142">
                <text:p>1.371142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13.1959">
                <text:p>113.1959</text:p>
              </table:table-cell>
              <table:table-cell office:value-type="float" office:value="1.405317">
                <text:p>1.405317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13.2127">
                <text:p>113.2127</text:p>
              </table:table-cell>
              <table:table-cell office:value-type="float" office:value="1.440713">
                <text:p>1.44071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13.2293">
                <text:p>113.2293</text:p>
              </table:table-cell>
              <table:table-cell office:value-type="float" office:value="1.475811">
                <text:p>1.475811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13.246">
                <text:p>113.246</text:p>
              </table:table-cell>
              <table:table-cell office:value-type="float" office:value="1.511301">
                <text:p>1.511301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13.2626">
                <text:p>113.2626</text:p>
              </table:table-cell>
              <table:table-cell office:value-type="float" office:value="1.546505">
                <text:p>1.54650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13.2793">
                <text:p>113.2793</text:p>
              </table:table-cell>
              <table:table-cell office:value-type="float" office:value="1.582035">
                <text:p>1.582035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13.2959">
                <text:p>113.2959</text:p>
              </table:table-cell>
              <table:table-cell office:value-type="float" office:value="1.61767">
                <text:p>1.61767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13.3126">
                <text:p>113.3126</text:p>
              </table:table-cell>
              <table:table-cell office:value-type="float" office:value="1.654611">
                <text:p>1.654611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13.3293">
                <text:p>113.3293</text:p>
              </table:table-cell>
              <table:table-cell office:value-type="float" office:value="1.691971">
                <text:p>1.691971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13.346">
                <text:p>113.346</text:p>
              </table:table-cell>
              <table:table-cell office:value-type="float" office:value="1.729161">
                <text:p>1.72916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13.3627">
                <text:p>113.3627</text:p>
              </table:table-cell>
              <table:table-cell office:value-type="float" office:value="1.767609">
                <text:p>1.767609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13.3793">
                <text:p>113.3793</text:p>
              </table:table-cell>
              <table:table-cell office:value-type="float" office:value="1.806136">
                <text:p>1.806136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13.396">
                <text:p>113.396</text:p>
              </table:table-cell>
              <table:table-cell office:value-type="float" office:value="1.843492">
                <text:p>1.843492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13.4126">
                <text:p>113.4126</text:p>
              </table:table-cell>
              <table:table-cell office:value-type="float" office:value="1.882548">
                <text:p>1.882548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13.4292">
                <text:p>113.4292</text:p>
              </table:table-cell>
              <table:table-cell office:value-type="float" office:value="1.920552">
                <text:p>1.920552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13.4459">
                <text:p>113.4459</text:p>
              </table:table-cell>
              <table:table-cell office:value-type="float" office:value="1.959847">
                <text:p>1.959847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13.4627">
                <text:p>113.4627</text:p>
              </table:table-cell>
              <table:table-cell office:value-type="float" office:value="1.997594">
                <text:p>1.997594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13.4793">
                <text:p>113.4793</text:p>
              </table:table-cell>
              <table:table-cell office:value-type="float" office:value="2.035784">
                <text:p>2.03578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13.496">
                <text:p>113.496</text:p>
              </table:table-cell>
              <table:table-cell office:value-type="float" office:value="2.075841">
                <text:p>2.07584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13.5127">
                <text:p>113.5127</text:p>
              </table:table-cell>
              <table:table-cell office:value-type="float" office:value="2.114916">
                <text:p>2.114916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13.5293">
                <text:p>113.5293</text:p>
              </table:table-cell>
              <table:table-cell office:value-type="float" office:value="2.15457">
                <text:p>2.15457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13.5459">
                <text:p>113.5459</text:p>
              </table:table-cell>
              <table:table-cell office:value-type="float" office:value="2.194173">
                <text:p>2.19417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13.5626">
                <text:p>113.5626</text:p>
              </table:table-cell>
              <table:table-cell office:value-type="float" office:value="2.233083">
                <text:p>2.23308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13.5793">
                <text:p>113.5793</text:p>
              </table:table-cell>
              <table:table-cell office:value-type="float" office:value="2.272982">
                <text:p>2.272982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13.5959">
                <text:p>113.5959</text:p>
              </table:table-cell>
              <table:table-cell office:value-type="float" office:value="2.311314">
                <text:p>2.31131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13.6126">
                <text:p>113.6126</text:p>
              </table:table-cell>
              <table:table-cell office:value-type="float" office:value="2.352225">
                <text:p>2.352225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13.6293">
                <text:p>113.6293</text:p>
              </table:table-cell>
              <table:table-cell office:value-type="float" office:value="2.392056">
                <text:p>2.392056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13.646">
                <text:p>113.646</text:p>
              </table:table-cell>
              <table:table-cell office:value-type="float" office:value="2.43125">
                <text:p>2.43125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13.6626">
                <text:p>113.6626</text:p>
              </table:table-cell>
              <table:table-cell office:value-type="float" office:value="2.471092">
                <text:p>2.471092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13.6793">
                <text:p>113.6793</text:p>
              </table:table-cell>
              <table:table-cell office:value-type="float" office:value="2.512389">
                <text:p>2.512389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13.6959">
                <text:p>113.6959</text:p>
              </table:table-cell>
              <table:table-cell office:value-type="float" office:value="2.553676">
                <text:p>2.55367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13.7126">
                <text:p>113.7126</text:p>
              </table:table-cell>
              <table:table-cell office:value-type="float" office:value="2.595772">
                <text:p>2.595772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13.7292">
                <text:p>113.7292</text:p>
              </table:table-cell>
              <table:table-cell office:value-type="float" office:value="2.63775">
                <text:p>2.6377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13.746">
                <text:p>113.746</text:p>
              </table:table-cell>
              <table:table-cell office:value-type="float" office:value="2.679127">
                <text:p>2.67912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13.7626">
                <text:p>113.7626</text:p>
              </table:table-cell>
              <table:table-cell office:value-type="float" office:value="2.721261">
                <text:p>2.721261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13.7793">
                <text:p>113.7793</text:p>
              </table:table-cell>
              <table:table-cell office:value-type="float" office:value="2.763879">
                <text:p>2.763879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13.796">
                <text:p>113.796</text:p>
              </table:table-cell>
              <table:table-cell office:value-type="float" office:value="2.804391">
                <text:p>2.804391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13.8126">
                <text:p>113.8126</text:p>
              </table:table-cell>
              <table:table-cell office:value-type="float" office:value="2.846905">
                <text:p>2.846905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13.8293">
                <text:p>113.8293</text:p>
              </table:table-cell>
              <table:table-cell office:value-type="float" office:value="2.88829">
                <text:p>2.88829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13.846">
                <text:p>113.846</text:p>
              </table:table-cell>
              <table:table-cell office:value-type="float" office:value="2.930739">
                <text:p>2.930739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13.8626">
                <text:p>113.8626</text:p>
              </table:table-cell>
              <table:table-cell office:value-type="float" office:value="2.974525">
                <text:p>2.974525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13.8793">
                <text:p>113.8793</text:p>
              </table:table-cell>
              <table:table-cell office:value-type="float" office:value="3.017679">
                <text:p>3.017679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13.896">
                <text:p>113.896</text:p>
              </table:table-cell>
              <table:table-cell office:value-type="float" office:value="3.061379">
                <text:p>3.06137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13.9127">
                <text:p>113.9127</text:p>
              </table:table-cell>
              <table:table-cell office:value-type="float" office:value="3.106126">
                <text:p>3.106126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13.9293">
                <text:p>113.9293</text:p>
              </table:table-cell>
              <table:table-cell office:value-type="float" office:value="3.14967">
                <text:p>3.14967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13.946">
                <text:p>113.946</text:p>
              </table:table-cell>
              <table:table-cell office:value-type="float" office:value="3.194023">
                <text:p>3.19402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13.9627">
                <text:p>113.9627</text:p>
              </table:table-cell>
              <table:table-cell office:value-type="float" office:value="3.237097">
                <text:p>3.237097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13.9793">
                <text:p>113.9793</text:p>
              </table:table-cell>
              <table:table-cell office:value-type="float" office:value="3.280573">
                <text:p>3.280573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13.9959">
                <text:p>113.9959</text:p>
              </table:table-cell>
              <table:table-cell office:value-type="float" office:value="3.325507">
                <text:p>3.325507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14.0127">
                <text:p>114.0127</text:p>
              </table:table-cell>
              <table:table-cell office:value-type="float" office:value="3.370324">
                <text:p>3.370324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14.0293">
                <text:p>114.0293</text:p>
              </table:table-cell>
              <table:table-cell office:value-type="float" office:value="3.415856">
                <text:p>3.415856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14.046">
                <text:p>114.046</text:p>
              </table:table-cell>
              <table:table-cell office:value-type="float" office:value="3.46126">
                <text:p>3.46126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14.0626">
                <text:p>114.0626</text:p>
              </table:table-cell>
              <table:table-cell office:value-type="float" office:value="3.506524">
                <text:p>3.506524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14.0793">
                <text:p>114.0793</text:p>
              </table:table-cell>
              <table:table-cell office:value-type="float" office:value="3.552566">
                <text:p>3.55256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14.096">
                <text:p>114.096</text:p>
              </table:table-cell>
              <table:table-cell office:value-type="float" office:value="3.598622">
                <text:p>3.598622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14.1126">
                <text:p>114.1126</text:p>
              </table:table-cell>
              <table:table-cell office:value-type="float" office:value="3.643894">
                <text:p>3.643894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14.1293">
                <text:p>114.1293</text:p>
              </table:table-cell>
              <table:table-cell office:value-type="float" office:value="3.690609">
                <text:p>3.690609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14.146">
                <text:p>114.146</text:p>
              </table:table-cell>
              <table:table-cell office:value-type="float" office:value="3.73695">
                <text:p>3.7369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14.1627">
                <text:p>114.1627</text:p>
              </table:table-cell>
              <table:table-cell office:value-type="float" office:value="3.785541">
                <text:p>3.785541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14.1793">
                <text:p>114.1793</text:p>
              </table:table-cell>
              <table:table-cell office:value-type="float" office:value="3.834182">
                <text:p>3.834182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14.1959">
                <text:p>114.1959</text:p>
              </table:table-cell>
              <table:table-cell office:value-type="float" office:value="3.884016">
                <text:p>3.884016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14.2126">
                <text:p>114.2126</text:p>
              </table:table-cell>
              <table:table-cell office:value-type="float" office:value="3.93434">
                <text:p>3.93434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14.2293">
                <text:p>114.2293</text:p>
              </table:table-cell>
              <table:table-cell office:value-type="float" office:value="3.984014">
                <text:p>3.984014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14.2459">
                <text:p>114.2459</text:p>
              </table:table-cell>
              <table:table-cell office:value-type="float" office:value="4.033507">
                <text:p>4.033507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14.2626">
                <text:p>114.2626</text:p>
              </table:table-cell>
              <table:table-cell office:value-type="float" office:value="4.085194">
                <text:p>4.085194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14.2793">
                <text:p>114.2793</text:p>
              </table:table-cell>
              <table:table-cell office:value-type="float" office:value="4.135957">
                <text:p>4.13595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14.296">
                <text:p>114.296</text:p>
              </table:table-cell>
              <table:table-cell office:value-type="float" office:value="4.186418">
                <text:p>4.186418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14.3126">
                <text:p>114.3126</text:p>
              </table:table-cell>
              <table:table-cell office:value-type="float" office:value="4.237912">
                <text:p>4.237912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14.3293">
                <text:p>114.3293</text:p>
              </table:table-cell>
              <table:table-cell office:value-type="float" office:value="4.288911">
                <text:p>4.288911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14.3459">
                <text:p>114.3459</text:p>
              </table:table-cell>
              <table:table-cell office:value-type="float" office:value="4.340478">
                <text:p>4.340478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14.3626">
                <text:p>114.3626</text:p>
              </table:table-cell>
              <table:table-cell office:value-type="float" office:value="4.391757">
                <text:p>4.391757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14.3793">
                <text:p>114.3793</text:p>
              </table:table-cell>
              <table:table-cell office:value-type="float" office:value="4.443118">
                <text:p>4.443118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14.3959">
                <text:p>114.3959</text:p>
              </table:table-cell>
              <table:table-cell office:value-type="float" office:value="4.495892">
                <text:p>4.49589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14.4127">
                <text:p>114.4127</text:p>
              </table:table-cell>
              <table:table-cell office:value-type="float" office:value="4.549059">
                <text:p>4.54905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14.4293">
                <text:p>114.4293</text:p>
              </table:table-cell>
              <table:table-cell office:value-type="float" office:value="4.600668">
                <text:p>4.600668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14.4459">
                <text:p>114.4459</text:p>
              </table:table-cell>
              <table:table-cell office:value-type="float" office:value="4.652644">
                <text:p>4.652644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14.4627">
                <text:p>114.4627</text:p>
              </table:table-cell>
              <table:table-cell office:value-type="float" office:value="4.703812">
                <text:p>4.703812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14.4793">
                <text:p>114.4793</text:p>
              </table:table-cell>
              <table:table-cell office:value-type="float" office:value="4.755352">
                <text:p>4.755352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14.496">
                <text:p>114.496</text:p>
              </table:table-cell>
              <table:table-cell office:value-type="float" office:value="4.808339">
                <text:p>4.80833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14.5126">
                <text:p>114.5126</text:p>
              </table:table-cell>
              <table:table-cell office:value-type="float" office:value="4.860155">
                <text:p>4.860155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14.5293">
                <text:p>114.5293</text:p>
              </table:table-cell>
              <table:table-cell office:value-type="float" office:value="4.913595">
                <text:p>4.91359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14.5459">
                <text:p>114.5459</text:p>
              </table:table-cell>
              <table:table-cell office:value-type="float" office:value="4.968968">
                <text:p>4.968968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14.5627">
                <text:p>114.5627</text:p>
              </table:table-cell>
              <table:table-cell office:value-type="float" office:value="5.022008">
                <text:p>5.022008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114.5793">
                <text:p>114.5793</text:p>
              </table:table-cell>
              <table:table-cell office:value-type="float" office:value="5.075853">
                <text:p>5.07585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114.596">
                <text:p>114.596</text:p>
              </table:table-cell>
              <table:table-cell office:value-type="float" office:value="5.131702">
                <text:p>5.131702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114.6126">
                <text:p>114.6126</text:p>
              </table:table-cell>
              <table:table-cell office:value-type="float" office:value="5.185184">
                <text:p>5.185184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14.6293">
                <text:p>114.6293</text:p>
              </table:table-cell>
              <table:table-cell office:value-type="float" office:value="5.242459">
                <text:p>5.242459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114.6459">
                <text:p>114.6459</text:p>
              </table:table-cell>
              <table:table-cell office:value-type="float" office:value="5.300187">
                <text:p>5.300187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114.6627">
                <text:p>114.6627</text:p>
              </table:table-cell>
              <table:table-cell office:value-type="float" office:value="5.35896">
                <text:p>5.3589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114.6793">
                <text:p>114.6793</text:p>
              </table:table-cell>
              <table:table-cell office:value-type="float" office:value="5.420499">
                <text:p>5.420499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114.696">
                <text:p>114.696</text:p>
              </table:table-cell>
              <table:table-cell office:value-type="float" office:value="5.480751">
                <text:p>5.480751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114.7126">
                <text:p>114.7126</text:p>
              </table:table-cell>
              <table:table-cell office:value-type="float" office:value="5.540703">
                <text:p>5.540703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114.7293">
                <text:p>114.7293</text:p>
              </table:table-cell>
              <table:table-cell office:value-type="float" office:value="5.602833">
                <text:p>5.602833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114.7459">
                <text:p>114.7459</text:p>
              </table:table-cell>
              <table:table-cell office:value-type="float" office:value="5.662385">
                <text:p>5.66238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114.7627">
                <text:p>114.7627</text:p>
              </table:table-cell>
              <table:table-cell office:value-type="float" office:value="5.723932">
                <text:p>5.723932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14.7793">
                <text:p>114.7793</text:p>
              </table:table-cell>
              <table:table-cell office:value-type="float" office:value="5.783333">
                <text:p>5.783333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4.7959">
                <text:p>114.7959</text:p>
              </table:table-cell>
              <table:table-cell office:value-type="float" office:value="5.844465">
                <text:p>5.844465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14.8105">
                <text:p>114.8105</text:p>
              </table:table-cell>
              <table:table-cell office:value-type="float" office:value="5.594399">
                <text:p>5.594399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14.8273">
                <text:p>114.8273</text:p>
              </table:table-cell>
              <table:table-cell office:value-type="float" office:value="5.478147">
                <text:p>5.478147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14.8439">
                <text:p>114.8439</text:p>
              </table:table-cell>
              <table:table-cell office:value-type="float" office:value="5.523217">
                <text:p>5.523217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14.8606">
                <text:p>114.8606</text:p>
              </table:table-cell>
              <table:table-cell office:value-type="float" office:value="5.564519">
                <text:p>5.56451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14.8772">
                <text:p>114.8772</text:p>
              </table:table-cell>
              <table:table-cell office:value-type="float" office:value="5.619154">
                <text:p>5.619154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14.8939">
                <text:p>114.8939</text:p>
              </table:table-cell>
              <table:table-cell office:value-type="float" office:value="5.677845">
                <text:p>5.67784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14.9105">
                <text:p>114.9105</text:p>
              </table:table-cell>
              <table:table-cell office:value-type="float" office:value="5.738964">
                <text:p>5.738964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14.9272">
                <text:p>114.9272</text:p>
              </table:table-cell>
              <table:table-cell office:value-type="float" office:value="5.792294">
                <text:p>5.792294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114.9398">
                <text:p>114.9398</text:p>
              </table:table-cell>
              <table:table-cell office:value-type="float" office:value="5.837969">
                <text:p>5.837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